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9.95mm"/>
    </style:style>
    <style:style style:name="co2" style:family="table-column">
      <style:table-column-properties fo:break-before="auto" style:column-width="57.45mm"/>
    </style:style>
    <style:style style:name="co3" style:family="table-column">
      <style:table-column-properties fo:break-before="auto" style:column-width="71.61mm"/>
    </style:style>
    <style:style style:name="co4" style:family="table-column">
      <style:table-column-properties fo:break-before="auto" style:column-width="50.38mm"/>
    </style:style>
    <style:style style:name="co5" style:family="table-column">
      <style:table-column-properties fo:break-before="auto" style:column-width="33.5mm"/>
    </style:style>
    <style:style style:name="co6" style:family="table-column">
      <style:table-column-properties fo:break-before="auto" style:column-width="21.87mm"/>
    </style:style>
    <style:style style:name="co7" style:family="table-column">
      <style:table-column-properties fo:break-before="auto" style:column-width="29.67mm"/>
    </style:style>
    <style:style style:name="co8" style:family="table-column">
      <style:table-column-properties fo:break-before="auto" style:column-width="37.11mm"/>
    </style:style>
    <style:style style:name="co9" style:family="table-column">
      <style:table-column-properties fo:break-before="auto" style:column-width="146.23mm"/>
    </style:style>
    <style:style style:name="co10" style:family="table-column">
      <style:table-column-properties fo:break-before="auto" style:column-width="345.39mm"/>
    </style:style>
    <style:style style:name="co11" style:family="table-column">
      <style:table-column-properties fo:break-before="auto" style:column-width="551.55mm"/>
    </style:style>
    <style:style style:name="co12" style:family="table-column">
      <style:table-column-properties fo:break-before="auto" style:column-width="159.93mm"/>
    </style:style>
    <style:style style:name="co13" style:family="table-column">
      <style:table-column-properties fo:break-before="auto" style:column-width="192.07mm"/>
    </style:style>
    <style:style style:name="co14" style:family="table-column">
      <style:table-column-properties fo:break-before="auto" style:column-width="6.88mm"/>
    </style:style>
    <style:style style:name="co1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JLCPCB SMT Parts Library(20220924)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LCSC Part</text:p>
          </table:table-cell>
          <table:table-cell office:value-type="string" calcext:value-type="string">
            <text:p>First Category</text:p>
          </table:table-cell>
          <table:table-cell office:value-type="string" calcext:value-type="string">
            <text:p>Second Category</text:p>
          </table:table-cell>
          <table:table-cell office:value-type="string" calcext:value-type="string">
            <text:p>MFR.Part</text:p>
          </table:table-cell>
          <table:table-cell office:value-type="string" calcext:value-type="string">
            <text:p>Package</text:p>
          </table:table-cell>
          <table:table-cell office:value-type="string" calcext:value-type="string">
            <text:p>Solder Joint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Library Typ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atasheet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2</text:p>
          </table:table-cell>
          <table:table-cell office:value-type="string" calcext:value-type="string">
            <text:p>Bead/Filter/EMI Optimization</text:p>
          </table:table-cell>
          <table:table-cell office:value-type="string" calcext:value-type="string">
            <text:p>Ferrite Beads</text:p>
          </table:table-cell>
          <table:table-cell office:value-type="string" calcext:value-type="string">
            <text:p>GZ1608D601TF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00mA 1 450m�� 600��@100MHz ��25% 0603 <text:s/>Ferrite Beads ROHS</text:p>
          </table:table-cell>
          <table:table-cell office:value-type="string" calcext:value-type="string">
            <text:p>https://datasheet.lcsc.com/lcsc/2109180930_Sunlord-GZ1608D601TF_C1002.pdf</text:p>
          </table:table-cell>
          <table:table-cell office:value-type="string" calcext:value-type="string">
            <text:p>20-180:0.004507463,200-580:0.003626866,600-1980:0.003149254,2000-9980:0.002850746,10000-19980:0.002597015,20000-:0.002462687</text:p>
          </table:table-cell>
          <table:table-cell office:value-type="float" office:value="296589" calcext:value-type="float">
            <text:p>296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15</text:p>
          </table:table-cell>
          <table:table-cell office:value-type="string" calcext:value-type="string">
            <text:p>Bead/Filter/EMI Optimization</text:p>
          </table:table-cell>
          <table:table-cell office:value-type="string" calcext:value-type="string">
            <text:p>Ferrite Beads</text:p>
          </table:table-cell>
          <table:table-cell office:value-type="string" calcext:value-type="string">
            <text:p>GZ2012D101T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 100��@100MHz ��25% 0805 <text:s/>Ferrite Beads ROHS</text:p>
          </table:table-cell>
          <table:table-cell office:value-type="string" calcext:value-type="string">
            <text:p>https://datasheet.lcsc.com/lcsc/2111221630_Sunlord-GZ2012D101TF_C1015.pdf</text:p>
          </table:table-cell>
          <table:table-cell office:value-type="string" calcext:value-type="string">
            <text:p>20-180:0.008955224,200-580:0.007208955,600-1980:0.006253731,2000-9980:0.005671642,10000-19980:0.005164179,20000-:0.004895522</text:p>
          </table:table-cell>
          <table:table-cell office:value-type="float" office:value="261492" calcext:value-type="float">
            <text:p>261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17</text:p>
          </table:table-cell>
          <table:table-cell office:value-type="string" calcext:value-type="string">
            <text:p>Bead/Filter/EMI Optimization</text:p>
          </table:table-cell>
          <table:table-cell office:value-type="string" calcext:value-type="string">
            <text:p>Ferrite Beads</text:p>
          </table:table-cell>
          <table:table-cell office:value-type="string" calcext:value-type="string">
            <text:p>GZ2012D601T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0mA 1 300m�� 600��@100MHz ��25% 0805 <text:s/>Ferrite Beads ROHS</text:p>
          </table:table-cell>
          <table:table-cell office:value-type="string" calcext:value-type="string">
            <text:p>https://datasheet.lcsc.com/lcsc/2109181830_Sunlord-GZ2012D601TF_C1017.pdf</text:p>
          </table:table-cell>
          <table:table-cell office:value-type="string" calcext:value-type="string">
            <text:p>20-180:0.008283582,200-580:0.006507463,600-1980:0.005522388,2000-9980:0.004940299,10000-19980:0.004417910,20000-:0.004149254</text:p>
          </table:table-cell>
          <table:table-cell office:value-type="float" office:value="356078" calcext:value-type="float">
            <text:p>3560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102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nF X7R ��10% 0402 <text:s/>Multilayer Ceramic Capacitors MLCC - SMD/SMT ROHS</text:p>
          </table:table-cell>
          <table:table-cell office:value-type="string" calcext:value-type="string">
            <text:p>https://datasheet.lcsc.com/lcsc/1809291524_FH--Guangdong-Fenghua-Advanced-Tech-0402B102K500NT_C1523.pdf</text:p>
          </table:table-cell>
          <table:table-cell office:value-type="string" calcext:value-type="string">
            <text:p>20-180:0.000907463,200-580:0.000740299,600-1980:0.000617910,2000-9980:0.000517910,10000-19980:0.000501493,20000-:0.000492537</text:p>
          </table:table-cell>
          <table:table-cell office:value-type="float" office:value="1008398" calcext:value-type="float">
            <text:p>1008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2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B104KO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6V 100nF X7R ��10% 0402 <text:s/>Multilayer Ceramic Capacitors MLCC - SMD/SMT ROHS</text:p>
          </table:table-cell>
          <table:table-cell office:value-type="string" calcext:value-type="string">
            <text:p>https://datasheet.lcsc.com/lcsc/1810191219_Samsung-Electro-Mechanics-CL05B104KO5NNNC_C1525.pdf</text:p>
          </table:table-cell>
          <table:table-cell office:value-type="string" calcext:value-type="string">
            <text:p>20-180:0.000922388,200-580:0.000695522,600-1980:0.000576119,2000-9980:0.000522388,10000-10020:0.000450746,10040-:0.000450746</text:p>
          </table:table-cell>
          <table:table-cell office:value-type="float" office:value="9116901" calcext:value-type="float">
            <text:p>91169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2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151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0pF X7R ��10% 0402 <text:s/>Multilayer Ceramic Capacitors MLCC - SMD/SMT ROHS</text:p>
          </table:table-cell>
          <table:table-cell office:value-type="string" calcext:value-type="string">
            <text:p>https://datasheet.lcsc.com/lcsc/1810302110_FH--Guangdong-Fenghua-Advanced-Tech-0402B151K500NT_C1527.pdf</text:p>
          </table:table-cell>
          <table:table-cell office:value-type="string" calcext:value-type="string">
            <text:p>200-580:0.000859701,2000-9980:0.000597015,20000-:0.000567164,10000-19980:0.000577612,20-180:0.001058209,600-1980:0.000716418</text:p>
          </table:table-cell>
          <table:table-cell office:value-type="float" office:value="128346" calcext:value-type="float">
            <text:p>128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221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0pF X7R ��10% 0402 <text:s/>Multilayer Ceramic Capacitors MLCC - SMD/SMT ROHS</text:p>
          </table:table-cell>
          <table:table-cell office:value-type="string" calcext:value-type="string">
            <text:p>https://datasheet.lcsc.com/lcsc/1811151132_FH--Guangdong-Fenghua-Advanced-Tech-0402B221K500NT_C1530.pdf</text:p>
          </table:table-cell>
          <table:table-cell office:value-type="string" calcext:value-type="string">
            <text:p>10000-19980:0.000559701,20-180:0.001034328,200-580:0.000805970,2000-9980:0.000631343,20000-:0.000534328,600-1980:0.000686567</text:p>
          </table:table-cell>
          <table:table-cell office:value-type="float" office:value="201287" calcext:value-type="float">
            <text:p>201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3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222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2nF X7R ��10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B222K500NT_C1531.pdf</text:p>
          </table:table-cell>
          <table:table-cell office:value-type="string" calcext:value-type="string">
            <text:p>10000-19980:0.000516418,20-180:0.000941791,600-1980:0.000638806,200-580:0.000767164,2000-9980:0.000534328,20000-:0.000507463</text:p>
          </table:table-cell>
          <table:table-cell office:value-type="float" office:value="548754" calcext:value-type="float">
            <text:p>5487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3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223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nF X7R ��10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B223K500NT_C1532.pdf</text:p>
          </table:table-cell>
          <table:table-cell office:value-type="string" calcext:value-type="string">
            <text:p>10000-10020:0.001365672,200-580:0.002000000,2000-9980:0.001552239,20-180:0.002582090,600-1980:0.001686567,10040-:0.001365672</text:p>
          </table:table-cell>
          <table:table-cell office:value-type="float" office:value="78036" calcext:value-type="float">
            <text:p>780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3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471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0pF X7R ��10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B471K500NT_C1537.pdf</text:p>
          </table:table-cell>
          <table:table-cell office:value-type="string" calcext:value-type="string">
            <text:p>20-180:0.000925373,600-1980:0.000623881,200-580:0.000750746,2000-9980:0.000519403,20000-:0.000492537,10000-19980:0.000501493</text:p>
          </table:table-cell>
          <table:table-cell office:value-type="float" office:value="261761" calcext:value-type="float">
            <text:p>2617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3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472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.7nF X7R ��10% 0402 <text:s/>Multilayer Ceramic Capacitors MLCC - SMD/SMT ROHS</text:p>
          </table:table-cell>
          <table:table-cell office:value-type="string" calcext:value-type="string">
            <text:p>https://datasheet.lcsc.com/lcsc/1811031110_FH--Guangdong-Fenghua-Advanced-Tech-0402B472K500NT_C1538.pdf</text:p>
          </table:table-cell>
          <table:table-cell office:value-type="string" calcext:value-type="string">
            <text:p>20-180:0.000907463,600-1980:0.000617910,10000-19980:0.000501493,200-580:0.000740299,2000-9980:0.000517910,20000-:0.000492537</text:p>
          </table:table-cell>
          <table:table-cell office:value-type="float" office:value="302055" calcext:value-type="float">
            <text:p>3020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B682K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.8nF X7R ��10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B682K500NT_C1542.pdf</text:p>
          </table:table-cell>
          <table:table-cell office:value-type="string" calcext:value-type="string">
            <text:p>20-180:0.000959701,600-1980:0.000655224,200-580:0.000783582,2000-9980:0.000549254,20000-:0.000522388,10000-19980:0.000531343</text:p>
          </table:table-cell>
          <table:table-cell office:value-type="float" office:value="189902" calcext:value-type="float">
            <text:p>189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101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pF C0G ��5% 0402 <text:s/>Multilayer Ceramic Capacitors MLCC - SMD/SMT ROHS</text:p>
          </table:table-cell>
          <table:table-cell office:value-type="string" calcext:value-type="string">
            <text:p>https://datasheet.lcsc.com/lcsc/1810151218_FH--Guangdong-Fenghua-Advanced-Tech-0402CG101J500NT_C1546.pdf</text:p>
          </table:table-cell>
          <table:table-cell office:value-type="string" calcext:value-type="string">
            <text:p>20-180:0.000876119,600-1980:0.000588060,10000-19980:0.000471642,200-580:0.000708955,2000-9980:0.000488060,20000-:0.000462687</text:p>
          </table:table-cell>
          <table:table-cell office:value-type="float" office:value="1197538" calcext:value-type="float">
            <text:p>11975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12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2pF C0G ��5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120J500NT_C1547.pdf</text:p>
          </table:table-cell>
          <table:table-cell office:value-type="string" calcext:value-type="string">
            <text:p>10000-19980:0.000501493,200-580:0.000743284,2000-9980:0.000517910,20000-:0.000492537,20-180:0.000914925,600-1980:0.000620896</text:p>
          </table:table-cell>
          <table:table-cell office:value-type="float" office:value="419936" calcext:value-type="float">
            <text:p>419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15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pF C0G ��5% 0402 <text:s/>Multilayer Ceramic Capacitors MLCC - SMD/SMT ROHS</text:p>
          </table:table-cell>
          <table:table-cell office:value-type="string" calcext:value-type="string">
            <text:p>https://datasheet.lcsc.com/lcsc/1810111610_FH--Guangdong-Fenghua-Advanced-Tech-0402CG150J500NT_C1548.pdf</text:p>
          </table:table-cell>
          <table:table-cell office:value-type="string" calcext:value-type="string">
            <text:p>20-180:0.000861194,200-580:0.000662687,600-1980:0.000558209,2000-9980:0.000510448,10000-19980:0.000446269,20000-:0.000425373</text:p>
          </table:table-cell>
          <table:table-cell office:value-type="float" office:value="381075" calcext:value-type="float">
            <text:p>381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18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8pF C0G ��5% 0402 <text:s/>Multilayer Ceramic Capacitors MLCC - SMD/SMT ROHS</text:p>
          </table:table-cell>
          <table:table-cell office:value-type="string" calcext:value-type="string">
            <text:p>https://datasheet.lcsc.com/lcsc/1811141814_FH--Guangdong-Fenghua-Advanced-Tech-0402CG180J500NT_C1549.pdf</text:p>
          </table:table-cell>
          <table:table-cell office:value-type="string" calcext:value-type="string">
            <text:p>10000-19980:0.000471642,200-580:0.000708955,2000-9980:0.000488060,20-180:0.000874627,600-1980:0.000588060,20000-:0.000462687</text:p>
          </table:table-cell>
          <table:table-cell office:value-type="float" office:value="253385" calcext:value-type="float">
            <text:p>253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1R0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pF C0G ��0.25pF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1R0C500NT_C1550.pdf</text:p>
          </table:table-cell>
          <table:table-cell office:value-type="string" calcext:value-type="string">
            <text:p>20-180:0.001219403,200-580:0.000952239,10000-19980:0.000661194,600-1980:0.000810448,2000-9980:0.000746269,20000-:0.000631343</text:p>
          </table:table-cell>
          <table:table-cell office:value-type="float" office:value="2069977" calcext:value-type="float">
            <text:p>2069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1R5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.5pF C0G ��0.25pF 0402 <text:s/>Multilayer Ceramic Capacitors MLCC - SMD/SMT ROHS</text:p>
          </table:table-cell>
          <table:table-cell office:value-type="string" calcext:value-type="string">
            <text:p>https://datasheet.lcsc.com/lcsc/1811151132_FH--Guangdong-Fenghua-Advanced-Tech-0402CG1R5C500NT_C1552.pdf</text:p>
          </table:table-cell>
          <table:table-cell office:value-type="string" calcext:value-type="string">
            <text:p>10000-19980:0.000577612,20-180:0.001055224,600-1980:0.000714925,20000-:0.000567164,200-580:0.000858209,2000-9980:0.000597015</text:p>
          </table:table-cell>
          <table:table-cell office:value-type="float" office:value="211876" calcext:value-type="float">
            <text:p>211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20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0pF C0G ��5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200J500NT_C1554.pdf</text:p>
          </table:table-cell>
          <table:table-cell office:value-type="string" calcext:value-type="string">
            <text:p>20-180:0.001410448,200-580:0.001100000,600-1980:0.000935821,2000-9980:0.000861194,10000-19980:0.000762687,20000-:0.000729851</text:p>
          </table:table-cell>
          <table:table-cell office:value-type="float" office:value="2703188" calcext:value-type="float">
            <text:p>27031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22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pF C0G ��5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220J500NT_C1555.pdf</text:p>
          </table:table-cell>
          <table:table-cell office:value-type="string" calcext:value-type="string">
            <text:p>20-180:0.000931343,600-1980:0.000635821,200-580:0.000759701,2000-9980:0.000534328,20000-:0.000507463,10000-19980:0.000516418</text:p>
          </table:table-cell>
          <table:table-cell office:value-type="float" office:value="740708" calcext:value-type="float">
            <text:p>740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27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7pF C0G ��5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270J500NT_C1557.pdf</text:p>
          </table:table-cell>
          <table:table-cell office:value-type="string" calcext:value-type="string">
            <text:p>20-180:0.000961194,200-580:0.000783582,600-1980:0.000655224,2000-9980:0.000549254,10000-19980:0.000531343,20000-:0.000522388</text:p>
          </table:table-cell>
          <table:table-cell office:value-type="float" office:value="365657" calcext:value-type="float">
            <text:p>3656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2R2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2pF C0G ��0.25pF 0402 <text:s/>Multilayer Ceramic Capacitors MLCC - SMD/SMT ROHS</text:p>
          </table:table-cell>
          <table:table-cell office:value-type="string" calcext:value-type="string">
            <text:p>https://datasheet.lcsc.com/lcsc/1811141843_FH--Guangdong-Fenghua-Advanced-Tech-0402CG2R2C500NT_C1559.pdf</text:p>
          </table:table-cell>
          <table:table-cell office:value-type="string" calcext:value-type="string">
            <text:p>20-180:0.001080597,200-580:0.000879104,2000-9980:0.000613433,20000-:0.000582090,600-1980:0.000732836,10000-19980:0.000592537</text:p>
          </table:table-cell>
          <table:table-cell office:value-type="float" office:value="207773" calcext:value-type="float">
            <text:p>2077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6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2R7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7pF C0G ��0.25pF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2R7C500NT_C1561.pdf</text:p>
          </table:table-cell>
          <table:table-cell office:value-type="string" calcext:value-type="string">
            <text:p>20-180:0.001058209,600-1980:0.000716418,200-580:0.000859701,2000-9980:0.000597015,20000-:0.000567164,10000-19980:0.000577612</text:p>
          </table:table-cell>
          <table:table-cell office:value-type="float" office:value="74369" calcext:value-type="float">
            <text:p>74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6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33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pF C0G ��5% 0402 <text:s/>Multilayer Ceramic Capacitors MLCC - SMD/SMT ROHS</text:p>
          </table:table-cell>
          <table:table-cell office:value-type="string" calcext:value-type="string">
            <text:p>https://datasheet.lcsc.com/lcsc/1811141731_FH--Guangdong-Fenghua-Advanced-Tech-0402CG330J500NT_C1562.pdf</text:p>
          </table:table-cell>
          <table:table-cell office:value-type="string" calcext:value-type="string">
            <text:p>20-180:0.000967164,200-580:0.000786567,600-1980:0.000656716,2000-9980:0.000549254,10000-19980:0.000531343,20000-:0.000522388</text:p>
          </table:table-cell>
          <table:table-cell office:value-type="float" office:value="520752" calcext:value-type="float">
            <text:p>520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6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3R3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.3pF C0G ��0.25pF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3R3C500NT_C1565.pdf</text:p>
          </table:table-cell>
          <table:table-cell office:value-type="string" calcext:value-type="string">
            <text:p>20-180:0.001080597,200-580:0.000879104,600-1980:0.000732836,2000-9980:0.000613433,10000-19980:0.000592537,20000-:0.000582090</text:p>
          </table:table-cell>
          <table:table-cell office:value-type="float" office:value="30350" calcext:value-type="float">
            <text:p>30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6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47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pF C0G ��5% 0402 <text:s/>Multilayer Ceramic Capacitors MLCC - SMD/SMT ROHS</text:p>
          </table:table-cell>
          <table:table-cell office:value-type="string" calcext:value-type="string">
            <text:p>https://datasheet.lcsc.com/lcsc/1811151132_FH--Guangdong-Fenghua-Advanced-Tech-0402CG470J500NT_C1567.pdf</text:p>
          </table:table-cell>
          <table:table-cell office:value-type="string" calcext:value-type="string">
            <text:p>200-580:0.000614925,2000-9980:0.000468657,10000-10020:0.000407463,20-180:0.000807463,600-1980:0.000514925,10040-:0.000407463</text:p>
          </table:table-cell>
          <table:table-cell office:value-type="float" office:value="257316" calcext:value-type="float">
            <text:p>2573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6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4R7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.7pF C0G ��0.25pF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4R7C500NT_C1569.pdf</text:p>
          </table:table-cell>
          <table:table-cell office:value-type="string" calcext:value-type="string">
            <text:p>20-180:0.001098507,200-580:0.000897015,600-1980:0.000749254,2000-9980:0.000628358,10000-19980:0.000607463,20000-:0.000597015</text:p>
          </table:table-cell>
          <table:table-cell office:value-type="float" office:value="202798" calcext:value-type="float">
            <text:p>2027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7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300J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0pF C0G ��5%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300J500NT_C1570.pdf</text:p>
          </table:table-cell>
          <table:table-cell office:value-type="string" calcext:value-type="string">
            <text:p>10000-10020:0.000422388,200-580:0.000655224,2000-9980:0.000491045,10040-:0.000422388,20-180:0.000870149,600-1980:0.000543284</text:p>
          </table:table-cell>
          <table:table-cell office:value-type="float" office:value="74178" calcext:value-type="float">
            <text:p>741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7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6R8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.8pF C0G ��0.25pF 0402 <text:s/>Multilayer Ceramic Capacitors MLCC - SMD/SMT ROHS</text:p>
          </table:table-cell>
          <table:table-cell office:value-type="string" calcext:value-type="string">
            <text:p>https://datasheet.lcsc.com/lcsc/1811141710_FH--Guangdong-Fenghua-Advanced-Tech-0402CG6R8C500NT_C1576.pdf</text:p>
          </table:table-cell>
          <table:table-cell office:value-type="string" calcext:value-type="string">
            <text:p>10000-19980:0.000577612,20-180:0.001053731,600-1980:0.000714925,200-580:0.000858209,2000-9980:0.000597015,20000-:0.000567164</text:p>
          </table:table-cell>
          <table:table-cell office:value-type="float" office:value="126511" calcext:value-type="float">
            <text:p>1265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1585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nF Y5V ��20% 0402 <text:s/>Multilayer Ceramic Capacitors MLCC - SMD/SMT ROHS</text:p>
          </table:table-cell>
          <table:table-cell office:value-type="string" calcext:value-type="string">
            <text:p>https://datasheet.lcsc.com/lcsc/1811141711_FH--Guangdong-Fenghua-Advanced-Tech-C1585_C1585.pdf</text:p>
          </table:table-cell>
          <table:table-cell office:value-type="string" calcext:value-type="string">
            <text:p>20-180:0.002313433,200-580:0.001820896,600-1980:0.001567164,2000-9980:0.001453731,10000-10020:0.001298507,10040-:0.001298507</text:p>
          </table:table-cell>
          <table:table-cell office:value-type="float" office:value="101067" calcext:value-type="float">
            <text:p>1010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8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102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nF X7R ��10% 0603 <text:s/>Multilayer Ceramic Capacitors MLCC - SMD/SMT ROHS</text:p>
          </table:table-cell>
          <table:table-cell office:value-type="string" calcext:value-type="string">
            <text:p>https://datasheet.lcsc.com/lcsc/1811071810_Samsung-Electro-Mechanics-CL10B102KB8NNNC_C1588.pdf</text:p>
          </table:table-cell>
          <table:table-cell office:value-type="string" calcext:value-type="string">
            <text:p>20-180:0.002522388,200-580:0.001895522,600-1980:0.001567164,2000-9980:0.001422388,10000-10020:0.001225373,10040-:0.001225373</text:p>
          </table:table-cell>
          <table:table-cell office:value-type="float" office:value="1859545" calcext:value-type="float">
            <text:p>18595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9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151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0pF X7R ��10% 0603 <text:s/>Multilayer Ceramic Capacitors MLCC - SMD/SMT ROHS</text:p>
          </table:table-cell>
          <table:table-cell office:value-type="string" calcext:value-type="string">
            <text:p>https://datasheet.lcsc.com/lcsc/1811061810_FH--Guangdong-Fenghua-Advanced-Tech-0603B151K500NT_C1594.pdf</text:p>
          </table:table-cell>
          <table:table-cell office:value-type="string" calcext:value-type="string">
            <text:p>20-180:0.002791045,200-580:0.002179104,600-1980:0.001850746,2000-9980:0.001701493,10000-19980:0.001492537,20000-:0.001428358</text:p>
          </table:table-cell>
          <table:table-cell office:value-type="float" office:value="110947" calcext:value-type="float">
            <text:p>1109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9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152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.5nF X7R ��10% 0603 <text:s/>Multilayer Ceramic Capacitors MLCC - SMD/SMT ROHS</text:p>
          </table:table-cell>
          <table:table-cell office:value-type="string" calcext:value-type="string">
            <text:p>https://datasheet.lcsc.com/lcsc/1811061810_FH--Guangdong-Fenghua-Advanced-Tech-0603B152K500NT_C1595.pdf</text:p>
          </table:table-cell>
          <table:table-cell office:value-type="string" calcext:value-type="string">
            <text:p>200-580:0.002417910,2000-9980:0.001895522,10000-19980:0.001671642,20-180:0.003119403,600-1980:0.002059701,20000-:0.001597015</text:p>
          </table:table-cell>
          <table:table-cell office:value-type="float" office:value="3065281" calcext:value-type="float">
            <text:p>30652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9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153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nF X7R ��10% 0603 <text:s/>Multilayer Ceramic Capacitors MLCC - SMD/SMT ROHS</text:p>
          </table:table-cell>
          <table:table-cell office:value-type="string" calcext:value-type="string">
            <text:p>https://datasheet.lcsc.com/lcsc/1811061810_FH--Guangdong-Fenghua-Advanced-Tech-0603B153K500NT_C1596.pdf</text:p>
          </table:table-cell>
          <table:table-cell office:value-type="string" calcext:value-type="string">
            <text:p>10000-19980:0.002522388,20-180:0.004641791,600-1980:0.003134328,20000-:0.002477612,200-580:0.003761194,2000-9980:0.002611940</text:p>
          </table:table-cell>
          <table:table-cell office:value-type="float" office:value="37128" calcext:value-type="float">
            <text:p>371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0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201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00pF X7R ��10% 0603 <text:s/>Multilayer Ceramic Capacitors MLCC - SMD/SMT ROHS</text:p>
          </table:table-cell>
          <table:table-cell office:value-type="string" calcext:value-type="string">
            <text:p>https://datasheet.lcsc.com/lcsc/1811061810_FH--Guangdong-Fenghua-Advanced-Tech-0603B201K500NT_C1600.pdf</text:p>
          </table:table-cell>
          <table:table-cell office:value-type="string" calcext:value-type="string">
            <text:p>20-180:0.003358209,600-1980:0.002268657,20000-:0.001805970,10000-19980:0.001835821,200-580:0.002731343,2000-9980:0.001895522</text:p>
          </table:table-cell>
          <table:table-cell office:value-type="float" office:value="57746" calcext:value-type="float">
            <text:p>577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0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221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0pF X7R ��10% 0603 <text:s/>Multilayer Ceramic Capacitors MLCC - SMD/SMT ROHS</text:p>
          </table:table-cell>
          <table:table-cell office:value-type="string" calcext:value-type="string">
            <text:p>https://datasheet.lcsc.com/lcsc/1810261515_Samsung-Electro-Mechanics-CL10B221KB8NNNC_C1603.pdf</text:p>
          </table:table-cell>
          <table:table-cell office:value-type="string" calcext:value-type="string">
            <text:p>20-180:0.005164179,200-580:0.004358209,600-1980:0.003910448,2000-9980:0.003641791,10000-19980:0.003402985,20000-:0.003283582</text:p>
          </table:table-cell>
          <table:table-cell office:value-type="float" office:value="199954" calcext:value-type="float">
            <text:p>199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0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222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2nF X7R ��10% 0603 <text:s/>Multilayer Ceramic Capacitors MLCC - SMD/SMT ROHS</text:p>
          </table:table-cell>
          <table:table-cell office:value-type="string" calcext:value-type="string">
            <text:p>https://datasheet.lcsc.com/lcsc/1810301614_FH--Guangdong-Fenghua-Advanced-Tech-0603B222K500NT_C1604.pdf</text:p>
          </table:table-cell>
          <table:table-cell office:value-type="string" calcext:value-type="string">
            <text:p>20-180:0.002776119,600-1980:0.001835821,200-580:0.002164179,2000-9980:0.001686567,20000-:0.001423881,10000-19980:0.001489552</text:p>
          </table:table-cell>
          <table:table-cell office:value-type="float" office:value="243868" calcext:value-type="float">
            <text:p>243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0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272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7nF X7R ��10% 0603 <text:s/>Multilayer Ceramic Capacitors MLCC - SMD/SMT ROHS</text:p>
          </table:table-cell>
          <table:table-cell office:value-type="string" calcext:value-type="string">
            <text:p>https://datasheet.lcsc.com/lcsc/1811151136_FH--Guangdong-Fenghua-Advanced-Tech-0603B272K500NT_C1609.pdf</text:p>
          </table:table-cell>
          <table:table-cell office:value-type="string" calcext:value-type="string">
            <text:p>10000-19980:0.001352239,20-180:0.002462687,200-580:0.002000000,600-1980:0.001671642,2000-9980:0.001398507,20000-:0.001328358</text:p>
          </table:table-cell>
          <table:table-cell office:value-type="float" office:value="21193" calcext:value-type="float">
            <text:p>2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1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332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.3nF X7R ��10% 0603 <text:s/>Multilayer Ceramic Capacitors MLCC - SMD/SMT ROHS</text:p>
          </table:table-cell>
          <table:table-cell office:value-type="string" calcext:value-type="string">
            <text:p>https://datasheet.lcsc.com/lcsc/1810261513_Samsung-Electro-Mechanics-CL10B332KB8NNNC_C1613.pdf</text:p>
          </table:table-cell>
          <table:table-cell office:value-type="string" calcext:value-type="string">
            <text:p>20-180:0.007880597,200-580:0.006656716,600-1980:0.005970149,2000-9980:0.005567164,10000-19980:0.005208955,20000-:0.005014925</text:p>
          </table:table-cell>
          <table:table-cell office:value-type="float" office:value="386916" calcext:value-type="float">
            <text:p>3869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1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334K25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330nF X7R ��10% 0603 <text:s/>Multilayer Ceramic Capacitors MLCC - SMD/SMT ROHS</text:p>
          </table:table-cell>
          <table:table-cell office:value-type="string" calcext:value-type="string">
            <text:p>https://datasheet.lcsc.com/lcsc/1811061811_FH--Guangdong-Fenghua-Advanced-Tech-0603B334K250NT_C1615.pdf</text:p>
          </table:table-cell>
          <table:table-cell office:value-type="string" calcext:value-type="string">
            <text:p>200-580:0.008880597,2000-9980:0.006970149,20-180:0.011044776,600-1980:0.007686567,20000-:0.006014925,10000-19980:0.006343284</text:p>
          </table:table-cell>
          <table:table-cell office:value-type="float" office:value="46851" calcext:value-type="float">
            <text:p>468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2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471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0pF X7R ��10% 0603 <text:s/>Multilayer Ceramic Capacitors MLCC - SMD/SMT ROHS</text:p>
          </table:table-cell>
          <table:table-cell office:value-type="string" calcext:value-type="string">
            <text:p>https://datasheet.lcsc.com/lcsc/1810302011_FH--Guangdong-Fenghua-Advanced-Tech-0603B471K500NT_C1620.pdf</text:p>
          </table:table-cell>
          <table:table-cell office:value-type="string" calcext:value-type="string">
            <text:p>200-580:0.002134328,2000-9980:0.001507463,10000-19980:0.001456716,20-180:0.002611940,600-1980:0.001791045,20000-:0.001432836</text:p>
          </table:table-cell>
          <table:table-cell office:value-type="float" office:value="211410" calcext:value-type="float">
            <text:p>2114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2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473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nF X7R ��10% 0603 <text:s/>Multilayer Ceramic Capacitors MLCC - SMD/SMT ROHS</text:p>
          </table:table-cell>
          <table:table-cell office:value-type="string" calcext:value-type="string">
            <text:p>https://datasheet.lcsc.com/lcsc/1810261614_Samsung-Electro-Mechanics-CL10B473KB8NNNC_C1622.pdf</text:p>
          </table:table-cell>
          <table:table-cell office:value-type="string" calcext:value-type="string">
            <text:p>200-580:0.003000000,2000-9980:0.002089552,20000-:0.001985075,20-180:0.003671642,600-1980:0.002492537,10000-19980:0.002014925</text:p>
          </table:table-cell>
          <table:table-cell office:value-type="float" office:value="612029" calcext:value-type="float">
            <text:p>6120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474KA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470nF X7R ��10% 0603 <text:s/>Multilayer Ceramic Capacitors MLCC - SMD/SMT ROHS</text:p>
          </table:table-cell>
          <table:table-cell office:value-type="string" calcext:value-type="string">
            <text:p>https://datasheet.lcsc.com/lcsc/1810261513_Samsung-Electro-Mechanics-CL10B474KA8NNNC_C1623.pdf</text:p>
          </table:table-cell>
          <table:table-cell office:value-type="string" calcext:value-type="string">
            <text:p>20-180:0.005955224,200-580:0.004791045,600-1980:0.004149254,2000-9980:0.003746269,10000-19980:0.003417910,20000-:0.003238806</text:p>
          </table:table-cell>
          <table:table-cell office:value-type="float" office:value="414241" calcext:value-type="float">
            <text:p>414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681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80pF X7R ��10% 0603 <text:s/>Multilayer Ceramic Capacitors MLCC - SMD/SMT ROHS</text:p>
          </table:table-cell>
          <table:table-cell office:value-type="string" calcext:value-type="string">
            <text:p>https://datasheet.lcsc.com/lcsc/1811061822_FH--Guangdong-Fenghua-Advanced-Tech-0603B681K500NT_C1630.pdf</text:p>
          </table:table-cell>
          <table:table-cell office:value-type="string" calcext:value-type="string">
            <text:p>10000-19980:0.001473134,200-580:0.002194030,2000-9980:0.001522388,20-180:0.002701493,600-1980:0.001820896,20000-:0.001447761</text:p>
          </table:table-cell>
          <table:table-cell office:value-type="float" office:value="53413" calcext:value-type="float">
            <text:p>534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3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682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.8nF X7R ��10% 0603 <text:s/>Multilayer Ceramic Capacitors MLCC - SMD/SMT ROHS</text:p>
          </table:table-cell>
          <table:table-cell office:value-type="string" calcext:value-type="string">
            <text:p>https://datasheet.lcsc.com/lcsc/1811061811_FH--Guangdong-Fenghua-Advanced-Tech-0603B682K500NT_C1631.pdf</text:p>
          </table:table-cell>
          <table:table-cell office:value-type="string" calcext:value-type="string">
            <text:p>600-1980:0.001835821,20-180:0.002761194,200-580:0.002149254,2000-9980:0.001686567,20000-:0.001425373,10000-19980:0.001491045</text:p>
          </table:table-cell>
          <table:table-cell office:value-type="float" office:value="67318" calcext:value-type="float">
            <text:p>673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3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10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pF C0G ��5% 0603 <text:s/>Multilayer Ceramic Capacitors MLCC - SMD/SMT ROHS</text:p>
          </table:table-cell>
          <table:table-cell office:value-type="string" calcext:value-type="string">
            <text:p>https://datasheet.lcsc.com/lcsc/1810261513_Samsung-Electro-Mechanics-CL10C100JB8NNNC_C1634.pdf</text:p>
          </table:table-cell>
          <table:table-cell office:value-type="string" calcext:value-type="string">
            <text:p>20-180:0.005000000,200-580:0.004059701,600-1980:0.003537313,2000-9980:0.003238806,10000-19980:0.002955224,20000-:0.002820896</text:p>
          </table:table-cell>
          <table:table-cell office:value-type="float" office:value="403729" calcext:value-type="float">
            <text:p>403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4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15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pF C0G ��5% 0603 <text:s/>Multilayer Ceramic Capacitors MLCC - SMD/SMT ROHS</text:p>
          </table:table-cell>
          <table:table-cell office:value-type="string" calcext:value-type="string">
            <text:p>https://datasheet.lcsc.com/lcsc/1810261515_Samsung-Electro-Mechanics-CL10C150JB8NNNC_C1644.pdf</text:p>
          </table:table-cell>
          <table:table-cell office:value-type="string" calcext:value-type="string">
            <text:p>20-180:0.005059701,200-580:0.004194030,600-1980:0.003567164,2000-9980:0.003044776,10000-19980:0.002955224,20000-:0.002910448</text:p>
          </table:table-cell>
          <table:table-cell office:value-type="float" office:value="427299" calcext:value-type="float">
            <text:p>427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4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18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8pF C0G ��5% 0603 <text:s/>Multilayer Ceramic Capacitors MLCC - SMD/SMT ROHS</text:p>
          </table:table-cell>
          <table:table-cell office:value-type="string" calcext:value-type="string">
            <text:p>https://datasheet.lcsc.com/lcsc/1810261621_Samsung-Electro-Mechanics-CL10C180JB8NNNC_C1647.pdf</text:p>
          </table:table-cell>
          <table:table-cell office:value-type="string" calcext:value-type="string">
            <text:p>20-180:0.006671642,200-580:0.005522388,600-1980:0.004880597,2000-9980:0.004492537,10000-19980:0.004164179,20000-:0.003985075</text:p>
          </table:table-cell>
          <table:table-cell office:value-type="float" office:value="308315" calcext:value-type="float">
            <text:p>3083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20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0pF C0G ��5% 0603 <text:s/>Multilayer Ceramic Capacitors MLCC - SMD/SMT ROHS</text:p>
          </table:table-cell>
          <table:table-cell office:value-type="string" calcext:value-type="string">
            <text:p>https://datasheet.lcsc.com/lcsc/1810261514_Samsung-Electro-Mechanics-CL10C200JB8NNNC_C1648.pdf</text:p>
          </table:table-cell>
          <table:table-cell office:value-type="string" calcext:value-type="string">
            <text:p>20-180:0.006388060,200-580:0.005388060,600-1980:0.004835821,2000-9980:0.004507463,10000-19980:0.004223881,20000-:0.004059701</text:p>
          </table:table-cell>
          <table:table-cell office:value-type="float" office:value="783350" calcext:value-type="float">
            <text:p>7833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5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22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pF C0G ��5% 0603 <text:s/>Multilayer Ceramic Capacitors MLCC - SMD/SMT ROHS</text:p>
          </table:table-cell>
          <table:table-cell office:value-type="string" calcext:value-type="string">
            <text:p>https://datasheet.lcsc.com/lcsc/1810121815_Samsung-Electro-Mechanics-CL10C220JB8NNNC_C1653.pdf</text:p>
          </table:table-cell>
          <table:table-cell office:value-type="string" calcext:value-type="string">
            <text:p>20-180:0.005149254,200-580:0.004343284,600-1980:0.003895522,2000-9980:0.003626866,10000-19980:0.003388060,20000-:0.003268657</text:p>
          </table:table-cell>
          <table:table-cell office:value-type="float" office:value="992499" calcext:value-type="float">
            <text:p>992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5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CG300J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0pF C0G ��5% 0603 <text:s/>Multilayer Ceramic Capacitors MLCC - SMD/SMT ROHS</text:p>
          </table:table-cell>
          <table:table-cell office:value-type="string" calcext:value-type="string">
            <text:p>https://datasheet.lcsc.com/lcsc/1810261611_FH-Guangdong-Fenghua-Advanced-Tech-0603CG300J500NT_C1658.pdf</text:p>
          </table:table-cell>
          <table:table-cell office:value-type="string" calcext:value-type="string">
            <text:p>20-180:0.003522388,200-580:0.002850746,600-1980:0.002373134,2000-9980:0.001970149,10000-19980:0.001895522,20000-:0.001865672</text:p>
          </table:table-cell>
          <table:table-cell office:value-type="float" office:value="137745" calcext:value-type="float">
            <text:p>137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6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33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pF C0G ��5% 0603 <text:s/>Multilayer Ceramic Capacitors MLCC - SMD/SMT ROHS</text:p>
          </table:table-cell>
          <table:table-cell office:value-type="string" calcext:value-type="string">
            <text:p>https://datasheet.lcsc.com/lcsc/1811151146_Samsung-Electro-Mechanics-CL10C330JB8NNNC_C1663.pdf</text:p>
          </table:table-cell>
          <table:table-cell office:value-type="string" calcext:value-type="string">
            <text:p>20-180:0.005208955,200-580:0.004283582,600-1980:0.003761194,2000-9980:0.003447761,10000-19980:0.003179104,20000-:0.003029851</text:p>
          </table:table-cell>
          <table:table-cell office:value-type="float" office:value="568892" calcext:value-type="float">
            <text:p>5688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6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331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0pF C0G ��5% 0603 <text:s/>Multilayer Ceramic Capacitors MLCC - SMD/SMT ROHS</text:p>
          </table:table-cell>
          <table:table-cell office:value-type="string" calcext:value-type="string">
            <text:p>https://datasheet.lcsc.com/lcsc/1810261512_Samsung-Electro-Mechanics-CL10C331JB8NNNC_C1664.pdf</text:p>
          </table:table-cell>
          <table:table-cell office:value-type="string" calcext:value-type="string">
            <text:p>20-180:0.005402985,200-580:0.004373134,600-1980:0.003805970,2000-9980:0.003477612,10000-19980:0.003179104,20000-:0.003014925</text:p>
          </table:table-cell>
          <table:table-cell office:value-type="float" office:value="141915" calcext:value-type="float">
            <text:p>141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6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CG4R7C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.7pF C0G ��0.25pF 0603 <text:s/>Multilayer Ceramic Capacitors MLCC - SMD/SMT ROHS</text:p>
          </table:table-cell>
          <table:table-cell office:value-type="string" calcext:value-type="string">
            <text:p>https://datasheet.lcsc.com/lcsc/1810261624_FH--Guangdong-Fenghua-Advanced-Tech-0603CG4R7C500NT_C1669.pdf</text:p>
          </table:table-cell>
          <table:table-cell office:value-type="string" calcext:value-type="string">
            <text:p>20-180:0.003223881,600-1980:0.002134328,10000-19980:0.001731343,200-580:0.002507463,2000-9980:0.001955224,20000-:0.001656716</text:p>
          </table:table-cell>
          <table:table-cell office:value-type="float" office:value="878023" calcext:value-type="float">
            <text:p>8780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7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47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pF C0G ��5% 0603 <text:s/>Multilayer Ceramic Capacitors MLCC - SMD/SMT ROHS</text:p>
          </table:table-cell>
          <table:table-cell office:value-type="string" calcext:value-type="string">
            <text:p>https://datasheet.lcsc.com/lcsc/1810261610_Samsung-Electro-Mechanics-CL10C470JB8NNNC_C1671.pdf</text:p>
          </table:table-cell>
          <table:table-cell office:value-type="string" calcext:value-type="string">
            <text:p>200-580:0.004343284,2000-9980:0.003597015,10000-19980:0.003358209,20-180:0.005179104,600-1980:0.003880597,20000-:0.003223881</text:p>
          </table:table-cell>
          <table:table-cell office:value-type="float" office:value="267104" calcext:value-type="float">
            <text:p>2671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7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CG6R8C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.8pF C0G ��0.25pF 0603 <text:s/>Multilayer Ceramic Capacitors MLCC - SMD/SMT ROHS</text:p>
          </table:table-cell>
          <table:table-cell office:value-type="string" calcext:value-type="string">
            <text:p>https://datasheet.lcsc.com/lcsc/1811061822_FH--Guangdong-Fenghua-Advanced-Tech-0603CG6R8C500NT_C1679.pdf</text:p>
          </table:table-cell>
          <table:table-cell office:value-type="string" calcext:value-type="string">
            <text:p>20-180:0.003283582,600-1980:0.002179104,10000-19980:0.001761194,200-580:0.002552239,2000-9980:0.002000000,20000-:0.001686567</text:p>
          </table:table-cell>
          <table:table-cell office:value-type="float" office:value="3144197" calcext:value-type="float">
            <text:p>3144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CG8R2C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8.2pF C0G ��0.25pF 0603 <text:s/>Multilayer Ceramic Capacitors MLCC - SMD/SMT ROHS</text:p>
          </table:table-cell>
          <table:table-cell office:value-type="string" calcext:value-type="string">
            <text:p>https://datasheet.lcsc.com/lcsc/1811061811_FH--Guangdong-Fenghua-Advanced-Tech-0603CG8R2C500NT_C1685.pdf</text:p>
          </table:table-cell>
          <table:table-cell office:value-type="string" calcext:value-type="string">
            <text:p>200-580:0.002656716,2000-9980:0.001865672,20-180:0.003238806,600-1980:0.002223881,20000-:0.001776119,10000-19980:0.001805970</text:p>
          </table:table-cell>
          <table:table-cell office:value-type="float" office:value="20002" calcext:value-type="float">
            <text:p>200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1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103K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nF X7R ��10% 0805 <text:s/>Multilayer Ceramic Capacitors MLCC - SMD/SMT ROHS</text:p>
          </table:table-cell>
          <table:table-cell office:value-type="string" calcext:value-type="string">
            <text:p>https://datasheet.lcsc.com/lcsc/1811151136_Samsung-Electro-Mechanics-CL21B103KBANNNC_C1710.pdf</text:p>
          </table:table-cell>
          <table:table-cell office:value-type="string" calcext:value-type="string">
            <text:p>20-180:0.005611940,200-580:0.004492537,600-1980:0.003880597,2000-9980:0.003507463,10000-19980:0.003194030,20000-:0.003014925</text:p>
          </table:table-cell>
          <table:table-cell office:value-type="float" office:value="1337698" calcext:value-type="float">
            <text:p>1337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1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151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0pF X7R ��10% 0805 <text:s/>Multilayer Ceramic Capacitors MLCC - SMD/SMT ROHS</text:p>
          </table:table-cell>
          <table:table-cell office:value-type="string" calcext:value-type="string">
            <text:p>https://datasheet.lcsc.com/lcsc/1811061722_FH--Guangdong-Fenghua-Advanced-Tech-0805B151K500NT_C1716.pdf</text:p>
          </table:table-cell>
          <table:table-cell office:value-type="string" calcext:value-type="string">
            <text:p>20-180:0.005044776,200-580:0.004119403,600-1980:0.003432836,2000-9980:0.002880597,10000-19980:0.002776119,20000-:0.002731343</text:p>
          </table:table-cell>
          <table:table-cell office:value-type="float" office:value="40407" calcext:value-type="float">
            <text:p>404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152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.5nF X7R ��10% 0805 <text:s/>Multilayer Ceramic Capacitors MLCC - SMD/SMT ROHS</text:p>
          </table:table-cell>
          <table:table-cell office:value-type="string" calcext:value-type="string">
            <text:p>https://datasheet.lcsc.com/lcsc/1811061723_FH--Guangdong-Fenghua-Advanced-Tech-0805B152K500NT_C1717.pdf</text:p>
          </table:table-cell>
          <table:table-cell office:value-type="string" calcext:value-type="string">
            <text:p>20-180:0.005014925,600-1980:0.003388060,20000-:0.002671642,10000-19980:0.002716418,200-580:0.004059701,2000-9980:0.002820896</text:p>
          </table:table-cell>
          <table:table-cell office:value-type="float" office:value="27274" calcext:value-type="float">
            <text:p>27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2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223K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nF X7R ��10% 0805 <text:s/>Multilayer Ceramic Capacitors MLCC - SMD/SMT ROHS</text:p>
          </table:table-cell>
          <table:table-cell office:value-type="string" calcext:value-type="string">
            <text:p>https://datasheet.lcsc.com/lcsc/1810191222_Samsung-Electro-Mechanics-CL21B223KBANNNC_C1729.pdf</text:p>
          </table:table-cell>
          <table:table-cell office:value-type="string" calcext:value-type="string">
            <text:p>20-180:0.007701493,200-580:0.006313433,600-1980:0.005552239,2000-9980:0.005089552,10000-19980:0.004701493,20000-:0.004477612</text:p>
          </table:table-cell>
          <table:table-cell office:value-type="float" office:value="154221" calcext:value-type="float">
            <text:p>1542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3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333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nF X7R ��10% 0805 <text:s/>Multilayer Ceramic Capacitors MLCC - SMD/SMT ROHS</text:p>
          </table:table-cell>
          <table:table-cell office:value-type="string" calcext:value-type="string">
            <text:p>https://datasheet.lcsc.com/lcsc/1811061723_FH--Guangdong-Fenghua-Advanced-Tech-0805B333K500NT_C1739.pdf</text:p>
          </table:table-cell>
          <table:table-cell office:value-type="string" calcext:value-type="string">
            <text:p>20-180:0.007761194,600-1980:0.005238806,20000-:0.004134328,10000-19980:0.004208955,200-580:0.006298507,2000-9980:0.004358209</text:p>
          </table:table-cell>
          <table:table-cell office:value-type="float" office:value="150549" calcext:value-type="float">
            <text:p>1505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334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0nF X7R ��10% 0805 <text:s/>Multilayer Ceramic Capacitors MLCC - SMD/SMT ROHS</text:p>
          </table:table-cell>
          <table:table-cell office:value-type="string" calcext:value-type="string">
            <text:p>https://datasheet.lcsc.com/lcsc/1811071214_FH--Guangdong-Fenghua-Advanced-Tech-0805B334K500NT_C1740.pdf</text:p>
          </table:table-cell>
          <table:table-cell office:value-type="string" calcext:value-type="string">
            <text:p>10-90:0.016417910,100-290:0.013358209,300-990:0.011104478,1000-4990:0.009253731,10000-:0.008776119,5000-9990:0.008940299</text:p>
          </table:table-cell>
          <table:table-cell office:value-type="float" office:value="112949" calcext:value-type="float">
            <text:p>112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471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0pF X7R ��10% 0805 <text:s/>Multilayer Ceramic Capacitors MLCC - SMD/SMT ROHS</text:p>
          </table:table-cell>
          <table:table-cell office:value-type="string" calcext:value-type="string">
            <text:p>https://datasheet.lcsc.com/lcsc/1811110920_FH--Guangdong-Fenghua-Advanced-Tech-0805B471K500NT_C1743.pdf</text:p>
          </table:table-cell>
          <table:table-cell office:value-type="string" calcext:value-type="string">
            <text:p>200-580:0.004223881,2000-9980:0.003313433,20000-:0.002865672,20-180:0.005253731,600-1980:0.003656716,10000-19980:0.003014925</text:p>
          </table:table-cell>
          <table:table-cell office:value-type="float" office:value="187346" calcext:value-type="float">
            <text:p>187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472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.7nF X7R ��10% 0805 <text:s/>Multilayer Ceramic Capacitors MLCC - SMD/SMT ROHS</text:p>
          </table:table-cell>
          <table:table-cell office:value-type="string" calcext:value-type="string">
            <text:p>https://datasheet.lcsc.com/lcsc/1811061719_FH--Guangdong-Fenghua-Advanced-Tech-0805B472K500NT_C1744.pdf</text:p>
          </table:table-cell>
          <table:table-cell office:value-type="string" calcext:value-type="string">
            <text:p>20-180:0.005089552,600-1980:0.003462687,20000-:0.002746269,200-580:0.004149254,2000-9980:0.002895522,10000-19980:0.002791045</text:p>
          </table:table-cell>
          <table:table-cell office:value-type="float" office:value="138138" calcext:value-type="float">
            <text:p>13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B682K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.8nF X7R ��10% 0805 <text:s/>Multilayer Ceramic Capacitors MLCC - SMD/SMT ROHS</text:p>
          </table:table-cell>
          <table:table-cell office:value-type="string" calcext:value-type="string">
            <text:p>https://datasheet.lcsc.com/lcsc/1811061724_FH--Guangdong-Fenghua-Advanced-Tech-0805B682K500NT_C1755.pdf</text:p>
          </table:table-cell>
          <table:table-cell office:value-type="string" calcext:value-type="string">
            <text:p>200-580:0.004000000,2000-9980:0.002776119,20000-:0.002626866,20-180:0.004925373,600-1980:0.003328358,10000-19980:0.002671642</text:p>
          </table:table-cell>
          <table:table-cell office:value-type="float" office:value="34923" calcext:value-type="float">
            <text:p>349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A475KAQ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4.7uF X5R ��10% 0805 <text:s/>Multilayer Ceramic Capacitors MLCC - SMD/SMT ROHS</text:p>
          </table:table-cell>
          <table:table-cell office:value-type="string" calcext:value-type="string">
            <text:p>https://datasheet.lcsc.com/lcsc/1810261822_Samsung-Electro-Mechanics-CL21A475KAQNNNE_C1779.pdf</text:p>
          </table:table-cell>
          <table:table-cell office:value-type="string" calcext:value-type="string">
            <text:p>20-180:0.005388060,200-580:0.005388060,640-660:0.005223881,680-700:0.005223881,720-:0.005223881,600-620:0.005223881</text:p>
          </table:table-cell>
          <table:table-cell office:value-type="float" office:value="1518463" calcext:value-type="float">
            <text:p>1518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C100J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pF C0G ��5% 0805 <text:s/>Multilayer Ceramic Capacitors MLCC - SMD/SMT ROHS</text:p>
          </table:table-cell>
          <table:table-cell office:value-type="string" calcext:value-type="string">
            <text:p>https://datasheet.lcsc.com/lcsc/1810191223_Samsung-Electro-Mechanics-CL21C100JBANNNC_C1785.pdf</text:p>
          </table:table-cell>
          <table:table-cell office:value-type="string" calcext:value-type="string">
            <text:p>20-180:0.012298507,200-580:0.009910448,600-1980:0.008567164,2000-9980:0.007776119,10000-19980:0.007089552,20000-:0.006716418</text:p>
          </table:table-cell>
          <table:table-cell office:value-type="float" office:value="44651" calcext:value-type="float">
            <text:p>4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C101J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pF C0G ��5% 0805 <text:s/>Multilayer Ceramic Capacitors MLCC - SMD/SMT ROHS</text:p>
          </table:table-cell>
          <table:table-cell office:value-type="string" calcext:value-type="string">
            <text:p>https://datasheet.lcsc.com/lcsc/1810241824_Samsung-Electro-Mechanics-CL21C101JBANNNC_C1790.pdf</text:p>
          </table:table-cell>
          <table:table-cell office:value-type="string" calcext:value-type="string">
            <text:p>20-180:0.007791045,200-580:0.006223881,600-1980:0.005358209,2000-9980:0.004835821,10000-19980:0.004388060,20000-:0.004149254</text:p>
          </table:table-cell>
          <table:table-cell office:value-type="float" office:value="512110" calcext:value-type="float">
            <text:p>512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CG120J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2pF C0G ��5% 0805 <text:s/>Multilayer Ceramic Capacitors MLCC - SMD/SMT ROHS</text:p>
          </table:table-cell>
          <table:table-cell office:value-type="string" calcext:value-type="string">
            <text:p>https://datasheet.lcsc.com/lcsc/1811061723_FH--Guangdong-Fenghua-Advanced-Tech-0805CG120J500NT_C1792.pdf</text:p>
          </table:table-cell>
          <table:table-cell office:value-type="string" calcext:value-type="string">
            <text:p>20-180:0.005059701,200-580:0.004119403,600-1980:0.003432836,2000-9980:0.002880597,10000-19980:0.002776119,20000-:0.002731343</text:p>
          </table:table-cell>
          <table:table-cell office:value-type="float" office:value="37640" calcext:value-type="float">
            <text:p>376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CG180J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8pF C0G ��5% 0805 <text:s/>Multilayer Ceramic Capacitors MLCC - SMD/SMT ROHS</text:p>
          </table:table-cell>
          <table:table-cell office:value-type="string" calcext:value-type="string">
            <text:p>https://datasheet.lcsc.com/lcsc/1811091217_FH--Guangdong-Fenghua-Advanced-Tech-0805CG180J500NT_C1797.pdf</text:p>
          </table:table-cell>
          <table:table-cell office:value-type="string" calcext:value-type="string">
            <text:p>10000-19980:0.003119403,200-580:0.004343284,2000-9980:0.003417910,20-180:0.005388060,600-1980:0.003776119,20000-:0.002955224</text:p>
          </table:table-cell>
          <table:table-cell office:value-type="float" office:value="47082" calcext:value-type="float">
            <text:p>470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C200J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0pF C0G ��5% 0805 <text:s/>Multilayer Ceramic Capacitors MLCC - SMD/SMT ROHS</text:p>
          </table:table-cell>
          <table:table-cell office:value-type="string" calcext:value-type="string">
            <text:p>https://datasheet.lcsc.com/lcsc/1810191220_Samsung-Electro-Mechanics-CL21C200JBANNNC_C1798.pdf</text:p>
          </table:table-cell>
          <table:table-cell office:value-type="string" calcext:value-type="string">
            <text:p>20-180:0.010955224,200-580:0.009238806,600-1980:0.008298507,2000-9980:0.007716418,10000-19980:0.007223881,20000-:0.006970149</text:p>
          </table:table-cell>
          <table:table-cell office:value-type="float" office:value="146801" calcext:value-type="float">
            <text:p>1468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0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C220J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pF C0G ��5% 0805 <text:s/>Multilayer Ceramic Capacitors MLCC - SMD/SMT ROHS</text:p>
          </table:table-cell>
          <table:table-cell office:value-type="string" calcext:value-type="string">
            <text:p>https://datasheet.lcsc.com/lcsc/1810271113_Samsung-Electro-Mechanics-CL21C220JBANNNC_C1804.pdf</text:p>
          </table:table-cell>
          <table:table-cell office:value-type="string" calcext:value-type="string">
            <text:p>20-180:0.009298507,200-580:0.007328358,600-1980:0.006238806,2000-9980:0.005582090,10000-19980:0.005014925,20000-:0.004716418</text:p>
          </table:table-cell>
          <table:table-cell office:value-type="float" office:value="227599" calcext:value-type="float">
            <text:p>2275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4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1206B103K500N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nF X7R ��10% 1206 <text:s/>Multilayer Ceramic Capacitors MLCC - SMD/SMT ROHS</text:p>
          </table:table-cell>
          <table:table-cell office:value-type="string" calcext:value-type="string">
            <text:p>https://datasheet.lcsc.com/lcsc/1811051111_FH--Guangdong-Fenghua-Advanced-Tech-1206B103K500NT_C1846.pdf</text:p>
          </table:table-cell>
          <table:table-cell office:value-type="string" calcext:value-type="string">
            <text:p>15-135:0.012447761,150-435:0.010119403,450-1485:0.008432836,1500-7485:0.007044776,7500-14985:0.006805970,15000-:0.006686567</text:p>
          </table:table-cell>
          <table:table-cell office:value-type="float" office:value="145890" calcext:value-type="float">
            <text:p>1458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B105KB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uF X7R ��10% 1206 <text:s/>Multilayer Ceramic Capacitors MLCC - SMD/SMT ROHS</text:p>
          </table:table-cell>
          <table:table-cell office:value-type="string" calcext:value-type="string">
            <text:p>https://datasheet.lcsc.com/lcsc/1810271109_Samsung-Electro-Mechanics-CL31B105KBHNNNE_C1848.pdf</text:p>
          </table:table-cell>
          <table:table-cell office:value-type="string" calcext:value-type="string">
            <text:p>15-135:0.012626866,150-435:0.012626866,480-495:0.012238806,510-525:0.012238806,540-:0.012238806,450-465:0.012238806</text:p>
          </table:table-cell>
          <table:table-cell office:value-type="float" office:value="3698903" calcext:value-type="float">
            <text:p>3698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5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1206B224K500N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0nF X7R ��10% 1206 <text:s/>Multilayer Ceramic Capacitors MLCC - SMD/SMT ROHS</text:p>
          </table:table-cell>
          <table:table-cell office:value-type="string" calcext:value-type="string">
            <text:p>https://datasheet.lcsc.com/lcsc/1810311313_FH--Guangdong-Fenghua-Advanced-Tech-1206B224K500NT_C1857.pdf</text:p>
          </table:table-cell>
          <table:table-cell office:value-type="string" calcext:value-type="string">
            <text:p>10-90:0.027164179,100-290:0.022089552,300-990:0.018358209,1000-4990:0.015223881,5000-9990:0.014746269,10000-:0.014492537</text:p>
          </table:table-cell>
          <table:table-cell office:value-type="float" office:value="30074" calcext:value-type="float">
            <text:p>300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7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224KBF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0nF X7R ��10% 0805 <text:s/>Multilayer Ceramic Capacitors MLCC - SMD/SMT ROHS</text:p>
          </table:table-cell>
          <table:table-cell office:value-type="string" calcext:value-type="string">
            <text:p>https://datasheet.lcsc.com/lcsc/1810191222_Samsung-Electro-Mechanics-CL21B224KBFNNNE_C5378.pdf</text:p>
          </table:table-cell>
          <table:table-cell office:value-type="string" calcext:value-type="string">
            <text:p>20-180:0.012417910,200-580:0.010358209,600-1980:0.009208955,2000-9980:0.008522388,10000-19980:0.007925373,20000-:0.007597015</text:p>
          </table:table-cell>
          <table:table-cell office:value-type="float" office:value="224709" calcext:value-type="float">
            <text:p>2247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7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A226KP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V 22uF X5R ��10% 1206 <text:s/>Multilayer Ceramic Capacitors MLCC - SMD/SMT ROHS</text:p>
          </table:table-cell>
          <table:table-cell office:value-type="string" calcext:value-type="string">
            <text:p>https://datasheet.lcsc.com/lcsc/1810221121_Samsung-Electro-Mechanics-CL31A226KPHNNNE_C5672.pdf</text:p>
          </table:table-cell>
          <table:table-cell office:value-type="string" calcext:value-type="string">
            <text:p>5-45:0.033283582,150-495:0.023283582,500-2495:0.020895522,5000-:0.017910448,2500-4995:0.018805970,50-145:0.026716418</text:p>
          </table:table-cell>
          <table:table-cell office:value-type="float" office:value="535671" calcext:value-type="float">
            <text:p>5356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19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1206B102K202N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kV 1nF X7R ��10% 1206 <text:s/>Multilayer Ceramic Capacitors MLCC - SMD/SMT ROHS</text:p>
          </table:table-cell>
          <table:table-cell office:value-type="string" calcext:value-type="string">
            <text:p>https://datasheet.lcsc.com/lcsc/1810311314_FH--Guangdong-Fenghua-Advanced-Tech-1206B102K202NT_C9196.pdf</text:p>
          </table:table-cell>
          <table:table-cell office:value-type="string" calcext:value-type="string">
            <text:p>450-1485:0.006865672,7500-14985:0.005686567,15-135:0.009791045,1500-7485:0.006238806,150-435:0.007910448,15000-:0.005402985</text:p>
          </table:table-cell>
          <table:table-cell office:value-type="float" office:value="5789769" calcext:value-type="float">
            <text:p>57897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5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A225MQ5NS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.3V 2.2uF X5R ��20% 0402 <text:s/>Multilayer Ceramic Capacitors MLCC - SMD/SMT ROHS</text:p>
          </table:table-cell>
          <table:table-cell office:value-type="string" calcext:value-type="string">
            <text:p>https://datasheet.lcsc.com/lcsc/1811021410_Samsung-Electro-Mechanics-CL05A225MQ5NSNC_C12530.pdf</text:p>
          </table:table-cell>
          <table:table-cell office:value-type="string" calcext:value-type="string">
            <text:p>20-180:0.001776119,200-580:0.001338806,600-1980:0.001111940,2000-9980:0.001007463,10000-10020:0.000870149,10040-:0.000870149</text:p>
          </table:table-cell>
          <table:table-cell office:value-type="float" office:value="574510" calcext:value-type="float">
            <text:p>574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89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A226KA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22uF X5R ��10% 1206 <text:s/>Multilayer Ceramic Capacitors MLCC - SMD/SMT ROHS</text:p>
          </table:table-cell>
          <table:table-cell office:value-type="string" calcext:value-type="string">
            <text:p>https://datasheet.lcsc.com/lcsc/1811031514_Samsung-Electro-Mechanics-CL31A226KAHNNNE_C12891.pdf</text:p>
          </table:table-cell>
          <table:table-cell office:value-type="string" calcext:value-type="string">
            <text:p>5-45:0.054328358,50-145:0.044328358,150-495:0.039253731,2500-4995:0.033582090,500-2495:0.035074627,5000-:0.032686567</text:p>
          </table:table-cell>
          <table:table-cell office:value-type="float" office:value="469137" calcext:value-type="float">
            <text:p>469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5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C331JB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0pF C0G ��5% 0402 <text:s/>Multilayer Ceramic Capacitors MLCC - SMD/SMT ROHS</text:p>
          </table:table-cell>
          <table:table-cell office:value-type="string" calcext:value-type="string">
            <text:p>https://datasheet.lcsc.com/lcsc/1810192025_Samsung-Electro-Mechanics-CL05C331JB5NNNC_C13533.pdf</text:p>
          </table:table-cell>
          <table:table-cell office:value-type="string" calcext:value-type="string">
            <text:p>20-180:0.004865672,200-580:0.003940299,600-1980:0.003432836,2000-9980:0.003134328,10000-19980:0.002865672,20000-:0.002716418</text:p>
          </table:table-cell>
          <table:table-cell office:value-type="float" office:value="92463" calcext:value-type="float">
            <text:p>924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58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A106KB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uF X5R ��10% 1206 <text:s/>Multilayer Ceramic Capacitors MLCC - SMD/SMT ROHS</text:p>
          </table:table-cell>
          <table:table-cell office:value-type="string" calcext:value-type="string">
            <text:p>https://datasheet.lcsc.com/lcsc/1810221112_Samsung-Electro-Mechanics-CL31A106KBHNNNE_C13585.pdf</text:p>
          </table:table-cell>
          <table:table-cell office:value-type="string" calcext:value-type="string">
            <text:p>5-45:0.029402985,50-145:0.024029851,150-495:0.021343284,2500-4995:0.018208955,500-2495:0.019104478,5000-:0.017761194</text:p>
          </table:table-cell>
          <table:table-cell office:value-type="float" office:value="1544889" calcext:value-type="float">
            <text:p>15448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96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474KBF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0nF X7R ��10% 0805 <text:s/>Multilayer Ceramic Capacitors MLCC - SMD/SMT ROHS</text:p>
          </table:table-cell>
          <table:table-cell office:value-type="string" calcext:value-type="string">
            <text:p>https://datasheet.lcsc.com/lcsc/1810251812_Samsung-Electro-Mechanics-CL21B474KBFNNNE_C13967.pdf</text:p>
          </table:table-cell>
          <table:table-cell office:value-type="string" calcext:value-type="string">
            <text:p>20-180:0.012955224,200-580:0.010432836,600-1980:0.008611940,2000-9980:0.007104478,10000-19980:0.006850746,20000-:0.006716418</text:p>
          </table:table-cell>
          <table:table-cell office:value-type="float" office:value="218610" calcext:value-type="float">
            <text:p>2186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44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C680JB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8pF C0G ��5% 0402 <text:s/>Multilayer Ceramic Capacitors MLCC - SMD/SMT ROHS</text:p>
          </table:table-cell>
          <table:table-cell office:value-type="string" calcext:value-type="string">
            <text:p>https://datasheet.lcsc.com/lcsc/1810191215_Samsung-Electro-Mechanics-CL05C680JB5NNNC_C14441.pdf</text:p>
          </table:table-cell>
          <table:table-cell office:value-type="string" calcext:value-type="string">
            <text:p>20-180:0.002492537,200-580:0.001880597,600-1980:0.001552239,2000-9980:0.001410448,10000-10020:0.001216418,10040-:0.001216418</text:p>
          </table:table-cell>
          <table:table-cell office:value-type="float" office:value="61430" calcext:value-type="float">
            <text:p>614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66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603KRX7R9BB104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nF X7R ��10% 0603 <text:s/>Multilayer Ceramic Capacitors MLCC - SMD/SMT ROHS</text:p>
          </table:table-cell>
          <table:table-cell office:value-type="string" calcext:value-type="string">
            <text:p>https://datasheet.lcsc.com/lcsc/1809301912_YAGEO-CC0603KRX7R9BB104_C14663.pdf</text:p>
          </table:table-cell>
          <table:table-cell office:value-type="string" calcext:value-type="string">
            <text:p>20-180:0.001895522,200-580:0.001447761,600-1980:0.001228358,2000-9980:0.001104478,10000-10020:0.001005970,40000-:0.000989552,10040-19980:0.001005970,20000-39980:0.000997015</text:p>
          </table:table-cell>
          <table:table-cell office:value-type="float" office:value="23486237" calcext:value-type="float">
            <text:p>23486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85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C470J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pF C0G ��5% 0805 <text:s/>Multilayer Ceramic Capacitors MLCC - SMD/SMT ROHS</text:p>
          </table:table-cell>
          <table:table-cell office:value-type="string" calcext:value-type="string">
            <text:p>https://datasheet.lcsc.com/lcsc/1810191215_Samsung-Electro-Mechanics-CL21C470JBANNNC_C14857.pdf</text:p>
          </table:table-cell>
          <table:table-cell office:value-type="string" calcext:value-type="string">
            <text:p>20-180:0.010791045,200-580:0.008686567,600-1980:0.007522388,2000-9980:0.006820896,10000-19980:0.006208955,20000-:0.005880597</text:p>
          </table:table-cell>
          <table:table-cell office:value-type="float" office:value="224626" calcext:value-type="float">
            <text:p>224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85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101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pF C0G ��5% 0603 <text:s/>Multilayer Ceramic Capacitors MLCC - SMD/SMT ROHS</text:p>
          </table:table-cell>
          <table:table-cell office:value-type="string" calcext:value-type="string">
            <text:p>https://datasheet.lcsc.com/lcsc/1811151136_Samsung-Electro-Mechanics-CL10C101JB8NNNC_C14858.pdf</text:p>
          </table:table-cell>
          <table:table-cell office:value-type="string" calcext:value-type="string">
            <text:p>20-180:0.004462687,200-580:0.003731343,600-1980:0.003328358,2000-9980:0.003089552,10000-19980:0.002880597,20000-:0.002776119</text:p>
          </table:table-cell>
          <table:table-cell office:value-type="float" office:value="1003506" calcext:value-type="float">
            <text:p>10035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00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A107MQ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.3V 100uF X5R ��20% 1206 <text:s/>Multilayer Ceramic Capacitors MLCC - SMD/SMT ROHS</text:p>
          </table:table-cell>
          <table:table-cell office:value-type="string" calcext:value-type="string">
            <text:p>https://datasheet.lcsc.com/lcsc/1810301816_Samsung-Electro-Mechanics-CL31A107MQHNNNE_C15008.pdf</text:p>
          </table:table-cell>
          <table:table-cell office:value-type="string" calcext:value-type="string">
            <text:p>5-45:0.063432836,50-145:0.051492537,150-495:0.045373134,2500-4995:0.038656716,500-2495:0.040447761,5000-:0.037462687</text:p>
          </table:table-cell>
          <table:table-cell office:value-type="float" office:value="365493" calcext:value-type="float">
            <text:p>3654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19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B103KB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nF X7R ��10% 0402 <text:s/>Multilayer Ceramic Capacitors MLCC - SMD/SMT ROHS</text:p>
          </table:table-cell>
          <table:table-cell office:value-type="string" calcext:value-type="string">
            <text:p>https://datasheet.lcsc.com/lcsc/1810191223_Samsung-Electro-Mechanics-CL05B103KB5NNNC_C15195.pdf</text:p>
          </table:table-cell>
          <table:table-cell office:value-type="string" calcext:value-type="string">
            <text:p>20-180:0.000868657,200-580:0.000698507,600-1980:0.000576119,2000-9980:0.000473134,10000-19980:0.000456716,20000-:0.000447761</text:p>
          </table:table-cell>
          <table:table-cell office:value-type="float" office:value="4790748" calcext:value-type="float">
            <text:p>4790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52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A106MQ5NU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.3V 10uF X5R ��20% 0402 <text:s/>Multilayer Ceramic Capacitors MLCC - SMD/SMT ROHS</text:p>
          </table:table-cell>
          <table:table-cell office:value-type="string" calcext:value-type="string">
            <text:p>https://datasheet.lcsc.com/lcsc/2208231630_Samsung-Electro-Mechanics-CL05A106MQ5NUNC_C15525.pdf</text:p>
          </table:table-cell>
          <table:table-cell office:value-type="string" calcext:value-type="string">
            <text:p>100-580:0.002746269,60-80:0.002746269,600-660:0.002626866,680-700:0.002626866,720-:0.002626866,20-40:0.002746269</text:p>
          </table:table-cell>
          <table:table-cell office:value-type="float" office:value="3069299" calcext:value-type="float">
            <text:p>3069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8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A105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uF X5R ��10% 0603 <text:s/>Multilayer Ceramic Capacitors MLCC - SMD/SMT ROHS</text:p>
          </table:table-cell>
          <table:table-cell office:value-type="string" calcext:value-type="string">
            <text:p>https://datasheet.lcsc.com/lcsc/1810261812_Samsung-Electro-Mechanics-CL10A105KB8NNNC_C15849.pdf</text:p>
          </table:table-cell>
          <table:table-cell office:value-type="string" calcext:value-type="string">
            <text:p>600-660:0.002447761,60-80:0.002567164,680-700:0.002447761,720-:0.002447761,100-580:0.002567164,20-40:0.002567164</text:p>
          </table:table-cell>
          <table:table-cell office:value-type="float" office:value="4763429" calcext:value-type="float">
            <text:p>47634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85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A106KAY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10uF X5R ��10% 0805 <text:s/>Multilayer Ceramic Capacitors MLCC - SMD/SMT ROHS</text:p>
          </table:table-cell>
          <table:table-cell office:value-type="string" calcext:value-type="string">
            <text:p>https://datasheet.lcsc.com/lcsc/1811121310_Samsung-Electro-Mechanics-CL21A106KAYNNNE_C15850.pdf</text:p>
          </table:table-cell>
          <table:table-cell office:value-type="string" calcext:value-type="string">
            <text:p>100-580:0.005194030,60-80:0.005194030,600-660:0.004955224,680-700:0.004955224,720-:0.004955224,20-40:0.005194030</text:p>
          </table:table-cell>
          <table:table-cell office:value-type="float" office:value="3309540" calcext:value-type="float">
            <text:p>3309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1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2R7C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7pF C0G ��0.25pF 0603 <text:s/>Multilayer Ceramic Capacitors MLCC - SMD/SMT ROHS</text:p>
          </table:table-cell>
          <table:table-cell office:value-type="string" calcext:value-type="string">
            <text:p>https://datasheet.lcsc.com/lcsc/1810261513_Samsung-Electro-Mechanics-CL10C2R7CB8NNNC_C16149.pdf</text:p>
          </table:table-cell>
          <table:table-cell office:value-type="string" calcext:value-type="string">
            <text:p>20-180:0.009716418,200-580:0.007761194,600-1980:0.006686567,2000-9980:0.006029851,10000-19980:0.005462687,20000-:0.005164179</text:p>
          </table:table-cell>
          <table:table-cell office:value-type="float" office:value="11926" calcext:value-type="float">
            <text:p>119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77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B224KO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6V 220nF X7R ��10% 0402 <text:s/>Multilayer Ceramic Capacitors MLCC - SMD/SMT ROHS</text:p>
          </table:table-cell>
          <table:table-cell office:value-type="string" calcext:value-type="string">
            <text:p>https://datasheet.lcsc.com/lcsc/1810251021_Samsung-Electro-Mechanics-CL05B224KO5NNNC-_C16772.pdf</text:p>
          </table:table-cell>
          <table:table-cell office:value-type="string" calcext:value-type="string">
            <text:p>20-180:0.004850746,200-580:0.004089552,600-1980:0.003552239,2000-9980:0.003104478,10000-19980:0.003029851,20000-:0.002985075</text:p>
          </table:table-cell>
          <table:table-cell office:value-type="float" office:value="176581" calcext:value-type="float">
            <text:p>176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78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A476MQY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.3V 47uF X5R ��20% 0805 <text:s/>Multilayer Ceramic Capacitors MLCC - SMD/SMT ROHS</text:p>
          </table:table-cell>
          <table:table-cell office:value-type="string" calcext:value-type="string">
            <text:p>https://datasheet.lcsc.com/lcsc/1811091612_Samsung-Electro-Mechanics-CL21A476MQYNNNE_C16780.pdf</text:p>
          </table:table-cell>
          <table:table-cell office:value-type="string" calcext:value-type="string">
            <text:p>20-180:0.010238806,200-580:0.010238806,640-660:0.009940299,680-700:0.009940299,720-:0.009940299,600-620:0.009940299</text:p>
          </table:table-cell>
          <table:table-cell office:value-type="float" office:value="447925" calcext:value-type="float">
            <text:p>447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66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A475KO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6V 4.7uF X5R ��10% 0603 <text:s/>Multilayer Ceramic Capacitors MLCC - SMD/SMT ROHS</text:p>
          </table:table-cell>
          <table:table-cell office:value-type="string" calcext:value-type="string">
            <text:p>https://datasheet.lcsc.com/lcsc/1810261514_Samsung-Electro-Mechanics-CL10A475KO8NNNC_C19666.pdf</text:p>
          </table:table-cell>
          <table:table-cell office:value-type="string" calcext:value-type="string">
            <text:p>20-180:0.007343284,200-580:0.005731343,600-1980:0.005014925,2000-9980:0.004477612,10000-19980:0.004253731,20000-:0.004104478</text:p>
          </table:table-cell>
          <table:table-cell office:value-type="float" office:value="1032958" calcext:value-type="float">
            <text:p>1032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70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A106KP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V 10uF X5R ��10% 0603 <text:s/>Multilayer Ceramic Capacitors MLCC - SMD/SMT ROHS</text:p>
          </table:table-cell>
          <table:table-cell office:value-type="string" calcext:value-type="string">
            <text:p>https://datasheet.lcsc.com/lcsc/1810191219_Samsung-Electro-Mechanics-CL10A106KP8NNNC_C19702.pdf</text:p>
          </table:table-cell>
          <table:table-cell office:value-type="string" calcext:value-type="string">
            <text:p>600-660:0.002731343,60-80:0.002850746,680-700:0.002731343,720-:0.002731343,100-580:0.002850746,20-40:0.002850746</text:p>
          </table:table-cell>
          <table:table-cell office:value-type="float" office:value="2924820" calcext:value-type="float">
            <text:p>29248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333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nF X7R ��10% 0603 <text:s/>Multilayer Ceramic Capacitors MLCC - SMD/SMT ROHS</text:p>
          </table:table-cell>
          <table:table-cell office:value-type="string" calcext:value-type="string">
            <text:p>https://datasheet.lcsc.com/lcsc/1810261514_Samsung-Electro-Mechanics-CL10B333KB8NNNC_C21117.pdf</text:p>
          </table:table-cell>
          <table:table-cell office:value-type="string" calcext:value-type="string">
            <text:p>20-180:0.005507463,200-580:0.004656716,600-1980:0.004179104,2000-9980:0.003880597,10000-19980:0.003641791,20000-:0.003507463</text:p>
          </table:table-cell>
          <table:table-cell office:value-type="float" office:value="265456" calcext:value-type="float">
            <text:p>265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2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224KA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220nF X7R ��10% 0603 <text:s/>Multilayer Ceramic Capacitors MLCC - SMD/SMT ROHS</text:p>
          </table:table-cell>
          <table:table-cell office:value-type="string" calcext:value-type="string">
            <text:p>https://datasheet.lcsc.com/lcsc/1810261513_Samsung-Electro-Mechanics-CL10B224KA8NNNC_C21120.pdf</text:p>
          </table:table-cell>
          <table:table-cell office:value-type="string" calcext:value-type="string">
            <text:p>10000-19980:0.002641791,200-580:0.003835821,2000-9980:0.002925373,20000-:0.002477612,20-180:0.004865672,600-1980:0.003268657</text:p>
          </table:table-cell>
          <table:table-cell office:value-type="float" office:value="338982" calcext:value-type="float">
            <text:p>3389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2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223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nF X7R ��10% 0603 <text:s/>Multilayer Ceramic Capacitors MLCC - SMD/SMT ROHS</text:p>
          </table:table-cell>
          <table:table-cell office:value-type="string" calcext:value-type="string">
            <text:p>https://datasheet.lcsc.com/lcsc/1811101610_Samsung-Electro-Mechanics-CL10B223KB8NNNC_C21122.pdf</text:p>
          </table:table-cell>
          <table:table-cell office:value-type="string" calcext:value-type="string">
            <text:p>20-180:0.005119403,200-580:0.004313433,600-1980:0.003865672,2000-9980:0.003597015,10000-19980:0.003358209,20000-:0.003238806</text:p>
          </table:table-cell>
          <table:table-cell office:value-type="float" office:value="267191" calcext:value-type="float">
            <text:p>267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63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A225KO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6V 2.2uF X5R ��10% 0603 <text:s/>Multilayer Ceramic Capacitors MLCC - SMD/SMT ROHS</text:p>
          </table:table-cell>
          <table:table-cell office:value-type="string" calcext:value-type="string">
            <text:p>https://datasheet.lcsc.com/lcsc/1810271109_Samsung-Electro-Mechanics-CL10A225KO8NNNC_C23630.pdf</text:p>
          </table:table-cell>
          <table:table-cell office:value-type="string" calcext:value-type="string">
            <text:p>20-180:0.004925373,200-580:0.003880597,600-1980:0.003283582,2000-9980:0.002940299,10000-19980:0.002641791,20000-:0.002477612</text:p>
          </table:table-cell>
          <table:table-cell office:value-type="float" office:value="1589095" calcext:value-type="float">
            <text:p>15890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7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A475MP5NR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V 4.7uF X5R ��20% 0402 <text:s/>Multilayer Ceramic Capacitors MLCC - SMD/SMT ROHS</text:p>
          </table:table-cell>
          <table:table-cell office:value-type="string" calcext:value-type="string">
            <text:p>https://datasheet.lcsc.com/lcsc/1810191211_Samsung-Electro-Mechanics-CL05A475MP5NRNC_C23733.pdf</text:p>
          </table:table-cell>
          <table:table-cell office:value-type="string" calcext:value-type="string">
            <text:p>20-180:0.004835821,200-580:0.003895522,600-1980:0.003358209,2000-9980:0.003044776,10000-19980:0.002776119,20000-:0.002626866</text:p>
          </table:table-cell>
          <table:table-cell office:value-type="float" office:value="906938" calcext:value-type="float">
            <text:p>906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96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010C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pF C0G ��0.25pF 0603 <text:s/>Multilayer Ceramic Capacitors MLCC - SMD/SMT ROHS</text:p>
          </table:table-cell>
          <table:table-cell office:value-type="string" calcext:value-type="string">
            <text:p>https://datasheet.lcsc.com/lcsc/1810261512_Samsung-Electro-Mechanics-CL10C010CB8NNNC_C23969.pdf</text:p>
          </table:table-cell>
          <table:table-cell office:value-type="string" calcext:value-type="string">
            <text:p>20-180:0.009029851,200-580:0.007522388,600-1980:0.006686567,2000-9980:0.006179104,10000-19980:0.005746269,20000-:0.005507463</text:p>
          </table:table-cell>
          <table:table-cell office:value-type="float" office:value="13355" calcext:value-type="float">
            <text:p>13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49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B104KBCNNNC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nF X7R ��10% 1206 <text:s/>Multilayer Ceramic Capacitors MLCC - SMD/SMT ROHS</text:p>
          </table:table-cell>
          <table:table-cell office:value-type="string" calcext:value-type="string">
            <text:p>https://datasheet.lcsc.com/lcsc/1810221109_Samsung-Electro-Mechanics-CL31B104KBCNNNC_C24497.pdf</text:p>
          </table:table-cell>
          <table:table-cell office:value-type="string" calcext:value-type="string">
            <text:p>7500-14985:0.006716418,150-435:0.009507463,1500-7485:0.007402985,15000-:0.006358209,15-135:0.011850746,450-1485:0.008194030</text:p>
          </table:table-cell>
          <table:table-cell office:value-type="float" office:value="701735" calcext:value-type="float">
            <text:p>7017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40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B332KB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.3nF X7R ��10% 0402 <text:s/>Multilayer Ceramic Capacitors MLCC - SMD/SMT ROHS</text:p>
          </table:table-cell>
          <table:table-cell office:value-type="string" calcext:value-type="string">
            <text:p>https://datasheet.lcsc.com/lcsc/1810191211_Samsung-Electro-Mechanics-CL05B332KB5NNNC_C26404.pdf</text:p>
          </table:table-cell>
          <table:table-cell office:value-type="string" calcext:value-type="string">
            <text:p>20-180:0.002462687,200-580:0.001880597,600-1980:0.001582090,2000-9980:0.001441791,10000-10020:0.001259701,10040-:0.001259701</text:p>
          </table:table-cell>
          <table:table-cell office:value-type="float" office:value="37585" calcext:value-type="float">
            <text:p>37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92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822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8.2nF X7R ��10% 0603 <text:s/>Multilayer Ceramic Capacitors MLCC - SMD/SMT ROHS</text:p>
          </table:table-cell>
          <table:table-cell office:value-type="string" calcext:value-type="string">
            <text:p>https://datasheet.lcsc.com/lcsc/1810262007_Samsung-Electro-Mechanics-CL10B822KB8NNNC_C27920.pdf</text:p>
          </table:table-cell>
          <table:table-cell office:value-type="string" calcext:value-type="string">
            <text:p>20-180:0.003671642,200-580:0.002940299,600-1980:0.002552239,2000-9980:0.002388060,10000-10020:0.002149254,10040-:0.002149254</text:p>
          </table:table-cell>
          <table:table-cell office:value-type="float" office:value="27938" calcext:value-type="float">
            <text:p>279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2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104KCF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V 100nF X7R ��10% 0805 <text:s/>Multilayer Ceramic Capacitors MLCC - SMD/SMT ROHS</text:p>
          </table:table-cell>
          <table:table-cell office:value-type="string" calcext:value-type="string">
            <text:p>https://datasheet.lcsc.com/lcsc/1810191216_Samsung-Electro-Mechanics-CL21B104KCFNNNE_C28233.pdf</text:p>
          </table:table-cell>
          <table:table-cell office:value-type="string" calcext:value-type="string">
            <text:p>20-180:0.007925373,600-1980:0.005641791,20000-:0.004507463,200-580:0.006447761,2000-9980:0.005149254,10000-19980:0.004731343</text:p>
          </table:table-cell>
          <table:table-cell office:value-type="float" office:value="472266" calcext:value-type="float">
            <text:p>4722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26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C222JBF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2nF C0G ��5% 0805 <text:s/>Multilayer Ceramic Capacitors MLCC - SMD/SMT ROHS</text:p>
          </table:table-cell>
          <table:table-cell office:value-type="string" calcext:value-type="string">
            <text:p>https://datasheet.lcsc.com/lcsc/1810191215_Samsung-Electro-Mechanics-CL21C222JBFNNNE_C28260.pdf</text:p>
          </table:table-cell>
          <table:table-cell office:value-type="string" calcext:value-type="string">
            <text:p>5-45:0.027910448,50-145:0.022686567,150-495:0.019701493,500-2495:0.018059701,2500-4995:0.016567164,5000-:0.015671642</text:p>
          </table:table-cell>
          <table:table-cell office:value-type="float" office:value="95231" calcext:value-type="float">
            <text:p>95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26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68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8pF C0G ��5% 0603 <text:s/>Multilayer Ceramic Capacitors MLCC - SMD/SMT ROHS</text:p>
          </table:table-cell>
          <table:table-cell office:value-type="string" calcext:value-type="string">
            <text:p>https://datasheet.lcsc.com/lcsc/1810261521_Samsung-Electro-Mechanics-CL10C680JB8NNNC_C28262.pdf</text:p>
          </table:table-cell>
          <table:table-cell office:value-type="string" calcext:value-type="string">
            <text:p>200-580:0.005865672,2000-9980:0.004955224,20-180:0.006895522,600-1980:0.005298507,20000-:0.004492537,10000-19980:0.004656716</text:p>
          </table:table-cell>
          <table:table-cell office:value-type="float" office:value="96018" calcext:value-type="float">
            <text:p>960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3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105KBFNNN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uF X7R ��10% 0805 <text:s/>Multilayer Ceramic Capacitors MLCC - SMD/SMT ROHS</text:p>
          </table:table-cell>
          <table:table-cell office:value-type="string" calcext:value-type="string">
            <text:p>https://datasheet.lcsc.com/lcsc/1810191216_Samsung-Electro-Mechanics-CL21B105KBFNNNE_C28323.pdf</text:p>
          </table:table-cell>
          <table:table-cell office:value-type="string" calcext:value-type="string">
            <text:p>600-660:0.003791045,60-80:0.003970149,680-700:0.003791045,720-:0.003791045,100-580:0.003970149,20-40:0.003970149</text:p>
          </table:table-cell>
          <table:table-cell office:value-type="float" office:value="2079096" calcext:value-type="float">
            <text:p>20790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8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1206B475K500N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.7uF X7R ��10% 1206 <text:s/>Multilayer Ceramic Capacitors MLCC - SMD/SMT ROHS</text:p>
          </table:table-cell>
          <table:table-cell office:value-type="string" calcext:value-type="string">
            <text:p>https://datasheet.lcsc.com/lcsc/1811091112_FH--Guangdong-Fenghua-Advanced-Tech-1206B475K500NT_C29823.pdf</text:p>
          </table:table-cell>
          <table:table-cell office:value-type="string" calcext:value-type="string">
            <text:p>5-45:0.036865672,50-145:0.029402985,150-495:0.025671642,2500-4995:0.020597015,500-2495:0.022835821,5000-:0.019552239</text:p>
          </table:table-cell>
          <table:table-cell office:value-type="float" office:value="291133" calcext:value-type="float">
            <text:p>2911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27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402CG6R0C500NT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��0.25pF 0402 Multilayer Ceramic Capacitors MLCC - SMD/SMT ROHS</text:p>
          </table:table-cell>
          <table:table-cell office:value-type="string" calcext:value-type="string">
            <text:p>https://datasheet.lcsc.com/lcsc/1811141733_FH-Guangdong-Fenghua-Advanced-Tech-0402CG6R0C500NT_C30274.pdf</text:p>
          </table:table-cell>
          <table:table-cell office:value-type="string" calcext:value-type="string">
            <text:p>20-180:0.001002985,600-1980:0.000673134,40000-:0.000541791,200-580:0.000786567,2000-9980:0.000620896,10000-10020:0.000552239,10040-19980:0.000552239,20000-39980:0.000546269</text:p>
          </table:table-cell>
          <table:table-cell office:value-type="float" office:value="17924" calcext:value-type="float">
            <text:p>17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65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B683K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8nF X7R ��10% 0603 <text:s/>Multilayer Ceramic Capacitors MLCC - SMD/SMT ROHS</text:p>
          </table:table-cell>
          <table:table-cell office:value-type="string" calcext:value-type="string">
            <text:p>https://datasheet.lcsc.com/lcsc/1811072020_Samsung-Electro-Mechanics-CL10B683KB8NNNC_C31658.pdf</text:p>
          </table:table-cell>
          <table:table-cell office:value-type="string" calcext:value-type="string">
            <text:p>20-180:0.008179104,200-580:0.006895522,600-1980:0.006194030,2000-9980:0.005761194,10000-19980:0.005388060,20000-:0.005194030</text:p>
          </table:table-cell>
          <table:table-cell office:value-type="float" office:value="81290" calcext:value-type="float">
            <text:p>812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94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C100JB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pF C0G ��5% 0402 <text:s/>Multilayer Ceramic Capacitors MLCC - SMD/SMT ROHS</text:p>
          </table:table-cell>
          <table:table-cell office:value-type="string" calcext:value-type="string">
            <text:p>https://datasheet.lcsc.com/lcsc/1810191220_Samsung-Electro-Mechanics-CL05C100JB5NNNC_C32949.pdf</text:p>
          </table:table-cell>
          <table:table-cell office:value-type="string" calcext:value-type="string">
            <text:p>20-180:0.003507463,200-580:0.002895522,2000-9980:0.002417910,10040-:0.002223881,10000-10020:0.002223881,600-1980:0.002567164</text:p>
          </table:table-cell>
          <table:table-cell office:value-type="float" office:value="242441" calcext:value-type="float">
            <text:p>2424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21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B102KGF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0V 1nF X7R ��10% 1206 <text:s/>Multilayer Ceramic Capacitors MLCC - SMD/SMT ROHS</text:p>
          </table:table-cell>
          <table:table-cell office:value-type="string" calcext:value-type="string">
            <text:p>https://datasheet.lcsc.com/lcsc/1810221111_Samsung-Electro-Mechanics-CL31B102KGFNNNE_C35216.pdf</text:p>
          </table:table-cell>
          <table:table-cell office:value-type="string" calcext:value-type="string">
            <text:p>10-90:0.027014925,100-290:0.021492537,300-990:0.018507463,1000-4990:0.016716418,5000-9990:0.015074627,10000-:0.014253731</text:p>
          </table:table-cell>
          <table:table-cell office:value-type="float" office:value="55286" calcext:value-type="float">
            <text:p>552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47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CG6R0C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6pF C0G ��0.25pF 0603 <text:s/>Multilayer Ceramic Capacitors MLCC - SMD/SMT ROHS</text:p>
          </table:table-cell>
          <table:table-cell office:value-type="string" calcext:value-type="string">
            <text:p>https://datasheet.lcsc.com/lcsc/1811061822_FH--Guangdong-Fenghua-Advanced-Tech-0603CG6R0C500NT_C37474.pdf</text:p>
          </table:table-cell>
          <table:table-cell office:value-type="string" calcext:value-type="string">
            <text:p>20-180:0.002940299,200-580:0.002388060,600-1980:0.002000000,2000-9980:0.001671642,20000-:0.001582090,10000-19980:0.001611940</text:p>
          </table:table-cell>
          <table:table-cell office:value-type="float" office:value="68848" calcext:value-type="float">
            <text:p>68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85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12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2pF C0G ��5% 0603 <text:s/>Multilayer Ceramic Capacitors MLCC - SMD/SMT ROHS</text:p>
          </table:table-cell>
          <table:table-cell office:value-type="string" calcext:value-type="string">
            <text:p>https://datasheet.lcsc.com/lcsc/1810261515_Samsung-Electro-Mechanics-CL10C120JB8NNNC_C38523.pdf</text:p>
          </table:table-cell>
          <table:table-cell office:value-type="string" calcext:value-type="string">
            <text:p>20-180:0.004298507,200-580:0.003626866,600-1980:0.003253731,2000-9980:0.003029851,10000-19980:0.002835821,20000-:0.002731343</text:p>
          </table:table-cell>
          <table:table-cell office:value-type="float" office:value="205653" calcext:value-type="float">
            <text:p>2056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914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C560JB8NN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56pF C0G ��5% 0603 <text:s/>Multilayer Ceramic Capacitors MLCC - SMD/SMT ROHS</text:p>
          </table:table-cell>
          <table:table-cell office:value-type="string" calcext:value-type="string">
            <text:p>https://datasheet.lcsc.com/lcsc/1810261515_Samsung-Electro-Mechanics-CL10C560JB8NNNC_C39148.pdf</text:p>
          </table:table-cell>
          <table:table-cell office:value-type="string" calcext:value-type="string">
            <text:p>20-180:0.005477612,200-580:0.004552239,600-1980:0.004029851,2000-9980:0.003731343,10000-19980:0.003462687,20000-:0.003313433</text:p>
          </table:table-cell>
          <table:table-cell office:value-type="float" office:value="39856" calcext:value-type="float">
            <text:p>398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21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CG3R0C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pF C0G ��0.25pF 0603 <text:s/>Multilayer Ceramic Capacitors MLCC - SMD/SMT ROHS</text:p>
          </table:table-cell>
          <table:table-cell office:value-type="string" calcext:value-type="string">
            <text:p>https://datasheet.lcsc.com/lcsc/1811061821_FH--Guangdong-Fenghua-Advanced-Tech-0603CG3R0C500NT_C46219.pdf</text:p>
          </table:table-cell>
          <table:table-cell office:value-type="string" calcext:value-type="string">
            <text:p>20-180:0.002835821,600-1980:0.001925373,20000-:0.001522388,10000-19980:0.001552239,200-580:0.002298507,2000-9980:0.001597015</text:p>
          </table:table-cell>
          <table:table-cell office:value-type="float" office:value="2952734" calcext:value-type="float">
            <text:p>29527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665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102KBC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nF X7R ��10% 0805 <text:s/>Multilayer Ceramic Capacitors MLCC - SMD/SMT ROHS</text:p>
          </table:table-cell>
          <table:table-cell office:value-type="string" calcext:value-type="string">
            <text:p>https://datasheet.lcsc.com/lcsc/1808311543_Samsung-Electro-Mechanics-CL21B102KBCNNNC_C46653.pdf</text:p>
          </table:table-cell>
          <table:table-cell office:value-type="string" calcext:value-type="string">
            <text:p>20-180:0.008029851,200-580:0.006552239,600-1980:0.005731343,2000-9980:0.005238806,10000-19980:0.004805970,20000-:0.004582090</text:p>
          </table:table-cell>
          <table:table-cell office:value-type="float" office:value="779997" calcext:value-type="float">
            <text:p>7799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7339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A474KP5NN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V 470nF X5R ��10% 0402 <text:s/>Multilayer Ceramic Capacitors MLCC - SMD/SMT ROHS</text:p>
          </table:table-cell>
          <table:table-cell office:value-type="string" calcext:value-type="string">
            <text:p>https://datasheet.lcsc.com/lcsc/1810191214_Samsung-Electro-Mechanics-CL05A474KP5NNNC-_C47339.pdf</text:p>
          </table:table-cell>
          <table:table-cell office:value-type="string" calcext:value-type="string">
            <text:p>10000-10020:0.001340299,20-180:0.002611940,200-580:0.002000000,600-1980:0.001686567,2000-9980:0.001537313,10040-:0.001340299</text:p>
          </table:table-cell>
          <table:table-cell office:value-type="float" office:value="271347" calcext:value-type="float">
            <text:p>2713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21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805F225M500N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2uF Y5V ��20% 0805 <text:s/>Multilayer Ceramic Capacitors MLCC - SMD/SMT ROHS</text:p>
          </table:table-cell>
          <table:table-cell office:value-type="string" calcext:value-type="string">
            <text:p>https://datasheet.lcsc.com/lcsc/1811101411_FH--Guangdong-Fenghua-Advanced-Tech-0805F225M500NT_C49217.pdf</text:p>
          </table:table-cell>
          <table:table-cell office:value-type="string" calcext:value-type="string">
            <text:p>100-290:0.012417910,1000-4990:0.008641791,10000-:0.008208955,5000-9990:0.008358209,10-90:0.015223881,300-990:0.010343284</text:p>
          </table:table-cell>
          <table:table-cell office:value-type="float" office:value="287481" calcext:value-type="float">
            <text:p>287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967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805KRX7R9BB104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nF X7R ��10% 0805 <text:s/>Multilayer Ceramic Capacitors MLCC - SMD/SMT ROHS</text:p>
          </table:table-cell>
          <table:table-cell office:value-type="string" calcext:value-type="string">
            <text:p>https://datasheet.lcsc.com/lcsc/1810101813_YAGEO-CC0805KRX7R9BB104_C49678.pdf</text:p>
          </table:table-cell>
          <table:table-cell office:value-type="string" calcext:value-type="string">
            <text:p>20-180:0.003238806,200-580:0.002522388,600-1980:0.002208955,2000-9980:0.001970149,10000-19980:0.001880597,40000-79980:0.001805970,80000-:0.001791045,20000-39980:0.001820896</text:p>
          </table:table-cell>
          <table:table-cell office:value-type="float" office:value="9823408" calcext:value-type="float">
            <text:p>98234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025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B225KB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.2uF X7R ��10% 1206 <text:s/>Multilayer Ceramic Capacitors MLCC - SMD/SMT ROHS</text:p>
          </table:table-cell>
          <table:table-cell office:value-type="string" calcext:value-type="string">
            <text:p>https://datasheet.lcsc.com/lcsc/1811072012_Samsung-Electro-Mechanics-CL31B225KBHNNNE_C50254.pdf</text:p>
          </table:table-cell>
          <table:table-cell office:value-type="string" calcext:value-type="string">
            <text:p>2500-4995:0.019552239,50-145:0.027611940,500-2495:0.021641791,5000-:0.018507463,5-45:0.034477612,150-495:0.024179104</text:p>
          </table:table-cell>
          <table:table-cell office:value-type="float" office:value="592311" calcext:value-type="float">
            <text:p>5923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20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331K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0pF X7R ��10% 0805 <text:s/>Multilayer Ceramic Capacitors MLCC - SMD/SMT ROHS</text:p>
          </table:table-cell>
          <table:table-cell office:value-type="string" calcext:value-type="string">
            <text:p>https://datasheet.lcsc.com/lcsc/1810191220_Samsung-Electro-Mechanics-CL21B331KBANNNC_C51207.pdf</text:p>
          </table:table-cell>
          <table:table-cell office:value-type="string" calcext:value-type="string">
            <text:p>20-180:0.003865672,200-580:0.003194030,600-1980:0.002820896,2000-9980:0.002597015,10000-19980:0.002402985,20000-:0.002298507</text:p>
          </table:table-cell>
          <table:table-cell office:value-type="float" office:value="171749" calcext:value-type="float">
            <text:p>171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9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A105KA5NQ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1uF X5R ��10% 0402 <text:s/>Multilayer Ceramic Capacitors MLCC - SMD/SMT ROHS</text:p>
          </table:table-cell>
          <table:table-cell office:value-type="string" calcext:value-type="string">
            <text:p>https://datasheet.lcsc.com/lcsc/1811091611_Samsung-Electro-Mechanics-CL05A105KA5NQNC_C52923.pdf</text:p>
          </table:table-cell>
          <table:table-cell office:value-type="string" calcext:value-type="string">
            <text:p>20-180:0.003029851,200-580:0.002313433,600-1980:0.001925373,2000-9980:0.001761194,10000-10020:0.001537313,10040-:0.001537313</text:p>
          </table:table-cell>
          <table:table-cell office:value-type="float" office:value="3270158" calcext:value-type="float">
            <text:p>32701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13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473KBC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7nF X7R ��10% 0805 <text:s/>Multilayer Ceramic Capacitors MLCC - SMD/SMT ROHS</text:p>
          </table:table-cell>
          <table:table-cell office:value-type="string" calcext:value-type="string">
            <text:p>https://datasheet.lcsc.com/lcsc/1811091614_Samsung-Electro-Mechanics-CL21B473KBCNNNC_C53134.pdf</text:p>
          </table:table-cell>
          <table:table-cell office:value-type="string" calcext:value-type="string">
            <text:p>20-180:0.010656716,200-580:0.008805970,600-1980:0.007791045,2000-9980:0.007179104,10000-19980:0.006641791,20000-:0.006358209</text:p>
          </table:table-cell>
          <table:table-cell office:value-type="float" office:value="119690" calcext:value-type="float">
            <text:p>119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17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21B332KBANNNC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.3nF X7R ��10% 0805 <text:s/>Multilayer Ceramic Capacitors MLCC - SMD/SMT ROHS</text:p>
          </table:table-cell>
          <table:table-cell office:value-type="string" calcext:value-type="string">
            <text:p>https://datasheet.lcsc.com/lcsc/1810191220_Samsung-Electro-Mechanics-CL21B332KBANNNC-_C53175.pdf</text:p>
          </table:table-cell>
          <table:table-cell office:value-type="string" calcext:value-type="string">
            <text:p>20-180:0.008552239,200-580:0.006880597,600-1980:0.005940299,2000-9980:0.005388060,10000-19980:0.004910448,20000-:0.00464179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987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472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4.7nF X7R ��10% 0603 <text:s/>Multilayer Ceramic Capacitors MLCC - SMD/SMT ROHS</text:p>
          </table:table-cell>
          <table:table-cell office:value-type="string" calcext:value-type="string">
            <text:p>https://datasheet.lcsc.com/lcsc/1811061811_FH--Guangdong-Fenghua-Advanced-Tech-0603B472K500NT_C53987.pdf</text:p>
          </table:table-cell>
          <table:table-cell office:value-type="string" calcext:value-type="string">
            <text:p>20-180:0.002522388,600-1980:0.001716418,20000-:0.001358209,10000-19980:0.001382090,200-580:0.002059701,2000-9980:0.001429851</text:p>
          </table:table-cell>
          <table:table-cell office:value-type="float" office:value="371525" calcext:value-type="float">
            <text:p>3715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7112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0603B103K500N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nF X7R ��10% 0603 <text:s/>Multilayer Ceramic Capacitors MLCC - SMD/SMT ROHS</text:p>
          </table:table-cell>
          <table:table-cell office:value-type="string" calcext:value-type="string">
            <text:p>https://datasheet.lcsc.com/lcsc/2102081402_FH--Guangdong-Fenghua-Advanced-Tech-0603B103K500NT_C57112.pdf</text:p>
          </table:table-cell>
          <table:table-cell office:value-type="string" calcext:value-type="string">
            <text:p>20-180:0.002343284,200-580:0.001895522,600-1980:0.001567164,2000-9980:0.001298507,10000-19980:0.001252239,20000-:0.001229851</text:p>
          </table:table-cell>
          <table:table-cell office:value-type="float" office:value="3264941" calcext:value-type="float">
            <text:p>32649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946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A226MQ8NR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.3V 22uF X5R ��20% 0603 <text:s/>Multilayer Ceramic Capacitors MLCC - SMD/SMT ROHS</text:p>
          </table:table-cell>
          <table:table-cell office:value-type="string" calcext:value-type="string">
            <text:p>https://datasheet.lcsc.com/lcsc/1811151138_Samsung-Electro-Mechanics-CL10A226MQ8NRNC_C59461.pdf</text:p>
          </table:table-cell>
          <table:table-cell office:value-type="string" calcext:value-type="string">
            <text:p>20-180:0.004343284,200-580:0.004223881,600-1980:0.004223881,2000-9980:0.004223881,10000-19980:0.004223881,20000-:0.004223881</text:p>
          </table:table-cell>
          <table:table-cell office:value-type="float" office:value="7490105" calcext:value-type="float">
            <text:p>749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612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31A476MPHNNN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V 47uF X5R ��20% 1206 <text:s/>Multilayer Ceramic Capacitors MLCC - SMD/SMT ROHS</text:p>
          </table:table-cell>
          <table:table-cell office:value-type="string" calcext:value-type="string">
            <text:p>https://datasheet.lcsc.com/lcsc/1810221121_Samsung-Electro-Mechanics-CL31A476MPHNNNE_C96123.pdf</text:p>
          </table:table-cell>
          <table:table-cell office:value-type="string" calcext:value-type="string">
            <text:p>5-45:0.074029851,50-145:0.059552239,150-495:0.052238806,500-2495:0.046865672,2500-4995:0.042537313,5000-:0.040298507</text:p>
          </table:table-cell>
          <table:table-cell office:value-type="float" office:value="185016" calcext:value-type="float">
            <text:p>185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6446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10A106MA8NRNC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V 10uF X5R ��20% 0603 <text:s/>Multilayer Ceramic Capacitors MLCC - SMD/SMT ROHS</text:p>
          </table:table-cell>
          <table:table-cell office:value-type="string" calcext:value-type="string">
            <text:p>https://datasheet.lcsc.com/lcsc/1811110921_Samsung-Electro-Mechanics-CL10A106MA8NRNC_C96446.pdf</text:p>
          </table:table-cell>
          <table:table-cell office:value-type="string" calcext:value-type="string">
            <text:p>100-580:0.012298507,60-80:0.012298507,600-660:0.011746269,680-700:0.011746269,720-:0.011746269,20-40:0.012298507</text:p>
          </table:table-cell>
          <table:table-cell office:value-type="float" office:value="3291195" calcext:value-type="float">
            <text:p>32911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704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603JRNPO9BN270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7pF NP0 ��5% 0603 <text:s/>Multilayer Ceramic Capacitors MLCC - SMD/SMT ROHS</text:p>
          </table:table-cell>
          <table:table-cell office:value-type="string" calcext:value-type="string">
            <text:p>https://datasheet.lcsc.com/lcsc/1811082127_YAGEO-CC0603JRNPO9BN270_C107045.pdf</text:p>
          </table:table-cell>
          <table:table-cell office:value-type="string" calcext:value-type="string">
            <text:p>20-180:0.002343284,200-580:0.001835821,600-1980:0.001567164,2000-9980:0.001438806,10000-10020:0.001276119,10040-19980:0.001276119,40000-:0.001252239,20000-39980:0.001262687</text:p>
          </table:table-cell>
          <table:table-cell office:value-type="float" office:value="169322" calcext:value-type="float">
            <text:p>169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7110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805JRNPO9BN150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5pF NP0 ��5% 0805 <text:s/>Multilayer Ceramic Capacitors MLCC - SMD/SMT ROHS</text:p>
          </table:table-cell>
          <table:table-cell office:value-type="string" calcext:value-type="string">
            <text:p>https://datasheet.lcsc.com/lcsc/1810311412_YAGEO-CC0805JRNPO9BN150_C107110.pdf</text:p>
          </table:table-cell>
          <table:table-cell office:value-type="string" calcext:value-type="string">
            <text:p>20-180:0.006298507,200-580:0.005104478,600-1980:0.004432836,2000-9980:0.004029851,10000-19980:0.003686567,20000-39980:0.003492537,40000-79980:0.003447761,80000-:0.003432836</text:p>
          </table:table-cell>
          <table:table-cell office:value-type="float" office:value="57833" calcext:value-type="float">
            <text:p>578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7114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805JRNPO9BN300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0pF NP0 ��5% 0805 <text:s/>Multilayer Ceramic Capacitors MLCC - SMD/SMT ROHS</text:p>
          </table:table-cell>
          <table:table-cell office:value-type="string" calcext:value-type="string">
            <text:p>https://datasheet.lcsc.com/lcsc/1810311413_YAGEO-CC0805JRNPO9BN300_C107114.pdf</text:p>
          </table:table-cell>
          <table:table-cell office:value-type="string" calcext:value-type="string">
            <text:p>20-180:0.005671642,200-580:0.004597015,600-1980:0.004000000,2000-9980:0.003641791,10000-19980:0.003328358,20000-39980:0.003164179,40000-79980:0.003119403,80000-:0.003104478</text:p>
          </table:table-cell>
          <table:table-cell office:value-type="float" office:value="85475" calcext:value-type="float">
            <text:p>85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711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805JRNPO9BN330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33pF NP0 ��5% 0805 <text:s/>Multilayer Ceramic Capacitors MLCC - SMD/SMT ROHS</text:p>
          </table:table-cell>
          <table:table-cell office:value-type="string" calcext:value-type="string">
            <text:p>https://datasheet.lcsc.com/lcsc/1810311413_YAGEO-CC0805JRNPO9BN330_C107115.pdf</text:p>
          </table:table-cell>
          <table:table-cell office:value-type="string" calcext:value-type="string">
            <text:p>20-180:0.006582090,200-580:0.005388060,600-1980:0.004731343,2000-9980:0.004328358,10000-19980:0.003985075,20000-39980:0.003805970,40000-79980:0.003761194,80000-:0.003746269</text:p>
          </table:table-cell>
          <table:table-cell office:value-type="float" office:value="98471" calcext:value-type="float">
            <text:p>984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7145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C0805KRX7R9BB221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GEO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220pF X7R ��10% 0805 <text:s/>Multilayer Ceramic Capacitors MLCC - SMD/SMT ROHS</text:p>
          </table:table-cell>
          <table:table-cell office:value-type="string" calcext:value-type="string">
            <text:p>https://datasheet.lcsc.com/lcsc/1809281326_YAGEO-CC0805KRX7R9BB221_C107145.pdf</text:p>
          </table:table-cell>
          <table:table-cell office:value-type="string" calcext:value-type="string">
            <text:p>20-180:0.007164179,200-580:0.006044776,600-1980:0.005417910,2000-9980:0.005044776,10000-19980:0.004716418,20000-39980:0.004552239,40000-79980:0.004507463,80000-:0.004492537</text:p>
          </table:table-cell>
          <table:table-cell office:value-type="float" office:value="64765" calcext:value-type="float">
            <text:p>647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0733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CL05B104KB54PNC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amsung Electro-Mecha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0nF X7R ��10% 0402 <text:s/>Multilayer Ceramic Capacitors MLCC - SMD/SMT ROHS</text:p>
          </table:table-cell>
          <table:table-cell office:value-type="string" calcext:value-type="string">
            <text:p>https://datasheet.lcsc.com/lcsc/1810191222_Samsung-Electro-Mechanics-CL05B104KB54PNC_C307331.pdf</text:p>
          </table:table-cell>
          <table:table-cell office:value-type="string" calcext:value-type="string">
            <text:p>20-180:0.005985075,200-580:0.005000000,600-1980:0.004462687,2000-9980:0.004134328,10000-19980:0.003850746,20000-:0.003701493</text:p>
          </table:table-cell>
          <table:table-cell office:value-type="float" office:value="3055063" calcext:value-type="float">
            <text:p>30550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0198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Multilayer Ceramic Capacitors MLCC - SMD/SMT</text:p>
          </table:table-cell>
          <table:table-cell office:value-type="string" calcext:value-type="string">
            <text:p>GRM21BR61H106KE43L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urata 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0uF X5R ��10% 0805 <text:s/>Multilayer Ceramic Capacitors MLCC - SMD/SMT ROHS</text:p>
          </table:table-cell>
          <table:table-cell office:value-type="string" calcext:value-type="string">
            <text:p>https://datasheet.lcsc.com/lcsc/2004251506_Murata-Electronics-GRM21BR61H106KE43L_C440198.pdf</text:p>
          </table:table-cell>
          <table:table-cell office:value-type="string" calcext:value-type="string">
            <text:p>5-45:0.079850746,50-145:0.064477612,150-495:0.056567164,2500-4995:0.047910448,500-2495:0.050149254,5000-:0.046417910</text:p>
          </table:table-cell>
          <table:table-cell office:value-type="float" office:value="257056" calcext:value-type="float">
            <text:p>257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71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Tantalum Capacitors</text:p>
          </table:table-cell>
          <table:table-cell office:value-type="string" calcext:value-type="string">
            <text:p>TAJA106K016RNJ</text:p>
          </table:table-cell>
          <table:table-cell office:value-type="string" calcext:value-type="string">
            <text:p>CASE-A_321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uF 16V -55��~+125�� 3��@100kHz ��10% CASE-A_3216 <text:s/>Tantalum Capacitors ROHS</text:p>
          </table:table-cell>
          <table:table-cell office:value-type="string" calcext:value-type="string">
            <text:p>https://datasheet.lcsc.com/lcsc/1811071223_Kyocera-AVX-TAJA106K016RNJ_C7171.pdf</text:p>
          </table:table-cell>
          <table:table-cell office:value-type="string" calcext:value-type="string">
            <text:p>150-165:0.048507463,15-20:0.050895522,170-175:0.048507463,180-:0.048507463,25-145:0.050895522,5-10:0.050895522</text:p>
          </table:table-cell>
          <table:table-cell office:value-type="float" office:value="636995" calcext:value-type="float">
            <text:p>6369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133</text:p>
          </table:table-cell>
          <table:table-cell office:value-type="string" calcext:value-type="string">
            <text:p>Capacitors</text:p>
          </table:table-cell>
          <table:table-cell office:value-type="string" calcext:value-type="string">
            <text:p>Tantalum Capacitors</text:p>
          </table:table-cell>
          <table:table-cell office:value-type="string" calcext:value-type="string">
            <text:p>TAJB107K006RNJ</text:p>
          </table:table-cell>
          <table:table-cell office:value-type="string" calcext:value-type="string">
            <text:p>CASE-B_35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Kyocera AVX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uF 6.3V -55��~+125�� 1.7��@100kHz ��10% CASE-B_3528 <text:s/>Tantalum Capacitors ROHS</text:p>
          </table:table-cell>
          <table:table-cell office:value-type="string" calcext:value-type="string">
            <text:p>https://datasheet.lcsc.com/lcsc/2111161030_Kyocera-AVX-TAJB107K006RNJ-_C16133.pdf</text:p>
          </table:table-cell>
          <table:table-cell office:value-type="string" calcext:value-type="string">
            <text:p>150-165:0.080000000,15-20:0.083731343,170-175:0.080000000,180-:0.080000000,25-145:0.083731343,5-10:0.083731343</text:p>
          </table:table-cell>
          <table:table-cell office:value-type="float" office:value="297844" calcext:value-type="float">
            <text:p>2978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521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Analog Switches / Multiplexers</text:p>
          </table:table-cell>
          <table:table-cell office:value-type="string" calcext:value-type="string">
            <text:p>CD4052BM96</text:p>
          </table:table-cell>
          <table:table-cell office:value-type="string" calcext:value-type="string">
            <text:p>SOIC-16_150m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16_150mil <text:s/>Analog Switches / Multiplexers ROHS</text:p>
          </table:table-cell>
          <table:table-cell office:value-type="string" calcext:value-type="string">
            <text:p>http://www.ti.com/cn/lit/gpn/cd4052b</text:p>
          </table:table-cell>
          <table:table-cell office:value-type="string" calcext:value-type="string">
            <text:p>1-9:0.344776119,10-29:0.276119403,30-99:0.246268657,100-499:0.208955224,500-999:0.194029851,1000-:0.183582090</text:p>
          </table:table-cell>
          <table:table-cell office:value-type="float" office:value="4323" calcext:value-type="float">
            <text:p>43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379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Analog Switches / Multiplexers</text:p>
          </table:table-cell>
          <table:table-cell office:value-type="string" calcext:value-type="string">
            <text:p>CD4051BM96</text:p>
          </table:table-cell>
          <table:table-cell office:value-type="string" calcext:value-type="string">
            <text:p>SOIC-16_150m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16_150mil <text:s/>Analog Switches / Multiplexers ROHS</text:p>
          </table:table-cell>
          <table:table-cell office:value-type="string" calcext:value-type="string">
            <text:p>http://www.ti.com/cn/lit/gpn/cd4051b</text:p>
          </table:table-cell>
          <table:table-cell office:value-type="string" calcext:value-type="string">
            <text:p>1-9:0.364179104,10-29:0.291044776,30-99:0.259701493,100-499:0.220895522,500-999:0.204477612,1000-:0.194029851</text:p>
          </table:table-cell>
          <table:table-cell office:value-type="float" office:value="26334" calcext:value-type="float">
            <text:p>26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52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CAN ICs</text:p>
          </table:table-cell>
          <table:table-cell office:value-type="string" calcext:value-type="string">
            <text:p>TJA1050T/CM,118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/1 CAN Transceiver SOIC-8_150mil <text:s/>CAN ICs ROHS</text:p>
          </table:table-cell>
          <table:table-cell office:value-type="string" calcext:value-type="string">
            <text:p>https://datasheet.lcsc.com/lcsc/1809201810_NXP-Semicon-TJA1050T-CM-118_C6952.pdf</text:p>
          </table:table-cell>
          <table:table-cell office:value-type="string" calcext:value-type="string">
            <text:p>1-9:0.820895522,10-29:0.732835821,30-99:0.649253731,100-499:0.588059701,500-999:0.562686567,2000-3999:0.544776119,4000-:0.541791045,1000-1999:0.549253731</text:p>
          </table:table-cell>
          <table:table-cell office:value-type="float" office:value="25721" calcext:value-type="float">
            <text:p>25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084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CAN ICs</text:p>
          </table:table-cell>
          <table:table-cell office:value-type="string" calcext:value-type="string">
            <text:p>SN65HVD230D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/1 1Mbps CAN Transceiver SOIC-8_150mil <text:s/>CAN ICs ROHS</text:p>
          </table:table-cell>
          <table:table-cell office:value-type="string" calcext:value-type="string">
            <text:p>http://www.ti.com/cn/lit/gpn/sn65hvd230</text:p>
          </table:table-cell>
          <table:table-cell office:value-type="string" calcext:value-type="string">
            <text:p>1-9:1.546268657,10-29:1.376119403,30-99:1.255223881,100-499:1.146268657,500-999:1.095522388,1000-:1.076119403</text:p>
          </table:table-cell>
          <table:table-cell office:value-type="float" office:value="13743" calcext:value-type="float">
            <text:p>137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669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Digital Isolators</text:p>
          </table:table-cell>
          <table:table-cell office:value-type="string" calcext:value-type="string">
            <text:p>ADUM1201ARZ-RL7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nalog Device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 Unidirectional 2500Vrms 1Mbps General Purpose Magnetic Coupling SOIC-8_150mil <text:s/>Digital Isolators ROHS</text:p>
          </table:table-cell>
          <table:table-cell office:value-type="string" calcext:value-type="string">
            <text:p>https://datasheet.lcsc.com/lcsc/1810151812_Analog-Devices-ADUM1201ARZ-RL7_C9669.pdf</text:p>
          </table:table-cell>
          <table:table-cell office:value-type="string" calcext:value-type="string">
            <text:p>500-999:1.550746269,100-499:1.617910448,4000-:1.500000000,1000-1999:1.522388060,10-29:1.922388060,2000-3999:1.510447761,30-99:1.762686567,1-9:2.147761194</text:p>
          </table:table-cell>
          <table:table-cell office:value-type="float" office:value="17579" calcext:value-type="float">
            <text:p>17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55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RS-485/RS-422 ICs</text:p>
          </table:table-cell>
          <table:table-cell office:value-type="string" calcext:value-type="string">
            <text:p>SP485EEN-L/T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ansceiver 4.75V~5.25V 10Mbps 1/1 SOIC-8_150mil <text:s/>RS-485/RS-422 ICs ROHS</text:p>
          </table:table-cell>
          <table:table-cell office:value-type="string" calcext:value-type="string">
            <text:p>https://datasheet.lcsc.com/lcsc/2104081903_MaxLinear-SP485EEN-L-TR_C6855.pdf</text:p>
          </table:table-cell>
          <table:table-cell office:value-type="string" calcext:value-type="string">
            <text:p>1-9:0.252089552,10-29:0.201492537,30-99:0.176716418,100-499:0.154611940,500-999:0.148507463,4000-:0.142686567,2000-3999:0.143731343,1000-1999:0.144925373</text:p>
          </table:table-cell>
          <table:table-cell office:value-type="float" office:value="137942" calcext:value-type="float">
            <text:p>1379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063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RS-485/RS-422 ICs</text:p>
          </table:table-cell>
          <table:table-cell office:value-type="string" calcext:value-type="string">
            <text:p>SN75176BD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ansceiver 4.75V~5.25V 1/1 SOIC-8_150mil <text:s/>RS-485/RS-422 ICs ROHS</text:p>
          </table:table-cell>
          <table:table-cell office:value-type="string" calcext:value-type="string">
            <text:p>http://www.ti.com/cn/lit/gpn/sn75176b</text:p>
          </table:table-cell>
          <table:table-cell office:value-type="string" calcext:value-type="string">
            <text:p>1-9:0.272238806,10-29:0.214179104,30-99:0.185671642,100-499:0.160388060,500-999:0.153432836,1000-:0.149253731</text:p>
          </table:table-cell>
          <table:table-cell office:value-type="float" office:value="55473" calcext:value-type="float">
            <text:p>554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963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RS-485/RS-422 ICs</text:p>
          </table:table-cell>
          <table:table-cell office:value-type="string" calcext:value-type="string">
            <text:p>SP3485EN-L/T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ansceiver 3.3V 10Mbps 1/1 SOIC-8_150mil <text:s/>RS-485/RS-422 ICs ROHS</text:p>
          </table:table-cell>
          <table:table-cell office:value-type="string" calcext:value-type="string">
            <text:p>https://datasheet.lcsc.com/lcsc/1811021609_MaxLinear-SP3485EN-L-TR_C8963.pdf</text:p>
          </table:table-cell>
          <table:table-cell office:value-type="string" calcext:value-type="string">
            <text:p>1-9:0.497014925,10-29:0.419402985,30-99:0.365671642,500-999:0.307462687,100-499:0.320895522,1000-:0.298507463</text:p>
          </table:table-cell>
          <table:table-cell office:value-type="float" office:value="87162" calcext:value-type="float">
            <text:p>871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482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RS232 ICs</text:p>
          </table:table-cell>
          <table:table-cell office:value-type="string" calcext:value-type="string">
            <text:p>SP3232EEY-L/TR</text:p>
          </table:table-cell>
          <table:table-cell office:value-type="string" calcext:value-type="string">
            <text:p>TSSOP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Linear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35Kbps 3V~5.5V transceiver 2/2 TSSOP-16 <text:s/>RS232 ICs ROHS</text:p>
          </table:table-cell>
          <table:table-cell office:value-type="string" calcext:value-type="string">
            <text:p>https://datasheet.lcsc.com/lcsc/1810111814_MaxLinear-SP3232EEY-L-TR_C13482.pdf</text:p>
          </table:table-cell>
          <table:table-cell office:value-type="string" calcext:value-type="string">
            <text:p>72-198:0.535820896,60-66:0.535820896,1000-:0.525373134,200-998:0.529850746,68-70:0.535820896,10-58:0.559701493,2-4:0.559701493,6-8:0.559701493</text:p>
          </table:table-cell>
          <table:table-cell office:value-type="float" office:value="73782" calcext:value-type="float">
            <text:p>73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860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RS232 ICs</text:p>
          </table:table-cell>
          <table:table-cell office:value-type="string" calcext:value-type="string">
            <text:p>MAX232ESE+T</text:p>
          </table:table-cell>
          <table:table-cell office:value-type="string" calcext:value-type="string">
            <text:p>SOIC-16_150m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V transceiver 2/2 SOIC-16_150mil <text:s/>RS232 ICs ROHS</text:p>
          </table:table-cell>
          <table:table-cell office:value-type="string" calcext:value-type="string">
            <text:p>https://datasheet.lcsc.com/lcsc/1809301135_Maxim-Integrated-MAX232ESE-T_C26860.pdf</text:p>
          </table:table-cell>
          <table:table-cell office:value-type="string" calcext:value-type="string">
            <text:p>30-99:0.573134328,500-999:0.485074627,1-9:0.768656716,100-499:0.505970149,10-29:0.653731343,2000-3999:0.468656716,4000-:0.464179104,1000-1999:0.471641791</text:p>
          </table:table-cell>
          <table:table-cell office:value-type="float" office:value="28414" calcext:value-type="float">
            <text:p>28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568</text:p>
          </table:table-cell>
          <table:table-cell office:value-type="string" calcext:value-type="string">
            <text:p>Communication Interface Chip/UART/485/232</text:p>
          </table:table-cell>
          <table:table-cell office:value-type="string" calcext:value-type="string">
            <text:p>USB ICs</text:p>
          </table:table-cell>
          <table:table-cell office:value-type="string" calcext:value-type="string">
            <text:p>CP2102-GMR</text:p>
          </table:table-cell>
          <table:table-cell office:value-type="string" calcext:value-type="string">
            <text:p>QFN-28_5x5x05P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SILICON LAB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ransceiver 1Mbps USB 1/1 QFN-28_5x5x05P <text:s/>USB ICs ROHS</text:p>
          </table:table-cell>
          <table:table-cell office:value-type="string" calcext:value-type="string">
            <text:p>https://datasheet.lcsc.com/lcsc/1811081920_SILICON-LABS-CP2102-GMR_C6568.pdf</text:p>
          </table:table-cell>
          <table:table-cell office:value-type="string" calcext:value-type="string">
            <text:p>1-9:2.001492537,10-29:1.764179104,30-99:1.595522388,100-499:1.443283582,500-999:1.373134328,1000-:1.343283582</text:p>
          </table:table-cell>
          <table:table-cell office:value-type="float" office:value="20331" calcext:value-type="float">
            <text:p>203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002</text:p>
          </table:table-cell>
          <table:table-cell office:value-type="string" calcext:value-type="string">
            <text:p>Crystal Oscillator/Oscillator/Resonator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X322512MSB4SI</text:p>
          </table:table-cell>
          <table:table-cell office:value-type="string" calcext:value-type="string">
            <text:p>SMD3225-4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MHz SMD Crystal Resonator 20pF ��10ppm ��30ppm -40��~+85�� SMD3225-4P <text:s/>Crystals ROHS</text:p>
          </table:table-cell>
          <table:table-cell office:value-type="string" calcext:value-type="string">
            <text:p>https://datasheet.lcsc.com/lcsc/2103291203_Yangxing-Tech-X322512MSB4SI_C9002.pdf</text:p>
          </table:table-cell>
          <table:table-cell office:value-type="string" calcext:value-type="string">
            <text:p>5-45:0.074626866,50-145:0.059701493,150-495:0.052238806,2500-4995:0.042238806,500-2495:0.046716418,5000-:0.040000000</text:p>
          </table:table-cell>
          <table:table-cell office:value-type="float" office:value="102788" calcext:value-type="float">
            <text:p>1027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006</text:p>
          </table:table-cell>
          <table:table-cell office:value-type="string" calcext:value-type="string">
            <text:p>Crystal Oscillator/Oscillator/Resonator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X322525MOB4SI</text:p>
          </table:table-cell>
          <table:table-cell office:value-type="string" calcext:value-type="string">
            <text:p>SMD3225-4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MHz SMD Crystal Resonator 12pF ��10ppm ��30ppm -40��~+85�� SMD3225-4P <text:s/>Crystals ROHS</text:p>
          </table:table-cell>
          <table:table-cell office:value-type="string" calcext:value-type="string">
            <text:p>https://datasheet.lcsc.com/lcsc/2103291203_Yangxing-Tech-X322525MOB4SI_C9006.pdf</text:p>
          </table:table-cell>
          <table:table-cell office:value-type="string" calcext:value-type="string">
            <text:p>5-45:0.074925373,50-145:0.060000000,150-495:0.052537313,2500-4995:0.042537313,500-2495:0.047014925,5000-:0.040298507</text:p>
          </table:table-cell>
          <table:table-cell office:value-type="float" office:value="146152" calcext:value-type="float">
            <text:p>146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738</text:p>
          </table:table-cell>
          <table:table-cell office:value-type="string" calcext:value-type="string">
            <text:p>Crystal Oscillator/Oscillator/Resonator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X322516MLB4SI</text:p>
          </table:table-cell>
          <table:table-cell office:value-type="string" calcext:value-type="string">
            <text:p>SMD3225-4P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6MHz SMD Crystal Resonator 9pF ��10ppm ��30ppm -40��~+85�� SMD3225-4P <text:s/>Crystals ROHS</text:p>
          </table:table-cell>
          <table:table-cell office:value-type="string" calcext:value-type="string">
            <text:p>https://datasheet.lcsc.com/lcsc/2103291133_Yangxing-Tech-X322516MLB4SI_C13738.pdf</text:p>
          </table:table-cell>
          <table:table-cell office:value-type="string" calcext:value-type="string">
            <text:p>5-45:0.074776119,50-145:0.059850746,150-495:0.052537313,2500-4995:0.042388060,500-2495:0.046865672,5000-:0.040149254</text:p>
          </table:table-cell>
          <table:table-cell office:value-type="float" office:value="112805" calcext:value-type="float">
            <text:p>1128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346</text:p>
          </table:table-cell>
          <table:table-cell office:value-type="string" calcext:value-type="string">
            <text:p>Crystal Oscillator/Oscillator/Resonator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Q13FC1350000400</text:p>
          </table:table-cell>
          <table:table-cell office:value-type="string" calcext:value-type="string">
            <text:p>SMD3215-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eiko Eps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2.768kHz SMD Crystal Resonator 12.5pF 70k�� ��20ppm -40��~+85�� SMD3215-2P <text:s/>Crystals ROHS</text:p>
          </table:table-cell>
          <table:table-cell office:value-type="string" calcext:value-type="string">
            <text:p>https://datasheet.lcsc.com/lcsc/1810171817_Seiko-Epson-Q13FC1350000400_C32346.pdf</text:p>
          </table:table-cell>
          <table:table-cell office:value-type="string" calcext:value-type="string">
            <text:p>5-45:0.220895522,50-145:0.174179104,150-495:0.151238806,500-2495:0.130895522,2500-4995:0.125223881,20000-:0.119701493,10000-19995:0.120746269,5000-9995:0.121940299</text:p>
          </table:table-cell>
          <table:table-cell office:value-type="float" office:value="122696" calcext:value-type="float">
            <text:p>122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2574</text:p>
          </table:table-cell>
          <table:table-cell office:value-type="string" calcext:value-type="string">
            <text:p>Crystal Oscillator/Oscillator/Resonator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X5032110592MSB2GI</text:p>
          </table:table-cell>
          <table:table-cell office:value-type="string" calcext:value-type="string">
            <text:p>SMD5032-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1.0592MHz SMD Crystal Resonator 20pF ��10ppm ��50ppm -40��~+85�� SMD5032-2P <text:s/>Crystals ROHS</text:p>
          </table:table-cell>
          <table:table-cell office:value-type="string" calcext:value-type="string">
            <text:p>https://datasheet.lcsc.com/lcsc/2103291134_Yangxing-Tech-X5032110592MSB2GI_C112574.pdf</text:p>
          </table:table-cell>
          <table:table-cell office:value-type="string" calcext:value-type="string">
            <text:p>5-45:0.190298507,50-145:0.151402985,150-495:0.134776119,2500-4995:0.104776119,500-2495:0.114029851,5000-:0.099104478</text:p>
          </table:table-cell>
          <table:table-cell office:value-type="float" office:value="11684" calcext:value-type="float">
            <text:p>1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5962</text:p>
          </table:table-cell>
          <table:table-cell office:value-type="string" calcext:value-type="string">
            <text:p>Crystal Oscillator/Oscillator/Resonator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X50328MSB2GI</text:p>
          </table:table-cell>
          <table:table-cell office:value-type="string" calcext:value-type="string">
            <text:p>SMD5032-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8MHz SMD Crystal Resonator 20pF ��10ppm ��50ppm -40��~+85�� SMD5032-2P <text:s/>Crystals ROHS</text:p>
          </table:table-cell>
          <table:table-cell office:value-type="string" calcext:value-type="string">
            <text:p>https://datasheet.lcsc.com/lcsc/2103291135_Yangxing-Tech-X50328MSB2GI_C115962.pdf</text:p>
          </table:table-cell>
          <table:table-cell office:value-type="string" calcext:value-type="string">
            <text:p>5-45:0.193432836,50-145:0.154641791,150-495:0.138059701,2500-4995:0.108059701,500-2495:0.117164179,5000-:0.102388060</text:p>
          </table:table-cell>
          <table:table-cell office:value-type="float" office:value="207943" calcext:value-type="float">
            <text:p>2079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674</text:p>
          </table:table-cell>
          <table:table-cell office:value-type="string" calcext:value-type="string">
            <text:p>Crystals/Oscillators/Resonators</text:p>
          </table:table-cell>
          <table:table-cell office:value-type="string" calcext:value-type="string">
            <text:p>Crystals</text:p>
          </table:table-cell>
          <table:table-cell office:value-type="string" calcext:value-type="string">
            <text:p>X49SM8MSD2SC</text:p>
          </table:table-cell>
          <table:table-cell office:value-type="string" calcext:value-type="string">
            <text:p>HC-49S-SMD-2P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Yangxing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8MHz 49SMD 20pF ��20ppm ��30ppm -20��~+70�� HC-49S/SMD <text:s/>Crystals ROHS</text:p>
          </table:table-cell>
          <table:table-cell office:value-type="string" calcext:value-type="string">
            <text:p>https://datasheet.lcsc.com/lcsc/2103291133_Yangxing-Tech-X49SM8MSD2SC_C12674.pdf</text:p>
          </table:table-cell>
          <table:table-cell office:value-type="string" calcext:value-type="string">
            <text:p>2-18:0.078059701,20-58:0.062537313,60-198:0.054776119,1000-1998:0.044179104,200-998:0.048955224,2000-:0.041940299</text:p>
          </table:table-cell>
          <table:table-cell office:value-type="float" office:value="69729" calcext:value-type="float">
            <text:p>697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8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Bridge Rectifiers</text:p>
          </table:table-cell>
          <table:table-cell office:value-type="string" calcext:value-type="string">
            <text:p>MB10S</text:p>
          </table:table-cell>
          <table:table-cell office:value-type="string" calcext:value-type="string">
            <text:p>M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5A 1.1V@400mA 5uA@1kV 1A 1kV -55��~+150��@(Tj) MBS <text:s/>Bridge Rectifiers ROHS</text:p>
          </table:table-cell>
          <table:table-cell office:value-type="string" calcext:value-type="string">
            <text:p>https://datasheet.lcsc.com/lcsc/2105061432_MDD-Microdiode-Electronics--MB10S_C2488.pdf</text:p>
          </table:table-cell>
          <table:table-cell office:value-type="string" calcext:value-type="string">
            <text:p>5-45:0.021940299,50-145:0.017462687,150-495:0.014910448,500-2495:0.013417910,2500-4995:0.012119403,5000-9995:0.011417910,10000-19995:0.011268657,20000-:0.011164179</text:p>
          </table:table-cell>
          <table:table-cell office:value-type="float" office:value="149989" calcext:value-type="float">
            <text:p>1499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37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Bridge Rectifiers</text:p>
          </table:table-cell>
          <table:table-cell office:value-type="string" calcext:value-type="string">
            <text:p>DB107S</text:p>
          </table:table-cell>
          <table:table-cell office:value-type="string" calcext:value-type="string">
            <text:p>DB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A 1.1V@1A 10uA@1kV 1A 1kV -55��~+150��@(Tj) DBS <text:s/>Bridge Rectifiers ROHS</text:p>
          </table:table-cell>
          <table:table-cell office:value-type="string" calcext:value-type="string">
            <text:p>https://datasheet.lcsc.com/lcsc/2105061435_MDD-Microdiode-Electronics--DB107S_C5377.pdf</text:p>
          </table:table-cell>
          <table:table-cell office:value-type="string" calcext:value-type="string">
            <text:p>2-18:0.051641791,20-58:0.042388060,60-198:0.037761194,200-998:0.034328358,1000-1998:0.031492537,2000-3998:0.030149254,4000-7998:0.029850746,8000-:0.029552239</text:p>
          </table:table-cell>
          <table:table-cell office:value-type="float" office:value="52073" calcext:value-type="float">
            <text:p>52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2437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iodes - Fast Recovery Rectifiers</text:p>
          </table:table-cell>
          <table:table-cell office:value-type="string" calcext:value-type="string">
            <text:p>US1M</text:p>
          </table:table-cell>
          <table:table-cell office:value-type="string" calcext:value-type="string">
            <text:p>S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.7V@1A 5uA@1kV 75ns Single 1A -50��~+150��@(Tj) 1kV SMA <text:s/>Diodes - Fast Recovery Rectifiers ROHS</text:p>
          </table:table-cell>
          <table:table-cell office:value-type="string" calcext:value-type="string">
            <text:p>https://datasheet.lcsc.com/lcsc/2007101707_MDD-Microdiode-Electronics--US1M_C412437.pdf</text:p>
          </table:table-cell>
          <table:table-cell office:value-type="string" calcext:value-type="string">
            <text:p>5-45:0.009686567,50-145:0.007716418,150-495:0.006626866,500-2495:0.005955224,2500-4995:0.005388060,10000-19995:0.005014925,20000-:0.004970149,5000-9995:0.005089552</text:p>
          </table:table-cell>
          <table:table-cell office:value-type="float" office:value="720043" calcext:value-type="float">
            <text:p>7200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489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iodes - General Purpose</text:p>
          </table:table-cell>
          <table:table-cell office:value-type="string" calcext:value-type="string">
            <text:p>SM4007PL</text:p>
          </table:table-cell>
          <table:table-cell office:value-type="string" calcext:value-type="string">
            <text:p>SOD-123F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A 10uA@1kV 1kV 1.1V@1A SOD-123FL <text:s/>Diodes - General Purpose ROHS</text:p>
          </table:table-cell>
          <table:table-cell office:value-type="string" calcext:value-type="string">
            <text:p>https://datasheet.lcsc.com/lcsc/1809301215_MDD-Microdiode-Electronics--SM4007PL_C64898.pdf</text:p>
          </table:table-cell>
          <table:table-cell office:value-type="string" calcext:value-type="string">
            <text:p>15-135:0.006089552,150-435:0.004820896,450-1485:0.004104478,1500-7485:0.003686567,7500-14985:0.003313433,60000-:0.003044776,30000-59985:0.003074627,15000-29985:0.003119403</text:p>
          </table:table-cell>
          <table:table-cell office:value-type="float" office:value="631864" calcext:value-type="float">
            <text:p>6318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587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Diodes - General Purpose</text:p>
          </table:table-cell>
          <table:table-cell office:value-type="string" calcext:value-type="string">
            <text:p>M7</text:p>
          </table:table-cell>
          <table:table-cell office:value-type="string" calcext:value-type="string">
            <text:p>SMA(DO-214A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A 5uA@1kV 1kV 1.1V@1A SMA(DO-214AC) <text:s/>Diodes - General Purpose ROHS</text:p>
          </table:table-cell>
          <table:table-cell office:value-type="string" calcext:value-type="string">
            <text:p>https://datasheet.lcsc.com/lcsc/1810311713_MDD-Microdiode-Electronics--M7_C95872.pdf</text:p>
          </table:table-cell>
          <table:table-cell office:value-type="string" calcext:value-type="string">
            <text:p>5-45:0.006791045,50-145:0.005253731,150-495:0.004567164,500-2495:0.004044776,2500-4995:0.003850746,5000-:0.003701493</text:p>
          </table:table-cell>
          <table:table-cell office:value-type="float" office:value="2198690" calcext:value-type="float">
            <text:p>2198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80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S14</text:p>
          </table:table-cell>
          <table:table-cell office:value-type="string" calcext:value-type="string">
            <text:p>SMA(DO-214A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.5mA@40V 40V Single 1A 0.55V@1A SMA(DO-214AC) <text:s/>Schottky Barrier Diodes (SBD) ROHS</text:p>
          </table:table-cell>
          <table:table-cell office:value-type="string" calcext:value-type="string">
            <text:p>https://datasheet.lcsc.com/lcsc/2204121115_MDD-Microdiode-Electronics--SS14_C2480.pdf</text:p>
          </table:table-cell>
          <table:table-cell office:value-type="string" calcext:value-type="string">
            <text:p>5-45:0.014761194,50-145:0.011716418,150-495:0.010029851,500-2495:0.009029851,2500-4995:0.008149254,20000-:0.007507463,10000-19995:0.007582090,5000-9995:0.007671642</text:p>
          </table:table-cell>
          <table:table-cell office:value-type="float" office:value="793047" calcext:value-type="float">
            <text:p>7930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9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B5819W SL</text:p>
          </table:table-cell>
          <table:table-cell office:value-type="string" calcext:value-type="string">
            <text:p>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0V 600mV@1A 1A SOD-123 <text:s/>Schottky Barrier Diodes (SBD) ROHS</text:p>
          </table:table-cell>
          <table:table-cell office:value-type="string" calcext:value-type="string">
            <text:p>https://datasheet.lcsc.com/lcsc/1809140216_Jiangsu-Changjing-Electronics-Technology-Co---Ltd--B5819W-SL_C8598.pdf</text:p>
          </table:table-cell>
          <table:table-cell office:value-type="string" calcext:value-type="string">
            <text:p>5-45:0.028208955,50-145:0.021940299,150-495:0.019253731,500-2495:0.017014925,2500-4995:0.016268657,20000-:0.015373134,10000-19995:0.015522388,5000-9995:0.015671642</text:p>
          </table:table-cell>
          <table:table-cell office:value-type="float" office:value="522848" calcext:value-type="float">
            <text:p>522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67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S34</text:p>
          </table:table-cell>
          <table:table-cell office:value-type="string" calcext:value-type="string">
            <text:p>SMA(DO-214A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.5mA@40V 40V Single 3A 0.55V@3A SMA(DO-214AC) <text:s/>Schottky Barrier Diodes (SBD) ROHS</text:p>
          </table:table-cell>
          <table:table-cell office:value-type="string" calcext:value-type="string">
            <text:p>https://datasheet.lcsc.com/lcsc/2204121115_MDD-Microdiode-Electronics--SS34_C8678.pdf</text:p>
          </table:table-cell>
          <table:table-cell office:value-type="string" calcext:value-type="string">
            <text:p>5-45:0.028208955,50-145:0.022835821,150-495:0.020149254,10000-19995:0.016268657,500-2495:0.017761194,20000-:0.016119403,2500-4995:0.017014925,5000-9995:0.016417910</text:p>
          </table:table-cell>
          <table:table-cell office:value-type="float" office:value="826593" calcext:value-type="float">
            <text:p>8265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996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S210</text:p>
          </table:table-cell>
          <table:table-cell office:value-type="string" calcext:value-type="string">
            <text:p>SMA(DO-214A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V 850mV@2A 2A SMA(DO-214AC) <text:s/>Schottky Barrier Diodes (SBD) ROHS</text:p>
          </table:table-cell>
          <table:table-cell office:value-type="string" calcext:value-type="string">
            <text:p>https://datasheet.lcsc.com/lcsc/1811071613_MDD-Microdiode-Electronics--SS210_C14996.pdf</text:p>
          </table:table-cell>
          <table:table-cell office:value-type="string" calcext:value-type="string">
            <text:p>5-45:0.027313433,50-145:0.021940299,150-495:0.018955224,500-2495:0.017164179,2500-4995:0.015671642,5000-9995:0.014850746,10000-19995:0.014671642,20000-:0.014567164</text:p>
          </table:table-cell>
          <table:table-cell office:value-type="float" office:value="111632" calcext:value-type="float">
            <text:p>1116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45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S54</text:p>
          </table:table-cell>
          <table:table-cell office:value-type="string" calcext:value-type="string">
            <text:p>SMA(DO-214AC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DD��Microdiode Electronics��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0V 550mV@5A 5A SMA(DO-214AC) <text:s/>Schottky Barrier Diodes (SBD) ROHS</text:p>
          </table:table-cell>
          <table:table-cell office:value-type="string" calcext:value-type="string">
            <text:p>https://datasheet.lcsc.com/lcsc/1810192041_MDD-Microdiode-Electronics--SS54_C22452.pdf</text:p>
          </table:table-cell>
          <table:table-cell office:value-type="string" calcext:value-type="string">
            <text:p>5-45:0.047462687,50-145:0.038358209,150-495:0.033880597,10000-19995:0.025970149,500-2495:0.030447761,20000-:0.025820896,2500-4995:0.027611940,5000-9995:0.026268657</text:p>
          </table:table-cell>
          <table:table-cell office:value-type="float" office:value="294200" calcext:value-type="float">
            <text:p>294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572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SS36-E3/57T</text:p>
          </table:table-cell>
          <table:table-cell office:value-type="string" calcext:value-type="string">
            <text:p>SMC(DO-214AB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0V 750mV@3A 3A SMC(DO-214AB) <text:s/>Schottky Barrier Diodes (SBD) ROHS</text:p>
          </table:table-cell>
          <table:table-cell office:value-type="string" calcext:value-type="string">
            <text:p>https://datasheet.lcsc.com/lcsc/1809042323_Vishay-Intertech-SS36-E3-57T_C35722.pdf</text:p>
          </table:table-cell>
          <table:table-cell office:value-type="string" calcext:value-type="string">
            <text:p>2-18:0.194925373,20-58:0.157134328,60-198:0.140895522,200-998:0.120746269,1000-1998:0.111791045,8000-:0.104179104,4000-7998:0.105074627,2000-3998:0.106417910</text:p>
          </table:table-cell>
          <table:table-cell office:value-type="float" office:value="36327" calcext:value-type="float">
            <text:p>363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7704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BAT54C,215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V 800mV@100mA 200mA SOT-23(SOT-23-3) <text:s/>Schottky Barrier Diodes (SBD) ROHS</text:p>
          </table:table-cell>
          <table:table-cell office:value-type="string" calcext:value-type="string">
            <text:p>https://datasheet.lcsc.com/lcsc/1811141223_Nexperia-BAT54C-215_C37704.pdf</text:p>
          </table:table-cell>
          <table:table-cell office:value-type="string" calcext:value-type="string">
            <text:p>10-90:0.021940299,100-290:0.017014925,300-990:0.014850746,1000-4990:0.013223881,5000-9990:0.012567164,40000-:0.011925373,20000-39990:0.012029851,10000-19990:0.012134328</text:p>
          </table:table-cell>
          <table:table-cell office:value-type="float" office:value="579507" calcext:value-type="float">
            <text:p>5795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1023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chottky Barrier Diodes (SBD)</text:p>
          </table:table-cell>
          <table:table-cell office:value-type="string" calcext:value-type="string">
            <text:p>1N5819WS</text:p>
          </table:table-cell>
          <table:table-cell office:value-type="string" calcext:value-type="string">
            <text:p>SOD-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Guangdong Hot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0V 600mV@1A 1A SOD-323 <text:s/>Schottky Barrier Diodes (SBD) ROHS</text:p>
          </table:table-cell>
          <table:table-cell office:value-type="string" calcext:value-type="string">
            <text:p>https://datasheet.lcsc.com/lcsc/2204281430_Guangdong-Hottech-1N5819WS_C191023.pdf</text:p>
          </table:table-cell>
          <table:table-cell office:value-type="string" calcext:value-type="string">
            <text:p>20000-:0.007970149,10000-19980:0.008268657,2000-9980:0.008701493,600-1980:0.009805970,200-580:0.011268657,20-180:0.014552239</text:p>
          </table:table-cell>
          <table:table-cell office:value-type="float" office:value="351414" calcext:value-type="float">
            <text:p>3514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2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1N4148WS</text:p>
          </table:table-cell>
          <table:table-cell office:value-type="string" calcext:value-type="string">
            <text:p>SOD-3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V +150��@(Tj) 200mW Single 1.25V@150mA 4ns 1uA@75V 150mA SOD-323 <text:s/>Switching Diode ROHS</text:p>
          </table:table-cell>
          <table:table-cell office:value-type="string" calcext:value-type="string">
            <text:p>https://datasheet.lcsc.com/lcsc/1810101110_Jiangsu-Changjing-Electronics-Technology-Co---Ltd--1N4148WS_C2128.pdf</text:p>
          </table:table-cell>
          <table:table-cell office:value-type="string" calcext:value-type="string">
            <text:p>20-180:0.010104478,200-580:0.007910448,600-1980:0.006925373,2000-9980:0.006194030,10000-19980:0.005910448,80000-:0.005611940,40000-79980:0.005656716,20000-39980:0.005716418</text:p>
          </table:table-cell>
          <table:table-cell office:value-type="float" office:value="1444969" calcext:value-type="float">
            <text:p>14449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0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BAV99,215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V +150��@(Tj) 250mW Dual 1.25V@150mA 4ns 500nA@80V 215mA SOT-23 <text:s/>Switching Diode ROHS</text:p>
          </table:table-cell>
          <table:table-cell office:value-type="string" calcext:value-type="string">
            <text:p>https://datasheet.lcsc.com/lcsc/1811141238_Nexperia-BAV99-215_C2500.pdf</text:p>
          </table:table-cell>
          <table:table-cell office:value-type="string" calcext:value-type="string">
            <text:p>20000-39990:0.018955224,5000-9990:0.019552239,300-990:0.022537313,100-290:0.025223881,1000-4990:0.020447761,40000-:0.018805970,10-90:0.031343284,10000-19990:0.019104478</text:p>
          </table:table-cell>
          <table:table-cell office:value-type="float" office:value="261952" calcext:value-type="float">
            <text:p>2619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80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LL4148</text:p>
          </table:table-cell>
          <table:table-cell office:value-type="string" calcext:value-type="string">
            <text:p>LL-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(Sem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75V +175��@(Tj) 500mW 1V@10mA 4ns 5uA@75V 200mA LL-34 <text:s/>Switching Diode ROHS</text:p>
          </table:table-cell>
          <table:table-cell office:value-type="string" calcext:value-type="string">
            <text:p>https://datasheet.lcsc.com/lcsc/1811091932_ST-Semtech-LL4148_C9808.pdf</text:p>
          </table:table-cell>
          <table:table-cell office:value-type="string" calcext:value-type="string">
            <text:p>7500-14985:0.003611940,15-135:0.006402985,450-1485:0.004298507,150-435:0.004940299,1500-7485:0.003805970,15000-:0.003492537</text:p>
          </table:table-cell>
          <table:table-cell office:value-type="float" office:value="2587647" calcext:value-type="float">
            <text:p>25876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97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BAV70</text:p>
          </table:table-cell>
          <table:table-cell office:value-type="string" calcext:value-type="string">
            <text:p>SOT-2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70V +150��@(Tj) 225mW Dual Common Cathode 1.25V@150mA 6ns 2.5uA@70V 200mA SOT-23 <text:s/>Switching Diode ROHS</text:p>
          </table:table-cell>
          <table:table-cell office:value-type="string" calcext:value-type="string">
            <text:p>https://datasheet.lcsc.com/lcsc/1809211023_Jiangsu-Changjing-Electronics-Technology-Co---Ltd--BAV70_C68978.pdf</text:p>
          </table:table-cell>
          <table:table-cell office:value-type="string" calcext:value-type="string">
            <text:p>10-90:0.018059701,100-290:0.014507463,300-990:0.012492537,1000-4990:0.011298507,5000-9990:0.010253731,10000-:0.009686567</text:p>
          </table:table-cell>
          <table:table-cell office:value-type="float" office:value="172453" calcext:value-type="float">
            <text:p>1724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1598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Switching Diode</text:p>
          </table:table-cell>
          <table:table-cell office:value-type="string" calcext:value-type="string">
            <text:p>1N4148W</text:p>
          </table:table-cell>
          <table:table-cell office:value-type="string" calcext:value-type="string">
            <text:p>SOD-12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(Sem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75V +150��@(Tj) 400mW Single 1.25V@150mA 4ns 1uA@75V 150mA SOD-123 <text:s/>Switching Diode ROHS</text:p>
          </table:table-cell>
          <table:table-cell office:value-type="string" calcext:value-type="string">
            <text:p>https://datasheet.lcsc.com/lcsc/1811061725_ST-Semtech-1N4148W_C81598.pdf</text:p>
          </table:table-cell>
          <table:table-cell office:value-type="string" calcext:value-type="string">
            <text:p>15-135:0.009626866,150-435:0.007402985,450-1485:0.006417910,1500-7485:0.005686567,7500-14985:0.005388060,15000-:0.005194030</text:p>
          </table:table-cell>
          <table:table-cell office:value-type="float" office:value="2484674" calcext:value-type="float">
            <text:p>24846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56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s</text:p>
          </table:table-cell>
          <table:table-cell office:value-type="string" calcext:value-type="string">
            <text:p>ZMM3V3-M</text:p>
          </table:table-cell>
          <table:table-cell office:value-type="string" calcext:value-type="string">
            <text:p>LL-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(Sem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uA@1V 85�� Single 3.1V~3.5V 500mW 3.3V LL-34 <text:s/>Zener Diodes ROHS</text:p>
          </table:table-cell>
          <table:table-cell office:value-type="string" calcext:value-type="string">
            <text:p>https://datasheet.lcsc.com/lcsc/1811142211_ST-Semtech-ZMM3V3-M_C8056.pdf</text:p>
          </table:table-cell>
          <table:table-cell office:value-type="string" calcext:value-type="string">
            <text:p>10-90:0.015820896,100-290:0.012567164,300-990:0.010761194,1000-4990:0.009671642,5000-9990:0.008731343,10000-:0.008223881</text:p>
          </table:table-cell>
          <table:table-cell office:value-type="float" office:value="135741" calcext:value-type="float">
            <text:p>1357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062</text:p>
          </table:table-cell>
          <table:table-cell office:value-type="string" calcext:value-type="string">
            <text:p>Diodes</text:p>
          </table:table-cell>
          <table:table-cell office:value-type="string" calcext:value-type="string">
            <text:p>Zener Diodes</text:p>
          </table:table-cell>
          <table:table-cell office:value-type="string" calcext:value-type="string">
            <text:p>ZMM5V6-M</text:p>
          </table:table-cell>
          <table:table-cell office:value-type="string" calcext:value-type="string">
            <text:p>LL-3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T(Sem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@1V 25�� Single 5.2V~6V 500mW 5.6V LL-34 <text:s/>Zener Diodes ROHS</text:p>
          </table:table-cell>
          <table:table-cell office:value-type="string" calcext:value-type="string">
            <text:p>https://datasheet.lcsc.com/lcsc/1809301122_ST-Semtech-ZMM5V6-M_C8062.pdf</text:p>
          </table:table-cell>
          <table:table-cell office:value-type="string" calcext:value-type="string">
            <text:p>10-90:0.015970149,100-290:0.012761194,300-990:0.010940299,1000-4990:0.009865672,5000-9990:0.008925373,10000-:0.008417910</text:p>
          </table:table-cell>
          <table:table-cell office:value-type="float" office:value="303847" calcext:value-type="float">
            <text:p>30384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34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FL1608Q4R7KTF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5mA 4.7uH ��10% 2.1�� 0603 <text:s/>Inductors (SMD) ROHS</text:p>
          </table:table-cell>
          <table:table-cell office:value-type="string" calcext:value-type="string">
            <text:p>https://datasheet.lcsc.com/lcsc/2110081230_Sunlord-SDFL1608Q4R7KTF_C1034.pdf</text:p>
          </table:table-cell>
          <table:table-cell office:value-type="string" calcext:value-type="string">
            <text:p>20-180:0.009089552,200-580:0.007283582,600-1980:0.006268657,2000-9980:0.005671642,10000-19980:0.005149254,20000-:0.004865672</text:p>
          </table:table-cell>
          <table:table-cell office:value-type="float" office:value="122217" calcext:value-type="float">
            <text:p>122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35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FL1608S100KTF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mA 10uH ��10% 1.85�� 0603 <text:s/>Inductors (SMD) ROHS</text:p>
          </table:table-cell>
          <table:table-cell office:value-type="string" calcext:value-type="string">
            <text:p>https://datasheet.lcsc.com/lcsc/2110081230_Sunlord-SDFL1608S100KTF_C1035.pdf</text:p>
          </table:table-cell>
          <table:table-cell office:value-type="string" calcext:value-type="string">
            <text:p>20-180:0.009567164,200-580:0.007731343,600-1980:0.006716418,2000-9980:0.006119403,10000-19980:0.005582090,20000-:0.005298507</text:p>
          </table:table-cell>
          <table:table-cell office:value-type="float" office:value="67559" calcext:value-type="float">
            <text:p>675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42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FL2012Q1R0KT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mA 1uH ��10% 400m�� 0805 <text:s/>Inductors (SMD) ROHS</text:p>
          </table:table-cell>
          <table:table-cell office:value-type="string" calcext:value-type="string">
            <text:p>https://datasheet.lcsc.com/lcsc/2110081230_Sunlord-SDFL2012Q1R0KTF_C1042.pdf</text:p>
          </table:table-cell>
          <table:table-cell office:value-type="string" calcext:value-type="string">
            <text:p>10-90:0.013701493,100-290:0.011000000,300-990:0.009507463,1000-4990:0.008611940,5000-9990:0.007835821,10000-:0.007417910</text:p>
          </table:table-cell>
          <table:table-cell office:value-type="float" office:value="37696" calcext:value-type="float">
            <text:p>37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43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CMI201209U2R2KT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mA 2.2uH ��10% 600m�� 0805 <text:s/>Inductors (SMD) ROHS</text:p>
          </table:table-cell>
          <table:table-cell office:value-type="string" calcext:value-type="string">
            <text:p>https://datasheet.lcsc.com/lcsc/1811061719_FH--Guangdong-Fenghua-Advanced-Tech-CMI201209U2R2KT_C1043.pdf</text:p>
          </table:table-cell>
          <table:table-cell office:value-type="string" calcext:value-type="string">
            <text:p>20-180:0.006746269,200-580:0.005477612,600-1980:0.004567164,2000-9980:0.003820896,10000-19980:0.003686567,20000-:0.003626866</text:p>
          </table:table-cell>
          <table:table-cell office:value-type="float" office:value="60848" calcext:value-type="float">
            <text:p>60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46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FL2012S100KT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5mA 10uH ��10% 1.15�� 0805 <text:s/>Inductors (SMD) ROHS</text:p>
          </table:table-cell>
          <table:table-cell office:value-type="string" calcext:value-type="string">
            <text:p>https://datasheet.lcsc.com/lcsc/2110081230_Sunlord-SDFL2012S100KTF_C1046.pdf</text:p>
          </table:table-cell>
          <table:table-cell office:value-type="string" calcext:value-type="string">
            <text:p>10-90:0.014925373,100-290:0.011970149,300-990:0.010328358,1000-4990:0.009343284,5000-9990:0.008477612,10000-:0.008014925</text:p>
          </table:table-cell>
          <table:table-cell office:value-type="float" office:value="120911" calcext:value-type="float">
            <text:p>1209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49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CMI321609U4R7K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mA 4.7uH ��10% 650m�� 1206 <text:s/>Inductors (SMD) ROHS</text:p>
          </table:table-cell>
          <table:table-cell office:value-type="string" calcext:value-type="string">
            <text:p>https://datasheet.lcsc.com/lcsc/1810311322_FH--Guangdong-Fenghua-Advanced-Tech-CMI321609U4R7KT_C1049.pdf</text:p>
          </table:table-cell>
          <table:table-cell office:value-type="string" calcext:value-type="string">
            <text:p>15-135:0.012850746,450-1485:0.008671642,150-435:0.010417910,1500-7485:0.007223881,15000-:0.006850746,7500-14985:0.006970149</text:p>
          </table:table-cell>
          <table:table-cell office:value-type="float" office:value="22702" calcext:value-type="float">
            <text:p>22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51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CMI321609X100KT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H (Guangdong Fenghua Advanced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mA 10uH ��10% 800m�� 1206 <text:s/>Inductors (SMD) ROHS</text:p>
          </table:table-cell>
          <table:table-cell office:value-type="string" calcext:value-type="string">
            <text:p>https://datasheet.lcsc.com/lcsc/1810311314_FH--Guangdong-Fenghua-Advanced-Tech-CMI321609X100KT_C1051.pdf</text:p>
          </table:table-cell>
          <table:table-cell office:value-type="string" calcext:value-type="string">
            <text:p>150-435:0.011925373,1500-7485:0.008298507,15000-:0.007880597,15-135:0.014671642,450-1485:0.009940299,7500-14985:0.008014925</text:p>
          </table:table-cell>
          <table:table-cell office:value-type="float" office:value="78665" calcext:value-type="float">
            <text:p>786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415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CL1608C68NJTDF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0mA 68nH ��5% 850m�� 0603 <text:s/>Inductors (SMD) ROHS</text:p>
          </table:table-cell>
          <table:table-cell office:value-type="string" calcext:value-type="string">
            <text:p>https://datasheet.lcsc.com/lcsc/2110081230_Sunlord-SDCL1608C68NJTDF_C13415.pdf</text:p>
          </table:table-cell>
          <table:table-cell office:value-type="string" calcext:value-type="string">
            <text:p>20-180:0.008537313,200-580:0.006925373,600-1980:0.006029851,2000-9980:0.005492537,10000-19980:0.005029851,20000-:0.004776119</text:p>
          </table:table-cell>
          <table:table-cell office:value-type="float" office:value="45656" calcext:value-type="float">
            <text:p>456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033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CL1005C3N9STDF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0mA 3.9nH 200m�� 0402 <text:s/>Inductors (SMD) ROHS</text:p>
          </table:table-cell>
          <table:table-cell office:value-type="string" calcext:value-type="string">
            <text:p>https://datasheet.lcsc.com/lcsc/2110081230_Sunlord-SDCL1005C3N9STDF_C14033.pdf</text:p>
          </table:table-cell>
          <table:table-cell office:value-type="string" calcext:value-type="string">
            <text:p>20-180:0.003134328,200-580:0.002447761,600-1980:0.002074627,2000-9980:0.001910448,10000-10020:0.001686567,10040-:0.001686567</text:p>
          </table:table-cell>
          <table:table-cell office:value-type="float" office:value="35702" calcext:value-type="float">
            <text:p>357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143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CL1005C15NJTDF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0mA 15nH ��5% 500m�� 0402 <text:s/>Inductors (SMD) ROHS</text:p>
          </table:table-cell>
          <table:table-cell office:value-type="string" calcext:value-type="string">
            <text:p>https://datasheet.lcsc.com/lcsc/2110081230_Sunlord-SDCL1005C15NJTDF_C27143.pdf</text:p>
          </table:table-cell>
          <table:table-cell office:value-type="string" calcext:value-type="string">
            <text:p>20-180:0.003119403,200-580:0.002432836,600-1980:0.002074627,2000-9980:0.001910448,10000-10020:0.001686567,10040-:0.001686567</text:p>
          </table:table-cell>
          <table:table-cell office:value-type="float" office:value="96325" calcext:value-type="float">
            <text:p>963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147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CL1005C10NJTDF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0mA 10nH ��5% 400m�� 0402 <text:s/>Inductors (SMD) ROHS</text:p>
          </table:table-cell>
          <table:table-cell office:value-type="string" calcext:value-type="string">
            <text:p>https://datasheet.lcsc.com/lcsc/2110081230_Sunlord-SDCL1005C10NJTDF_C27147.pdf</text:p>
          </table:table-cell>
          <table:table-cell office:value-type="string" calcext:value-type="string">
            <text:p>20-180:0.003119403,200-580:0.002432836,600-1980:0.002074627,2000-9980:0.001910448,10000-10020:0.001686567,10040-:0.001686567</text:p>
          </table:table-cell>
          <table:table-cell office:value-type="float" office:value="23175" calcext:value-type="float">
            <text:p>23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375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SDFL2012T220KTF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unlor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mA 22uH ��10% 1.1�� 0805 <text:s/>Inductors (SMD) ROHS</text:p>
          </table:table-cell>
          <table:table-cell office:value-type="string" calcext:value-type="string">
            <text:p>https://datasheet.lcsc.com/lcsc/2110081230_Sunlord-SDFL2012T220KTF_C32375.pdf</text:p>
          </table:table-cell>
          <table:table-cell office:value-type="string" calcext:value-type="string">
            <text:p>10-90:0.019701493,100-290:0.015671642,300-990:0.013432836,1000-4990:0.012074627,5000-9990:0.010910448,10000-:0.010283582</text:p>
          </table:table-cell>
          <table:table-cell office:value-type="float" office:value="21193" calcext:value-type="float">
            <text:p>211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8035</text:p>
          </table:table-cell>
          <table:table-cell office:value-type="string" calcext:value-type="string">
            <text:p>Inductors/Coils/Transformers</text:p>
          </table:table-cell>
          <table:table-cell office:value-type="string" calcext:value-type="string">
            <text:p>Inductors (SMD)</text:p>
          </table:table-cell>
          <table:table-cell office:value-type="string" calcext:value-type="string">
            <text:p>MLF2012C101KT000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DK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mA 100uH ��10% 2.5�� 0805 <text:s/>Inductors (SMD) ROHS</text:p>
          </table:table-cell>
          <table:table-cell office:value-type="string" calcext:value-type="string">
            <text:p>https://datasheet.lcsc.com/lcsc/1810162253_TDK-MLF2012C101KT000_C68035.pdf</text:p>
          </table:table-cell>
          <table:table-cell office:value-type="string" calcext:value-type="string">
            <text:p>5-45:0.038208955,50-145:0.032238806,150-495:0.029253731,500-2495:0.027014925,2500-4995:0.025223881,5000-:0.024328358</text:p>
          </table:table-cell>
          <table:table-cell office:value-type="float" office:value="19008" calcext:value-type="float">
            <text:p>19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8884</text:p>
          </table:table-cell>
          <table:table-cell office:value-type="string" calcext:value-type="string">
            <text:p>Key/Switch</text:p>
          </table:table-cell>
          <table:table-cell office:value-type="string" calcext:value-type="string">
            <text:p>Tactile Switches</text:p>
          </table:table-cell>
          <table:table-cell office:value-type="string" calcext:value-type="string">
            <text:p>TS-1187A-B-A-B</text:p>
          </table:table-cell>
          <table:table-cell office:value-type="string" calcext:value-type="string">
            <text:p>SM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XKB Connectivity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 NO 50mA 5.1mm 100m�� 100000 160gf 12V -30��~+85�� 5.1mm 1.5mm Golden Round Button Brick nogging SPST SMD <text:s/>Tactile Switches ROHS</text:p>
          </table:table-cell>
          <table:table-cell office:value-type="string" calcext:value-type="string">
            <text:p>https://datasheet.lcsc.com/lcsc/2002271431_XKB-Connectivity-TS-1187A-B-A-B_C318884.pdf</text:p>
          </table:table-cell>
          <table:table-cell office:value-type="string" calcext:value-type="string">
            <text:p>5-45:0.014343284,150-495:0.009582090,500-2495:0.008492537,5000-9995:0.007761194,50-145:0.011044776,20000-:0.007611940,2500-4995:0.008044776,10000-19995:0.007686567</text:p>
          </table:table-cell>
          <table:table-cell office:value-type="float" office:value="59462" calcext:value-type="float">
            <text:p>594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93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Gates</text:p>
          </table:table-cell>
          <table:table-cell office:value-type="string" calcext:value-type="string">
            <text:p>74HC08D,653</text:p>
          </table:table-cell>
          <table:table-cell office:value-type="string" calcext:value-type="string">
            <text:p>SOIC-14_150m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74HC 2V~6V 2uA 2 4 And SOIC-14_150mil <text:s/>Gates ROHS</text:p>
          </table:table-cell>
          <table:table-cell office:value-type="string" calcext:value-type="string">
            <text:p>https://datasheet.lcsc.com/lcsc/2006241032_Nexperia-74HC08D-653_C5593.pdf</text:p>
          </table:table-cell>
          <table:table-cell office:value-type="string" calcext:value-type="string">
            <text:p>1-9:0.168208955,10-29:0.136567164,30-99:0.123134328,100-499:0.106268657,500-999:0.098805970,4000-:0.092388060,2000-3999:0.093134328,1000-1999:0.094179104</text:p>
          </table:table-cell>
          <table:table-cell office:value-type="float" office:value="14527" calcext:value-type="float">
            <text:p>14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90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Inverters</text:p>
          </table:table-cell>
          <table:table-cell office:value-type="string" calcext:value-type="string">
            <text:p>74HC04D,653</text:p>
          </table:table-cell>
          <table:table-cell office:value-type="string" calcext:value-type="string">
            <text:p>SOIC-14_150m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 74HC 6 2uA 6 2V~6V SOIC-14_150mil <text:s/>Inverters ROHS</text:p>
          </table:table-cell>
          <table:table-cell office:value-type="string" calcext:value-type="string">
            <text:p>https://datasheet.lcsc.com/lcsc/1808271813_Nexperia-74HC04D-653_C5590.pdf</text:p>
          </table:table-cell>
          <table:table-cell office:value-type="string" calcext:value-type="string">
            <text:p>1-9:0.218208955,10-29:0.185820896,30-99:0.172089552,100-499:0.154791045,500-999:0.147164179,4000-:0.140597015,2000-3999:0.141343284,1000-1999:0.142537313</text:p>
          </table:table-cell>
          <table:table-cell office:value-type="float" office:value="38723" calcext:value-type="float">
            <text:p>387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05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Inverters</text:p>
          </table:table-cell>
          <table:table-cell office:value-type="string" calcext:value-type="string">
            <text:p>74HC14D,653</text:p>
          </table:table-cell>
          <table:table-cell office:value-type="string" calcext:value-type="string">
            <text:p>SOIC-14_150m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14_150mil <text:s/>Inverters ROHS</text:p>
          </table:table-cell>
          <table:table-cell office:value-type="string" calcext:value-type="string">
            <text:p>https://datasheet.lcsc.com/lcsc/1811141851_Nexperia-74HC14D-653_C5605.pdf</text:p>
          </table:table-cell>
          <table:table-cell office:value-type="string" calcext:value-type="string">
            <text:p>2000-3999:0.082537313,500-999:0.085522388,30-99:0.103134328,100-499:0.089253731,10-29:0.118656716,1-9:0.150358209,4000-:0.081791045,1000-1999:0.083283582</text:p>
          </table:table-cell>
          <table:table-cell office:value-type="float" office:value="201957" calcext:value-type="float">
            <text:p>201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25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Receivers &amp; Transceivers</text:p>
          </table:table-cell>
          <table:table-cell office:value-type="string" calcext:value-type="string">
            <text:p>74HC245D,653</text:p>
          </table:table-cell>
          <table:table-cell office:value-type="string" calcext:value-type="string">
            <text:p>SOIC-20_300m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7.8mA transceiver,Unidirectional Voltage Level Translators Tri-State 2V~6V 7.8mA SOIC-20_300mil <text:s/>Receivers &amp; Transceivers ROHS</text:p>
          </table:table-cell>
          <table:table-cell office:value-type="string" calcext:value-type="string">
            <text:p>https://datasheet.lcsc.com/lcsc/1811131630_Nexperia-74HC245D-653_C5625.pdf</text:p>
          </table:table-cell>
          <table:table-cell office:value-type="string" calcext:value-type="string">
            <text:p>1-9:0.449253731,10-29:0.365671642,30-99:0.329850746,100-499:0.285074627,500-999:0.265671642,4000-:0.249253731,2000-3999:0.250746269,1000-1999:0.253731343</text:p>
          </table:table-cell>
          <table:table-cell office:value-type="float" office:value="53341" calcext:value-type="float">
            <text:p>533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59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Receivers &amp; Transceivers</text:p>
          </table:table-cell>
          <table:table-cell office:value-type="string" calcext:value-type="string">
            <text:p>SN74LVC4245APWR</text:p>
          </table:table-cell>
          <table:table-cell office:value-type="string" calcext:value-type="string">
            <text:p>TSSOP-24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TSSOP-24 <text:s/>Receivers &amp; Transceivers ROHS</text:p>
          </table:table-cell>
          <table:table-cell office:value-type="string" calcext:value-type="string">
            <text:p>http://www.ti.com/cn/lit/gpn/sn74lvc4245a</text:p>
          </table:table-cell>
          <table:table-cell office:value-type="string" calcext:value-type="string">
            <text:p>1-9:0.449253731,10-29:0.368656716,30-99:0.328358209,100-499:0.288059701,500-999:0.264179104,1000-:0.252238806</text:p>
          </table:table-cell>
          <table:table-cell office:value-type="float" office:value="11046" calcext:value-type="float">
            <text:p>110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613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74HC165D,653</text:p>
          </table:table-cell>
          <table:table-cell office:value-type="string" calcext:value-type="string">
            <text:p>SOIC-16_150m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V~6V Supplementarytype ShiftRegister ParallelorSerialtoSerial SOIC-16_150mil <text:s/>Registers ROHS</text:p>
          </table:table-cell>
          <table:table-cell office:value-type="string" calcext:value-type="string">
            <text:p>https://datasheet.lcsc.com/lcsc/1811021715_Nexperia-74HC165D-653_C5613.pdf</text:p>
          </table:table-cell>
          <table:table-cell office:value-type="string" calcext:value-type="string">
            <text:p>2000-3999:0.086865672,500-999:0.090000000,30-99:0.108656716,100-499:0.094029851,10-29:0.124925373,4000-:0.086119403,1-9:0.158388060,1000-1999:0.087611940</text:p>
          </table:table-cell>
          <table:table-cell office:value-type="float" office:value="35589" calcext:value-type="float">
            <text:p>355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947</text:p>
          </table:table-cell>
          <table:table-cell office:value-type="string" calcext:value-type="string">
            <text:p>Logic ICs</text:p>
          </table:table-cell>
          <table:table-cell office:value-type="string" calcext:value-type="string">
            <text:p>Registers</text:p>
          </table:table-cell>
          <table:table-cell office:value-type="string" calcext:value-type="string">
            <text:p>74HC595D,118</text:p>
          </table:table-cell>
          <table:table-cell office:value-type="string" calcext:value-type="string">
            <text:p>SOIC-16_150mil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experia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V~6V Tri-State 74HC ShiftRegister Serial to parallel, serial SOIC-16_150mil <text:s/>Registers ROHS</text:p>
          </table:table-cell>
          <table:table-cell office:value-type="string" calcext:value-type="string">
            <text:p>https://datasheet.lcsc.com/lcsc/1811021715_Nexperia-74HC595D-118_C5947.pdf</text:p>
          </table:table-cell>
          <table:table-cell office:value-type="string" calcext:value-type="string">
            <text:p>2000-3999:0.102089552,500-999:0.105671642,30-99:0.126716418,100-499:0.110149254,10-29:0.145074627,4000-:0.101194030,1-9:0.182985075,1000-1999:0.102985075</text:p>
          </table:table-cell>
          <table:table-cell office:value-type="float" office:value="604962" calcext:value-type="float">
            <text:p>6049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48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AT24C256C-SSHL-T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150mil <text:s/>EEPROM ROHS</text:p>
          </table:table-cell>
          <table:table-cell office:value-type="string" calcext:value-type="string">
            <text:p>https://datasheet.lcsc.com/lcsc/1809151932_Microchip-Tech-AT24C256C-SSHL-T_C6482.pdf</text:p>
          </table:table-cell>
          <table:table-cell office:value-type="string" calcext:value-type="string">
            <text:p>2000-3999:0.349253731,500-999:0.361194030,30-99:0.417910448,100-499:0.374626866,10-29:0.470149254,4000-:0.347761194,1-9:0.544776119,1000-1999:0.352238806</text:p>
          </table:table-cell>
          <table:table-cell office:value-type="float" office:value="19981" calcext:value-type="float">
            <text:p>19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62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M24C02-WMN6TP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150mil <text:s/>EEPROM ROHS</text:p>
          </table:table-cell>
          <table:table-cell office:value-type="string" calcext:value-type="string">
            <text:p>https://datasheet.lcsc.com/lcsc/1809061818_STMicroelectronics-M24C02-WMN6TP_C7562.pdf</text:p>
          </table:table-cell>
          <table:table-cell office:value-type="string" calcext:value-type="string">
            <text:p>1-9:0.123880597,10-29:0.097611940,30-99:0.084776119,100-499:0.073283582,500-999:0.070149254,1000-:0.068208955</text:p>
          </table:table-cell>
          <table:table-cell office:value-type="float" office:value="50105" calcext:value-type="float">
            <text:p>50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9988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EEPROM</text:p>
          </table:table-cell>
          <table:table-cell office:value-type="string" calcext:value-type="string">
            <text:p>M24C64-RMN6TP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150mil <text:s/>EEPROM ROHS</text:p>
          </table:table-cell>
          <table:table-cell office:value-type="string" calcext:value-type="string">
            <text:p>https://datasheet.lcsc.com/lcsc/1809261911_STMicroelectronics-M24C64-RMN6TP_C79988.pdf</text:p>
          </table:table-cell>
          <table:table-cell office:value-type="string" calcext:value-type="string">
            <text:p>1-9:0.389552239,10-29:0.382089552,30-99:0.382089552,100-499:0.382089552,500-999:0.382089552,1000-:0.382089552</text:p>
          </table:table-cell>
          <table:table-cell office:value-type="float" office:value="66129" calcext:value-type="float">
            <text:p>66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7521</text:p>
          </table:table-cell>
          <table:table-cell office:value-type="string" calcext:value-type="string">
            <text:p>Memory</text:p>
          </table:table-cell>
          <table:table-cell office:value-type="string" calcext:value-type="string">
            <text:p>NOR FLASH</text:p>
          </table:table-cell>
          <table:table-cell office:value-type="string" calcext:value-type="string">
            <text:p>W25Q128JVSIQ</text:p>
          </table:table-cell>
          <table:table-cell office:value-type="string" calcext:value-type="string">
            <text:p>SOIC-8_208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Winbond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208mil <text:s/>NOR FLASH ROHS</text:p>
          </table:table-cell>
          <table:table-cell office:value-type="string" calcext:value-type="string">
            <text:p>https://datasheet.lcsc.com/lcsc/1811142111_Winbond-Elec-W25Q128JVSIQ_C97521.pdf</text:p>
          </table:table-cell>
          <table:table-cell office:value-type="string" calcext:value-type="string">
            <text:p>1-9:0.843283582,10-29:0.747761194,30-99:0.656716418,100-499:0.588059701,500-999:0.561194030,1000-:0.546268657</text:p>
          </table:table-cell>
          <table:table-cell office:value-type="float" office:value="22150" calcext:value-type="float">
            <text:p>221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32</text:p>
          </table:table-cell>
          <table:table-cell office:value-type="string" calcext:value-type="string">
            <text:p>Nixie Tube Driver/LED Driver</text:p>
          </table:table-cell>
          <table:table-cell office:value-type="string" calcext:value-type="string">
            <text:p>LCD Drivers</text:p>
          </table:table-cell>
          <table:table-cell office:value-type="string" calcext:value-type="string">
            <text:p>HT1621B</text:p>
          </table:table-cell>
          <table:table-cell office:value-type="string" calcext:value-type="string">
            <text:p>LQFP-48_7x7x05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Holtek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LQFP-48_7x7x05P <text:s/>LCD Drivers ROHS</text:p>
          </table:table-cell>
          <table:table-cell office:value-type="string" calcext:value-type="string">
            <text:p>https://datasheet.lcsc.com/lcsc/1809121513_Holtek-Semicon-HT1621B_C7532.pdf</text:p>
          </table:table-cell>
          <table:table-cell office:value-type="string" calcext:value-type="string">
            <text:p>1-9:0.650746269,10-29:0.537313433,30-99:0.480597015,100-499:0.425373134,500-999:0.391044776,4000-:0.367164179,2000-3999:0.370149254,1000-1999:0.374626866</text:p>
          </table:table-cell>
          <table:table-cell office:value-type="float" office:value="4492" calcext:value-type="float">
            <text:p>4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187</text:p>
          </table:table-cell>
          <table:table-cell office:value-type="string" calcext:value-type="string">
            <text:p>Nixie Tube Driver/LED Driver</text:p>
          </table:table-cell>
          <table:table-cell office:value-type="string" calcext:value-type="string">
            <text:p>LED Display Drivers</text:p>
          </table:table-cell>
          <table:table-cell office:value-type="string" calcext:value-type="string">
            <text:p>TM1638</text:p>
          </table:table-cell>
          <table:table-cell office:value-type="string" calcext:value-type="string">
            <text:p>SOIC-28_300m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M(Shenzhen Titan Micro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28_300mil <text:s/>LED Display Drivers ROHS</text:p>
          </table:table-cell>
          <table:table-cell office:value-type="string" calcext:value-type="string">
            <text:p>https://datasheet.lcsc.com/lcsc/1809182111_TM-Shenzhen-Titan-Micro-Elec-TM1638_C19187.pdf</text:p>
          </table:table-cell>
          <table:table-cell office:value-type="string" calcext:value-type="string">
            <text:p>1-9:0.380597015,10-29:0.314925373,30-99:0.286567164,100-499:0.250746269,500-999:0.235820896,4000-:0.222388060,2000-3999:0.223880597,1000-1999:0.226865672</text:p>
          </table:table-cell>
          <table:table-cell office:value-type="float" office:value="5267" calcext:value-type="float">
            <text:p>52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579</text:p>
          </table:table-cell>
          <table:table-cell office:value-type="string" calcext:value-type="string">
            <text:p>Nixie Tube Driver/LED Driver</text:p>
          </table:table-cell>
          <table:table-cell office:value-type="string" calcext:value-type="string">
            <text:p>LED Display Drivers</text:p>
          </table:table-cell>
          <table:table-cell office:value-type="string" calcext:value-type="string">
            <text:p>TM1620</text:p>
          </table:table-cell>
          <table:table-cell office:value-type="string" calcext:value-type="string">
            <text:p>SOIC-20_300mil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TM(Shenzhen Titan Micro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20_300mil <text:s/>LED Display Drivers ROHS</text:p>
          </table:table-cell>
          <table:table-cell office:value-type="string" calcext:value-type="string">
            <text:p>https://datasheet.lcsc.com/lcsc/1811132321_TM-Shenzhen-Titan-Micro-Elec-TM1620_C19579.pdf</text:p>
          </table:table-cell>
          <table:table-cell office:value-type="string" calcext:value-type="string">
            <text:p>4000-:0.155805970,10-29:0.217462687,100-499:0.175074627,1000-1999:0.158417910,500-999:0.164626866,1-9:0.261343284,30-99:0.198656716,2000-3999:0.156850746</text:p>
          </table:table-cell>
          <table:table-cell office:value-type="float" office:value="4076" calcext:value-type="float">
            <text:p>40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327</text:p>
          </table:table-cell>
          <table:table-cell office:value-type="string" calcext:value-type="string">
            <text:p>Nixie Tube Driver/LED Driver</text:p>
          </table:table-cell>
          <table:table-cell office:value-type="string" calcext:value-type="string">
            <text:p>LED Display Drivers</text:p>
          </table:table-cell>
          <table:table-cell office:value-type="string" calcext:value-type="string">
            <text:p>TM1640</text:p>
          </table:table-cell>
          <table:table-cell office:value-type="string" calcext:value-type="string">
            <text:p>SOP-28_300mil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TM(Shenzhen Titan Micro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P-28_300mil <text:s/>LED Display Drivers ROHS</text:p>
          </table:table-cell>
          <table:table-cell office:value-type="string" calcext:value-type="string">
            <text:p>https://datasheet.lcsc.com/lcsc/2101251932_TM-Shenzhen-Titan-Micro-Elec-TM1640_C41327.pdf</text:p>
          </table:table-cell>
          <table:table-cell office:value-type="string" calcext:value-type="string">
            <text:p>1-9:0.248955224,10-29:0.208059701,30-99:0.190597015,100-499:0.168805970,500-999:0.159149254,4000-:0.150895522,2000-3999:0.151865672,1000-1999:0.153328358</text:p>
          </table:table-cell>
          <table:table-cell office:value-type="float" office:value="33443" calcext:value-type="float">
            <text:p>3344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955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Comparators</text:p>
          </table:table-cell>
          <table:table-cell office:value-type="string" calcext:value-type="string">
            <text:p>LM393DR2G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V~36V,��1V~18V CMOS, DTL, ECL, MOS, Open-Collector, TTL 2.5mA 2 SOIC-8_150mil <text:s/>Comparators ROHS</text:p>
          </table:table-cell>
          <table:table-cell office:value-type="string" calcext:value-type="string">
            <text:p>https://datasheet.lcsc.com/lcsc/1809171611_onsemi-LM393DR2G_C7955.pdf</text:p>
          </table:table-cell>
          <table:table-cell office:value-type="string" calcext:value-type="string">
            <text:p>1-9:0.102537313,10-29:0.083432836,30-99:0.073582090,100-499:0.065522388,500-999:0.062686567,1000-:0.060895522</text:p>
          </table:table-cell>
          <table:table-cell office:value-type="float" office:value="76704" calcext:value-type="float">
            <text:p>767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961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FET InputAmplifiers</text:p>
          </table:table-cell>
          <table:table-cell office:value-type="string" calcext:value-type="string">
            <text:p>TL072CDT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.5mA 16 V/us 2 4MHz J-FET 6V ~ 36V, ��3V ~ 18V SOIC-8_150mil <text:s/>FET InputAmplifiers ROHS</text:p>
          </table:table-cell>
          <table:table-cell office:value-type="string" calcext:value-type="string">
            <text:p>https://datasheet.lcsc.com/lcsc/1809051915_STMicroelectronics-TL072CDT--_C6961.pdf</text:p>
          </table:table-cell>
          <table:table-cell office:value-type="string" calcext:value-type="string">
            <text:p>1-9:0.237313433,10-29:0.194626866,30-99:0.176268657,100-499:0.153358209,500-999:0.143134328,4000-:0.134477612,2000-3999:0.135522388,1000-1999:0.137014925</text:p>
          </table:table-cell>
          <table:table-cell office:value-type="float" office:value="59811" calcext:value-type="float">
            <text:p>59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377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Operational Amplifier</text:p>
          </table:table-cell>
          <table:table-cell office:value-type="string" calcext:value-type="string">
            <text:p>MCP6002T-I/SN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.6 V/us 2 1MHz 1.8V ~ 6V 100uA General Purpose SOIC-8_150mil <text:s/>Operational Amplifier ROHS</text:p>
          </table:table-cell>
          <table:table-cell office:value-type="string" calcext:value-type="string">
            <text:p>https://datasheet.lcsc.com/lcsc/1811081213_Microchip-Tech-MCP6002T-I-SN--_C7377.pdf</text:p>
          </table:table-cell>
          <table:table-cell office:value-type="string" calcext:value-type="string">
            <text:p>1-9:0.251194030,10-29:0.198656716,30-99:0.173134328,100-499:0.150253731,500-999:0.144029851,4000-:0.137910448,2000-3999:0.138955224,1000-1999:0.140298507</text:p>
          </table:table-cell>
          <table:table-cell office:value-type="float" office:value="62757" calcext:value-type="float">
            <text:p>6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426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Operational Amplifier</text:p>
          </table:table-cell>
          <table:table-cell office:value-type="string" calcext:value-type="string">
            <text:p>NE5532D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9 V/us 2 10MHz ��5V ~ 15V 8mA General Purpose SOIC-8_150mil <text:s/>Operational Amplifier ROHS</text:p>
          </table:table-cell>
          <table:table-cell office:value-type="string" calcext:value-type="string">
            <text:p>http://www.ti.com/cn/lit/gpn/ne5532</text:p>
          </table:table-cell>
          <table:table-cell office:value-type="string" calcext:value-type="string">
            <text:p>1-9:0.297761194,10-29:0.238208955,30-99:0.212686567,100-499:0.180895522,500-999:0.166716418,1000-:0.158223881</text:p>
          </table:table-cell>
          <table:table-cell office:value-type="float" office:value="11979" calcext:value-type="float">
            <text:p>119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950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Operational Amplifier</text:p>
          </table:table-cell>
          <table:table-cell office:value-type="string" calcext:value-type="string">
            <text:p>LM358DR2G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.6 V/us 2 1MHz 3V ~ 32V, ��1.5V ~ 16V 1.5mA General Purpose SOIC-8_150mil <text:s/>Operational Amplifier ROHS</text:p>
          </table:table-cell>
          <table:table-cell office:value-type="string" calcext:value-type="string">
            <text:p>https://datasheet.lcsc.com/lcsc/1811100911_onsemi-LM358DR2G-_C7950.pdf</text:p>
          </table:table-cell>
          <table:table-cell office:value-type="string" calcext:value-type="string">
            <text:p>1-9:0.098208955,10-29:0.079701493,30-99:0.070298507,500-999:0.059701493,100-499:0.062537313,1000-:0.057910448</text:p>
          </table:table-cell>
          <table:table-cell office:value-type="float" office:value="122294" calcext:value-type="float">
            <text:p>1222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972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Operational Amplifier</text:p>
          </table:table-cell>
          <table:table-cell office:value-type="string" calcext:value-type="string">
            <text:p>LMV321IDBVR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 V/us 1 1MHz 2.7V ~ 5.5V, ��1.35V ~ 2.75V 130uA General Purpose SOT-23-5 <text:s/>Operational Amplifier ROHS</text:p>
          </table:table-cell>
          <table:table-cell office:value-type="string" calcext:value-type="string">
            <text:p>http://www.ti.com/cn/lit/gpn/lmv321</text:p>
          </table:table-cell>
          <table:table-cell office:value-type="string" calcext:value-type="string">
            <text:p>5-45:0.144925373,50-145:0.114626866,150-495:0.099701493,500-2495:0.086417910,2500-4995:0.082835821,5000-:0.080597015</text:p>
          </table:table-cell>
          <table:table-cell office:value-type="float" office:value="47422" calcext:value-type="float">
            <text:p>474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229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Operational Amplifier</text:p>
          </table:table-cell>
          <table:table-cell office:value-type="string" calcext:value-type="string">
            <text:p>LM2904DR2G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.6 V/us 2 1MHz 3V ~ 32V, ��1.5V ~ 16V 1.5mA General Purpose SOIC-8_150mil <text:s/>Operational Amplifier ROHS</text:p>
          </table:table-cell>
          <table:table-cell office:value-type="string" calcext:value-type="string">
            <text:p>https://datasheet.lcsc.com/lcsc/1811012110_onsemi-LM2904DR2G_C18229.pdf</text:p>
          </table:table-cell>
          <table:table-cell office:value-type="string" calcext:value-type="string">
            <text:p>1-9:0.183432836,10-29:0.146268657,30-99:0.128208955,100-499:0.111940299,500-999:0.107462687,4000-:0.103134328,2000-3999:0.103880597,1000-1999:0.104776119</text:p>
          </table:table-cell>
          <table:table-cell office:value-type="float" office:value="46030" calcext:value-type="float">
            <text:p>460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035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Operational Amplifier</text:p>
          </table:table-cell>
          <table:table-cell office:value-type="string" calcext:value-type="string">
            <text:p>LM324DT</text:p>
          </table:table-cell>
          <table:table-cell office:value-type="string" calcext:value-type="string">
            <text:p>SOIC-14_150mil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.4 V/us 4 1.3MHz 3V ~ 32V, ��1.5V ~ 16V 1.5mA General Purpose SOIC-14_150mil <text:s/>Operational Amplifier ROHS</text:p>
          </table:table-cell>
          <table:table-cell office:value-type="string" calcext:value-type="string">
            <text:p>https://datasheet.lcsc.com/lcsc/1809051220_STMicroelectronics-LM324DT_C71035.pdf</text:p>
          </table:table-cell>
          <table:table-cell office:value-type="string" calcext:value-type="string">
            <text:p>1-9:0.117611940,10-29:0.092388060,30-99:0.080149254,100-499:0.069253731,500-999:0.066268657,4000-:0.063283582,2000-3999:0.063731343,1000-1999:0.064328358</text:p>
          </table:table-cell>
          <table:table-cell office:value-type="float" office:value="18201" calcext:value-type="float">
            <text:p>182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433</text:p>
          </table:table-cell>
          <table:table-cell office:value-type="string" calcext:value-type="string">
            <text:p>Operational Amplifier/Comparator</text:p>
          </table:table-cell>
          <table:table-cell office:value-type="string" calcext:value-type="string">
            <text:p>Precision OpAmps</text:p>
          </table:table-cell>
          <table:table-cell office:value-type="string" calcext:value-type="string">
            <text:p>OP07CD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00kHz 1 ��3V ~ 18V 0.3 V/us General Purpose SOIC-8_150mil <text:s/>Precision OpAmps ROHS</text:p>
          </table:table-cell>
          <table:table-cell office:value-type="string" calcext:value-type="string">
            <text:p>http://www.ti.com/cn/lit/gpn/op07c</text:p>
          </table:table-cell>
          <table:table-cell office:value-type="string" calcext:value-type="string">
            <text:p>1-9:0.260746269,10-29:0.205223881,30-99:0.178208955,100-499:0.153955224,500-999:0.147313433,1000-:0.143283582</text:p>
          </table:table-cell>
          <table:table-cell office:value-type="float" office:value="53137" calcext:value-type="float">
            <text:p>531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499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C34499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805 <text:s/>Light Emitting Diodes (LED) ROHS</text:p>
          </table:table-cell>
          <table:table-cell office:value-type="string" calcext:value-type="string">
            <text:p><text:s/></text:p>
          </table:table-cell>
          <table:table-cell office:value-type="string" calcext:value-type="string">
            <text:p>100-290:0.012492537,1000-4990:0.009865672,5000-9990:0.009014925,40000-:0.008388060,10-90:0.015522388,300-990:0.010850746,10000-19990:0.008552239,20000-39990:0.008462687</text:p>
          </table:table-cell>
          <table:table-cell office:value-type="float" office:value="21706" calcext:value-type="float">
            <text:p>217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2038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19-213/Y2C-CQ2R2L/3T(CY)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0mA 180mcd 2.3V 591nm Colorless transparence -40��~+85�� 585.5nm~591.5nm yellow 120�� 60mW 0603 <text:s/>Light Emitting Diodes (LED) ROHS</text:p>
          </table:table-cell>
          <table:table-cell office:value-type="string" calcext:value-type="string">
            <text:p>https://datasheet.lcsc.com/lcsc/1810101813_Everlight-Elec-19-213-Y2C-CQ2R2L-3T-CY_C72038.pdf</text:p>
          </table:table-cell>
          <table:table-cell office:value-type="string" calcext:value-type="string">
            <text:p>5000-9990:0.010850746,40000-:0.010000000,100-290:0.015671642,1000-4990:0.012014925,10000-19990:0.010223881,10-90:0.019701493,300-990:0.013358209,20000-39990:0.010089552</text:p>
          </table:table-cell>
          <table:table-cell office:value-type="float" office:value="255016" calcext:value-type="float">
            <text:p>2550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2041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19-217/BHC-ZL1M2RY/3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mA 28.5mcd 3.1V 468nm Colorless transparence -40��~+85�� 465nm~475nm blue 120�� 110mW 0603 <text:s/>Light Emitting Diodes (LED) ROHS</text:p>
          </table:table-cell>
          <table:table-cell office:value-type="string" calcext:value-type="string">
            <text:p>https://datasheet.lcsc.com/lcsc/1811101510_Everlight-Elec-19-217-BHC-ZL1M2RY-3T_C72041.pdf</text:p>
          </table:table-cell>
          <table:table-cell office:value-type="string" calcext:value-type="string">
            <text:p>10-90:0.016716418,100-290:0.013029851,300-990:0.011432836,1000-4990:0.010223881,5000-9990:0.009746269,10000-:0.009417910</text:p>
          </table:table-cell>
          <table:table-cell office:value-type="float" office:value="738728" calcext:value-type="float">
            <text:p>738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2043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19-217/GHC-YR1S2/3T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0mA 285mcd 3.3V 518nm Colorless transparence -40��~+85�� 520nm~535nm Emerald 120�� 110mW 0603 <text:s/>Light Emitting Diodes (LED) ROHS</text:p>
          </table:table-cell>
          <table:table-cell office:value-type="string" calcext:value-type="string">
            <text:p>https://datasheet.lcsc.com/lcsc/1811101510_Everlight-Elec-19-217-GHC-YR1S2-3T_C72043.pdf</text:p>
          </table:table-cell>
          <table:table-cell office:value-type="string" calcext:value-type="string">
            <text:p>10-90:0.025223881,100-290:0.019701493,300-990:0.017313433,1000-4990:0.015373134,5000-9990:0.014671642,10000-:0.014179104</text:p>
          </table:table-cell>
          <table:table-cell office:value-type="float" office:value="1205900" calcext:value-type="float">
            <text:p>12059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4256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NCD0805R1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oshan NationStar Opt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d 0805 <text:s/>Light Emitting Diodes (LED) ROHS</text:p>
          </table:table-cell>
          <table:table-cell office:value-type="string" calcext:value-type="string">
            <text:p>https://datasheet.lcsc.com/lcsc/2008201032_Foshan-NationStar-Optoelectronics-NCD0805R1_C84256.pdf</text:p>
          </table:table-cell>
          <table:table-cell office:value-type="string" calcext:value-type="string">
            <text:p>20-180:0.010701493,200-580:0.008253731,600-1980:0.007179104,2000-9980:0.006358209,10000-19980:0.006044776,20000-39980:0.005820896,40000-79980:0.005761194,80000-:0.005716418</text:p>
          </table:table-cell>
          <table:table-cell office:value-type="float" office:value="2292959" calcext:value-type="float">
            <text:p>22929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649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Optocouplers - Phototransistor Output</text:p>
          </table:table-cell>
          <table:table-cell office:value-type="string" calcext:value-type="string">
            <text:p>EL357N(B)(TA)-G</text:p>
          </table:table-cell>
          <table:table-cell office:value-type="string" calcext:value-type="string">
            <text:p>SOP-4_2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80V 3750V -55��~+110�� 4us@2mA,100�� 3us@2mA,100�� 50mA 0.1V@1mA,20mA 1 6V 1.2V Phototransistor DC SOP-4_2.54 <text:s/>Optocouplers - Phototransistor Output ROHS</text:p>
          </table:table-cell>
          <table:table-cell office:value-type="string" calcext:value-type="string">
            <text:p>https://datasheet.lcsc.com/lcsc/1809192312_Everlight-Elec-EL357N-B-TA-G_C6649.pdf</text:p>
          </table:table-cell>
          <table:table-cell office:value-type="string" calcext:value-type="string">
            <text:p>5-45:0.057910448,50-145:0.047761194,150-495:0.042537313,2500-4995:0.036716418,500-2495:0.038358209,5000-:0.035820896</text:p>
          </table:table-cell>
          <table:table-cell office:value-type="float" office:value="791556" calcext:value-type="float">
            <text:p>7915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981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Optocouplers - Phototransistor Output</text:p>
          </table:table-cell>
          <table:table-cell office:value-type="string" calcext:value-type="string">
            <text:p>EL357N(C)(TA)-G</text:p>
          </table:table-cell>
          <table:table-cell office:value-type="string" calcext:value-type="string">
            <text:p>SOP-4_2.5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80V 3750V -55��~+110�� 4us@2mA,100�� 3us@2mA,100�� 50mA 0.1V@1mA,20mA 1 6V 1.2V Phototransistor DC SOP-4_2.54 <text:s/>Optocouplers - Phototransistor Output ROHS</text:p>
          </table:table-cell>
          <table:table-cell office:value-type="string" calcext:value-type="string">
            <text:p>https://datasheet.lcsc.com/lcsc/1810271030_Everlight-Elec-EL357N-C-TA-G_C29981.pdf</text:p>
          </table:table-cell>
          <table:table-cell office:value-type="string" calcext:value-type="string">
            <text:p>5-45:0.058507463,50-145:0.048358209,150-495:0.043134328,2500-4995:0.037313433,500-2495:0.038805970,5000-:0.036268657</text:p>
          </table:table-cell>
          <table:table-cell office:value-type="float" office:value="406696" calcext:value-type="float">
            <text:p>4066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565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Optocouplers - Phototransistor Output</text:p>
          </table:table-cell>
          <table:table-cell office:value-type="string" calcext:value-type="string">
            <text:p>EL3H7(B)(TA)-G</text:p>
          </table:table-cell>
          <table:table-cell office:value-type="string" calcext:value-type="string">
            <text:p>SOP-4_1.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80V 3750V -55��~+110�� 50mA 3us@2mA,100�� 5us@2mA,100�� 0.1V@1mA,10mA 1 6V 1.2V Phototransistor DC SOP-4_1.27 <text:s/>Optocouplers - Phototransistor Output ROHS</text:p>
          </table:table-cell>
          <table:table-cell office:value-type="string" calcext:value-type="string">
            <text:p>https://datasheet.lcsc.com/lcsc/1811131510_Everlight-Elec-EL3H7-B-TA-G_C32565.pdf</text:p>
          </table:table-cell>
          <table:table-cell office:value-type="string" calcext:value-type="string">
            <text:p>5-45:0.069104478,50-145:0.056567164,150-495:0.050000000,2500-4995:0.042835821,500-2495:0.044776119,5000-:0.041641791</text:p>
          </table:table-cell>
          <table:table-cell office:value-type="float" office:value="348645" calcext:value-type="float">
            <text:p>3486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6900</text:p>
          </table:table-cell>
          <table:table-cell office:value-type="string" calcext:value-type="string">
            <text:p>Optocoupler/LED/Digital Tube/Photoelectric Device</text:p>
          </table:table-cell>
          <table:table-cell office:value-type="string" calcext:value-type="string">
            <text:p>Optocouplers - Phototransistor Output</text:p>
          </table:table-cell>
          <table:table-cell office:value-type="string" calcext:value-type="string">
            <text:p>EL817S1(C)(TU)-F</text:p>
          </table:table-cell>
          <table:table-cell office:value-type="string" calcext:value-type="string">
            <text:p>SMD-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5V 5000V -55��~+110�� 50mA 18us@2mA,100�� 18us@2mA,100�� 0.1V@1mA,20mA 1 6V 1.2V Phototransistor DC SMD-4 <text:s/>Optocouplers - Phototransistor Output ROHS</text:p>
          </table:table-cell>
          <table:table-cell office:value-type="string" calcext:value-type="string">
            <text:p>https://datasheet.lcsc.com/lcsc/1810241112_Everlight-Elec-EL817S1-C-TU-F_C106900.pdf</text:p>
          </table:table-cell>
          <table:table-cell office:value-type="string" calcext:value-type="string">
            <text:p>2-18:0.039701493,20-58:0.032537313,60-198:0.028805970,4000-7998:0.023880597,200-998:0.025820896,8000-:0.023731343,1000-1998:0.024776119,2000-3998:0.024029851</text:p>
          </table:table-cell>
          <table:table-cell office:value-type="float" office:value="650451" calcext:value-type="float">
            <text:p>6504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6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KT-0603R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Red 615~630nm 1.9~2.2V 0603 Light Emitting Diodes (LED) RoHS</text:p>
          </table:table-cell>
          <table:table-cell office:value-type="string" calcext:value-type="string">
            <text:p>https://datasheet.lcsc.com/lcsc/1810231112_Hubei-KENTO-Elec-KT-0603R_C2286.pdf</text:p>
          </table:table-cell>
          <table:table-cell office:value-type="string" calcext:value-type="string">
            <text:p>10000-19980:0.002761194,80000-:0.002552239,20-180:0.004955224,600-1980:0.003388060,40000-79980:0.002567164,200-580:0.003940299,2000-9980:0.003044776,20000-39980:0.002597015</text:p>
          </table:table-cell>
          <table:table-cell office:value-type="float" office:value="2123249" calcext:value-type="float">
            <text:p>2123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0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C2290</text:p>
          </table:table-cell>
          <table:table-cell office:value-type="string" calcext:value-type="string">
            <text:p>LED_0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White 0603 Light Emitting Diodes (LED) RoHS</text:p>
          </table:table-cell>
          <table:table-cell office:value-type="string" calcext:value-type="string">
            <text:p>https://datasheet.lcsc.com/lcsc/1809041711_Hubei-KENTO-Elec-C2290_C2290.pdf</text:p>
          </table:table-cell>
          <table:table-cell office:value-type="string" calcext:value-type="string">
            <text:p>80000-:0.006208955,20-180:0.010701493,600-1980:0.007776119,40000-79980:0.006253731,10000-19980:0.006597015,200-580:0.008820896,2000-9980:0.007149254,20000-39980:0.006313433</text:p>
          </table:table-cell>
          <table:table-cell office:value-type="float" office:value="593400" calcext:value-type="float">
            <text:p>5934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6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17-21SUYC/TR8</text:p>
          </table:table-cell>
          <table:table-cell office:value-type="string" calcext:value-type="string">
            <text:p>LED_0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Yellow 592~594nm 0805 Light Emitting Diodes (LED) RoHS</text:p>
          </table:table-cell>
          <table:table-cell office:value-type="string" calcext:value-type="string">
            <text:p>https://datasheet.lcsc.com/lcsc/1806151129_Hubei-KENTO-Elec-17-21SUYC-TR8_C2296.pdf</text:p>
          </table:table-cell>
          <table:table-cell office:value-type="string" calcext:value-type="string">
            <text:p>10000-19980:0.007746269,80000-:0.007283582,600-1980:0.009119403,40000-79980:0.007328358,20-180:0.012567164,200-580:0.010358209,2000-9980:0.008388060,20000-39980:0.007402985</text:p>
          </table:table-cell>
          <table:table-cell office:value-type="float" office:value="382310" calcext:value-type="float">
            <text:p>3823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0020</text:p>
          </table:table-cell>
          <table:table-cell office:value-type="string" calcext:value-type="string">
            <text:p>Optocouplers &amp; LEDs &amp; Infrared</text:p>
          </table:table-cell>
          <table:table-cell office:value-type="string" calcext:value-type="string">
            <text:p>Optocouplers</text:p>
          </table:table-cell>
          <table:table-cell office:value-type="string" calcext:value-type="string">
            <text:p>6N137S1(TA)</text:p>
          </table:table-cell>
          <table:table-cell office:value-type="string" calcext:value-type="string">
            <text:p>SMD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verlight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Optocouplers SMD RoHS</text:p>
          </table:table-cell>
          <table:table-cell office:value-type="string" calcext:value-type="string">
            <text:p>https://datasheet.lcsc.com/szlcsc/1908282202_Everlight-Elec-6N137S1-TA_C110020.pdf</text:p>
          </table:table-cell>
          <table:table-cell office:value-type="string" calcext:value-type="string">
            <text:p>1-9:0.337313433,4000-:0.177611940,10-29:0.271641791,100-499:0.207462687,30-99:0.243283582,1000-1999:0.182089552,500-999:0.191044776,2000-3999:0.179104478</text:p>
          </table:table-cell>
          <table:table-cell office:value-type="float" office:value="89124" calcext:value-type="float">
            <text:p>891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7</text:p>
          </table:table-cell>
          <table:table-cell office:value-type="string" calcext:value-type="string">
            <text:p>Optoelectronics</text:p>
          </table:table-cell>
          <table:table-cell office:value-type="string" calcext:value-type="string">
            <text:p>Light Emitting Diodes (LED)</text:p>
          </table:table-cell>
          <table:table-cell office:value-type="string" calcext:value-type="string">
            <text:p>C2297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ubei KENTO Ele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805 Light Emitting Diodes (LED) ROHS</text:p>
          </table:table-cell>
          <table:table-cell office:value-type="string" calcext:value-type="string">
            <text:p>https://datasheet.lcsc.com/lcsc/1806151820_Hubei-KENTO-Elec-C2297_C2297.pdf</text:p>
          </table:table-cell>
          <table:table-cell office:value-type="string" calcext:value-type="string">
            <text:p>20-180:0.013000000,200-580:0.010507463,600-1980:0.009134328,2000-9980:0.008298507,40000-79980:0.007104478,10000-19980:0.007582090,80000-:0.007059701,20000-39980:0.007194030</text:p>
          </table:table-cell>
          <table:table-cell office:value-type="float" office:value="528527" calcext:value-type="float">
            <text:p>5285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044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Battery Management ICs</text:p>
          </table:table-cell>
          <table:table-cell office:value-type="string" calcext:value-type="string">
            <text:p>TP4057-42-SOT26-R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OPPOWER(Nanjing Extension Microelectronics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T-23-6 <text:s/>Battery Management ICs ROHS</text:p>
          </table:table-cell>
          <table:table-cell office:value-type="string" calcext:value-type="string">
            <text:p>https://datasheet.lcsc.com/lcsc/1811021622_TOPPOWER-Nanjing-Extension-Microelectronics-TP4057-42-SOT26-R_C12044.pdf</text:p>
          </table:table-cell>
          <table:table-cell office:value-type="string" calcext:value-type="string">
            <text:p>5-45:0.123432836,50-145:0.102388060,150-495:0.091791045,500-2495:0.083880597,2500-4995:0.077462687,5000-9995:0.074328358,10000-19995:0.073582090,20000-:0.072985075</text:p>
          </table:table-cell>
          <table:table-cell office:value-type="float" office:value="31975" calcext:value-type="float">
            <text:p>319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581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Battery Management ICs</text:p>
          </table:table-cell>
          <table:table-cell office:value-type="string" calcext:value-type="string">
            <text:p>TP4056-42-ESOP8</text:p>
          </table:table-cell>
          <table:table-cell office:value-type="string" calcext:value-type="string">
            <text:p>ESOP-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OPPOWER(Nanjing Extension Microelectronics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ESOP-8 <text:s/>Battery Management ICs ROHS</text:p>
          </table:table-cell>
          <table:table-cell office:value-type="string" calcext:value-type="string">
            <text:p>https://datasheet.lcsc.com/lcsc/1809261820_TOPPOWER-Nanjing-Extension-Microelectronics-TP4056-42-ESOP8_C16581.pdf</text:p>
          </table:table-cell>
          <table:table-cell office:value-type="string" calcext:value-type="string">
            <text:p>1-9:0.210746269,10-29:0.177313433,30-99:0.162925373,100-499:0.145074627,500-999:0.137014925,4000-:0.130298507,2000-3999:0.131044776,1000-1999:0.132238806</text:p>
          </table:table-cell>
          <table:table-cell office:value-type="float" office:value="58171" calcext:value-type="float">
            <text:p>58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574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Battery Management ICs</text:p>
          </table:table-cell>
          <table:table-cell office:value-type="string" calcext:value-type="string">
            <text:p>TP4054-42-SOT25R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OPPOWER(Nanjing Extension Microelectronics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T-23-5 <text:s/>Battery Management ICs ROHS</text:p>
          </table:table-cell>
          <table:table-cell office:value-type="string" calcext:value-type="string">
            <text:p>https://datasheet.lcsc.com/lcsc/1809261814_TOPPOWER-Nanjing-Extension-Microelectronics-TP4054-42-SOT25R_C32574.pdf</text:p>
          </table:table-cell>
          <table:table-cell office:value-type="string" calcext:value-type="string">
            <text:p>5-45:0.154283582,50-145:0.129253731,150-495:0.118507463,500-2495:0.105074627,2500-4995:0.099104478,20000-:0.094029851,10000-19995:0.094626866,5000-9995:0.095522388</text:p>
          </table:table-cell>
          <table:table-cell office:value-type="float" office:value="35708" calcext:value-type="float">
            <text:p>357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722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TPS61040DBVR</text:p>
          </table:table-cell>
          <table:table-cell office:value-type="string" calcext:value-type="string">
            <text:p>SOT-23-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 Boost type 1 Boost 28V 1.8V~6V 350mA 1MHz SOT-23-5 <text:s/>DC-DC Converters ROHS</text:p>
          </table:table-cell>
          <table:table-cell office:value-type="string" calcext:value-type="string">
            <text:p>http://www.ti.com/cn/lit/gpn/tps61040</text:p>
          </table:table-cell>
          <table:table-cell office:value-type="string" calcext:value-type="string">
            <text:p>5-45:0.322388060,50-145:0.255223881,150-495:0.220895522,500-2495:0.192537313,2500-4995:0.183582090,5000-:0.179104478</text:p>
          </table:table-cell>
          <table:table-cell office:value-type="float" office:value="14484" calcext:value-type="float">
            <text:p>14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81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ICL7660AIBAZA-T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RENESA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150mil <text:s/>DC-DC Converters ROHS</text:p>
          </table:table-cell>
          <table:table-cell office:value-type="string" calcext:value-type="string">
            <text:p>https://datasheet.lcsc.com/lcsc/1811051712_RENESAS-ICL7660AIBAZA-T_C7881.pdf</text:p>
          </table:table-cell>
          <table:table-cell office:value-type="string" calcext:value-type="string">
            <text:p>34-35:0.998507463,3-4:1.043283582,1-2:1.043283582,36-:0.998507463,5-29:1.043283582,30-33:0.998507463</text:p>
          </table:table-cell>
          <table:table-cell office:value-type="float" office:value="5957" calcext:value-type="float">
            <text:p>59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864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TPS5430DDAR</text:p>
          </table:table-cell>
          <table:table-cell office:value-type="string" calcext:value-type="string">
            <text:p>SO-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ep-down type SO-8 <text:s/>DC-DC Converters ROHS</text:p>
          </table:table-cell>
          <table:table-cell office:value-type="string" calcext:value-type="string">
            <text:p>http://www.ti.com/cn/lit/gpn/tps5430</text:p>
          </table:table-cell>
          <table:table-cell office:value-type="string" calcext:value-type="string">
            <text:p>1-9:0.743283582,10-29:0.631343284,30-99:0.553731343,100-499:0.488059701,500-999:0.468656716,1000-:0.456716418</text:p>
          </table:table-cell>
          <table:table-cell office:value-type="float" office:value="56064" calcext:value-type="float">
            <text:p>56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865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TPS54331D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ep-down type SOIC-8_150mil <text:s/>DC-DC Converters ROHS</text:p>
          </table:table-cell>
          <table:table-cell office:value-type="string" calcext:value-type="string">
            <text:p>http://www.ti.com/cn/lit/gpn/tps54331</text:p>
          </table:table-cell>
          <table:table-cell office:value-type="string" calcext:value-type="string">
            <text:p>1-9:0.303298507,10-29:0.240895522,30-99:0.210447761,100-499:0.183283582,500-999:0.175820896,1000-:0.171343284</text:p>
          </table:table-cell>
          <table:table-cell office:value-type="float" office:value="11578" calcext:value-type="float">
            <text:p>115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002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LM2596SX-5.0/NOPB</text:p>
          </table:table-cell>
          <table:table-cell office:value-type="string" calcext:value-type="string">
            <text:p>TO-263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ep-down type TO-263-5 <text:s/>DC-DC Converters ROHS</text:p>
          </table:table-cell>
          <table:table-cell office:value-type="string" calcext:value-type="string">
            <text:p>http://www.ti.com/cn/lit/gpn/lm2596</text:p>
          </table:table-cell>
          <table:table-cell office:value-type="string" calcext:value-type="string">
            <text:p>1-9:2.234328358,10-29:1.922388060,30-99:1.726865672,100-499:1.525373134,500-999:1.435820896,1000-:1.397014925</text:p>
          </table:table-cell>
          <table:table-cell office:value-type="float" office:value="3669" calcext:value-type="float">
            <text:p>36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078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MC34063ADR2G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 Buck-boost type 1 1.25V~40V 3V~40V 1.5A 100kHz SOIC-8_150mil <text:s/>DC-DC Converters ROHS</text:p>
          </table:table-cell>
          <table:table-cell office:value-type="string" calcext:value-type="string">
            <text:p>https://datasheet.lcsc.com/lcsc/1809171620_onsemi-MC34063ADR2G_C32078.pdf</text:p>
          </table:table-cell>
          <table:table-cell office:value-type="string" calcext:value-type="string">
            <text:p>1-9:0.355223881,10-29:0.279104478,30-99:0.240298507,100-499:0.207462687,500-999:0.198507463,1000-:0.192537313</text:p>
          </table:table-cell>
          <table:table-cell office:value-type="float" office:value="24977" calcext:value-type="float">
            <text:p>24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4465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LM2576SX-5.0/NOPB</text:p>
          </table:table-cell>
          <table:table-cell office:value-type="string" calcext:value-type="string">
            <text:p>TO-263-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NO Step-down type 1 Step-down 5V 4V~40V 3A 52kHz TO-263-5 <text:s/>DC-DC Converters ROHS</text:p>
          </table:table-cell>
          <table:table-cell office:value-type="string" calcext:value-type="string">
            <text:p>http://www.ti.com/cn/lit/gpn/lm2576</text:p>
          </table:table-cell>
          <table:table-cell office:value-type="string" calcext:value-type="string">
            <text:p>1-9:2.207462687,10-29:1.953731343,30-99:1.774626866,100-499:1.611940299,500-999:1.535820896,1000-:1.505970149</text:p>
          </table:table-cell>
          <table:table-cell office:value-type="float" office:value="3958" calcext:value-type="float">
            <text:p>3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1063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XL1509-5.0E1</text:p>
          </table:table-cell>
          <table:table-cell office:value-type="string" calcext:value-type="string">
            <text:p>SOP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L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ep-down type SOP-8_150mil <text:s/>DC-DC Converters ROHS</text:p>
          </table:table-cell>
          <table:table-cell office:value-type="string" calcext:value-type="string">
            <text:p>https://datasheet.lcsc.com/lcsc/1809050422_XLSEMI-XL1509-5-0E1_C61063.pdf</text:p>
          </table:table-cell>
          <table:table-cell office:value-type="string" calcext:value-type="string">
            <text:p>36-99:0.105671642,30-33:0.105671642,500-:0.104029851,100-499:0.104776119,34-35:0.105671642,5-29:0.109850746,1-2:0.109850746,3-4:0.109850746</text:p>
          </table:table-cell>
          <table:table-cell office:value-type="float" office:value="117392" calcext:value-type="float">
            <text:p>1173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4192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DC-DC Converters</text:p>
          </table:table-cell>
          <table:table-cell office:value-type="string" calcext:value-type="string">
            <text:p>XL1509-ADJE1</text:p>
          </table:table-cell>
          <table:table-cell office:value-type="string" calcext:value-type="string">
            <text:p>SOP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XL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ep-down type SOP-8_150mil <text:s/>DC-DC Converters ROHS</text:p>
          </table:table-cell>
          <table:table-cell office:value-type="string" calcext:value-type="string">
            <text:p>https://datasheet.lcsc.com/lcsc/1809042013_XLSEMI-XL1509-ADJE1_C74192.pdf</text:p>
          </table:table-cell>
          <table:table-cell office:value-type="string" calcext:value-type="string">
            <text:p>1-9:0.180298507,10-29:0.144925373,30-99:0.127611940,100-499:0.112238806,500-999:0.108059701,4000-:0.103880597,2000-3999:0.104626866,1000-1999:0.105522388</text:p>
          </table:table-cell>
          <table:table-cell office:value-type="float" office:value="30698" calcext:value-type="float">
            <text:p>30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446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XC6206P332MR</text:p>
          </table:table-cell>
          <table:table-cell office:value-type="string" calcext:value-type="string">
            <text:p>SOT-23-3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orex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00mA 680mV@(100mA) Fixed 3.3V~3.3V Positive 1 6V SOT-23-3L <text:s/>Linear Voltage Regulators (LDO) ROHS</text:p>
          </table:table-cell>
          <table:table-cell office:value-type="string" calcext:value-type="string">
            <text:p>https://datasheet.lcsc.com/lcsc/1809201513_Torex-Semicon-XC6206P332MR_C5446.pdf</text:p>
          </table:table-cell>
          <table:table-cell office:value-type="string" calcext:value-type="string">
            <text:p>5-45:0.091343284,50-145:0.074029851,150-495:0.065074627,500-2495:0.057761194,2500-4995:0.055223881,5000-9995:0.053432836,10000-19995:0.052985075,20000-:0.052537313</text:p>
          </table:table-cell>
          <table:table-cell office:value-type="float" office:value="94107" calcext:value-type="float">
            <text:p>94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186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AMS1117-3.3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72dB@(120Hz) 1A 1.3V@(800mA) Fixed 3.3V~3.3V Positive 1 SOT-223 <text:s/>Linear Voltage Regulators (LDO) ROHS</text:p>
          </table:table-cell>
          <table:table-cell office:value-type="string" calcext:value-type="string">
            <text:p>https://datasheet.lcsc.com/lcsc/1811142212_Advanced-Monolithic-Systems-AMS1117-3-3_C6186.pdf</text:p>
          </table:table-cell>
          <table:table-cell office:value-type="string" calcext:value-type="string">
            <text:p>2-18:0.138805970,20-58:0.111194030,60-198:0.097761194,200-998:0.085820896,1000-1998:0.082537313,8000-:0.079253731,4000-7998:0.079850746,2000-3998:0.080597015</text:p>
          </table:table-cell>
          <table:table-cell office:value-type="float" office:value="293192" calcext:value-type="float">
            <text:p>2931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187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AMS1117-5.0</text:p>
          </table:table-cell>
          <table:table-cell office:value-type="string" calcext:value-type="string">
            <text:p>SOT-22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dvanced Monolithic System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8dB@(120Hz) 1A 1.3V@(1A) Fixed 5V~5V Positive 1 15V SOT-223 <text:s/>Linear Voltage Regulators (LDO) ROHS</text:p>
          </table:table-cell>
          <table:table-cell office:value-type="string" calcext:value-type="string">
            <text:p>https://datasheet.lcsc.com/lcsc/1810231832_Advanced-Monolithic-Systems-AMS1117-5-0_C6187.pdf</text:p>
          </table:table-cell>
          <table:table-cell office:value-type="string" calcext:value-type="string">
            <text:p>2-18:0.163343284,20-58:0.133134328,60-198:0.120149254,200-998:0.104029851,1000-1998:0.096716418,8000-:0.090597015,4000-7998:0.091343284,2000-3998:0.092388060</text:p>
          </table:table-cell>
          <table:table-cell office:value-type="float" office:value="207552" calcext:value-type="float">
            <text:p>2075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289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HT7533-1</text:p>
          </table:table-cell>
          <table:table-cell office:value-type="string" calcext:value-type="string">
            <text:p>SOT-89(SOT-89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ek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A 55mV@(1mA) Fixed 3.3V~3.3V Positive 1 30V SOT-89(SOT-89-3) <text:s/>Linear Voltage Regulators (LDO) ROHS</text:p>
          </table:table-cell>
          <table:table-cell office:value-type="string" calcext:value-type="string">
            <text:p>https://datasheet.lcsc.com/lcsc/1811062113_Holtek-Semicon-HT7533-1_C14289.pdf</text:p>
          </table:table-cell>
          <table:table-cell office:value-type="string" calcext:value-type="string">
            <text:p>5-45:0.136567164,50-145:0.109552239,150-495:0.098059701,500-2495:0.083582090,2500-4995:0.077164179,20000-:0.071791045,10000-19995:0.072388060,5000-9995:0.073432836</text:p>
          </table:table-cell>
          <table:table-cell office:value-type="float" office:value="51924" calcext:value-type="float">
            <text:p>519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6106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HT7550-1</text:p>
          </table:table-cell>
          <table:table-cell office:value-type="string" calcext:value-type="string">
            <text:p>SOT-89(SOT-89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oltek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50mA 55mV@(1mA) Fixed 5V~5V Positive 1 30V SOT-89(SOT-89-3) <text:s/>Linear Voltage Regulators (LDO) ROHS</text:p>
          </table:table-cell>
          <table:table-cell office:value-type="string" calcext:value-type="string">
            <text:p>https://datasheet.lcsc.com/lcsc/1811061932_Holtek-Semicon-HT7550-1_C16106.pdf</text:p>
          </table:table-cell>
          <table:table-cell office:value-type="string" calcext:value-type="string">
            <text:p>5-45:0.131343284,50-145:0.104925373,150-495:0.093731343,500-2495:0.079701493,2500-4995:0.073432836,20000-:0.068059701,10000-19995:0.068656716,5000-9995:0.069552239</text:p>
          </table:table-cell>
          <table:table-cell office:value-type="float" office:value="46859" calcext:value-type="float">
            <text:p>468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8069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L78M05ABDT-TR</text:p>
          </table:table-cell>
          <table:table-cell office:value-type="string" calcext:value-type="string">
            <text:p>TO-252-2(DPAK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dB@(120Hz) 500mA Fixed 5V~5V Positive 1 35V TO-252-2(DPAK) <text:s/>Linear Voltage Regulators (LDO) ROHS</text:p>
          </table:table-cell>
          <table:table-cell office:value-type="string" calcext:value-type="string">
            <text:p>https://datasheet.lcsc.com/lcsc/1811011937_STMicroelectronics-L78M05ABDT-TR_C58069.pdf</text:p>
          </table:table-cell>
          <table:table-cell office:value-type="string" calcext:value-type="string">
            <text:p>2-18:0.194179104,20-58:0.153447761,60-198:0.133582090,200-998:0.115970149,1000-1998:0.111044776,8000-:0.106268657,4000-7998:0.107164179,2000-3998:0.108059701</text:p>
          </table:table-cell>
          <table:table-cell office:value-type="float" office:value="74020" calcext:value-type="float">
            <text:p>7402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1136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78L05G-AB3-R</text:p>
          </table:table-cell>
          <table:table-cell office:value-type="string" calcext:value-type="string">
            <text:p>SOT-89(SOT-89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C(Unisonic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A 1.7V@(40mA) Fixed 5V~5V Positive 1 30V SOT-89(SOT-89-3) <text:s/>Linear Voltage Regulators (LDO) ROHS</text:p>
          </table:table-cell>
          <table:table-cell office:value-type="string" calcext:value-type="string">
            <text:p>https://datasheet.lcsc.com/lcsc/1809200029_UTC-Unisonic-Tech-78L05G-AB3-R_C71136.pdf</text:p>
          </table:table-cell>
          <table:table-cell office:value-type="string" calcext:value-type="string">
            <text:p>5-45:0.067164179,2500-4995:0.038656716,500-2495:0.042537313,50-145:0.054029851,5000-:0.036567164,150-495:0.047462687</text:p>
          </table:table-cell>
          <table:table-cell office:value-type="float" office:value="112980" calcext:value-type="float">
            <text:p>1129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501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78L12G-AB3-R</text:p>
          </table:table-cell>
          <table:table-cell office:value-type="string" calcext:value-type="string">
            <text:p>SOT-89(SOT-89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C(Unisonic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A 1.7V@(40mA) Fixed 12V~12V Positive 1 35V SOT-89(SOT-89-3) <text:s/>Linear Voltage Regulators (LDO) ROHS</text:p>
          </table:table-cell>
          <table:table-cell office:value-type="string" calcext:value-type="string">
            <text:p>https://datasheet.lcsc.com/lcsc/1810271811_UTC-Unisonic-Tech-78L12G-AB3-R_C75501.pdf</text:p>
          </table:table-cell>
          <table:table-cell office:value-type="string" calcext:value-type="string">
            <text:p>5-45:0.091791045,2500-4995:0.052835821,500-2495:0.058208955,50-145:0.073880597,5000-:0.050149254,150-495:0.064925373</text:p>
          </table:table-cell>
          <table:table-cell office:value-type="float" office:value="26051" calcext:value-type="float">
            <text:p>260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510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Linear Voltage Regulators (LDO)</text:p>
          </table:table-cell>
          <table:table-cell office:value-type="string" calcext:value-type="string">
            <text:p>LM317AG-TN3-R</text:p>
          </table:table-cell>
          <table:table-cell office:value-type="string" calcext:value-type="string">
            <text:p>TO-252-2(DPAK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TC(Unisonic Tech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.5A 5V@(500mA) Adjustable 1.2V~37V Positive 1 40V TO-252-2(DPAK) <text:s/>Linear Voltage Regulators (LDO) ROHS</text:p>
          </table:table-cell>
          <table:table-cell office:value-type="string" calcext:value-type="string">
            <text:p>https://datasheet.lcsc.com/lcsc/1810271112_UTC-Unisonic-Tech-LM317AG-TN3-R_C75510.pdf</text:p>
          </table:table-cell>
          <table:table-cell office:value-type="string" calcext:value-type="string">
            <text:p>2-18:0.178507463,1000-1998:0.100149254,200-998:0.108656716,20-58:0.142985075,2000-:0.095074627,60-198:0.127611940</text:p>
          </table:table-cell>
          <table:table-cell office:value-type="float" office:value="29597" calcext:value-type="float">
            <text:p>29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13</text:p>
          </table:table-cell>
          <table:table-cell office:value-type="string" calcext:value-type="string">
            <text:p>Power Supply Chip</text:p>
          </table:table-cell>
          <table:table-cell office:value-type="string" calcext:value-type="string">
            <text:p>Voltage References</text:p>
          </table:table-cell>
          <table:table-cell office:value-type="string" calcext:value-type="string">
            <text:p>CJ431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.5V~36V -25��~+85��@(TA) ��0.5% 1mA 100mA 50ppm/�� Adjustable SOT-23(SOT-23-3) <text:s/>Voltage References ROHS</text:p>
          </table:table-cell>
          <table:table-cell office:value-type="string" calcext:value-type="string">
            <text:p>https://datasheet.lcsc.com/lcsc/1809140322_Jiangsu-Changjing-Electronics-Technology-Co---Ltd--CJ431--_C3113.pdf</text:p>
          </table:table-cell>
          <table:table-cell office:value-type="string" calcext:value-type="string">
            <text:p>5-45:0.032835821,50-145:0.026716418,150-495:0.023582090,500-2495:0.021044776,2500-4995:0.020149254,5000-:0.019552239</text:p>
          </table:table-cell>
          <table:table-cell office:value-type="float" office:value="588274" calcext:value-type="float">
            <text:p>5882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0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k�� 0402 <text:s/>Chip Resistor - Surface Mount ROHS</text:p>
          </table:table-cell>
          <table:table-cell office:value-type="string" calcext:value-type="string">
            <text:p>https://datasheet.lcsc.com/lcsc/2206010230_UNI-ROYAL-Uniroyal-Elec-0402WGF2001TCE_C4109.pdf</text:p>
          </table:table-cell>
          <table:table-cell office:value-type="string" calcext:value-type="string">
            <text:p>20-180:0.000432836,200-580:0.000335821,600-1980:0.000283582,2000-9980:0.000261194,10000-10020:0.000229851,10040-:0.000229851</text:p>
          </table:table-cell>
          <table:table-cell office:value-type="float" office:value="581579" calcext:value-type="float">
            <text:p>5815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5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.5M�� 0603 <text:s/>Chip Resistor - Surface Mount ROHS</text:p>
          </table:table-cell>
          <table:table-cell office:value-type="string" calcext:value-type="string">
            <text:p>https://datasheet.lcsc.com/lcsc/2206010230_UNI-ROYAL-Uniroyal-Elec-0603WAF1504T5E_C4172.pdf</text:p>
          </table:table-cell>
          <table:table-cell office:value-type="string" calcext:value-type="string">
            <text:p>20-180:0.001686567,200-580:0.001377612,600-1980:0.001214925,2000-9980:0.001140299,10000-10020:0.001041791,10040-:0.001041791</text:p>
          </table:table-cell>
          <table:table-cell office:value-type="float" office:value="293175" calcext:value-type="float">
            <text:p>2931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8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.8k�� 0603 <text:s/>Chip Resistor - Surface Mount ROHS</text:p>
          </table:table-cell>
          <table:table-cell office:value-type="string" calcext:value-type="string">
            <text:p>https://datasheet.lcsc.com/lcsc/2206010230_UNI-ROYAL-Uniroyal-Elec-0603WAF1801T5E_C4177.pdf</text:p>
          </table:table-cell>
          <table:table-cell office:value-type="string" calcext:value-type="string">
            <text:p>20-180:0.000913433,200-580:0.000711940,600-1980:0.000605970,2000-9980:0.000556716,10000-10020:0.000492537,10040-:0.000492537</text:p>
          </table:table-cell>
          <table:table-cell office:value-type="float" office:value="100252" calcext:value-type="float">
            <text:p>1002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8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0k�� 0603 <text:s/>Chip Resistor - Surface Mount ROHS</text:p>
          </table:table-cell>
          <table:table-cell office:value-type="string" calcext:value-type="string">
            <text:p>https://datasheet.lcsc.com/lcsc/2206010230_UNI-ROYAL-Uniroyal-Elec-0603WAF2002T5E_C4184.pdf</text:p>
          </table:table-cell>
          <table:table-cell office:value-type="string" calcext:value-type="string">
            <text:p>20-180:0.000900000,200-580:0.000697015,600-1980:0.000591045,2000-9980:0.000541791,10000-10020:0.000477612,10040-:0.000477612</text:p>
          </table:table-cell>
          <table:table-cell office:value-type="float" office:value="1142185" calcext:value-type="float">
            <text:p>11421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.2k�� 0603 <text:s/>Chip Resistor - Surface Mount ROHS</text:p>
          </table:table-cell>
          <table:table-cell office:value-type="string" calcext:value-type="string">
            <text:p>https://datasheet.lcsc.com/lcsc/2206010230_UNI-ROYAL-Uniroyal-Elec-0603WAF2201T5E_C4190.pdf</text:p>
          </table:table-cell>
          <table:table-cell office:value-type="string" calcext:value-type="string">
            <text:p>20-180:0.000810448,200-580:0.000608955,600-1980:0.000502985,2000-9980:0.000455224,10000-10020:0.000391045,10040-:0.000391045</text:p>
          </table:table-cell>
          <table:table-cell office:value-type="float" office:value="731605" calcext:value-type="float">
            <text:p>7316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4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40k�� 0603 <text:s/>Chip Resistor - Surface Mount ROHS</text:p>
          </table:table-cell>
          <table:table-cell office:value-type="string" calcext:value-type="string">
            <text:p>https://datasheet.lcsc.com/lcsc/2206010230_UNI-ROYAL-Uniroyal-Elec-0603WAF2403T5E_C4197.pdf</text:p>
          </table:table-cell>
          <table:table-cell office:value-type="string" calcext:value-type="string">
            <text:p>20-180:0.000911940,200-580:0.000711940,600-1980:0.000605970,2000-9980:0.000556716,10000-10020:0.000492537,10040-:0.000492537</text:p>
          </table:table-cell>
          <table:table-cell office:value-type="float" office:value="279401" calcext:value-type="float">
            <text:p>2794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1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0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k�� 0603 <text:s/>Chip Resistor - Surface Mount ROHS</text:p>
          </table:table-cell>
          <table:table-cell office:value-type="string" calcext:value-type="string">
            <text:p>https://datasheet.lcsc.com/lcsc/2206010230_UNI-ROYAL-Uniroyal-Elec-0603WAF3001T5E_C4211.pdf</text:p>
          </table:table-cell>
          <table:table-cell office:value-type="string" calcext:value-type="string">
            <text:p>20-180:0.000914925,200-580:0.000713433,600-1980:0.000607463,2000-9980:0.000558209,10000-10020:0.000494030,10040-:0.000494030</text:p>
          </table:table-cell>
          <table:table-cell office:value-type="float" office:value="1094309" calcext:value-type="float">
            <text:p>1094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1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3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3k�� 0603 <text:s/>Chip Resistor - Surface Mount ROHS</text:p>
          </table:table-cell>
          <table:table-cell office:value-type="string" calcext:value-type="string">
            <text:p>https://datasheet.lcsc.com/lcsc/2206010230_UNI-ROYAL-Uniroyal-Elec-0603WAF3302T5E_C4216.pdf</text:p>
          </table:table-cell>
          <table:table-cell office:value-type="string" calcext:value-type="string">
            <text:p>20-180:0.000923881,200-580:0.000722388,600-1980:0.000616418,2000-9980:0.000568657,10000-10020:0.000504478,10040-:0.000504478</text:p>
          </table:table-cell>
          <table:table-cell office:value-type="float" office:value="203925" calcext:value-type="float">
            <text:p>2039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2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.2k�� 0603 <text:s/>Chip Resistor - Surface Mount ROHS</text:p>
          </table:table-cell>
          <table:table-cell office:value-type="string" calcext:value-type="string">
            <text:p>https://datasheet.lcsc.com/lcsc/2206010230_UNI-ROYAL-Uniroyal-Elec-0603WAF6201T5E_C4260.pdf</text:p>
          </table:table-cell>
          <table:table-cell office:value-type="string" calcext:value-type="string">
            <text:p>20-180:0.000913433,200-580:0.000711940,600-1980:0.000605970,2000-9980:0.000556716,10000-10020:0.000492537,10040-:0.000492537</text:p>
          </table:table-cell>
          <table:table-cell office:value-type="float" office:value="49171" calcext:value-type="float">
            <text:p>49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2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75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200ppm/�� -55��~+155�� 75�� 0603 <text:s/>Chip Resistor - Surface Mount ROHS</text:p>
          </table:table-cell>
          <table:table-cell office:value-type="string" calcext:value-type="string">
            <text:p>https://datasheet.lcsc.com/lcsc/2206010216_UNI-ROYAL-Uniroyal-Elec-0603WAF750JT5E_C4275.pdf</text:p>
          </table:table-cell>
          <table:table-cell office:value-type="string" calcext:value-type="string">
            <text:p>20-180:0.000871642,200-580:0.000670149,600-1980:0.000564179,2000-9980:0.000514925,10000-10020:0.000450746,10040-:0.000450746</text:p>
          </table:table-cell>
          <table:table-cell office:value-type="float" office:value="258135" calcext:value-type="float">
            <text:p>258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5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.5k�� 0805 <text:s/>Chip Resistor - Surface Mount ROHS</text:p>
          </table:table-cell>
          <table:table-cell office:value-type="string" calcext:value-type="string">
            <text:p>https://datasheet.lcsc.com/lcsc/2206010216_UNI-ROYAL-Uniroyal-Elec-0805W8F1501T5E_C4310.pdf</text:p>
          </table:table-cell>
          <table:table-cell office:value-type="string" calcext:value-type="string">
            <text:p>20-180:0.001567164,200-580:0.001202985,600-1980:0.001008955,2000-9980:0.000920896,10000-10020:0.000804478,10040-:0.000804478</text:p>
          </table:table-cell>
          <table:table-cell office:value-type="float" office:value="285721" calcext:value-type="float">
            <text:p>2857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0k�� 0805 <text:s/>Chip Resistor - Surface Mount ROHS</text:p>
          </table:table-cell>
          <table:table-cell office:value-type="string" calcext:value-type="string">
            <text:p>https://datasheet.lcsc.com/lcsc/2206010216_UNI-ROYAL-Uniroyal-Elec-0805W8F2002T5E_C4328.pdf</text:p>
          </table:table-cell>
          <table:table-cell office:value-type="string" calcext:value-type="string">
            <text:p>20-180:0.001597015,200-580:0.001235821,600-1980:0.001047761,2000-9980:0.000962687,10000-10020:0.000849254,10040-:0.000849254</text:p>
          </table:table-cell>
          <table:table-cell office:value-type="float" office:value="840322" calcext:value-type="float">
            <text:p>840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6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6k�� 0805 <text:s/>Chip Resistor - Surface Mount ROHS</text:p>
          </table:table-cell>
          <table:table-cell office:value-type="string" calcext:value-type="string">
            <text:p>https://datasheet.lcsc.com/lcsc/2206010216_UNI-ROYAL-Uniroyal-Elec-0805W8F3602T5E_C4360.pdf</text:p>
          </table:table-cell>
          <table:table-cell office:value-type="string" calcext:value-type="string">
            <text:p>20-180:0.002059701,200-580:0.001686567,600-1980:0.001485075,2000-9980:0.001394030,10000-10020:0.001273134,10040-:0.001273134</text:p>
          </table:table-cell>
          <table:table-cell office:value-type="float" office:value="74659" calcext:value-type="float">
            <text:p>74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3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6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.6k�� 0805 <text:s/>Chip Resistor - Surface Mount ROHS</text:p>
          </table:table-cell>
          <table:table-cell office:value-type="string" calcext:value-type="string">
            <text:p>https://datasheet.lcsc.com/lcsc/2206010216_UNI-ROYAL-Uniroyal-Elec-0805W8F5601T5E_C4382.pdf</text:p>
          </table:table-cell>
          <table:table-cell office:value-type="string" calcext:value-type="string">
            <text:p>20-180:0.001641791,200-580:0.001280597,600-1980:0.001089552,2000-9980:0.001002985,10000-10020:0.000888060,10040-:0.000888060</text:p>
          </table:table-cell>
          <table:table-cell office:value-type="float" office:value="155958" calcext:value-type="float">
            <text:p>155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44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1T5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% -55��~+155�� 1k�� 1206 <text:s/>Chip Resistor - Surface Mount ROHS</text:p>
          </table:table-cell>
          <table:table-cell office:value-type="string" calcext:value-type="string">
            <text:p>https://datasheet.lcsc.com/lcsc/2206010216_UNI-ROYAL-Uniroyal-Elec-1206W4F1001T5_C4410.pdf</text:p>
          </table:table-cell>
          <table:table-cell office:value-type="string" calcext:value-type="string">
            <text:p>15-135:0.002716418,150-435:0.002089552,450-1485:0.001761194,1500-7485:0.001611940,7500-7515:0.001414925,7530-:0.001414925</text:p>
          </table:table-cell>
          <table:table-cell office:value-type="float" office:value="509868" calcext:value-type="float">
            <text:p>5098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2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5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0M�� 0603 <text:s/>Chip Resistor - Surface Mount ROHS</text:p>
          </table:table-cell>
          <table:table-cell office:value-type="string" calcext:value-type="string">
            <text:p>https://datasheet.lcsc.com/lcsc/2206010216_UNI-ROYAL-Uniroyal-Elec-0603WAF1005T5E_C7250.pdf</text:p>
          </table:table-cell>
          <table:table-cell office:value-type="string" calcext:value-type="string">
            <text:p>20-180:0.001182090,200-580:0.000916418,600-1980:0.000776119,2000-9980:0.000711940,10000-10020:0.000626866,10040-:0.000626866</text:p>
          </table:table-cell>
          <table:table-cell office:value-type="float" office:value="202438" calcext:value-type="float">
            <text:p>2024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2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00�� 0603 <text:s/>Chip Resistor - Surface Mount ROHS</text:p>
          </table:table-cell>
          <table:table-cell office:value-type="string" calcext:value-type="string">
            <text:p>https://datasheet.lcsc.com/lcsc/2206010216_UNI-ROYAL-Uniroyal-Elec-0603WAF2000T5E_C8218.pdf</text:p>
          </table:table-cell>
          <table:table-cell office:value-type="string" calcext:value-type="string">
            <text:p>20-180:0.000898507,200-580:0.000694030,600-1980:0.000585075,2000-9980:0.000535821,10000-10020:0.000471642,10040-:0.000471642</text:p>
          </table:table-cell>
          <table:table-cell office:value-type="float" office:value="447624" calcext:value-type="float">
            <text:p>4476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61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1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10k�� 0402 <text:s/>Chip Resistor - Surface Mount ROHS</text:p>
          </table:table-cell>
          <table:table-cell office:value-type="string" calcext:value-type="string">
            <text:p>https://datasheet.lcsc.com/lcsc/2206010216_UNI-ROYAL-Uniroyal-Elec-0402WGF5103TCE_C11616.pdf</text:p>
          </table:table-cell>
          <table:table-cell office:value-type="string" calcext:value-type="string">
            <text:p>20-180:0.000461194,200-580:0.000359701,600-1980:0.000305970,2000-9980:0.000282090,10000-10020:0.000249254,10040-:0.000249254</text:p>
          </table:table-cell>
          <table:table-cell office:value-type="float" office:value="52977" calcext:value-type="float">
            <text:p>529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17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k�� 0402 <text:s/>Chip Resistor - Surface Mount ROHS</text:p>
          </table:table-cell>
          <table:table-cell office:value-type="string" calcext:value-type="string">
            <text:p>https://datasheet.lcsc.com/lcsc/2206010216_UNI-ROYAL-Uniroyal-Elec-0402WGF1001TCE_C11702.pdf</text:p>
          </table:table-cell>
          <table:table-cell office:value-type="string" calcext:value-type="string">
            <text:p>20-180:0.000422388,200-580:0.000325373,600-1980:0.000274627,2000-9980:0.000250746,10000-10020:0.000219403,10040-:0.000219403</text:p>
          </table:table-cell>
          <table:table-cell office:value-type="float" office:value="3079919" calcext:value-type="float">
            <text:p>30799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244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02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0.2k�� 0603 <text:s/>Chip Resistor - Surface Mount ROHS</text:p>
          </table:table-cell>
          <table:table-cell office:value-type="string" calcext:value-type="string">
            <text:p>https://datasheet.lcsc.com/lcsc/2206010216_UNI-ROYAL-Uniroyal-Elec-0603WAF4022T5E_C12447.pdf</text:p>
          </table:table-cell>
          <table:table-cell office:value-type="string" calcext:value-type="string">
            <text:p>20-180:0.000922388,200-580:0.000719403,600-1980:0.000611940,2000-9980:0.000562687,10000-10020:0.000498507,10040-:0.000498507</text:p>
          </table:table-cell>
          <table:table-cell office:value-type="float" office:value="87035" calcext:value-type="float">
            <text:p>870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1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7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.7k�� 0603 <text:s/>Chip Resistor - Surface Mount ROHS</text:p>
          </table:table-cell>
          <table:table-cell office:value-type="string" calcext:value-type="string">
            <text:p>https://datasheet.lcsc.com/lcsc/2206010216_UNI-ROYAL-Uniroyal-Elec-0603WAF2701T5E_C13167.pdf</text:p>
          </table:table-cell>
          <table:table-cell office:value-type="string" calcext:value-type="string">
            <text:p>20-180:0.000811940,200-580:0.000610448,600-1980:0.000504478,2000-9980:0.000455224,10000-10020:0.000391045,10040-:0.000391045</text:p>
          </table:table-cell>
          <table:table-cell office:value-type="float" office:value="287091" calcext:value-type="float">
            <text:p>2870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33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.1M�� 0603 <text:s/>Chip Resistor - Surface Mount ROHS</text:p>
          </table:table-cell>
          <table:table-cell office:value-type="string" calcext:value-type="string">
            <text:p>https://datasheet.lcsc.com/lcsc/2206010216_UNI-ROYAL-Uniroyal-Elec-0603WAF5104T5E_C13320.pdf</text:p>
          </table:table-cell>
          <table:table-cell office:value-type="string" calcext:value-type="string">
            <text:p>20-180:0.001182090,200-580:0.000922388,600-1980:0.000785075,2000-9980:0.000722388,10000-10020:0.000638806,10040-:0.000638806</text:p>
          </table:table-cell>
          <table:table-cell office:value-type="float" office:value="64960" calcext:value-type="float">
            <text:p>649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16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00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800ppm/�� ��1% -55��~+155�� 0�� 0402 <text:s/>Chip Resistor - Surface Mount ROHS</text:p>
          </table:table-cell>
          <table:table-cell office:value-type="string" calcext:value-type="string">
            <text:p>https://datasheet.lcsc.com/lcsc/2206010216_UNI-ROYAL-Uniroyal-Elec-0402WGF0000TCE_C17168.pdf</text:p>
          </table:table-cell>
          <table:table-cell office:value-type="string" calcext:value-type="string">
            <text:p>20-180:0.000417910,200-580:0.000319403,600-1980:0.000268657,2000-9980:0.000244776,10000-10020:0.000213433,10040-:0.000213433</text:p>
          </table:table-cell>
          <table:table-cell office:value-type="float" office:value="1778099" calcext:value-type="float">
            <text:p>1778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3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2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.2k�� 0805 <text:s/>Chip Resistor - Surface Mount ROHS</text:p>
          </table:table-cell>
          <table:table-cell office:value-type="string" calcext:value-type="string">
            <text:p>https://datasheet.lcsc.com/lcsc/2206010216_UNI-ROYAL-Uniroyal-Elec-0805W8F1201T5E_C17379.pdf</text:p>
          </table:table-cell>
          <table:table-cell office:value-type="string" calcext:value-type="string">
            <text:p>20-180:0.001611940,200-580:0.001253731,600-1980:0.001061194,2000-9980:0.000974627,10000-10020:0.000858209,10040-:0.000858209</text:p>
          </table:table-cell>
          <table:table-cell office:value-type="float" office:value="375309" calcext:value-type="float">
            <text:p>3753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3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8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.8k�� 0805 <text:s/>Chip Resistor - Surface Mount ROHS</text:p>
          </table:table-cell>
          <table:table-cell office:value-type="string" calcext:value-type="string">
            <text:p>https://datasheet.lcsc.com/lcsc/2206010216_UNI-ROYAL-Uniroyal-Elec-0805W8F1801T5E_C17398.pdf</text:p>
          </table:table-cell>
          <table:table-cell office:value-type="string" calcext:value-type="string">
            <text:p>20-180:0.001611940,200-580:0.001253731,600-1980:0.001061194,2000-9980:0.000973134,10000-10020:0.000858209,10040-:0.000858209</text:p>
          </table:table-cell>
          <table:table-cell office:value-type="float" office:value="115287" calcext:value-type="float">
            <text:p>1152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00�� 0805 <text:s/>Chip Resistor - Surface Mount ROHS</text:p>
          </table:table-cell>
          <table:table-cell office:value-type="string" calcext:value-type="string">
            <text:p>https://datasheet.lcsc.com/lcsc/2206010216_UNI-ROYAL-Uniroyal-Elec-0805W8F1000T5E_C17408.pdf</text:p>
          </table:table-cell>
          <table:table-cell office:value-type="string" calcext:value-type="string">
            <text:p>20-180:0.001626866,200-580:0.001264179,600-1980:0.001071642,2000-9980:0.000982090,10000-10020:0.000865672,10040-:0.000865672</text:p>
          </table:table-cell>
          <table:table-cell office:value-type="float" office:value="1416171" calcext:value-type="float">
            <text:p>14161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0k�� 0805 <text:s/>Chip Resistor - Surface Mount ROHS</text:p>
          </table:table-cell>
          <table:table-cell office:value-type="string" calcext:value-type="string">
            <text:p>https://datasheet.lcsc.com/lcsc/2206010216_UNI-ROYAL-Uniroyal-Elec-0805W8F1002T5E_C17414.pdf</text:p>
          </table:table-cell>
          <table:table-cell office:value-type="string" calcext:value-type="string">
            <text:p>20-180:0.000704478,200-580:0.000704478,640-660:0.000683582,680-700:0.000683582,720-:0.000683582,600-620:0.000683582</text:p>
          </table:table-cell>
          <table:table-cell office:value-type="float" office:value="5518842" calcext:value-type="float">
            <text:p>55188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1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200ppm/�� -55��~+155�� 10�� 0805 <text:s/>Chip Resistor - Surface Mount ROHS</text:p>
          </table:table-cell>
          <table:table-cell office:value-type="string" calcext:value-type="string">
            <text:p>https://datasheet.lcsc.com/lcsc/2206010216_UNI-ROYAL-Uniroyal-Elec-0805W8F100JT5E_C17415.pdf</text:p>
          </table:table-cell>
          <table:table-cell office:value-type="string" calcext:value-type="string">
            <text:p>20-180:0.001611940,200-580:0.001246269,600-1980:0.001056716,2000-9980:0.000970149,10000-10020:0.000856716,10040-:0.000856716</text:p>
          </table:table-cell>
          <table:table-cell office:value-type="float" office:value="623540" calcext:value-type="float">
            <text:p>6235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2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1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1k�� 0805 <text:s/>Chip Resistor - Surface Mount ROHS</text:p>
          </table:table-cell>
          <table:table-cell office:value-type="string" calcext:value-type="string">
            <text:p>https://datasheet.lcsc.com/lcsc/2206010216_UNI-ROYAL-Uniroyal-Elec-0805W8F1102T5E_C17429.pdf</text:p>
          </table:table-cell>
          <table:table-cell office:value-type="string" calcext:value-type="string">
            <text:p>20-180:0.001686567,200-580:0.001316418,600-1980:0.001119403,2000-9980:0.001029851,10000-10020:0.000911940,10040-:0.000911940</text:p>
          </table:table-cell>
          <table:table-cell office:value-type="float" office:value="41475" calcext:value-type="float">
            <text:p>414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2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20k�� 0805 <text:s/>Chip Resistor - Surface Mount ROHS</text:p>
          </table:table-cell>
          <table:table-cell office:value-type="string" calcext:value-type="string">
            <text:p>https://datasheet.lcsc.com/lcsc/2206010216_UNI-ROYAL-Uniroyal-Elec-0805W8F1203T5E_C17436.pdf</text:p>
          </table:table-cell>
          <table:table-cell office:value-type="string" calcext:value-type="string">
            <text:p>20-180:0.001474627,200-580:0.001110448,600-1980:0.000917910,2000-9980:0.000829851,10000-10020:0.000713433,10040-:0.000713433</text:p>
          </table:table-cell>
          <table:table-cell office:value-type="float" office:value="85742" calcext:value-type="float">
            <text:p>857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2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20�� 0805 <text:s/>Chip Resistor - Surface Mount ROHS</text:p>
          </table:table-cell>
          <table:table-cell office:value-type="string" calcext:value-type="string">
            <text:p>https://datasheet.lcsc.com/lcsc/2206010216_UNI-ROYAL-Uniroyal-Elec-0805W8F1200T5E_C17437.pdf</text:p>
          </table:table-cell>
          <table:table-cell office:value-type="string" calcext:value-type="string">
            <text:p>20-180:0.001582090,200-580:0.001220896,600-1980:0.001032836,2000-9980:0.000947761,10000-10020:0.000834328,10040-:0.000834328</text:p>
          </table:table-cell>
          <table:table-cell office:value-type="float" office:value="288876" calcext:value-type="float">
            <text:p>2888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2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2k�� 0805 <text:s/>Chip Resistor - Surface Mount ROHS</text:p>
          </table:table-cell>
          <table:table-cell office:value-type="string" calcext:value-type="string">
            <text:p>https://datasheet.lcsc.com/lcsc/2206010216_UNI-ROYAL-Uniroyal-Elec-0805W8F1202T5E_C17444.pdf</text:p>
          </table:table-cell>
          <table:table-cell office:value-type="string" calcext:value-type="string">
            <text:p>20-180:0.001626866,200-580:0.001255224,600-1980:0.001062687,2000-9980:0.000974627,10000-10020:0.000858209,10040-:0.000858209</text:p>
          </table:table-cell>
          <table:table-cell office:value-type="float" office:value="166442" calcext:value-type="float">
            <text:p>166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3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3k�� 0805 <text:s/>Chip Resistor - Surface Mount ROHS</text:p>
          </table:table-cell>
          <table:table-cell office:value-type="string" calcext:value-type="string">
            <text:p>https://datasheet.lcsc.com/lcsc/2206010216_UNI-ROYAL-Uniroyal-Elec-0805W8F1302T5E_C17455.pdf</text:p>
          </table:table-cell>
          <table:table-cell office:value-type="string" calcext:value-type="string">
            <text:p>20-180:0.001537313,200-580:0.001152239,600-1980:0.000952239,2000-9980:0.000861194,10000-10020:0.000740299,10040-:0.000740299</text:p>
          </table:table-cell>
          <table:table-cell office:value-type="float" office:value="62701" calcext:value-type="float">
            <text:p>62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7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5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50k�� 0805 <text:s/>Chip Resistor - Surface Mount ROHS</text:p>
          </table:table-cell>
          <table:table-cell office:value-type="string" calcext:value-type="string">
            <text:p>https://datasheet.lcsc.com/lcsc/2206010216_UNI-ROYAL-Uniroyal-Elec-0805W8F1503T5E_C17470.pdf</text:p>
          </table:table-cell>
          <table:table-cell office:value-type="string" calcext:value-type="string">
            <text:p>20-180:0.001582090,200-580:0.001223881,600-1980:0.001037313,2000-9980:0.000950746,10000-10020:0.000838806,10040-:0.000838806</text:p>
          </table:table-cell>
          <table:table-cell office:value-type="float" office:value="162701" calcext:value-type="float">
            <text:p>162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5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50�� 0805 <text:s/>Chip Resistor - Surface Mount ROHS</text:p>
          </table:table-cell>
          <table:table-cell office:value-type="string" calcext:value-type="string">
            <text:p>https://datasheet.lcsc.com/lcsc/2206010216_UNI-ROYAL-Uniroyal-Elec-0805W8F1500T5E_C17471.pdf</text:p>
          </table:table-cell>
          <table:table-cell office:value-type="string" calcext:value-type="string">
            <text:p>20-180:0.001597015,200-580:0.001234328,600-1980:0.001046269,2000-9980:0.000959701,10000-10020:0.000844776,10040-:0.000844776</text:p>
          </table:table-cell>
          <table:table-cell office:value-type="float" office:value="215474" calcext:value-type="float">
            <text:p>21547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5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5k�� 0805 <text:s/>Chip Resistor - Surface Mount ROHS</text:p>
          </table:table-cell>
          <table:table-cell office:value-type="string" calcext:value-type="string">
            <text:p>https://datasheet.lcsc.com/lcsc/2206010216_UNI-ROYAL-Uniroyal-Elec-0805W8F1502T5E_C17475.pdf</text:p>
          </table:table-cell>
          <table:table-cell office:value-type="string" calcext:value-type="string">
            <text:p>20-180:0.001611940,200-580:0.001240299,600-1980:0.001046269,2000-9980:0.000958209,10000-10020:0.000841791,10040-:0.000841791</text:p>
          </table:table-cell>
          <table:table-cell office:value-type="float" office:value="401510" calcext:value-type="float">
            <text:p>4015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00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800ppm/�� ��1% -55��~+155�� 0�� 0805 <text:s/>Chip Resistor - Surface Mount ROHS</text:p>
          </table:table-cell>
          <table:table-cell office:value-type="string" calcext:value-type="string">
            <text:p>https://datasheet.lcsc.com/lcsc/2206010216_UNI-ROYAL-Uniroyal-Elec-0805W8F0000T5E_C17477.pdf</text:p>
          </table:table-cell>
          <table:table-cell office:value-type="string" calcext:value-type="string">
            <text:p>20-180:0.002059701,200-580:0.001686567,600-1980:0.001417910,2000-9980:0.001194030,10000-19980:0.001156716,20000-:0.001137313</text:p>
          </table:table-cell>
          <table:table-cell office:value-type="float" office:value="901616" calcext:value-type="float">
            <text:p>9016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5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5�� 0805 <text:s/>Chip Resistor - Surface Mount ROHS</text:p>
          </table:table-cell>
          <table:table-cell office:value-type="string" calcext:value-type="string">
            <text:p>https://datasheet.lcsc.com/lcsc/2206010216_UNI-ROYAL-Uniroyal-Elec-0805W8F150JT5E_C17480.pdf</text:p>
          </table:table-cell>
          <table:table-cell office:value-type="string" calcext:value-type="string">
            <text:p>20-180:0.001641791,200-580:0.001273134,600-1980:0.001077612,2000-9980:0.000988060,10000-10020:0.000871642,10040-:0.000871642</text:p>
          </table:table-cell>
          <table:table-cell office:value-type="float" office:value="269086" calcext:value-type="float">
            <text:p>26908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4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6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6k�� 0805 <text:s/>Chip Resistor - Surface Mount ROHS</text:p>
          </table:table-cell>
          <table:table-cell office:value-type="string" calcext:value-type="string">
            <text:p>https://datasheet.lcsc.com/lcsc/2206010216_UNI-ROYAL-Uniroyal-Elec-0805W8F1602T5E_C17490.pdf</text:p>
          </table:table-cell>
          <table:table-cell office:value-type="string" calcext:value-type="string">
            <text:p>20-180:0.001597015,200-580:0.001249254,600-1980:0.001062687,2000-9980:0.000977612,10000-10020:0.000865672,10040-:0.000865672</text:p>
          </table:table-cell>
          <table:table-cell office:value-type="float" office:value="16695" calcext:value-type="float">
            <text:p>166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8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80k�� 0805 <text:s/>Chip Resistor - Surface Mount ROHS</text:p>
          </table:table-cell>
          <table:table-cell office:value-type="string" calcext:value-type="string">
            <text:p>https://datasheet.lcsc.com/lcsc/2206010216_UNI-ROYAL-Uniroyal-Elec-0805W8F1803T5E_C17501.pdf</text:p>
          </table:table-cell>
          <table:table-cell office:value-type="string" calcext:value-type="string">
            <text:p>20-180:0.001434328,200-580:0.001079104,600-1980:0.000892537,2000-9980:0.000805970,10000-10020:0.000694030,10040-:0.000694030</text:p>
          </table:table-cell>
          <table:table-cell office:value-type="float" office:value="90304" calcext:value-type="float">
            <text:p>9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0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8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8k�� 0805 <text:s/>Chip Resistor - Surface Mount ROHS</text:p>
          </table:table-cell>
          <table:table-cell office:value-type="string" calcext:value-type="string">
            <text:p>https://datasheet.lcsc.com/lcsc/2206010216_UNI-ROYAL-Uniroyal-Elec-0805W8F1802T5E_C17506.pdf</text:p>
          </table:table-cell>
          <table:table-cell office:value-type="string" calcext:value-type="string">
            <text:p>20-180:0.001597015,200-580:0.001240299,600-1980:0.001050746,2000-9980:0.000964179,10000-10020:0.000849254,10040-:0.000849254</text:p>
          </table:table-cell>
          <table:table-cell office:value-type="float" office:value="101292" calcext:value-type="float">
            <text:p>1012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k�� 0805 <text:s/>Chip Resistor - Surface Mount ROHS</text:p>
          </table:table-cell>
          <table:table-cell office:value-type="string" calcext:value-type="string">
            <text:p>https://datasheet.lcsc.com/lcsc/2205311800_UNI-ROYAL-Uniroyal-Elec-0805W8F1001T5E_C17513.pdf</text:p>
          </table:table-cell>
          <table:table-cell office:value-type="string" calcext:value-type="string">
            <text:p>20-180:0.001970149,200-580:0.001611940,600-1980:0.001344776,2000-9980:0.001129851,10000-19980:0.001092537,20000-:0.001074627</text:p>
          </table:table-cell>
          <table:table-cell office:value-type="float" office:value="3560110" calcext:value-type="float">
            <text:p>35601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4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M�� 0805 <text:s/>Chip Resistor - Surface Mount ROHS</text:p>
          </table:table-cell>
          <table:table-cell office:value-type="string" calcext:value-type="string">
            <text:p>https://datasheet.lcsc.com/lcsc/2206010200_UNI-ROYAL-Uniroyal-Elec-0805W8F1004T5E_C17514.pdf</text:p>
          </table:table-cell>
          <table:table-cell office:value-type="string" calcext:value-type="string">
            <text:p>20-180:0.001611940,200-580:0.001246269,600-1980:0.001052239,2000-9980:0.000962687,10000-10020:0.000844776,10040-:0.000844776</text:p>
          </table:table-cell>
          <table:table-cell office:value-type="float" office:value="710873" calcext:value-type="float">
            <text:p>7108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.2k�� 0805 <text:s/>Chip Resistor - Surface Mount ROHS</text:p>
          </table:table-cell>
          <table:table-cell office:value-type="string" calcext:value-type="string">
            <text:p>https://datasheet.lcsc.com/lcsc/2206010200_UNI-ROYAL-Uniroyal-Elec-0805W8F2201T5E_C17520.pdf</text:p>
          </table:table-cell>
          <table:table-cell office:value-type="string" calcext:value-type="string">
            <text:p>20-180:0.001850746,200-580:0.001488060,600-1980:0.001294030,2000-9980:0.001204478,10000-10020:0.001086567,10040-:0.001086567</text:p>
          </table:table-cell>
          <table:table-cell office:value-type="float" office:value="594442" calcext:value-type="float">
            <text:p>59444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K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400ppm/�� -55��~+155�� 2.2�� 0805 <text:s/>Chip Resistor - Surface Mount ROHS</text:p>
          </table:table-cell>
          <table:table-cell office:value-type="string" calcext:value-type="string">
            <text:p>https://datasheet.lcsc.com/lcsc/2206010200_UNI-ROYAL-Uniroyal-Elec-0805W8F220KT5E_C17521.pdf</text:p>
          </table:table-cell>
          <table:table-cell office:value-type="string" calcext:value-type="string">
            <text:p>20-180:0.002432836,200-580:0.001880597,600-1980:0.001597015,2000-9980:0.001464179,10000-10020:0.001289552,10040-:0.001289552</text:p>
          </table:table-cell>
          <table:table-cell office:value-type="float" office:value="105083" calcext:value-type="float">
            <text:p>1050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2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4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.4k�� 0805 <text:s/>Chip Resistor - Surface Mount ROHS</text:p>
          </table:table-cell>
          <table:table-cell office:value-type="string" calcext:value-type="string">
            <text:p>https://datasheet.lcsc.com/lcsc/2206010200_UNI-ROYAL-Uniroyal-Elec-0805W8F2401T5E_C17526.pdf</text:p>
          </table:table-cell>
          <table:table-cell office:value-type="string" calcext:value-type="string">
            <text:p>20-180:0.001597015,200-580:0.001231343,600-1980:0.001043284,2000-9980:0.000956716,10000-10020:0.000843284,10040-:0.000843284</text:p>
          </table:table-cell>
          <table:table-cell office:value-type="float" office:value="126497" calcext:value-type="float">
            <text:p>1264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3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7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.7k�� 0805 <text:s/>Chip Resistor - Surface Mount ROHS</text:p>
          </table:table-cell>
          <table:table-cell office:value-type="string" calcext:value-type="string">
            <text:p>https://datasheet.lcsc.com/lcsc/2206010200_UNI-ROYAL-Uniroyal-Elec-0805W8F2701T5E_C17530.pdf</text:p>
          </table:table-cell>
          <table:table-cell office:value-type="string" calcext:value-type="string">
            <text:p>20-180:0.002179104,200-580:0.001746269,600-1980:0.001522388,2000-9980:0.001416418,10000-10020:0.001277612,10040-:0.001277612</text:p>
          </table:table-cell>
          <table:table-cell office:value-type="float" office:value="152145" calcext:value-type="float">
            <text:p>152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3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00k�� 0805 <text:s/>Chip Resistor - Surface Mount ROHS</text:p>
          </table:table-cell>
          <table:table-cell office:value-type="string" calcext:value-type="string">
            <text:p>https://datasheet.lcsc.com/lcsc/2206010200_UNI-ROYAL-Uniroyal-Elec-0805W8F2003T5E_C17539.pdf</text:p>
          </table:table-cell>
          <table:table-cell office:value-type="string" calcext:value-type="string">
            <text:p>20-180:0.001656716,200-580:0.001268657,600-1980:0.001062687,2000-9980:0.000967164,10000-10020:0.000843284,10040-:0.000843284</text:p>
          </table:table-cell>
          <table:table-cell office:value-type="float" office:value="349675" calcext:value-type="float">
            <text:p>3496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00�� 0805 <text:s/>Chip Resistor - Surface Mount ROHS</text:p>
          </table:table-cell>
          <table:table-cell office:value-type="string" calcext:value-type="string">
            <text:p>https://datasheet.lcsc.com/lcsc/2206010200_UNI-ROYAL-Uniroyal-Elec-0805W8F2000T5E_C17540.pdf</text:p>
          </table:table-cell>
          <table:table-cell office:value-type="string" calcext:value-type="string">
            <text:p>20-180:0.001626866,200-580:0.001262687,600-1980:0.001074627,2000-9980:0.000988060,10000-10020:0.000874627,10040-:0.000874627</text:p>
          </table:table-cell>
          <table:table-cell office:value-type="float" office:value="375348" calcext:value-type="float">
            <text:p>3753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200ppm/�� -55��~+155�� 20�� 0805 <text:s/>Chip Resistor - Surface Mount ROHS</text:p>
          </table:table-cell>
          <table:table-cell office:value-type="string" calcext:value-type="string">
            <text:p>https://datasheet.lcsc.com/lcsc/2206010200_UNI-ROYAL-Uniroyal-Elec-0805W8F200JT5E_C17544.pdf</text:p>
          </table:table-cell>
          <table:table-cell office:value-type="string" calcext:value-type="string">
            <text:p>20-180:0.002134328,200-580:0.001746269,600-1980:0.001537313,2000-9980:0.001438806,10000-10020:0.001314925,10040-:0.001314925</text:p>
          </table:table-cell>
          <table:table-cell office:value-type="float" office:value="163804" calcext:value-type="float">
            <text:p>1638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20k�� 0805 <text:s/>Chip Resistor - Surface Mount ROHS</text:p>
          </table:table-cell>
          <table:table-cell office:value-type="string" calcext:value-type="string">
            <text:p>https://datasheet.lcsc.com/lcsc/2206010200_UNI-ROYAL-Uniroyal-Elec-0805W8F2203T5E_C17556.pdf</text:p>
          </table:table-cell>
          <table:table-cell office:value-type="string" calcext:value-type="string">
            <text:p>20-180:0.001671642,200-580:0.001298507,600-1980:0.001104478,2000-9980:0.001016418,10000-10020:0.000900000,10040-:0.000900000</text:p>
          </table:table-cell>
          <table:table-cell office:value-type="float" office:value="157592" calcext:value-type="float">
            <text:p>1575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5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20�� 0805 <text:s/>Chip Resistor - Surface Mount ROHS</text:p>
          </table:table-cell>
          <table:table-cell office:value-type="string" calcext:value-type="string">
            <text:p>https://datasheet.lcsc.com/lcsc/2206010200_UNI-ROYAL-Uniroyal-Elec-0805W8F2200T5E_C17557.pdf</text:p>
          </table:table-cell>
          <table:table-cell office:value-type="string" calcext:value-type="string">
            <text:p>20-180:0.001597015,200-580:0.001235821,600-1980:0.001046269,2000-9980:0.000961194,10000-10020:0.000846269,10040-:0.000846269</text:p>
          </table:table-cell>
          <table:table-cell office:value-type="float" office:value="493700" calcext:value-type="float">
            <text:p>4937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2k�� 0805 <text:s/>Chip Resistor - Surface Mount ROHS</text:p>
          </table:table-cell>
          <table:table-cell office:value-type="string" calcext:value-type="string">
            <text:p>https://datasheet.lcsc.com/lcsc/2206010200_UNI-ROYAL-Uniroyal-Elec-0805W8F2202T5E_C17560.pdf</text:p>
          </table:table-cell>
          <table:table-cell office:value-type="string" calcext:value-type="string">
            <text:p>20-180:0.001597015,200-580:0.001238806,600-1980:0.001049254,2000-9980:0.000962687,10000-10020:0.000847761,10040-:0.000847761</text:p>
          </table:table-cell>
          <table:table-cell office:value-type="float" office:value="447380" calcext:value-type="float">
            <text:p>447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6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2�� 0805 <text:s/>Chip Resistor - Surface Mount ROHS</text:p>
          </table:table-cell>
          <table:table-cell office:value-type="string" calcext:value-type="string">
            <text:p>https://datasheet.lcsc.com/lcsc/2206010200_UNI-ROYAL-Uniroyal-Elec-0805W8F220JT5E_C17561.pdf</text:p>
          </table:table-cell>
          <table:table-cell office:value-type="string" calcext:value-type="string">
            <text:p>20-180:0.001567164,200-580:0.001213433,600-1980:0.001026866,2000-9980:0.000941791,10000-10020:0.000829851,10040-:0.000829851</text:p>
          </table:table-cell>
          <table:table-cell office:value-type="float" office:value="272523" calcext:value-type="float">
            <text:p>27252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4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40�� 0805 <text:s/>Chip Resistor - Surface Mount ROHS</text:p>
          </table:table-cell>
          <table:table-cell office:value-type="string" calcext:value-type="string">
            <text:p>https://datasheet.lcsc.com/lcsc/2206010200_UNI-ROYAL-Uniroyal-Elec-0805W8F2400T5E_C17572.pdf</text:p>
          </table:table-cell>
          <table:table-cell office:value-type="string" calcext:value-type="string">
            <text:p>20-180:0.001626866,200-580:0.001261194,600-1980:0.001067164,2000-9980:0.000979104,10000-10020:0.000862687,10040-:0.000862687</text:p>
          </table:table-cell>
          <table:table-cell office:value-type="float" office:value="133253" calcext:value-type="float">
            <text:p>1332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4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4k�� 0805 <text:s/>Chip Resistor - Surface Mount ROHS</text:p>
          </table:table-cell>
          <table:table-cell office:value-type="string" calcext:value-type="string">
            <text:p>https://datasheet.lcsc.com/lcsc/2206010200_UNI-ROYAL-Uniroyal-Elec-0805W8F2402T5E_C17575.pdf</text:p>
          </table:table-cell>
          <table:table-cell office:value-type="string" calcext:value-type="string">
            <text:p>20-180:0.001492537,200-580:0.001137313,600-1980:0.000949254,2000-9980:0.000864179,10000-10020:0.000750746,10040-:0.000750746</text:p>
          </table:table-cell>
          <table:table-cell office:value-type="float" office:value="132275" calcext:value-type="float">
            <text:p>132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8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7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70k�� 0805 <text:s/>Chip Resistor - Surface Mount ROHS</text:p>
          </table:table-cell>
          <table:table-cell office:value-type="string" calcext:value-type="string">
            <text:p>https://datasheet.lcsc.com/lcsc/2206010200_UNI-ROYAL-Uniroyal-Elec-0805W8F2703T5E_C17589.pdf</text:p>
          </table:table-cell>
          <table:table-cell office:value-type="string" calcext:value-type="string">
            <text:p>20-180:0.001656716,200-580:0.001295522,600-1980:0.001101493,2000-9980:0.001013433,10000-10020:0.000897015,10040-:0.000897015</text:p>
          </table:table-cell>
          <table:table-cell office:value-type="float" office:value="41560" calcext:value-type="float">
            <text:p>415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7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70�� 0805 <text:s/>Chip Resistor - Surface Mount ROHS</text:p>
          </table:table-cell>
          <table:table-cell office:value-type="string" calcext:value-type="string">
            <text:p>https://datasheet.lcsc.com/lcsc/2206010200_UNI-ROYAL-Uniroyal-Elec-0805W8F2700T5E_C17590.pdf</text:p>
          </table:table-cell>
          <table:table-cell office:value-type="string" calcext:value-type="string">
            <text:p>20-180:0.001597015,200-580:0.001241791,600-1980:0.001050746,2000-9980:0.000964179,10000-10020:0.000849254,10040-:0.000849254</text:p>
          </table:table-cell>
          <table:table-cell office:value-type="float" office:value="100304" calcext:value-type="float">
            <text:p>1003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9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7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7k�� 0805 <text:s/>Chip Resistor - Surface Mount ROHS</text:p>
          </table:table-cell>
          <table:table-cell office:value-type="string" calcext:value-type="string">
            <text:p>https://datasheet.lcsc.com/lcsc/2206010200_UNI-ROYAL-Uniroyal-Elec-0805W8F2702T5E_C17593.pdf</text:p>
          </table:table-cell>
          <table:table-cell office:value-type="string" calcext:value-type="string">
            <text:p>20-180:0.001597015,200-580:0.001237313,600-1980:0.001047761,2000-9980:0.000961194,10000-10020:0.000847761,10040-:0.000847761</text:p>
          </table:table-cell>
          <table:table-cell office:value-type="float" office:value="122069" calcext:value-type="float">
            <text:p>1220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59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7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7�� 0805 <text:s/>Chip Resistor - Surface Mount ROHS</text:p>
          </table:table-cell>
          <table:table-cell office:value-type="string" calcext:value-type="string">
            <text:p>https://datasheet.lcsc.com/lcsc/2206010200_UNI-ROYAL-Uniroyal-Elec-0805W8F270JT5E_C17594.pdf</text:p>
          </table:table-cell>
          <table:table-cell office:value-type="string" calcext:value-type="string">
            <text:p>20-180:0.001686567,200-580:0.001314925,600-1980:0.001117910,2000-9980:0.001028358,10000-10020:0.000910448,10040-:0.000910448</text:p>
          </table:table-cell>
          <table:table-cell office:value-type="float" office:value="75334" calcext:value-type="float">
            <text:p>753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k�� 0805 <text:s/>Chip Resistor - Surface Mount ROHS</text:p>
          </table:table-cell>
          <table:table-cell office:value-type="string" calcext:value-type="string">
            <text:p>https://datasheet.lcsc.com/lcsc/2206010200_UNI-ROYAL-Uniroyal-Elec-0805W8F2001T5E_C17604.pdf</text:p>
          </table:table-cell>
          <table:table-cell office:value-type="string" calcext:value-type="string">
            <text:p>20-180:0.001567164,200-580:0.001214925,600-1980:0.001028358,2000-9980:0.000943284,10000-10020:0.000831343,10040-:0.000831343</text:p>
          </table:table-cell>
          <table:table-cell office:value-type="float" office:value="1258596" calcext:value-type="float">
            <text:p>12585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0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K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400ppm/�� -55��~+155�� 2�� 0805 <text:s/>Chip Resistor - Surface Mount ROHS</text:p>
          </table:table-cell>
          <table:table-cell office:value-type="string" calcext:value-type="string">
            <text:p>https://datasheet.lcsc.com/lcsc/2206010200_UNI-ROYAL-Uniroyal-Elec-0805W8F200KT5E_C17606.pdf</text:p>
          </table:table-cell>
          <table:table-cell office:value-type="string" calcext:value-type="string">
            <text:p>20-180:0.002164179,200-580:0.001656716,600-1980:0.001394030,2000-9980:0.001271642,10000-10020:0.001111940,10040-:0.001111940</text:p>
          </table:table-cell>
          <table:table-cell office:value-type="float" office:value="220349" calcext:value-type="float">
            <text:p>2203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9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.9k�� 0805 <text:s/>Chip Resistor - Surface Mount ROHS</text:p>
          </table:table-cell>
          <table:table-cell office:value-type="string" calcext:value-type="string">
            <text:p>https://datasheet.lcsc.com/lcsc/2206010200_UNI-ROYAL-Uniroyal-Elec-0805W8F3901T5E_C17614.pdf</text:p>
          </table:table-cell>
          <table:table-cell office:value-type="string" calcext:value-type="string">
            <text:p>20-180:0.001626866,200-580:0.001255224,600-1980:0.001062687,2000-9980:0.000974627,10000-10020:0.000859701,10040-:0.000859701</text:p>
          </table:table-cell>
          <table:table-cell office:value-type="float" office:value="125725" calcext:value-type="float">
            <text:p>125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1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0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00k�� 0805 <text:s/>Chip Resistor - Surface Mount ROHS</text:p>
          </table:table-cell>
          <table:table-cell office:value-type="string" calcext:value-type="string">
            <text:p>https://datasheet.lcsc.com/lcsc/2206010200_UNI-ROYAL-Uniroyal-Elec-0805W8F3003T5E_C17616.pdf</text:p>
          </table:table-cell>
          <table:table-cell office:value-type="string" calcext:value-type="string">
            <text:p>20-180:0.001611940,200-580:0.001247761,600-1980:0.001056716,2000-9980:0.000968657,10000-10020:0.000853731,10040-:0.000853731</text:p>
          </table:table-cell>
          <table:table-cell office:value-type="float" office:value="68209" calcext:value-type="float">
            <text:p>68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0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00�� 0805 <text:s/>Chip Resistor - Surface Mount ROHS</text:p>
          </table:table-cell>
          <table:table-cell office:value-type="string" calcext:value-type="string">
            <text:p>https://datasheet.lcsc.com/lcsc/2206010200_UNI-ROYAL-Uniroyal-Elec-0805W8F3000T5E_C17617.pdf</text:p>
          </table:table-cell>
          <table:table-cell office:value-type="string" calcext:value-type="string">
            <text:p>20-180:0.001805970,200-580:0.001444776,600-1980:0.001255224,2000-9980:0.001168657,10000-10020:0.001055224,10040-:0.001055224</text:p>
          </table:table-cell>
          <table:table-cell office:value-type="float" office:value="298496" calcext:value-type="float">
            <text:p>2984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0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0k�� 0805 <text:s/>Chip Resistor - Surface Mount ROHS</text:p>
          </table:table-cell>
          <table:table-cell office:value-type="string" calcext:value-type="string">
            <text:p>https://datasheet.lcsc.com/lcsc/2205311830_UNI-ROYAL-Uniroyal-Elec-0805W8F3002T5E_C17621.pdf</text:p>
          </table:table-cell>
          <table:table-cell office:value-type="string" calcext:value-type="string">
            <text:p>20-180:0.001656716,200-580:0.001285075,600-1980:0.001088060,2000-9980:0.000998507,10000-10020:0.000880597,10040-:0.000880597</text:p>
          </table:table-cell>
          <table:table-cell office:value-type="float" office:value="106208" calcext:value-type="float">
            <text:p>1062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2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3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30k�� 0805 <text:s/>Chip Resistor - Surface Mount ROHS</text:p>
          </table:table-cell>
          <table:table-cell office:value-type="string" calcext:value-type="string">
            <text:p>https://datasheet.lcsc.com/lcsc/2205311830_UNI-ROYAL-Uniroyal-Elec-0805W8F3303T5E_C17629.pdf</text:p>
          </table:table-cell>
          <table:table-cell office:value-type="string" calcext:value-type="string">
            <text:p>20-180:0.001476119,200-580:0.001110448,600-1980:0.000917910,2000-9980:0.000829851,10000-10020:0.000713433,10040-:0.000713433</text:p>
          </table:table-cell>
          <table:table-cell office:value-type="float" office:value="144635" calcext:value-type="float">
            <text:p>1446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3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3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30�� 0805 <text:s/>Chip Resistor - Surface Mount ROHS</text:p>
          </table:table-cell>
          <table:table-cell office:value-type="string" calcext:value-type="string">
            <text:p>https://datasheet.lcsc.com/lcsc/2205311830_UNI-ROYAL-Uniroyal-Elec-0805W8F3300T5E_C17630.pdf</text:p>
          </table:table-cell>
          <table:table-cell office:value-type="string" calcext:value-type="string">
            <text:p>20-180:0.001597015,200-580:0.001235821,600-1980:0.001047761,2000-9980:0.000961194,10000-10020:0.000846269,10040-:0.000846269</text:p>
          </table:table-cell>
          <table:table-cell office:value-type="float" office:value="792757" calcext:value-type="float">
            <text:p>79275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3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3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3k�� 0805 <text:s/>Chip Resistor - Surface Mount ROHS</text:p>
          </table:table-cell>
          <table:table-cell office:value-type="string" calcext:value-type="string">
            <text:p>https://datasheet.lcsc.com/lcsc/2205311830_UNI-ROYAL-Uniroyal-Elec-0805W8F3302T5E_C17633.pdf</text:p>
          </table:table-cell>
          <table:table-cell office:value-type="string" calcext:value-type="string">
            <text:p>20-180:0.001597015,200-580:0.001238806,600-1980:0.001049254,2000-9980:0.000962687,10000-10020:0.000847761,10040-:0.000847761</text:p>
          </table:table-cell>
          <table:table-cell office:value-type="float" office:value="211064" calcext:value-type="float">
            <text:p>2110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3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200ppm/�� -55��~+155�� 33�� 0805 <text:s/>Chip Resistor - Surface Mount ROHS</text:p>
          </table:table-cell>
          <table:table-cell office:value-type="string" calcext:value-type="string">
            <text:p>https://datasheet.lcsc.com/lcsc/2205311830_UNI-ROYAL-Uniroyal-Elec-0805W8F330JT5E_C17634.pdf</text:p>
          </table:table-cell>
          <table:table-cell office:value-type="string" calcext:value-type="string">
            <text:p>20-180:0.001597015,200-580:0.001234328,600-1980:0.001044776,2000-9980:0.000959701,10000-10020:0.000844776,10040-:0.000844776</text:p>
          </table:table-cell>
          <table:table-cell office:value-type="float" office:value="173454" calcext:value-type="float">
            <text:p>1734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9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90�� 0805 <text:s/>Chip Resistor - Surface Mount ROHS</text:p>
          </table:table-cell>
          <table:table-cell office:value-type="string" calcext:value-type="string">
            <text:p>https://datasheet.lcsc.com/lcsc/2206010200_UNI-ROYAL-Uniroyal-Elec-0805W8F3900T5E_C17655.pdf</text:p>
          </table:table-cell>
          <table:table-cell office:value-type="string" calcext:value-type="string">
            <text:p>20-180:0.001597015,200-580:0.001231343,600-1980:0.001043284,2000-9980:0.000956716,10000-10020:0.000843284,10040-:0.000843284</text:p>
          </table:table-cell>
          <table:table-cell office:value-type="float" office:value="219961" calcext:value-type="float">
            <text:p>2199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9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90k�� 0805 <text:s/>Chip Resistor - Surface Mount ROHS</text:p>
          </table:table-cell>
          <table:table-cell office:value-type="string" calcext:value-type="string">
            <text:p>https://datasheet.lcsc.com/lcsc/2206010200_UNI-ROYAL-Uniroyal-Elec-0805W8F3903T5E_C17656.pdf</text:p>
          </table:table-cell>
          <table:table-cell office:value-type="string" calcext:value-type="string">
            <text:p>20-180:0.001626866,200-580:0.001271642,600-1980:0.001082090,2000-9980:0.000995522,10000-10020:0.000880597,10040-:0.000880597</text:p>
          </table:table-cell>
          <table:table-cell office:value-type="float" office:value="38249" calcext:value-type="float">
            <text:p>382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6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0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k�� 0805 <text:s/>Chip Resistor - Surface Mount ROHS</text:p>
          </table:table-cell>
          <table:table-cell office:value-type="string" calcext:value-type="string">
            <text:p>https://datasheet.lcsc.com/lcsc/2206010200_UNI-ROYAL-Uniroyal-Elec-0805W8F3001T5E_C17661.pdf</text:p>
          </table:table-cell>
          <table:table-cell office:value-type="string" calcext:value-type="string">
            <text:p>20-180:0.001567164,200-580:0.001214925,600-1980:0.001028358,2000-9980:0.000943284,10000-10020:0.000831343,10040-:0.000831343</text:p>
          </table:table-cell>
          <table:table-cell office:value-type="float" office:value="436145" calcext:value-type="float">
            <text:p>4361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3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.3k�� 0805 <text:s/>Chip Resistor - Surface Mount ROHS</text:p>
          </table:table-cell>
          <table:table-cell office:value-type="string" calcext:value-type="string">
            <text:p>https://datasheet.lcsc.com/lcsc/2206010200_UNI-ROYAL-Uniroyal-Elec-0805W8F4301T5E_C17667.pdf</text:p>
          </table:table-cell>
          <table:table-cell office:value-type="string" calcext:value-type="string">
            <text:p>20-180:0.001611940,200-580:0.001252239,600-1980:0.001059701,2000-9980:0.000973134,10000-10020:0.000856716,10040-:0.000856716</text:p>
          </table:table-cell>
          <table:table-cell office:value-type="float" office:value="91437" calcext:value-type="float">
            <text:p>91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7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7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.7k�� 0805 <text:s/>Chip Resistor - Surface Mount ROHS</text:p>
          </table:table-cell>
          <table:table-cell office:value-type="string" calcext:value-type="string">
            <text:p>https://datasheet.lcsc.com/lcsc/2206010200_UNI-ROYAL-Uniroyal-Elec-0805W8F4701T5E_C17673.pdf</text:p>
          </table:table-cell>
          <table:table-cell office:value-type="string" calcext:value-type="string">
            <text:p>20-180:0.001552239,200-580:0.001191045,600-1980:0.001001493,2000-9980:0.000914925,10000-10020:0.000801493,10040-:0.000801493</text:p>
          </table:table-cell>
          <table:table-cell office:value-type="float" office:value="1839654" calcext:value-type="float">
            <text:p>18396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70K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200ppm/�� -55��~+155�� 4.7�� 0805 <text:s/>Chip Resistor - Surface Mount ROHS</text:p>
          </table:table-cell>
          <table:table-cell office:value-type="string" calcext:value-type="string">
            <text:p>https://datasheet.lcsc.com/lcsc/2206010200_UNI-ROYAL-Uniroyal-Elec-0805W8F470KT5E_C17675.pdf</text:p>
          </table:table-cell>
          <table:table-cell office:value-type="string" calcext:value-type="string">
            <text:p>20-180:0.002417910,200-580:0.001850746,600-1980:0.001552239,2000-9980:0.001413433,10000-10020:0.001232836,10040-:0.001232836</text:p>
          </table:table-cell>
          <table:table-cell office:value-type="float" office:value="136164" calcext:value-type="float">
            <text:p>13616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99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.99k�� 0805 <text:s/>Chip Resistor - Surface Mount ROHS</text:p>
          </table:table-cell>
          <table:table-cell office:value-type="string" calcext:value-type="string">
            <text:p>https://datasheet.lcsc.com/lcsc/2206010200_UNI-ROYAL-Uniroyal-Elec-0805W8F4991T5E_C17677.pdf</text:p>
          </table:table-cell>
          <table:table-cell office:value-type="string" calcext:value-type="string">
            <text:p>20-180:0.001641791,200-580:0.001285075,600-1980:0.001092537,2000-9980:0.001005970,10000-10020:0.000889552,10040-:0.000889552</text:p>
          </table:table-cell>
          <table:table-cell office:value-type="float" office:value="37499" calcext:value-type="float">
            <text:p>374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69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3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3k�� 0805 <text:s/>Chip Resistor - Surface Mount ROHS</text:p>
          </table:table-cell>
          <table:table-cell office:value-type="string" calcext:value-type="string">
            <text:p>https://datasheet.lcsc.com/lcsc/2206010200_UNI-ROYAL-Uniroyal-Elec-0805W8F4302T5E_C17695.pdf</text:p>
          </table:table-cell>
          <table:table-cell office:value-type="string" calcext:value-type="string">
            <text:p>20-180:0.001626866,200-580:0.001267164,600-1980:0.001077612,2000-9980:0.000992537,10000-10020:0.000877612,10040-:0.000877612</text:p>
          </table:table-cell>
          <table:table-cell office:value-type="float" office:value="39550" calcext:value-type="float">
            <text:p>395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7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70k�� 0805 <text:s/>Chip Resistor - Surface Mount ROHS</text:p>
          </table:table-cell>
          <table:table-cell office:value-type="string" calcext:value-type="string">
            <text:p>https://datasheet.lcsc.com/lcsc/2206010200_UNI-ROYAL-Uniroyal-Elec-0805W8F4703T5E_C17709.pdf</text:p>
          </table:table-cell>
          <table:table-cell office:value-type="string" calcext:value-type="string">
            <text:p>20-180:0.001626866,200-580:0.001259701,600-1980:0.001067164,2000-9980:0.000979104,10000-10020:0.000862687,10040-:0.000862687</text:p>
          </table:table-cell>
          <table:table-cell office:value-type="float" office:value="184881" calcext:value-type="float">
            <text:p>1848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7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70�� 0805 <text:s/>Chip Resistor - Surface Mount ROHS</text:p>
          </table:table-cell>
          <table:table-cell office:value-type="string" calcext:value-type="string">
            <text:p>https://datasheet.lcsc.com/lcsc/2206010200_UNI-ROYAL-Uniroyal-Elec-0805W8F4700T5E_C17710.pdf</text:p>
          </table:table-cell>
          <table:table-cell office:value-type="string" calcext:value-type="string">
            <text:p>20-180:0.001641791,200-580:0.001267164,600-1980:0.001073134,2000-9980:0.000985075,10000-10020:0.000867164,10040-:0.000867164</text:p>
          </table:table-cell>
          <table:table-cell office:value-type="float" office:value="746402" calcext:value-type="float">
            <text:p>7464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7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7k�� 0805 <text:s/>Chip Resistor - Surface Mount ROHS</text:p>
          </table:table-cell>
          <table:table-cell office:value-type="string" calcext:value-type="string">
            <text:p>https://datasheet.lcsc.com/lcsc/2206010200_UNI-ROYAL-Uniroyal-Elec-0805W8F4702T5E_C17713.pdf</text:p>
          </table:table-cell>
          <table:table-cell office:value-type="string" calcext:value-type="string">
            <text:p>20-180:0.001611940,200-580:0.001253731,600-1980:0.001064179,2000-9980:0.000977612,10000-10020:0.000862687,10040-:0.000862687</text:p>
          </table:table-cell>
          <table:table-cell office:value-type="float" office:value="442488" calcext:value-type="float">
            <text:p>4424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1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7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200ppm/�� -55��~+155�� 47�� 0805 <text:s/>Chip Resistor - Surface Mount ROHS</text:p>
          </table:table-cell>
          <table:table-cell office:value-type="string" calcext:value-type="string">
            <text:p>https://datasheet.lcsc.com/lcsc/2206010200_UNI-ROYAL-Uniroyal-Elec-0805W8F470JT5E_C17714.pdf</text:p>
          </table:table-cell>
          <table:table-cell office:value-type="string" calcext:value-type="string">
            <text:p>10040-:0.000855224,10000-10020:0.000855224,2000-9980:0.000968657,600-1980:0.001053731,200-580:0.001240299,20-180:0.001597015</text:p>
          </table:table-cell>
          <table:table-cell office:value-type="float" office:value="136075" calcext:value-type="float">
            <text:p>136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99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9.9k�� 0805 <text:s/>Chip Resistor - Surface Mount ROHS</text:p>
          </table:table-cell>
          <table:table-cell office:value-type="string" calcext:value-type="string">
            <text:p>https://datasheet.lcsc.com/lcsc/2206010200_UNI-ROYAL-Uniroyal-Elec-0805W8F4992T5E_C17719.pdf</text:p>
          </table:table-cell>
          <table:table-cell office:value-type="string" calcext:value-type="string">
            <text:p>20-180:0.001626866,200-580:0.001270149,600-1980:0.001080597,2000-9980:0.000994030,10000-10020:0.000880597,10040-:0.000880597</text:p>
          </table:table-cell>
          <table:table-cell office:value-type="float" office:value="48939" calcext:value-type="float">
            <text:p>489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499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49.9�� 0805 <text:s/>Chip Resistor - Surface Mount ROHS</text:p>
          </table:table-cell>
          <table:table-cell office:value-type="string" calcext:value-type="string">
            <text:p>https://datasheet.lcsc.com/lcsc/2206010200_UNI-ROYAL-Uniroyal-Elec-0805W8F499JT5E_C17720.pdf</text:p>
          </table:table-cell>
          <table:table-cell office:value-type="string" calcext:value-type="string">
            <text:p>20-180:0.001895522,200-580:0.001537313,600-1980:0.001337313,2000-9980:0.001250746,10000-10020:0.001134328,10040-:0.001134328</text:p>
          </table:table-cell>
          <table:table-cell office:value-type="float" office:value="121777" calcext:value-type="float">
            <text:p>1217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10K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400ppm/�� -55��~+155�� 5.1�� 0805 <text:s/>Chip Resistor - Surface Mount ROHS</text:p>
          </table:table-cell>
          <table:table-cell office:value-type="string" calcext:value-type="string">
            <text:p>https://datasheet.lcsc.com/lcsc/2206010200_UNI-ROYAL-Uniroyal-Elec-0805W8F510KT5E_C17724.pdf</text:p>
          </table:table-cell>
          <table:table-cell office:value-type="string" calcext:value-type="string">
            <text:p>20-180:0.002746269,200-580:0.002208955,600-1980:0.001910448,2000-9980:0.001791045,10000-10020:0.001611940,10040-:0.001611940</text:p>
          </table:table-cell>
          <table:table-cell office:value-type="float" office:value="106194" calcext:value-type="float">
            <text:p>1061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3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1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10k�� 0805 <text:s/>Chip Resistor - Surface Mount ROHS</text:p>
          </table:table-cell>
          <table:table-cell office:value-type="string" calcext:value-type="string">
            <text:p>https://datasheet.lcsc.com/lcsc/2206010200_UNI-ROYAL-Uniroyal-Elec-0805W8F5103T5E_C17733.pdf</text:p>
          </table:table-cell>
          <table:table-cell office:value-type="string" calcext:value-type="string">
            <text:p>20-180:0.001626866,200-580:0.001261194,600-1980:0.001067164,2000-9980:0.000979104,10000-10020:0.000862687,10040-:0.000862687</text:p>
          </table:table-cell>
          <table:table-cell office:value-type="float" office:value="124814" calcext:value-type="float">
            <text:p>12481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1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10�� 0805 <text:s/>Chip Resistor - Surface Mount ROHS</text:p>
          </table:table-cell>
          <table:table-cell office:value-type="string" calcext:value-type="string">
            <text:p>https://datasheet.lcsc.com/lcsc/2206010200_UNI-ROYAL-Uniroyal-Elec-0805W8F5100T5E_C17734.pdf</text:p>
          </table:table-cell>
          <table:table-cell office:value-type="string" calcext:value-type="string">
            <text:p>20-180:0.001597015,200-580:0.001234328,600-1980:0.001044776,2000-9980:0.000958209,10000-10020:0.000843284,10040-:0.000843284</text:p>
          </table:table-cell>
          <table:table-cell office:value-type="float" office:value="568749" calcext:value-type="float">
            <text:p>5687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1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1k�� 0805 <text:s/>Chip Resistor - Surface Mount ROHS</text:p>
          </table:table-cell>
          <table:table-cell office:value-type="string" calcext:value-type="string">
            <text:p>https://datasheet.lcsc.com/lcsc/2206010200_UNI-ROYAL-Uniroyal-Elec-0805W8F5102T5E_C17737.pdf</text:p>
          </table:table-cell>
          <table:table-cell office:value-type="string" calcext:value-type="string">
            <text:p>20-180:0.001641791,200-580:0.001280597,600-1980:0.001089552,2000-9980:0.001002985,10000-10020:0.000888060,10040-:0.000888060</text:p>
          </table:table-cell>
          <table:table-cell office:value-type="float" office:value="196053" calcext:value-type="float">
            <text:p>196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1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1�� 0805 <text:s/>Chip Resistor - Surface Mount ROHS</text:p>
          </table:table-cell>
          <table:table-cell office:value-type="string" calcext:value-type="string">
            <text:p>https://datasheet.lcsc.com/lcsc/2206010200_UNI-ROYAL-Uniroyal-Elec-0805W8F510JT5E_C17738.pdf</text:p>
          </table:table-cell>
          <table:table-cell office:value-type="string" calcext:value-type="string">
            <text:p>20-180:0.001641791,200-580:0.001282090,600-1980:0.001091045,2000-9980:0.001004478,10000-10020:0.000888060,10040-:0.000888060</text:p>
          </table:table-cell>
          <table:table-cell office:value-type="float" office:value="234416" calcext:value-type="float">
            <text:p>2344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6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6k�� 0805 <text:s/>Chip Resistor - Surface Mount ROHS</text:p>
          </table:table-cell>
          <table:table-cell office:value-type="string" calcext:value-type="string">
            <text:p>https://datasheet.lcsc.com/lcsc/2206010200_UNI-ROYAL-Uniroyal-Elec-0805W8F5602T5E_C17756.pdf</text:p>
          </table:table-cell>
          <table:table-cell office:value-type="string" calcext:value-type="string">
            <text:p>20-180:0.001626866,200-580:0.001265672,600-1980:0.001071642,2000-9980:0.000983582,10000-10020:0.000865672,10040-:0.000865672</text:p>
          </table:table-cell>
          <table:table-cell office:value-type="float" office:value="33152" calcext:value-type="float">
            <text:p>331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5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6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6�� 0805 <text:s/>Chip Resistor - Surface Mount ROHS</text:p>
          </table:table-cell>
          <table:table-cell office:value-type="string" calcext:value-type="string">
            <text:p>https://datasheet.lcsc.com/lcsc/2206010200_UNI-ROYAL-Uniroyal-Elec-0805W8F560JT5E_C17757.pdf</text:p>
          </table:table-cell>
          <table:table-cell office:value-type="string" calcext:value-type="string">
            <text:p>20-180:0.001656716,200-580:0.001292537,600-1980:0.001100000,2000-9980:0.001011940,10000-10020:0.000895522,10040-:0.000895522</text:p>
          </table:table-cell>
          <table:table-cell office:value-type="float" office:value="49803" calcext:value-type="float">
            <text:p>498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2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6.2k�� 0805 <text:s/>Chip Resistor - Surface Mount ROHS</text:p>
          </table:table-cell>
          <table:table-cell office:value-type="string" calcext:value-type="string">
            <text:p>https://datasheet.lcsc.com/lcsc/2205311830_UNI-ROYAL-Uniroyal-Elec-0805W8F6201T5E_C17767.pdf</text:p>
          </table:table-cell>
          <table:table-cell office:value-type="string" calcext:value-type="string">
            <text:p>20-180:0.001641791,200-580:0.001276119,600-1980:0.001086567,2000-9980:0.001000000,10000-10020:0.000885075,10040-:0.000885075</text:p>
          </table:table-cell>
          <table:table-cell office:value-type="float" office:value="83075" calcext:value-type="float">
            <text:p>83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8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6.8k�� 0805 <text:s/>Chip Resistor - Surface Mount ROHS</text:p>
          </table:table-cell>
          <table:table-cell office:value-type="string" calcext:value-type="string">
            <text:p>https://datasheet.lcsc.com/lcsc/2205311830_UNI-ROYAL-Uniroyal-Elec-0805W8F6801T5E_C17772.pdf</text:p>
          </table:table-cell>
          <table:table-cell office:value-type="string" calcext:value-type="string">
            <text:p>20-180:0.001611940,200-580:0.001244776,600-1980:0.001055224,2000-9980:0.000967164,10000-10020:0.000852239,10040-:0.000852239</text:p>
          </table:table-cell>
          <table:table-cell office:value-type="float" office:value="188116" calcext:value-type="float">
            <text:p>188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8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2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62k�� 0805 <text:s/>Chip Resistor - Surface Mount ROHS</text:p>
          </table:table-cell>
          <table:table-cell office:value-type="string" calcext:value-type="string">
            <text:p>https://datasheet.lcsc.com/lcsc/2205311830_UNI-ROYAL-Uniroyal-Elec-0805W8F6202T5E_C17783.pdf</text:p>
          </table:table-cell>
          <table:table-cell office:value-type="string" calcext:value-type="string">
            <text:p>20-180:0.001626866,200-580:0.001262687,600-1980:0.001073134,2000-9980:0.000986567,10000-10020:0.000871642,10040-:0.000871642</text:p>
          </table:table-cell>
          <table:table-cell office:value-type="float" office:value="29877" calcext:value-type="float">
            <text:p>298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8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680k�� 0805 <text:s/>Chip Resistor - Surface Mount ROHS</text:p>
          </table:table-cell>
          <table:table-cell office:value-type="string" calcext:value-type="string">
            <text:p>https://datasheet.lcsc.com/lcsc/2205311830_UNI-ROYAL-Uniroyal-Elec-0805W8F6803T5E_C17797.pdf</text:p>
          </table:table-cell>
          <table:table-cell office:value-type="string" calcext:value-type="string">
            <text:p>20-180:0.001507463,200-580:0.001143284,600-1980:0.000953731,2000-9980:0.000868657,10000-10020:0.000753731,10040-:0.000753731</text:p>
          </table:table-cell>
          <table:table-cell office:value-type="float" office:value="103848" calcext:value-type="float">
            <text:p>103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7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8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680�� 0805 <text:s/>Chip Resistor - Surface Mount ROHS</text:p>
          </table:table-cell>
          <table:table-cell office:value-type="string" calcext:value-type="string">
            <text:p>https://datasheet.lcsc.com/lcsc/2205311830_UNI-ROYAL-Uniroyal-Elec-0805W8F6800T5E_C17798.pdf</text:p>
          </table:table-cell>
          <table:table-cell office:value-type="string" calcext:value-type="string">
            <text:p>20-180:0.001626866,200-580:0.001262687,600-1980:0.001068657,2000-9980:0.000980597,10000-10020:0.000864179,10040-:0.000864179</text:p>
          </table:table-cell>
          <table:table-cell office:value-type="float" office:value="198648" calcext:value-type="float">
            <text:p>1986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8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68k�� 0805 <text:s/>Chip Resistor - Surface Mount ROHS</text:p>
          </table:table-cell>
          <table:table-cell office:value-type="string" calcext:value-type="string">
            <text:p>https://datasheet.lcsc.com/lcsc/2205311830_UNI-ROYAL-Uniroyal-Elec-0805W8F6802T5E_C17801.pdf</text:p>
          </table:table-cell>
          <table:table-cell office:value-type="string" calcext:value-type="string">
            <text:p>20-180:0.001626866,200-580:0.001268657,600-1980:0.001079104,2000-9980:0.000994030,10000-10020:0.000879104,10040-:0.000879104</text:p>
          </table:table-cell>
          <table:table-cell office:value-type="float" office:value="112191" calcext:value-type="float">
            <text:p>1121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68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200ppm/�� -55��~+155�� 68�� 0805 <text:s/>Chip Resistor - Surface Mount ROHS</text:p>
          </table:table-cell>
          <table:table-cell office:value-type="string" calcext:value-type="string">
            <text:p>https://datasheet.lcsc.com/lcsc/2205311830_UNI-ROYAL-Uniroyal-Elec-0805W8F680JT5E_C17802.pdf</text:p>
          </table:table-cell>
          <table:table-cell office:value-type="string" calcext:value-type="string">
            <text:p>20-180:0.001835821,200-580:0.001420896,600-1980:0.001205970,2000-9980:0.001107463,10000-10020:0.000979104,10040-:0.000979104</text:p>
          </table:table-cell>
          <table:table-cell office:value-type="float" office:value="133748" calcext:value-type="float">
            <text:p>13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75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7.5k�� 0805 <text:s/>Chip Resistor - Surface Mount ROHS</text:p>
          </table:table-cell>
          <table:table-cell office:value-type="string" calcext:value-type="string">
            <text:p>https://datasheet.lcsc.com/lcsc/2205311830_UNI-ROYAL-Uniroyal-Elec-0805W8F7501T5E_C17807.pdf</text:p>
          </table:table-cell>
          <table:table-cell office:value-type="string" calcext:value-type="string">
            <text:p>20-180:0.001641791,200-580:0.001271642,600-1980:0.001077612,2000-9980:0.000988060,10000-10020:0.000870149,10040-:0.000870149</text:p>
          </table:table-cell>
          <table:table-cell office:value-type="float" office:value="126227" calcext:value-type="float">
            <text:p>12622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75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750�� 0805 <text:s/>Chip Resistor - Surface Mount ROHS</text:p>
          </table:table-cell>
          <table:table-cell office:value-type="string" calcext:value-type="string">
            <text:p>https://datasheet.lcsc.com/lcsc/2205311830_UNI-ROYAL-Uniroyal-Elec-0805W8F7500T5E_C17818.pdf</text:p>
          </table:table-cell>
          <table:table-cell office:value-type="string" calcext:value-type="string">
            <text:p>20-180:0.001611940,200-580:0.001244776,600-1980:0.001055224,2000-9980:0.000967164,10000-10020:0.000852239,10040-:0.000852239</text:p>
          </table:table-cell>
          <table:table-cell office:value-type="float" office:value="66867" calcext:value-type="float">
            <text:p>668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75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75k�� 0805 <text:s/>Chip Resistor - Surface Mount ROHS</text:p>
          </table:table-cell>
          <table:table-cell office:value-type="string" calcext:value-type="string">
            <text:p>https://datasheet.lcsc.com/lcsc/2205311830_UNI-ROYAL-Uniroyal-Elec-0805W8F7502T5E_C17819.pdf</text:p>
          </table:table-cell>
          <table:table-cell office:value-type="string" calcext:value-type="string">
            <text:p>20-180:0.001611940,200-580:0.001259701,600-1980:0.001071642,2000-9980:0.000986567,10000-10020:0.000873134,10040-:0.000873134</text:p>
          </table:table-cell>
          <table:table-cell office:value-type="float" office:value="53608" calcext:value-type="float">
            <text:p>536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82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8.2k�� 0805 <text:s/>Chip Resistor - Surface Mount ROHS</text:p>
          </table:table-cell>
          <table:table-cell office:value-type="string" calcext:value-type="string">
            <text:p>https://datasheet.lcsc.com/lcsc/2205311830_UNI-ROYAL-Uniroyal-Elec-0805W8F8201T5E_C17828.pdf</text:p>
          </table:table-cell>
          <table:table-cell office:value-type="string" calcext:value-type="string">
            <text:p>20-180:0.001656716,200-580:0.001291045,600-1980:0.001098507,2000-9980:0.001010448,10000-10020:0.000894030,10040-:0.000894030</text:p>
          </table:table-cell>
          <table:table-cell office:value-type="float" office:value="116582" calcext:value-type="float">
            <text:p>1165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82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820�� 0805 <text:s/>Chip Resistor - Surface Mount ROHS</text:p>
          </table:table-cell>
          <table:table-cell office:value-type="string" calcext:value-type="string">
            <text:p>https://datasheet.lcsc.com/lcsc/2205311830_UNI-ROYAL-Uniroyal-Elec-0805W8F8200T5E_C17837.pdf</text:p>
          </table:table-cell>
          <table:table-cell office:value-type="string" calcext:value-type="string">
            <text:p>20-180:0.001626866,200-580:0.001267164,600-1980:0.001074627,2000-9980:0.000988060,10000-10020:0.000871642,10040-:0.000871642</text:p>
          </table:table-cell>
          <table:table-cell office:value-type="float" office:value="90703" calcext:value-type="float">
            <text:p>907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82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82k�� 0805 <text:s/>Chip Resistor - Surface Mount ROHS</text:p>
          </table:table-cell>
          <table:table-cell office:value-type="string" calcext:value-type="string">
            <text:p>https://datasheet.lcsc.com/lcsc/2205311830_UNI-ROYAL-Uniroyal-Elec-0805W8F8202T5E_C17840.pdf</text:p>
          </table:table-cell>
          <table:table-cell office:value-type="string" calcext:value-type="string">
            <text:p>20-180:0.001671642,200-580:0.001300000,600-1980:0.001105970,2000-9980:0.001017910,10000-10020:0.000900000,10040-:0.000900000</text:p>
          </table:table-cell>
          <table:table-cell office:value-type="float" office:value="46066" calcext:value-type="float">
            <text:p>46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91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9.1k�� 0805 <text:s/>Chip Resistor - Surface Mount ROHS</text:p>
          </table:table-cell>
          <table:table-cell office:value-type="string" calcext:value-type="string">
            <text:p>https://datasheet.lcsc.com/lcsc/2206010200_UNI-ROYAL-Uniroyal-Elec-0805W8F9101T5E_C17855.pdf</text:p>
          </table:table-cell>
          <table:table-cell office:value-type="string" calcext:value-type="string">
            <text:p>20-180:0.001465672,200-580:0.001104478,600-1980:0.000914925,2000-9980:0.000828358,10000-10020:0.000713433,10040-:0.000713433</text:p>
          </table:table-cell>
          <table:table-cell office:value-type="float" office:value="201573" calcext:value-type="float">
            <text:p>2015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8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3000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300�� 1206 <text:s/>Chip Resistor - Surface Mount ROHS</text:p>
          </table:table-cell>
          <table:table-cell office:value-type="string" calcext:value-type="string">
            <text:p>https://datasheet.lcsc.com/lcsc/2206010200_UNI-ROYAL-Uniroyal-Elec-1206W4F3000T5E_C17887.pdf</text:p>
          </table:table-cell>
          <table:table-cell office:value-type="string" calcext:value-type="string">
            <text:p>15-135:0.002820896,150-435:0.002164179,450-1485:0.001820896,1500-7485:0.001656716,7500-7515:0.001446269,7530-:0.001446269</text:p>
          </table:table-cell>
          <table:table-cell office:value-type="float" office:value="167353" calcext:value-type="float">
            <text:p>16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88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0000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800ppm/�� ��1% -55��~+155�� 0�� 1206 <text:s/>Chip Resistor - Surface Mount ROHS</text:p>
          </table:table-cell>
          <table:table-cell office:value-type="string" calcext:value-type="string">
            <text:p>https://datasheet.lcsc.com/lcsc/2206010200_UNI-ROYAL-Uniroyal-Elec-1206W4F0000T5E_C17888.pdf</text:p>
          </table:table-cell>
          <table:table-cell office:value-type="string" calcext:value-type="string">
            <text:p>15-135:0.002492537,150-435:0.001880597,450-1485:0.001552239,1500-7485:0.001408955,7500-7515:0.001213433,7530-:0.001213433</text:p>
          </table:table-cell>
          <table:table-cell office:value-type="float" office:value="460184" calcext:value-type="float">
            <text:p>4601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0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3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00k�� 1206 <text:s/>Chip Resistor - Surface Mount ROHS</text:p>
          </table:table-cell>
          <table:table-cell office:value-type="string" calcext:value-type="string">
            <text:p>https://datasheet.lcsc.com/lcsc/2206010145_UNI-ROYAL-Uniroyal-Elec-1206W4F1003T5E_C17900.pdf</text:p>
          </table:table-cell>
          <table:table-cell office:value-type="string" calcext:value-type="string">
            <text:p>15-135:0.002477612,150-435:0.001865672,450-1485:0.001537313,1500-7485:0.001391045,7500-7515:0.001195522,7530-:0.001195522</text:p>
          </table:table-cell>
          <table:table-cell office:value-type="float" office:value="310131" calcext:value-type="float">
            <text:p>3101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0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0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00�� 1206 <text:s/>Chip Resistor - Surface Mount ROHS</text:p>
          </table:table-cell>
          <table:table-cell office:value-type="string" calcext:value-type="string">
            <text:p>https://datasheet.lcsc.com/lcsc/2206010145_UNI-ROYAL-Uniroyal-Elec-1206W4F1000T5E_C17901.pdf</text:p>
          </table:table-cell>
          <table:table-cell office:value-type="string" calcext:value-type="string">
            <text:p>15-135:0.002880597,150-435:0.002223881,450-1485:0.001880597,1500-7485:0.001731343,7500-7515:0.001522388,7530-:0.001522388</text:p>
          </table:table-cell>
          <table:table-cell office:value-type="float" office:value="569066" calcext:value-type="float">
            <text:p>5690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2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0k�� 1206 <text:s/>Chip Resistor - Surface Mount ROHS</text:p>
          </table:table-cell>
          <table:table-cell office:value-type="string" calcext:value-type="string">
            <text:p>https://datasheet.lcsc.com/lcsc/2206010145_UNI-ROYAL-Uniroyal-Elec-1206W4F1002T5E_C17902.pdf</text:p>
          </table:table-cell>
          <table:table-cell office:value-type="string" calcext:value-type="string">
            <text:p>15-135:0.002835821,150-435:0.002194030,450-1485:0.001850746,1500-7485:0.001701493,7500-7515:0.001507463,7530-:0.001507463</text:p>
          </table:table-cell>
          <table:table-cell office:value-type="float" office:value="801679" calcext:value-type="float">
            <text:p>80167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0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J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% ��400ppm/�� -55��~+155�� 10�� 1206 <text:s/>Chip Resistor - Surface Mount ROHS</text:p>
          </table:table-cell>
          <table:table-cell office:value-type="string" calcext:value-type="string">
            <text:p>https://datasheet.lcsc.com/lcsc/2206010145_UNI-ROYAL-Uniroyal-Elec-1206W4F100JT5E_C17903.pdf</text:p>
          </table:table-cell>
          <table:table-cell office:value-type="string" calcext:value-type="string">
            <text:p>15-135:0.002746269,150-435:0.002119403,450-1485:0.001805970,1500-7485:0.001656716,7500-7515:0.001455224,7530-:0.001455224</text:p>
          </table:table-cell>
          <table:table-cell office:value-type="float" office:value="528634" calcext:value-type="float">
            <text:p>5286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200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20�� 1206 <text:s/>Chip Resistor - Surface Mount ROHS</text:p>
          </table:table-cell>
          <table:table-cell office:value-type="string" calcext:value-type="string">
            <text:p>https://datasheet.lcsc.com/lcsc/2206010145_UNI-ROYAL-Uniroyal-Elec-1206W4F1200T5E_C17909.pdf</text:p>
          </table:table-cell>
          <table:table-cell office:value-type="string" calcext:value-type="string">
            <text:p>15-135:0.002865672,150-435:0.002238806,450-1485:0.001910448,1500-7485:0.001746269,7500-7515:0.001552239,7530-:0.001552239</text:p>
          </table:table-cell>
          <table:table-cell office:value-type="float" office:value="99094" calcext:value-type="float">
            <text:p>990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800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80�� 1206 <text:s/>Chip Resistor - Surface Mount ROHS</text:p>
          </table:table-cell>
          <table:table-cell office:value-type="string" calcext:value-type="string">
            <text:p>https://datasheet.lcsc.com/lcsc/2206010145_UNI-ROYAL-Uniroyal-Elec-1206W4F1800T5E_C17924.pdf</text:p>
          </table:table-cell>
          <table:table-cell office:value-type="string" calcext:value-type="string">
            <text:p>15-135:0.002820896,150-435:0.002179104,450-1485:0.001850746,1500-7485:0.001701493,7500-7515:0.001492537,7530-:0.001492537</text:p>
          </table:table-cell>
          <table:table-cell office:value-type="float" office:value="108687" calcext:value-type="float">
            <text:p>108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2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4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M�� 1206 <text:s/>Chip Resistor - Surface Mount ROHS</text:p>
          </table:table-cell>
          <table:table-cell office:value-type="string" calcext:value-type="string">
            <text:p>https://datasheet.lcsc.com/lcsc/2206010145_UNI-ROYAL-Uniroyal-Elec-1206W4F1004T5E_C17927.pdf</text:p>
          </table:table-cell>
          <table:table-cell office:value-type="string" calcext:value-type="string">
            <text:p>15-135:0.002820896,150-435:0.002179104,450-1485:0.001850746,1500-7485:0.001701493,7500-7515:0.001492537,7530-:0.001492537</text:p>
          </table:table-cell>
          <table:table-cell office:value-type="float" office:value="325861" calcext:value-type="float">
            <text:p>3258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K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800ppm/�� ��1% -55��~+155�� 1�� 1206 <text:s/>Chip Resistor - Surface Mount ROHS</text:p>
          </table:table-cell>
          <table:table-cell office:value-type="string" calcext:value-type="string">
            <text:p>https://datasheet.lcsc.com/lcsc/2206010145_UNI-ROYAL-Uniroyal-Elec-1206W4F100KT5E_C17928.pdf</text:p>
          </table:table-cell>
          <table:table-cell office:value-type="string" calcext:value-type="string">
            <text:p>15-135:0.003447761,150-435:0.002716418,450-1485:0.002298507,1500-7485:0.002059701,7500-14985:0.001835821,15000-:0.001731343</text:p>
          </table:table-cell>
          <table:table-cell office:value-type="float" office:value="243724" calcext:value-type="float">
            <text:p>24372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4701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4.7k�� 1206 <text:s/>Chip Resistor - Surface Mount ROHS</text:p>
          </table:table-cell>
          <table:table-cell office:value-type="string" calcext:value-type="string">
            <text:p>https://datasheet.lcsc.com/lcsc/2206010145_UNI-ROYAL-Uniroyal-Elec-1206W4F4701T5E_C17936.pdf</text:p>
          </table:table-cell>
          <table:table-cell office:value-type="string" calcext:value-type="string">
            <text:p>15-135:0.002761194,150-435:0.002134328,450-1485:0.001791045,1500-7485:0.001641791,7500-7515:0.001446269,7530-:0.001446269</text:p>
          </table:table-cell>
          <table:table-cell office:value-type="float" office:value="572404" calcext:value-type="float">
            <text:p>5724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2001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2k�� 1206 <text:s/>Chip Resistor - Surface Mount ROHS</text:p>
          </table:table-cell>
          <table:table-cell office:value-type="string" calcext:value-type="string">
            <text:p>https://datasheet.lcsc.com/lcsc/2206010145_UNI-ROYAL-Uniroyal-Elec-1206W4F2001T5E_C17944.pdf</text:p>
          </table:table-cell>
          <table:table-cell office:value-type="string" calcext:value-type="string">
            <text:p>15-135:0.002791045,150-435:0.002149254,450-1485:0.001820896,1500-7485:0.001656716,7500-7515:0.001461194,7530-:0.001461194</text:p>
          </table:table-cell>
          <table:table-cell office:value-type="float" office:value="307433" calcext:value-type="float">
            <text:p>3074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200J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20�� 1206 <text:s/>Chip Resistor - Surface Mount ROHS</text:p>
          </table:table-cell>
          <table:table-cell office:value-type="string" calcext:value-type="string">
            <text:p>https://datasheet.lcsc.com/lcsc/2206010145_UNI-ROYAL-Uniroyal-Elec-1206W4F200JT5E_C17955.pdf</text:p>
          </table:table-cell>
          <table:table-cell office:value-type="string" calcext:value-type="string">
            <text:p>15-135:0.002805970,150-435:0.002179104,450-1485:0.001850746,1500-7485:0.001701493,7500-7515:0.001507463,7530-:0.001507463</text:p>
          </table:table-cell>
          <table:table-cell office:value-type="float" office:value="251084" calcext:value-type="float">
            <text:p>2510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5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220J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22�� 1206 <text:s/>Chip Resistor - Surface Mount ROHS</text:p>
          </table:table-cell>
          <table:table-cell office:value-type="string" calcext:value-type="string">
            <text:p>https://datasheet.lcsc.com/lcsc/2206010145_UNI-ROYAL-Uniroyal-Elec-1206W4F220JT5E_C17958.pdf</text:p>
          </table:table-cell>
          <table:table-cell office:value-type="string" calcext:value-type="string">
            <text:p>15-135:0.002477612,150-435:0.001865672,450-1485:0.001537313,1500-7485:0.001385075,7500-7515:0.001189552,7530-:0.001189552</text:p>
          </table:table-cell>
          <table:table-cell office:value-type="float" office:value="275273" calcext:value-type="float">
            <text:p>2752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798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7500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750�� 1206 <text:s/>Chip Resistor - Surface Mount ROHS</text:p>
          </table:table-cell>
          <table:table-cell office:value-type="string" calcext:value-type="string">
            <text:p>https://datasheet.lcsc.com/lcsc/2206010145_UNI-ROYAL-Uniroyal-Elec-1206W4F7500T5E_C17985.pdf</text:p>
          </table:table-cell>
          <table:table-cell office:value-type="string" calcext:value-type="string">
            <text:p>15-135:0.002805970,150-435:0.002104478,450-1485:0.001746269,1500-7485:0.001582090,7500-7515:0.001356716,7530-:0.001356716</text:p>
          </table:table-cell>
          <table:table-cell office:value-type="float" office:value="34922" calcext:value-type="float">
            <text:p>349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835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6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.6k�� 0805 <text:s/>Chip Resistor - Surface Mount ROHS</text:p>
          </table:table-cell>
          <table:table-cell office:value-type="string" calcext:value-type="string">
            <text:p>https://datasheet.lcsc.com/lcsc/2206010145_UNI-ROYAL-Uniroyal-Elec-0805W8F3601T5E_C18359.pdf</text:p>
          </table:table-cell>
          <table:table-cell office:value-type="string" calcext:value-type="string">
            <text:p>20-180:0.001611940,200-580:0.001252239,600-1980:0.001065672,2000-9980:0.000980597,10000-10020:0.000867164,10040-:0.000867164</text:p>
          </table:table-cell>
          <table:table-cell office:value-type="float" office:value="133299" calcext:value-type="float">
            <text:p>1332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6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750J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805 Chip Resistor - Surface Mount ROHS</text:p>
          </table:table-cell>
          <table:table-cell office:value-type="string" calcext:value-type="string">
            <text:p>https://datasheet.lcsc.com/lcsc/1810301611_UNI-ROYAL-Uniroyal-Elec-0805W8F750JT5E_C20638.pdf</text:p>
          </table:table-cell>
          <table:table-cell office:value-type="string" calcext:value-type="string">
            <text:p>20-180:0.001671642,200-580:0.001308955,600-1980:0.001119403,2000-9980:0.001032836,40000-:0.000902985,10000-10020:0.000919403,10040-19980:0.000919403,20000-39980:0.000908955</text:p>
          </table:table-cell>
          <table:table-cell office:value-type="float" office:value="44884" calcext:value-type="float">
            <text:p>448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8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00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-55��~+155�� 0�� 0603 <text:s/>Chip Resistor - Surface Mount ROHS</text:p>
          </table:table-cell>
          <table:table-cell office:value-type="string" calcext:value-type="string">
            <text:p>https://datasheet.lcsc.com/lcsc/2206010130_UNI-ROYAL-Uniroyal-Elec-0603WAF0000T5E_C21189.pdf</text:p>
          </table:table-cell>
          <table:table-cell office:value-type="string" calcext:value-type="string">
            <text:p>20-180:0.000858209,200-580:0.000652239,600-1980:0.000543284,2000-9980:0.000494030,10000-10020:0.000428358,10040-:0.000428358</text:p>
          </table:table-cell>
          <table:table-cell office:value-type="float" office:value="4074039" calcext:value-type="float">
            <text:p>40740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1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k�� 0603 <text:s/>Chip Resistor - Surface Mount ROHS</text:p>
          </table:table-cell>
          <table:table-cell office:value-type="string" calcext:value-type="string">
            <text:p>https://datasheet.lcsc.com/lcsc/2206010130_UNI-ROYAL-Uniroyal-Elec-0603WAF1001T5E_C21190.pdf</text:p>
          </table:table-cell>
          <table:table-cell office:value-type="string" calcext:value-type="string">
            <text:p>20-180:0.000405970,200-580:0.000405970,640-660:0.000394030,680-700:0.000394030,720-:0.000394030,600-620:0.000394030</text:p>
          </table:table-cell>
          <table:table-cell office:value-type="float" office:value="9097800" calcext:value-type="float">
            <text:p>9097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1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204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100ppm/�� ��1% -55��~+155�� 1.2M�� 1206 <text:s/>Chip Resistor - Surface Mount ROHS</text:p>
          </table:table-cell>
          <table:table-cell office:value-type="string" calcext:value-type="string">
            <text:p>https://datasheet.lcsc.com/lcsc/2206010130_UNI-ROYAL-Uniroyal-Elec-1206W4F1204T5E_C22107.pdf</text:p>
          </table:table-cell>
          <table:table-cell office:value-type="string" calcext:value-type="string">
            <text:p>15-135:0.003746269,150-435:0.003029851,450-1485:0.002641791,1500-7485:0.002402985,7500-14985:0.002208955,15000-:0.002089552</text:p>
          </table:table-cell>
          <table:table-cell office:value-type="float" office:value="44296" calcext:value-type="float">
            <text:p>442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1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.1k�� 0603 <text:s/>Chip Resistor - Surface Mount ROHS</text:p>
          </table:table-cell>
          <table:table-cell office:value-type="string" calcext:value-type="string">
            <text:p>https://datasheet.lcsc.com/lcsc/2206010130_UNI-ROYAL-Uniroyal-Elec-0603WAF1101T5E_C22764.pdf</text:p>
          </table:table-cell>
          <table:table-cell office:value-type="string" calcext:value-type="string">
            <text:p>20-180:0.001114925,200-580:0.000910448,600-1980:0.000802985,2000-9980:0.000753731,10000-10020:0.000689552,10040-:0.000689552</text:p>
          </table:table-cell>
          <table:table-cell office:value-type="float" office:value="43996" calcext:value-type="float">
            <text:p>439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2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.2k�� 0603 <text:s/>Chip Resistor - Surface Mount ROHS</text:p>
          </table:table-cell>
          <table:table-cell office:value-type="string" calcext:value-type="string">
            <text:p>https://datasheet.lcsc.com/lcsc/2206010130_UNI-ROYAL-Uniroyal-Elec-0603WAF1201T5E_C22765.pdf</text:p>
          </table:table-cell>
          <table:table-cell office:value-type="string" calcext:value-type="string">
            <text:p>20-180:0.000808955,200-580:0.000607463,600-1980:0.000501493,2000-9980:0.000453731,10000-10020:0.000389552,10040-:0.000389552</text:p>
          </table:table-cell>
          <table:table-cell office:value-type="float" office:value="430085" calcext:value-type="float">
            <text:p>4300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200ppm/�� -55��~+155�� 100�� 0603 <text:s/>Chip Resistor - Surface Mount ROHS</text:p>
          </table:table-cell>
          <table:table-cell office:value-type="string" calcext:value-type="string">
            <text:p>https://datasheet.lcsc.com/lcsc/2206010130_UNI-ROYAL-Uniroyal-Elec-0603WAF1000T5E_C22775.pdf</text:p>
          </table:table-cell>
          <table:table-cell office:value-type="string" calcext:value-type="string">
            <text:p>20-180:0.000822388,200-580:0.000619403,600-1980:0.000513433,2000-9980:0.000464179,10000-10020:0.000400000,10040-:0.000400000</text:p>
          </table:table-cell>
          <table:table-cell office:value-type="float" office:value="3764056" calcext:value-type="float">
            <text:p>37640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8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2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20�� 0603 <text:s/>Chip Resistor - Surface Mount ROHS</text:p>
          </table:table-cell>
          <table:table-cell office:value-type="string" calcext:value-type="string">
            <text:p>https://datasheet.lcsc.com/lcsc/2206010130_UNI-ROYAL-Uniroyal-Elec-0603WAF1200T5E_C22787.pdf</text:p>
          </table:table-cell>
          <table:table-cell office:value-type="string" calcext:value-type="string">
            <text:p>20-180:0.000817910,200-580:0.000614925,600-1980:0.000507463,2000-9980:0.000458209,10000-10020:0.000394030,10040-:0.000394030</text:p>
          </table:table-cell>
          <table:table-cell office:value-type="float" office:value="417373" calcext:value-type="float">
            <text:p>4173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2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2k�� 0603 <text:s/>Chip Resistor - Surface Mount ROHS</text:p>
          </table:table-cell>
          <table:table-cell office:value-type="string" calcext:value-type="string">
            <text:p>https://datasheet.lcsc.com/lcsc/2206010130_UNI-ROYAL-Uniroyal-Elec-0603WAF1202T5E_C22790.pdf</text:p>
          </table:table-cell>
          <table:table-cell office:value-type="string" calcext:value-type="string">
            <text:p>20-180:0.000879104,200-580:0.000677612,600-1980:0.000571642,2000-9980:0.000522388,10000-10020:0.000458209,10040-:0.000458209</text:p>
          </table:table-cell>
          <table:table-cell office:value-type="float" office:value="412011" calcext:value-type="float">
            <text:p>4120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9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3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30k�� 0603 <text:s/>Chip Resistor - Surface Mount ROHS</text:p>
          </table:table-cell>
          <table:table-cell office:value-type="string" calcext:value-type="string">
            <text:p>https://datasheet.lcsc.com/lcsc/2206010130_UNI-ROYAL-Uniroyal-Elec-0603WAF1303T5E_C22795.pdf</text:p>
          </table:table-cell>
          <table:table-cell office:value-type="string" calcext:value-type="string">
            <text:p>20-180:0.000917910,200-580:0.000714925,600-1980:0.000608955,2000-9980:0.000559701,10000-10020:0.000495522,10040-:0.000495522</text:p>
          </table:table-cell>
          <table:table-cell office:value-type="float" office:value="45687" calcext:value-type="float">
            <text:p>45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7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3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3k�� 0603 <text:s/>Chip Resistor - Surface Mount ROHS</text:p>
          </table:table-cell>
          <table:table-cell office:value-type="string" calcext:value-type="string">
            <text:p>https://datasheet.lcsc.com/lcsc/2206010130_UNI-ROYAL-Uniroyal-Elec-0603WAF1302T5E_C22797.pdf</text:p>
          </table:table-cell>
          <table:table-cell office:value-type="string" calcext:value-type="string">
            <text:p>20-180:0.000919403,200-580:0.000716418,600-1980:0.000610448,2000-9980:0.000561194,10000-10020:0.000497015,10040-:0.000497015</text:p>
          </table:table-cell>
          <table:table-cell office:value-type="float" office:value="80811" calcext:value-type="float">
            <text:p>8081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0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5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50k�� 0603 <text:s/>Chip Resistor - Surface Mount ROHS</text:p>
          </table:table-cell>
          <table:table-cell office:value-type="string" calcext:value-type="string">
            <text:p>https://datasheet.lcsc.com/lcsc/2206010130_UNI-ROYAL-Uniroyal-Elec-0603WAF1503T5E_C22807.pdf</text:p>
          </table:table-cell>
          <table:table-cell office:value-type="string" calcext:value-type="string">
            <text:p>20-180:0.000926866,200-580:0.000722388,600-1980:0.000614925,2000-9980:0.000565672,10000-10020:0.000500000,10040-:0.000500000</text:p>
          </table:table-cell>
          <table:table-cell office:value-type="float" office:value="236134" calcext:value-type="float">
            <text:p>2361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5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50�� 0603 <text:s/>Chip Resistor - Surface Mount ROHS</text:p>
          </table:table-cell>
          <table:table-cell office:value-type="string" calcext:value-type="string">
            <text:p>https://datasheet.lcsc.com/lcsc/2206010130_UNI-ROYAL-Uniroyal-Elec-0603WAF1500T5E_C22808.pdf</text:p>
          </table:table-cell>
          <table:table-cell office:value-type="string" calcext:value-type="string">
            <text:p>20-180:0.000894030,200-580:0.000692537,600-1980:0.000586567,2000-9980:0.000538806,10000-10020:0.000474627,10040-:0.000474627</text:p>
          </table:table-cell>
          <table:table-cell office:value-type="float" office:value="169775" calcext:value-type="float">
            <text:p>1697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0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5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5k�� 0603 <text:s/>Chip Resistor - Surface Mount ROHS</text:p>
          </table:table-cell>
          <table:table-cell office:value-type="string" calcext:value-type="string">
            <text:p>https://datasheet.lcsc.com/lcsc/2206010130_UNI-ROYAL-Uniroyal-Elec-0603WAF1502T5E_C22809.pdf</text:p>
          </table:table-cell>
          <table:table-cell office:value-type="string" calcext:value-type="string">
            <text:p>20-180:0.000916418,200-580:0.000713433,600-1980:0.000607463,2000-9980:0.000558209,10000-10020:0.000494030,10040-:0.000494030</text:p>
          </table:table-cell>
          <table:table-cell office:value-type="float" office:value="417116" calcext:value-type="float">
            <text:p>4171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5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5�� 0603 <text:s/>Chip Resistor - Surface Mount ROHS</text:p>
          </table:table-cell>
          <table:table-cell office:value-type="string" calcext:value-type="string">
            <text:p>https://datasheet.lcsc.com/lcsc/2206010130_UNI-ROYAL-Uniroyal-Elec-0603WAF150JT5E_C22810.pdf</text:p>
          </table:table-cell>
          <table:table-cell office:value-type="string" calcext:value-type="string">
            <text:p>20-180:0.000916418,200-580:0.000714925,600-1980:0.000607463,2000-9980:0.000559701,10000-10020:0.000495522,10040-:0.000495522</text:p>
          </table:table-cell>
          <table:table-cell office:value-type="float" office:value="58109" calcext:value-type="float">
            <text:p>58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6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60k�� 0603 <text:s/>Chip Resistor - Surface Mount ROHS</text:p>
          </table:table-cell>
          <table:table-cell office:value-type="string" calcext:value-type="string">
            <text:p>https://datasheet.lcsc.com/lcsc/2206010130_UNI-ROYAL-Uniroyal-Elec-0603WAF1603T5E_C22813.pdf</text:p>
          </table:table-cell>
          <table:table-cell office:value-type="string" calcext:value-type="string">
            <text:p>20-180:0.000813433,200-580:0.000611940,600-1980:0.000505970,2000-9980:0.000456716,10000-10020:0.000392537,10040-:0.000392537</text:p>
          </table:table-cell>
          <table:table-cell office:value-type="float" office:value="16498" calcext:value-type="float">
            <text:p>164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6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0603 Chip Resistor - Surface Mount ROHS</text:p>
          </table:table-cell>
          <table:table-cell office:value-type="string" calcext:value-type="string">
            <text:p>https://datasheet.lcsc.com/lcsc/1811081724_UNI-ROYAL-Uniroyal-Elec-0603WAF1602T5E_C22818.pdf</text:p>
          </table:table-cell>
          <table:table-cell office:value-type="string" calcext:value-type="string">
            <text:p>20-180:0.001071642,200-580:0.000838806,600-1980:0.000716418,2000-9980:0.000659701,10000-10020:0.000586567,10040-19980:0.000586567,40000-:0.000574627,20000-39980:0.000579104</text:p>
          </table:table-cell>
          <table:table-cell office:value-type="float" office:value="9168" calcext:value-type="float">
            <text:p>91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2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8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80k�� 0603 <text:s/>Chip Resistor - Surface Mount ROHS</text:p>
          </table:table-cell>
          <table:table-cell office:value-type="string" calcext:value-type="string">
            <text:p>https://datasheet.lcsc.com/lcsc/2206010130_UNI-ROYAL-Uniroyal-Elec-0603WAF1803T5E_C22827.pdf</text:p>
          </table:table-cell>
          <table:table-cell office:value-type="string" calcext:value-type="string">
            <text:p>20-180:0.000922388,200-580:0.000717910,600-1980:0.000611940,2000-9980:0.000562687,10000-10020:0.000498507,10040-:0.000498507</text:p>
          </table:table-cell>
          <table:table-cell office:value-type="float" office:value="66725" calcext:value-type="float">
            <text:p>667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8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80�� 0603 <text:s/>Chip Resistor - Surface Mount ROHS</text:p>
          </table:table-cell>
          <table:table-cell office:value-type="string" calcext:value-type="string">
            <text:p>https://datasheet.lcsc.com/lcsc/2206010130_UNI-ROYAL-Uniroyal-Elec-0603WAF1800T5E_C22828.pdf</text:p>
          </table:table-cell>
          <table:table-cell office:value-type="string" calcext:value-type="string">
            <text:p>20-180:0.000950746,200-580:0.000735821,600-1980:0.000623881,2000-9980:0.000571642,10000-10020:0.000504478,10040-:0.000504478</text:p>
          </table:table-cell>
          <table:table-cell office:value-type="float" office:value="116585" calcext:value-type="float">
            <text:p>1165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4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5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.5k�� 0603 <text:s/>Chip Resistor - Surface Mount ROHS</text:p>
          </table:table-cell>
          <table:table-cell office:value-type="string" calcext:value-type="string">
            <text:p>https://datasheet.lcsc.com/lcsc/2206010130_UNI-ROYAL-Uniroyal-Elec-0603WAF1501T5E_C22843.pdf</text:p>
          </table:table-cell>
          <table:table-cell office:value-type="string" calcext:value-type="string">
            <text:p>20-180:0.000907463,200-580:0.000702985,600-1980:0.000595522,2000-9980:0.000546269,10000-10020:0.000482090,10040-:0.000482090</text:p>
          </table:table-cell>
          <table:table-cell office:value-type="float" office:value="698934" calcext:value-type="float">
            <text:p>6989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85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400ppm/�� -55��~+155�� 10�� 0603 <text:s/>Chip Resistor - Surface Mount ROHS</text:p>
          </table:table-cell>
          <table:table-cell office:value-type="string" calcext:value-type="string">
            <text:p>https://datasheet.lcsc.com/lcsc/2206010130_UNI-ROYAL-Uniroyal-Elec-0603WAF100JT5E_C22859.pdf</text:p>
          </table:table-cell>
          <table:table-cell office:value-type="string" calcext:value-type="string">
            <text:p>20-180:0.000855224,200-580:0.000653731,600-1980:0.000546269,2000-9980:0.000498507,10000-10020:0.000434328,10040-:0.000434328</text:p>
          </table:table-cell>
          <table:table-cell office:value-type="float" office:value="1338176" calcext:value-type="float">
            <text:p>133817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3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M�� 0603 <text:s/>Chip Resistor - Surface Mount ROHS</text:p>
          </table:table-cell>
          <table:table-cell office:value-type="string" calcext:value-type="string">
            <text:p>https://datasheet.lcsc.com/lcsc/2206010130_UNI-ROYAL-Uniroyal-Elec-0603WAF1004T5E_C22935.pdf</text:p>
          </table:table-cell>
          <table:table-cell office:value-type="string" calcext:value-type="string">
            <text:p>20-180:0.000894030,200-580:0.000691045,600-1980:0.000583582,2000-9980:0.000534328,10000-10020:0.000470149,10040-:0.000470149</text:p>
          </table:table-cell>
          <table:table-cell office:value-type="float" office:value="705532" calcext:value-type="float">
            <text:p>705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K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400ppm/�� -55��~+155�� 1�� 0603 <text:s/>Chip Resistor - Surface Mount ROHS</text:p>
          </table:table-cell>
          <table:table-cell office:value-type="string" calcext:value-type="string">
            <text:p>https://datasheet.lcsc.com/lcsc/2206010130_UNI-ROYAL-Uniroyal-Elec-0603WAF100KT5E_C22936.pdf</text:p>
          </table:table-cell>
          <table:table-cell office:value-type="string" calcext:value-type="string">
            <text:p>20-180:0.001177612,200-580:0.000911940,600-1980:0.000773134,2000-9980:0.000708955,10000-10020:0.000625373,10040-:0.000625373</text:p>
          </table:table-cell>
          <table:table-cell office:value-type="float" office:value="181728" calcext:value-type="float">
            <text:p>181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.2M�� 0603 <text:s/>Chip Resistor - Surface Mount ROHS</text:p>
          </table:table-cell>
          <table:table-cell office:value-type="string" calcext:value-type="string">
            <text:p>https://datasheet.lcsc.com/lcsc/2206010130_UNI-ROYAL-Uniroyal-Elec-0603WAF2204T5E_C22938.pdf</text:p>
          </table:table-cell>
          <table:table-cell office:value-type="string" calcext:value-type="string">
            <text:p>20-180:0.001279104,200-580:0.000997015,600-1980:0.000847761,2000-9980:0.000780597,10000-10020:0.000691045,10040-:0.000691045</text:p>
          </table:table-cell>
          <table:table-cell office:value-type="float" office:value="76726" calcext:value-type="float">
            <text:p>767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3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K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400ppm/�� -55��~+155�� 2.2�� 0603 <text:s/>Chip Resistor - Surface Mount ROHS</text:p>
          </table:table-cell>
          <table:table-cell office:value-type="string" calcext:value-type="string">
            <text:p>https://datasheet.lcsc.com/lcsc/2206010130_UNI-ROYAL-Uniroyal-Elec-0603WAF220KT5E_C22939.pdf</text:p>
          </table:table-cell>
          <table:table-cell office:value-type="string" calcext:value-type="string">
            <text:p>20-180:0.001368657,200-580:0.001065672,600-1980:0.000907463,2000-9980:0.000834328,10000-10020:0.000738806,10040-:0.000738806</text:p>
          </table:table-cell>
          <table:table-cell office:value-type="float" office:value="77572" calcext:value-type="float">
            <text:p>775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4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.4k�� 0603 <text:s/>Chip Resistor - Surface Mount ROHS</text:p>
          </table:table-cell>
          <table:table-cell office:value-type="string" calcext:value-type="string">
            <text:p>https://datasheet.lcsc.com/lcsc/2206010130_UNI-ROYAL-Uniroyal-Elec-0603WAF2401T5E_C22940.pdf</text:p>
          </table:table-cell>
          <table:table-cell office:value-type="string" calcext:value-type="string">
            <text:p>20-180:0.000897015,200-580:0.000695522,600-1980:0.000589552,2000-9980:0.000540299,10000-10020:0.000476119,10040-:0.000476119</text:p>
          </table:table-cell>
          <table:table-cell office:value-type="float" office:value="165256" calcext:value-type="float">
            <text:p>1652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0�� 0603 <text:s/>Chip Resistor - Surface Mount ROHS</text:p>
          </table:table-cell>
          <table:table-cell office:value-type="string" calcext:value-type="string">
            <text:p>https://datasheet.lcsc.com/lcsc/2206010130_UNI-ROYAL-Uniroyal-Elec-0603WAF200JT5E_C22950.pdf</text:p>
          </table:table-cell>
          <table:table-cell office:value-type="string" calcext:value-type="string">
            <text:p>20-180:0.000897015,200-580:0.000695522,600-1980:0.000589552,2000-9980:0.000540299,10000-10020:0.000476119,10040-:0.000476119</text:p>
          </table:table-cell>
          <table:table-cell office:value-type="float" office:value="423716" calcext:value-type="float">
            <text:p>4237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6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20k�� 0603 <text:s/>Chip Resistor - Surface Mount ROHS</text:p>
          </table:table-cell>
          <table:table-cell office:value-type="string" calcext:value-type="string">
            <text:p>https://datasheet.lcsc.com/lcsc/2206010130_UNI-ROYAL-Uniroyal-Elec-0603WAF2203T5E_C22961.pdf</text:p>
          </table:table-cell>
          <table:table-cell office:value-type="string" calcext:value-type="string">
            <text:p>20-180:0.000897015,200-580:0.000695522,600-1980:0.000589552,2000-9980:0.000540299,10000-10020:0.000476119,10040-:0.000476119</text:p>
          </table:table-cell>
          <table:table-cell office:value-type="float" office:value="297213" calcext:value-type="float">
            <text:p>297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20�� 0603 <text:s/>Chip Resistor - Surface Mount ROHS</text:p>
          </table:table-cell>
          <table:table-cell office:value-type="string" calcext:value-type="string">
            <text:p>https://datasheet.lcsc.com/lcsc/2206010130_UNI-ROYAL-Uniroyal-Elec-0603WAF2200T5E_C22962.pdf</text:p>
          </table:table-cell>
          <table:table-cell office:value-type="string" calcext:value-type="string">
            <text:p>20-180:0.000908955,200-580:0.000704478,600-1980:0.000595522,2000-9980:0.000546269,10000-10020:0.000482090,10040-:0.000482090</text:p>
          </table:table-cell>
          <table:table-cell office:value-type="float" office:value="575759" calcext:value-type="float">
            <text:p>5757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7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70k�� 0603 <text:s/>Chip Resistor - Surface Mount ROHS</text:p>
          </table:table-cell>
          <table:table-cell office:value-type="string" calcext:value-type="string">
            <text:p>https://datasheet.lcsc.com/lcsc/2206010130_UNI-ROYAL-Uniroyal-Elec-0603WAF2703T5E_C22965.pdf</text:p>
          </table:table-cell>
          <table:table-cell office:value-type="string" calcext:value-type="string">
            <text:p>20-180:0.000919403,200-580:0.000716418,600-1980:0.000608955,2000-9980:0.000561194,10000-10020:0.000495522,10040-:0.000495522</text:p>
          </table:table-cell>
          <table:table-cell office:value-type="float" office:value="61336" calcext:value-type="float">
            <text:p>613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6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7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70�� 0603 <text:s/>Chip Resistor - Surface Mount ROHS</text:p>
          </table:table-cell>
          <table:table-cell office:value-type="string" calcext:value-type="string">
            <text:p>https://datasheet.lcsc.com/lcsc/2206010130_UNI-ROYAL-Uniroyal-Elec-0603WAF2700T5E_C22966.pdf</text:p>
          </table:table-cell>
          <table:table-cell office:value-type="string" calcext:value-type="string">
            <text:p>20-180:0.000901493,200-580:0.000697015,600-1980:0.000589552,2000-9980:0.000541791,10000-10020:0.000476119,10040-:0.000476119</text:p>
          </table:table-cell>
          <table:table-cell office:value-type="float" office:value="129065" calcext:value-type="float">
            <text:p>129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7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7k�� 0603 <text:s/>Chip Resistor - Surface Mount ROHS</text:p>
          </table:table-cell>
          <table:table-cell office:value-type="string" calcext:value-type="string">
            <text:p>https://datasheet.lcsc.com/lcsc/2206010130_UNI-ROYAL-Uniroyal-Elec-0603WAF2702T5E_C22967.pdf</text:p>
          </table:table-cell>
          <table:table-cell office:value-type="string" calcext:value-type="string">
            <text:p>20-180:0.000811940,200-580:0.000610448,600-1980:0.000502985,2000-9980:0.000455224,10000-10020:0.000391045,10040-:0.000391045</text:p>
          </table:table-cell>
          <table:table-cell office:value-type="float" office:value="163053" calcext:value-type="float">
            <text:p>1630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7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k�� 0603 <text:s/>Chip Resistor - Surface Mount ROHS</text:p>
          </table:table-cell>
          <table:table-cell office:value-type="string" calcext:value-type="string">
            <text:p>https://datasheet.lcsc.com/lcsc/2206010116_UNI-ROYAL-Uniroyal-Elec-0603WAF2001T5E_C22975.pdf</text:p>
          </table:table-cell>
          <table:table-cell office:value-type="string" calcext:value-type="string">
            <text:p>20-180:0.000901493,200-580:0.000698507,600-1980:0.000591045,2000-9980:0.000543284,10000-10020:0.000477612,10040-:0.000477612</text:p>
          </table:table-cell>
          <table:table-cell office:value-type="float" office:value="1960644" calcext:value-type="float">
            <text:p>1960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7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M�� 0603 <text:s/>Chip Resistor - Surface Mount ROHS</text:p>
          </table:table-cell>
          <table:table-cell office:value-type="string" calcext:value-type="string">
            <text:p>https://datasheet.lcsc.com/lcsc/2206010116_UNI-ROYAL-Uniroyal-Elec-0603WAF2004T5E_C22976.pdf</text:p>
          </table:table-cell>
          <table:table-cell office:value-type="string" calcext:value-type="string">
            <text:p>20-180:0.001235821,200-580:0.000964179,600-1980:0.000819403,2000-9980:0.000753731,10000-10020:0.000667164,10040-:0.000667164</text:p>
          </table:table-cell>
          <table:table-cell office:value-type="float" office:value="106073" calcext:value-type="float">
            <text:p>10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K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400ppm/�� -55��~+155�� 2�� 0603 <text:s/>Chip Resistor - Surface Mount ROHS</text:p>
          </table:table-cell>
          <table:table-cell office:value-type="string" calcext:value-type="string">
            <text:p>https://datasheet.lcsc.com/lcsc/2206010116_UNI-ROYAL-Uniroyal-Elec-0603WAF200KT5E_C22977.pdf</text:p>
          </table:table-cell>
          <table:table-cell office:value-type="string" calcext:value-type="string">
            <text:p>20-180:0.001359701,200-580:0.001059701,600-1980:0.000901493,2000-9980:0.000829851,10000-10020:0.000734328,10040-:0.000734328</text:p>
          </table:table-cell>
          <table:table-cell office:value-type="float" office:value="161615" calcext:value-type="float">
            <text:p>1616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3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.3k�� 0603 <text:s/>Chip Resistor - Surface Mount ROHS</text:p>
          </table:table-cell>
          <table:table-cell office:value-type="string" calcext:value-type="string">
            <text:p>https://datasheet.lcsc.com/lcsc/2206010116_UNI-ROYAL-Uniroyal-Elec-0603WAF3301T5E_C22978.pdf</text:p>
          </table:table-cell>
          <table:table-cell office:value-type="string" calcext:value-type="string">
            <text:p>20-180:0.000895522,200-580:0.000694030,600-1980:0.000588060,2000-9980:0.000538806,10000-10020:0.000474627,10040-:0.000474627</text:p>
          </table:table-cell>
          <table:table-cell office:value-type="float" office:value="1092690" calcext:value-type="float">
            <text:p>10926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6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.6k�� 0603 <text:s/>Chip Resistor - Surface Mount ROHS</text:p>
          </table:table-cell>
          <table:table-cell office:value-type="string" calcext:value-type="string">
            <text:p>https://datasheet.lcsc.com/lcsc/2206010116_UNI-ROYAL-Uniroyal-Elec-0603WAF3601T5E_C22980.pdf</text:p>
          </table:table-cell>
          <table:table-cell office:value-type="string" calcext:value-type="string">
            <text:p>20-180:0.000908955,200-580:0.000705970,600-1980:0.000600000,2000-9980:0.000550746,10000-10020:0.000486567,10040-:0.000486567</text:p>
          </table:table-cell>
          <table:table-cell office:value-type="float" office:value="121269" calcext:value-type="float">
            <text:p>1212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298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0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0k�� 0603 <text:s/>Chip Resistor - Surface Mount ROHS</text:p>
          </table:table-cell>
          <table:table-cell office:value-type="string" calcext:value-type="string">
            <text:p>https://datasheet.lcsc.com/lcsc/2206010116_UNI-ROYAL-Uniroyal-Elec-0603WAF3002T5E_C22984.pdf</text:p>
          </table:table-cell>
          <table:table-cell office:value-type="string" calcext:value-type="string">
            <text:p>20-180:0.000897015,200-580:0.000695522,600-1980:0.000589552,2000-9980:0.000540299,10000-10020:0.000476119,10040-:0.000476119</text:p>
          </table:table-cell>
          <table:table-cell office:value-type="float" office:value="554153" calcext:value-type="float">
            <text:p>5541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0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9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.9k�� 0603 <text:s/>Chip Resistor - Surface Mount ROHS</text:p>
          </table:table-cell>
          <table:table-cell office:value-type="string" calcext:value-type="string">
            <text:p>https://datasheet.lcsc.com/lcsc/2206010116_UNI-ROYAL-Uniroyal-Elec-0603WAF3901T5E_C23018.pdf</text:p>
          </table:table-cell>
          <table:table-cell office:value-type="string" calcext:value-type="string">
            <text:p>20-180:0.000894030,200-580:0.000692537,600-1980:0.000586567,2000-9980:0.000538806,10000-10020:0.000474627,10040-:0.000474627</text:p>
          </table:table-cell>
          <table:table-cell office:value-type="float" office:value="255265" calcext:value-type="float">
            <text:p>2552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0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0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00k�� 0603 <text:s/>Chip Resistor - Surface Mount ROHS</text:p>
          </table:table-cell>
          <table:table-cell office:value-type="string" calcext:value-type="string">
            <text:p>https://datasheet.lcsc.com/lcsc/2206010116_UNI-ROYAL-Uniroyal-Elec-0603WAF3003T5E_C23024.pdf</text:p>
          </table:table-cell>
          <table:table-cell office:value-type="string" calcext:value-type="string">
            <text:p>20-180:0.000813433,200-580:0.000611940,600-1980:0.000505970,2000-9980:0.000456716,10000-10020:0.000392537,10040-:0.000392537</text:p>
          </table:table-cell>
          <table:table-cell office:value-type="float" office:value="145799" calcext:value-type="float">
            <text:p>1457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02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0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00�� 0603 <text:s/>Chip Resistor - Surface Mount ROHS</text:p>
          </table:table-cell>
          <table:table-cell office:value-type="string" calcext:value-type="string">
            <text:p>https://datasheet.lcsc.com/lcsc/2206010116_UNI-ROYAL-Uniroyal-Elec-0603WAF3000T5E_C23025.pdf</text:p>
          </table:table-cell>
          <table:table-cell office:value-type="string" calcext:value-type="string">
            <text:p>20-180:0.000813433,200-580:0.000611940,600-1980:0.000504478,2000-9980:0.000455224,10000-10020:0.000391045,10040-:0.000391045</text:p>
          </table:table-cell>
          <table:table-cell office:value-type="float" office:value="297698" calcext:value-type="float">
            <text:p>2976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04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99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.99k�� 0603 <text:s/>Chip Resistor - Surface Mount ROHS</text:p>
          </table:table-cell>
          <table:table-cell office:value-type="string" calcext:value-type="string">
            <text:p>https://datasheet.lcsc.com/lcsc/2206010116_UNI-ROYAL-Uniroyal-Elec-0603WAF4991T5E_C23046.pdf</text:p>
          </table:table-cell>
          <table:table-cell office:value-type="string" calcext:value-type="string">
            <text:p>20-180:0.000916418,200-580:0.000714925,600-1980:0.000607463,2000-9980:0.000559701,10000-10020:0.000495522,10040-:0.000495522</text:p>
          </table:table-cell>
          <table:table-cell office:value-type="float" office:value="155626" calcext:value-type="float">
            <text:p>15562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3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3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30k�� 0603 <text:s/>Chip Resistor - Surface Mount ROHS</text:p>
          </table:table-cell>
          <table:table-cell office:value-type="string" calcext:value-type="string">
            <text:p>https://datasheet.lcsc.com/lcsc/2206010116_UNI-ROYAL-Uniroyal-Elec-0603WAF3303T5E_C23137.pdf</text:p>
          </table:table-cell>
          <table:table-cell office:value-type="string" calcext:value-type="string">
            <text:p>20-180:0.000919403,200-580:0.000716418,600-1980:0.000608955,2000-9980:0.000561194,10000-10020:0.000497015,10040-:0.000497015</text:p>
          </table:table-cell>
          <table:table-cell office:value-type="float" office:value="114541" calcext:value-type="float">
            <text:p>1145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3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3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30�� 0603 <text:s/>Chip Resistor - Surface Mount ROHS</text:p>
          </table:table-cell>
          <table:table-cell office:value-type="string" calcext:value-type="string">
            <text:p>https://datasheet.lcsc.com/lcsc/2206010116_UNI-ROYAL-Uniroyal-Elec-0603WAF3300T5E_C23138.pdf</text:p>
          </table:table-cell>
          <table:table-cell office:value-type="string" calcext:value-type="string">
            <text:p>20-180:0.000902985,200-580:0.000692537,600-1980:0.000583582,2000-9980:0.000532836,10000-10020:0.000465672,10040-:0.000465672</text:p>
          </table:table-cell>
          <table:table-cell office:value-type="float" office:value="890283" calcext:value-type="float">
            <text:p>890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3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3�� 0603 <text:s/>Chip Resistor - Surface Mount ROHS</text:p>
          </table:table-cell>
          <table:table-cell office:value-type="string" calcext:value-type="string">
            <text:p>https://datasheet.lcsc.com/lcsc/2206010116_UNI-ROYAL-Uniroyal-Elec-0603WAF330JT5E_C23140.pdf</text:p>
          </table:table-cell>
          <table:table-cell office:value-type="string" calcext:value-type="string">
            <text:p>20-180:0.000898507,200-580:0.000695522,600-1980:0.000589552,2000-9980:0.000540299,10000-10020:0.000476119,10040-:0.000476119</text:p>
          </table:table-cell>
          <table:table-cell office:value-type="float" office:value="925606" calcext:value-type="float">
            <text:p>9256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4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6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60k�� 0603 <text:s/>Chip Resistor - Surface Mount ROHS</text:p>
          </table:table-cell>
          <table:table-cell office:value-type="string" calcext:value-type="string">
            <text:p>https://datasheet.lcsc.com/lcsc/2206010116_UNI-ROYAL-Uniroyal-Elec-0603WAF3603T5E_C23146.pdf</text:p>
          </table:table-cell>
          <table:table-cell office:value-type="string" calcext:value-type="string">
            <text:p>20-180:0.000914925,200-580:0.000713433,600-1980:0.000607463,2000-9980:0.000558209,10000-10020:0.000494030,10040-:0.000494030</text:p>
          </table:table-cell>
          <table:table-cell office:value-type="float" office:value="72398" calcext:value-type="float">
            <text:p>7239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4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6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6k�� 0603 <text:s/>Chip Resistor - Surface Mount ROHS</text:p>
          </table:table-cell>
          <table:table-cell office:value-type="string" calcext:value-type="string">
            <text:p>https://datasheet.lcsc.com/lcsc/2206010116_UNI-ROYAL-Uniroyal-Elec-0603WAF3602T5E_C23147.pdf</text:p>
          </table:table-cell>
          <table:table-cell office:value-type="string" calcext:value-type="string">
            <text:p>20-180:0.000900000,200-580:0.000697015,600-1980:0.000591045,2000-9980:0.000541791,10000-10020:0.000477612,10040-:0.000477612</text:p>
          </table:table-cell>
          <table:table-cell office:value-type="float" office:value="97956" calcext:value-type="float">
            <text:p>97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9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90k�� 0603 <text:s/>Chip Resistor - Surface Mount ROHS</text:p>
          </table:table-cell>
          <table:table-cell office:value-type="string" calcext:value-type="string">
            <text:p>https://datasheet.lcsc.com/lcsc/2206010116_UNI-ROYAL-Uniroyal-Elec-0603WAF3903T5E_C23150.pdf</text:p>
          </table:table-cell>
          <table:table-cell office:value-type="string" calcext:value-type="string">
            <text:p>20-180:0.000897015,200-580:0.000695522,600-1980:0.000589552,2000-9980:0.000540299,10000-10020:0.000476119,10040-:0.000476119</text:p>
          </table:table-cell>
          <table:table-cell office:value-type="float" office:value="118163" calcext:value-type="float">
            <text:p>1181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5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9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90�� 0603 <text:s/>Chip Resistor - Surface Mount ROHS</text:p>
          </table:table-cell>
          <table:table-cell office:value-type="string" calcext:value-type="string">
            <text:p>https://datasheet.lcsc.com/lcsc/2206010116_UNI-ROYAL-Uniroyal-Elec-0603WAF3900T5E_C23151.pdf</text:p>
          </table:table-cell>
          <table:table-cell office:value-type="string" calcext:value-type="string">
            <text:p>20-180:0.000917910,200-580:0.000714925,600-1980:0.000608955,2000-9980:0.000559701,10000-10020:0.000495522,10040-:0.000495522</text:p>
          </table:table-cell>
          <table:table-cell office:value-type="float" office:value="101355" calcext:value-type="float">
            <text:p>1013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5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9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9k�� 0603 <text:s/>Chip Resistor - Surface Mount ROHS</text:p>
          </table:table-cell>
          <table:table-cell office:value-type="string" calcext:value-type="string">
            <text:p>https://datasheet.lcsc.com/lcsc/2206010116_UNI-ROYAL-Uniroyal-Elec-0603WAF3902T5E_C23153.pdf</text:p>
          </table:table-cell>
          <table:table-cell office:value-type="string" calcext:value-type="string">
            <text:p>20-180:0.000832836,200-580:0.000629851,600-1980:0.000522388,2000-9980:0.000473134,10000-10020:0.000407463,10040-:0.000407463</text:p>
          </table:table-cell>
          <table:table-cell office:value-type="float" office:value="145693" calcext:value-type="float">
            <text:p>1456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0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M�� 0603 <text:s/>Chip Resistor - Surface Mount ROHS</text:p>
          </table:table-cell>
          <table:table-cell office:value-type="string" calcext:value-type="string">
            <text:p>https://datasheet.lcsc.com/lcsc/2206010116_UNI-ROYAL-Uniroyal-Elec-0603WAF3004T5E_C23156.pdf</text:p>
          </table:table-cell>
          <table:table-cell office:value-type="string" calcext:value-type="string">
            <text:p>20-180:0.001226866,200-580:0.000947761,600-1980:0.000800000,2000-9980:0.000732836,10000-10020:0.000644776,10040-:0.000644776</text:p>
          </table:table-cell>
          <table:table-cell office:value-type="float" office:value="84099" calcext:value-type="float">
            <text:p>840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5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3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.3k�� 0603 <text:s/>Chip Resistor - Surface Mount ROHS</text:p>
          </table:table-cell>
          <table:table-cell office:value-type="string" calcext:value-type="string">
            <text:p>https://datasheet.lcsc.com/lcsc/2206010116_UNI-ROYAL-Uniroyal-Elec-0603WAF4301T5E_C23159.pdf</text:p>
          </table:table-cell>
          <table:table-cell office:value-type="string" calcext:value-type="string">
            <text:p>20-180:0.000919403,200-580:0.000716418,600-1980:0.000608955,2000-9980:0.000561194,10000-10020:0.000497015,10040-:0.000497015</text:p>
          </table:table-cell>
          <table:table-cell office:value-type="float" office:value="139581" calcext:value-type="float">
            <text:p>1395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.7k�� 0603 <text:s/>Chip Resistor - Surface Mount ROHS</text:p>
          </table:table-cell>
          <table:table-cell office:value-type="string" calcext:value-type="string">
            <text:p>https://datasheet.lcsc.com/lcsc/2206010116_UNI-ROYAL-Uniroyal-Elec-0603WAF4701T5E_C23162.pdf</text:p>
          </table:table-cell>
          <table:table-cell office:value-type="string" calcext:value-type="string">
            <text:p>20-180:0.000843284,200-580:0.000641791,600-1980:0.000535821,2000-9980:0.000488060,10000-10020:0.000423881,10040-:0.000423881</text:p>
          </table:table-cell>
          <table:table-cell office:value-type="float" office:value="3615263" calcext:value-type="float">
            <text:p>36152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6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4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.7M�� 0603 <text:s/>Chip Resistor - Surface Mount ROHS</text:p>
          </table:table-cell>
          <table:table-cell office:value-type="string" calcext:value-type="string">
            <text:p>https://datasheet.lcsc.com/lcsc/2206010116_UNI-ROYAL-Uniroyal-Elec-0603WAF4704T5E_C23163.pdf</text:p>
          </table:table-cell>
          <table:table-cell office:value-type="string" calcext:value-type="string">
            <text:p>20-180:0.001219403,200-580:0.000941791,600-1980:0.000794030,2000-9980:0.000726866,10000-10020:0.000638806,10040-:0.000638806</text:p>
          </table:table-cell>
          <table:table-cell office:value-type="float" office:value="65093" calcext:value-type="float">
            <text:p>6509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K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400ppm/�� -55��~+155�� 4.7�� 0603 <text:s/>Chip Resistor - Surface Mount ROHS</text:p>
          </table:table-cell>
          <table:table-cell office:value-type="string" calcext:value-type="string">
            <text:p>https://datasheet.lcsc.com/lcsc/2206010116_UNI-ROYAL-Uniroyal-Elec-0603WAF470KT5E_C23164.pdf</text:p>
          </table:table-cell>
          <table:table-cell office:value-type="string" calcext:value-type="string">
            <text:p>20-180:0.001368657,200-580:0.001067164,600-1980:0.000907463,2000-9980:0.000835821,10000-10020:0.000738806,10040-:0.000738806</text:p>
          </table:table-cell>
          <table:table-cell office:value-type="float" office:value="162391" calcext:value-type="float">
            <text:p>1623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7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3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30�� 0603 <text:s/>Chip Resistor - Surface Mount ROHS</text:p>
          </table:table-cell>
          <table:table-cell office:value-type="string" calcext:value-type="string">
            <text:p>https://datasheet.lcsc.com/lcsc/2206010116_UNI-ROYAL-Uniroyal-Elec-0603WAF4300T5E_C23170.pdf</text:p>
          </table:table-cell>
          <table:table-cell office:value-type="string" calcext:value-type="string">
            <text:p>20-180:0.000894030,200-580:0.000692537,600-1980:0.000586567,2000-9980:0.000538806,10000-10020:0.000474627,10040-:0.000474627</text:p>
          </table:table-cell>
          <table:table-cell office:value-type="float" office:value="27768" calcext:value-type="float">
            <text:p>27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7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3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3k�� 0603 <text:s/>Chip Resistor - Surface Mount ROHS</text:p>
          </table:table-cell>
          <table:table-cell office:value-type="string" calcext:value-type="string">
            <text:p>https://datasheet.lcsc.com/lcsc/2206010116_UNI-ROYAL-Uniroyal-Elec-0603WAF4302T5E_C23172.pdf</text:p>
          </table:table-cell>
          <table:table-cell office:value-type="string" calcext:value-type="string">
            <text:p>20-180:0.000914925,200-580:0.000713433,600-1980:0.000607463,2000-9980:0.000558209,10000-10020:0.000494030,10040-:0.000494030</text:p>
          </table:table-cell>
          <table:table-cell office:value-type="float" office:value="64981" calcext:value-type="float">
            <text:p>64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70k�� 0603 <text:s/>Chip Resistor - Surface Mount ROHS</text:p>
          </table:table-cell>
          <table:table-cell office:value-type="string" calcext:value-type="string">
            <text:p>https://datasheet.lcsc.com/lcsc/2206010116_UNI-ROYAL-Uniroyal-Elec-0603WAF4703T5E_C23178.pdf</text:p>
          </table:table-cell>
          <table:table-cell office:value-type="string" calcext:value-type="string">
            <text:p>20-180:0.000832836,200-580:0.000629851,600-1980:0.000523881,2000-9980:0.000474627,10000-10020:0.000410448,10040-:0.000410448</text:p>
          </table:table-cell>
          <table:table-cell office:value-type="float" office:value="177597" calcext:value-type="float">
            <text:p>1775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70�� 0603 <text:s/>Chip Resistor - Surface Mount ROHS</text:p>
          </table:table-cell>
          <table:table-cell office:value-type="string" calcext:value-type="string">
            <text:p>https://datasheet.lcsc.com/lcsc/2206010116_UNI-ROYAL-Uniroyal-Elec-0603WAF4700T5E_C23179.pdf</text:p>
          </table:table-cell>
          <table:table-cell office:value-type="string" calcext:value-type="string">
            <text:p>20-180:0.000885075,200-580:0.000683582,600-1980:0.000576119,2000-9980:0.000528358,10000-10020:0.000462687,10040-:0.000462687</text:p>
          </table:table-cell>
          <table:table-cell office:value-type="float" office:value="1069468" calcext:value-type="float">
            <text:p>10694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7�� 0603 <text:s/>Chip Resistor - Surface Mount ROHS</text:p>
          </table:table-cell>
          <table:table-cell office:value-type="string" calcext:value-type="string">
            <text:p>https://datasheet.lcsc.com/lcsc/2206010116_UNI-ROYAL-Uniroyal-Elec-0603WAF470JT5E_C23182.pdf</text:p>
          </table:table-cell>
          <table:table-cell office:value-type="string" calcext:value-type="string">
            <text:p>20-180:0.000917910,200-580:0.000714925,600-1980:0.000608955,2000-9980:0.000559701,10000-10020:0.000495522,10040-:0.000495522</text:p>
          </table:table-cell>
          <table:table-cell office:value-type="float" office:value="571301" calcext:value-type="float">
            <text:p>5713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8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99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9.9k�� 0603 <text:s/>Chip Resistor - Surface Mount ROHS</text:p>
          </table:table-cell>
          <table:table-cell office:value-type="string" calcext:value-type="string">
            <text:p>https://datasheet.lcsc.com/lcsc/2206010116_UNI-ROYAL-Uniroyal-Elec-0603WAF4992T5E_C23184.pdf</text:p>
          </table:table-cell>
          <table:table-cell office:value-type="string" calcext:value-type="string">
            <text:p>20-180:0.000914925,200-580:0.000713433,600-1980:0.000607463,2000-9980:0.000558209,10000-10020:0.000494030,10040-:0.000494030</text:p>
          </table:table-cell>
          <table:table-cell office:value-type="float" office:value="156839" calcext:value-type="float">
            <text:p>1568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8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99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9.9�� 0603 <text:s/>Chip Resistor - Surface Mount ROHS</text:p>
          </table:table-cell>
          <table:table-cell office:value-type="string" calcext:value-type="string">
            <text:p>https://datasheet.lcsc.com/lcsc/2206010116_UNI-ROYAL-Uniroyal-Elec-0603WAF499JT5E_C23185.pdf</text:p>
          </table:table-cell>
          <table:table-cell office:value-type="string" calcext:value-type="string">
            <text:p>20-180:0.000816418,200-580:0.000613433,600-1980:0.000507463,2000-9980:0.000458209,10000-10020:0.000394030,10040-:0.000394030</text:p>
          </table:table-cell>
          <table:table-cell office:value-type="float" office:value="321609" calcext:value-type="float">
            <text:p>3216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8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.1k�� 0603 <text:s/>Chip Resistor - Surface Mount ROHS</text:p>
          </table:table-cell>
          <table:table-cell office:value-type="string" calcext:value-type="string">
            <text:p>https://datasheet.lcsc.com/lcsc/2206010116_UNI-ROYAL-Uniroyal-Elec-0603WAF5101T5E_C23186.pdf</text:p>
          </table:table-cell>
          <table:table-cell office:value-type="string" calcext:value-type="string">
            <text:p>20-180:0.000868657,200-580:0.000665672,600-1980:0.000559701,2000-9980:0.000511940,10000-10020:0.000447761,10040-:0.000447761</text:p>
          </table:table-cell>
          <table:table-cell office:value-type="float" office:value="1486484" calcext:value-type="float">
            <text:p>14864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8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6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.6k�� 0603 <text:s/>Chip Resistor - Surface Mount ROHS</text:p>
          </table:table-cell>
          <table:table-cell office:value-type="string" calcext:value-type="string">
            <text:p>https://datasheet.lcsc.com/lcsc/2206010116_UNI-ROYAL-Uniroyal-Elec-0603WAF5601T5E_C23189.pdf</text:p>
          </table:table-cell>
          <table:table-cell office:value-type="string" calcext:value-type="string">
            <text:p>20-180:0.000894030,200-580:0.000692537,600-1980:0.000586567,2000-9980:0.000538806,10000-10020:0.000474627,10040-:0.000474627</text:p>
          </table:table-cell>
          <table:table-cell office:value-type="float" office:value="250972" calcext:value-type="float">
            <text:p>25097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10k�� 0603 <text:s/>Chip Resistor - Surface Mount ROHS</text:p>
          </table:table-cell>
          <table:table-cell office:value-type="string" calcext:value-type="string">
            <text:p>https://datasheet.lcsc.com/lcsc/2206010116_UNI-ROYAL-Uniroyal-Elec-0603WAF5103T5E_C23192.pdf</text:p>
          </table:table-cell>
          <table:table-cell office:value-type="string" calcext:value-type="string">
            <text:p>20-180:0.000898507,200-580:0.000695522,600-1980:0.000589552,2000-9980:0.000540299,10000-10020:0.000476119,10040-:0.000476119</text:p>
          </table:table-cell>
          <table:table-cell office:value-type="float" office:value="184218" calcext:value-type="float">
            <text:p>1842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9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10�� 0603 <text:s/>Chip Resistor - Surface Mount ROHS</text:p>
          </table:table-cell>
          <table:table-cell office:value-type="string" calcext:value-type="string">
            <text:p>https://datasheet.lcsc.com/lcsc/2206010116_UNI-ROYAL-Uniroyal-Elec-0603WAF5100T5E_C23193.pdf</text:p>
          </table:table-cell>
          <table:table-cell office:value-type="string" calcext:value-type="string">
            <text:p>20-180:0.000897015,200-580:0.000695522,600-1980:0.000588060,2000-9980:0.000540299,10000-10020:0.000476119,10040-:0.000476119</text:p>
          </table:table-cell>
          <table:table-cell office:value-type="float" office:value="1236781" calcext:value-type="float">
            <text:p>12367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1k�� 0603 <text:s/>Chip Resistor - Surface Mount ROHS</text:p>
          </table:table-cell>
          <table:table-cell office:value-type="string" calcext:value-type="string">
            <text:p>https://datasheet.lcsc.com/lcsc/2206010116_UNI-ROYAL-Uniroyal-Elec-0603WAF5102T5E_C23196.pdf</text:p>
          </table:table-cell>
          <table:table-cell office:value-type="string" calcext:value-type="string">
            <text:p>20-180:0.000898507,200-580:0.000695522,600-1980:0.000589552,2000-9980:0.000540299,10000-10020:0.000476119,10040-:0.000476119</text:p>
          </table:table-cell>
          <table:table-cell office:value-type="float" office:value="513129" calcext:value-type="float">
            <text:p>5131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1�� 0603 <text:s/>Chip Resistor - Surface Mount ROHS</text:p>
          </table:table-cell>
          <table:table-cell office:value-type="string" calcext:value-type="string">
            <text:p>https://datasheet.lcsc.com/lcsc/2206010116_UNI-ROYAL-Uniroyal-Elec-0603WAF510JT5E_C23197.pdf</text:p>
          </table:table-cell>
          <table:table-cell office:value-type="string" calcext:value-type="string">
            <text:p>20-180:0.000911940,200-580:0.000705970,600-1980:0.000598507,2000-9980:0.000549254,10000-10020:0.000483582,10040-:0.000483582</text:p>
          </table:table-cell>
          <table:table-cell office:value-type="float" office:value="215106" calcext:value-type="float">
            <text:p>2151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0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6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60k�� 0603 <text:s/>Chip Resistor - Surface Mount ROHS</text:p>
          </table:table-cell>
          <table:table-cell office:value-type="string" calcext:value-type="string">
            <text:p>https://datasheet.lcsc.com/lcsc/2206010116_UNI-ROYAL-Uniroyal-Elec-0603WAF5603T5E_C23203.pdf</text:p>
          </table:table-cell>
          <table:table-cell office:value-type="string" calcext:value-type="string">
            <text:p>20-180:0.000900000,200-580:0.000697015,600-1980:0.000591045,2000-9980:0.000541791,10000-10020:0.000477612,10040-:0.000477612</text:p>
          </table:table-cell>
          <table:table-cell office:value-type="float" office:value="41141" calcext:value-type="float">
            <text:p>411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6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60�� 0603 <text:s/>Chip Resistor - Surface Mount ROHS</text:p>
          </table:table-cell>
          <table:table-cell office:value-type="string" calcext:value-type="string">
            <text:p>https://datasheet.lcsc.com/lcsc/2206010116_UNI-ROYAL-Uniroyal-Elec-0603WAF5600T5E_C23204.pdf</text:p>
          </table:table-cell>
          <table:table-cell office:value-type="string" calcext:value-type="string">
            <text:p>20-180:0.000908955,200-580:0.000704478,600-1980:0.000595522,2000-9980:0.000546269,10000-10020:0.000482090,10040-:0.000482090</text:p>
          </table:table-cell>
          <table:table-cell office:value-type="float" office:value="194481" calcext:value-type="float">
            <text:p>1944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0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6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56k�� 0603 <text:s/>Chip Resistor - Surface Mount ROHS</text:p>
          </table:table-cell>
          <table:table-cell office:value-type="string" calcext:value-type="string">
            <text:p>https://datasheet.lcsc.com/lcsc/2206010116_UNI-ROYAL-Uniroyal-Elec-0603WAF5602T5E_C23206.pdf</text:p>
          </table:table-cell>
          <table:table-cell office:value-type="string" calcext:value-type="string">
            <text:p>20-180:0.000810448,200-580:0.000608955,600-1980:0.000502985,2000-9980:0.000453731,10000-10020:0.000389552,10040-:0.000389552</text:p>
          </table:table-cell>
          <table:table-cell office:value-type="float" office:value="209231" calcext:value-type="float">
            <text:p>2092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1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8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.8k�� 0603 <text:s/>Chip Resistor - Surface Mount ROHS</text:p>
          </table:table-cell>
          <table:table-cell office:value-type="string" calcext:value-type="string">
            <text:p>https://datasheet.lcsc.com/lcsc/2206010116_UNI-ROYAL-Uniroyal-Elec-0603WAF6801T5E_C23212.pdf</text:p>
          </table:table-cell>
          <table:table-cell office:value-type="string" calcext:value-type="string">
            <text:p>20-180:0.000892537,200-580:0.000692537,600-1980:0.000586567,2000-9980:0.000537313,10000-10020:0.000473134,10040-:0.000473134</text:p>
          </table:table-cell>
          <table:table-cell office:value-type="float" office:value="263829" calcext:value-type="float">
            <text:p>26382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2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20�� 0603 <text:s/>Chip Resistor - Surface Mount ROHS</text:p>
          </table:table-cell>
          <table:table-cell office:value-type="string" calcext:value-type="string">
            <text:p>https://datasheet.lcsc.com/lcsc/2206010116_UNI-ROYAL-Uniroyal-Elec-0603WAF6200T5E_C23220.pdf</text:p>
          </table:table-cell>
          <table:table-cell office:value-type="string" calcext:value-type="string">
            <text:p>20-180:0.000904478,200-580:0.000702985,600-1980:0.000597015,2000-9980:0.000549254,10000-10020:0.000485075,10040-:0.000485075</text:p>
          </table:table-cell>
          <table:table-cell office:value-type="float" office:value="79768" calcext:value-type="float">
            <text:p>79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2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2k�� 0603 <text:s/>Chip Resistor - Surface Mount ROHS</text:p>
          </table:table-cell>
          <table:table-cell office:value-type="string" calcext:value-type="string">
            <text:p>https://datasheet.lcsc.com/lcsc/2206010116_UNI-ROYAL-Uniroyal-Elec-0603WAF6202T5E_C23221.pdf</text:p>
          </table:table-cell>
          <table:table-cell office:value-type="string" calcext:value-type="string">
            <text:p>20-180:0.000810448,200-580:0.000608955,600-1980:0.000502985,2000-9980:0.000453731,10000-10020:0.000389552,10040-:0.000389552</text:p>
          </table:table-cell>
          <table:table-cell office:value-type="float" office:value="69346" calcext:value-type="float">
            <text:p>6934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2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8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80�� 0603 <text:s/>Chip Resistor - Surface Mount ROHS</text:p>
          </table:table-cell>
          <table:table-cell office:value-type="string" calcext:value-type="string">
            <text:p>https://datasheet.lcsc.com/lcsc/2206010100_UNI-ROYAL-Uniroyal-Elec-0603WAF6800T5E_C23228.pdf</text:p>
          </table:table-cell>
          <table:table-cell office:value-type="string" calcext:value-type="string">
            <text:p>20-180:0.000897015,200-580:0.000695522,600-1980:0.000588060,2000-9980:0.000540299,10000-10020:0.000476119,10040-:0.000476119</text:p>
          </table:table-cell>
          <table:table-cell office:value-type="float" office:value="409480" calcext:value-type="float">
            <text:p>4094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3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8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8k�� 0603 <text:s/>Chip Resistor - Surface Mount ROHS</text:p>
          </table:table-cell>
          <table:table-cell office:value-type="string" calcext:value-type="string">
            <text:p>https://datasheet.lcsc.com/lcsc/2206010100_UNI-ROYAL-Uniroyal-Elec-0603WAF6802T5E_C23231.pdf</text:p>
          </table:table-cell>
          <table:table-cell office:value-type="string" calcext:value-type="string">
            <text:p>20-180:0.000914925,200-580:0.000713433,600-1980:0.000607463,2000-9980:0.000558209,10000-10020:0.000494030,10040-:0.000494030</text:p>
          </table:table-cell>
          <table:table-cell office:value-type="float" office:value="132687" calcext:value-type="float">
            <text:p>1326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75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7.5k�� 0603 <text:s/>Chip Resistor - Surface Mount ROHS</text:p>
          </table:table-cell>
          <table:table-cell office:value-type="string" calcext:value-type="string">
            <text:p>https://datasheet.lcsc.com/lcsc/2206010100_UNI-ROYAL-Uniroyal-Elec-0603WAF7501T5E_C23234.pdf</text:p>
          </table:table-cell>
          <table:table-cell office:value-type="string" calcext:value-type="string">
            <text:p>20-180:0.000914925,200-580:0.000713433,600-1980:0.000607463,2000-9980:0.000558209,10000-10020:0.000494030,10040-:0.000494030</text:p>
          </table:table-cell>
          <table:table-cell office:value-type="float" office:value="184456" calcext:value-type="float">
            <text:p>1844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4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75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750k�� 0603 <text:s/>Chip Resistor - Surface Mount ROHS</text:p>
          </table:table-cell>
          <table:table-cell office:value-type="string" calcext:value-type="string">
            <text:p>https://datasheet.lcsc.com/lcsc/2206010100_UNI-ROYAL-Uniroyal-Elec-0603WAF7503T5E_C23240.pdf</text:p>
          </table:table-cell>
          <table:table-cell office:value-type="string" calcext:value-type="string">
            <text:p>20-180:0.000817910,200-580:0.000614925,600-1980:0.000508955,2000-9980:0.000459701,10000-10020:0.000395522,10040-:0.000395522</text:p>
          </table:table-cell>
          <table:table-cell office:value-type="float" office:value="15831" calcext:value-type="float">
            <text:p>1583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4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75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750�� 0603 <text:s/>Chip Resistor - Surface Mount ROHS</text:p>
          </table:table-cell>
          <table:table-cell office:value-type="string" calcext:value-type="string">
            <text:p>https://datasheet.lcsc.com/lcsc/2206010100_UNI-ROYAL-Uniroyal-Elec-0603WAF7500T5E_C23241.pdf</text:p>
          </table:table-cell>
          <table:table-cell office:value-type="string" calcext:value-type="string">
            <text:p>20-180:0.000964179,200-580:0.000752239,600-1980:0.000638806,2000-9980:0.000588060,10000-10020:0.000520896,10040-:0.000520896</text:p>
          </table:table-cell>
          <table:table-cell office:value-type="float" office:value="87205" calcext:value-type="float">
            <text:p>87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4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75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75k�� 0603 <text:s/>Chip Resistor - Surface Mount ROHS</text:p>
          </table:table-cell>
          <table:table-cell office:value-type="string" calcext:value-type="string">
            <text:p>https://datasheet.lcsc.com/lcsc/2206010100_UNI-ROYAL-Uniroyal-Elec-0603WAF7502T5E_C23242.pdf</text:p>
          </table:table-cell>
          <table:table-cell office:value-type="string" calcext:value-type="string">
            <text:p>20-180:0.000898507,200-580:0.000695522,600-1980:0.000589552,2000-9980:0.000540299,10000-10020:0.000476119,10040-:0.000476119</text:p>
          </table:table-cell>
          <table:table-cell office:value-type="float" office:value="128419" calcext:value-type="float">
            <text:p>1284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5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82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820�� 0603 <text:s/>Chip Resistor - Surface Mount ROHS</text:p>
          </table:table-cell>
          <table:table-cell office:value-type="string" calcext:value-type="string">
            <text:p>https://datasheet.lcsc.com/lcsc/2206010100_UNI-ROYAL-Uniroyal-Elec-0603WAF8200T5E_C23253.pdf</text:p>
          </table:table-cell>
          <table:table-cell office:value-type="string" calcext:value-type="string">
            <text:p>20-180:0.000843284,200-580:0.000641791,600-1980:0.000535821,2000-9980:0.000486567,10000-10020:0.000422388,10040-:0.000422388</text:p>
          </table:table-cell>
          <table:table-cell office:value-type="float" office:value="89752" calcext:value-type="float">
            <text:p>8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5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82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82k�� 0603 <text:s/>Chip Resistor - Surface Mount ROHS</text:p>
          </table:table-cell>
          <table:table-cell office:value-type="string" calcext:value-type="string">
            <text:p>https://datasheet.lcsc.com/lcsc/2206010100_UNI-ROYAL-Uniroyal-Elec-0603WAF8202T5E_C23254.pdf</text:p>
          </table:table-cell>
          <table:table-cell office:value-type="string" calcext:value-type="string">
            <text:p>20-180:0.000919403,200-580:0.000716418,600-1980:0.000610448,2000-9980:0.000561194,10000-10020:0.000497015,10040-:0.000497015</text:p>
          </table:table-cell>
          <table:table-cell office:value-type="float" office:value="107659" calcext:value-type="float">
            <text:p>10765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82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82�� 0603 <text:s/>Chip Resistor - Surface Mount ROHS</text:p>
          </table:table-cell>
          <table:table-cell office:value-type="string" calcext:value-type="string">
            <text:p>https://datasheet.lcsc.com/lcsc/2206010100_UNI-ROYAL-Uniroyal-Elec-0603WAF820JT5E_C23255.pdf</text:p>
          </table:table-cell>
          <table:table-cell office:value-type="string" calcext:value-type="string">
            <text:p>20-180:0.000916418,200-580:0.000714925,600-1980:0.000607463,2000-9980:0.000559701,10000-10020:0.000495522,10040-:0.000495522</text:p>
          </table:table-cell>
          <table:table-cell office:value-type="float" office:value="53903" calcext:value-type="float">
            <text:p>53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6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91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9.1k�� 0603 <text:s/>Chip Resistor - Surface Mount ROHS</text:p>
          </table:table-cell>
          <table:table-cell office:value-type="string" calcext:value-type="string">
            <text:p>https://datasheet.lcsc.com/lcsc/2206010100_UNI-ROYAL-Uniroyal-Elec-0603WAF9101T5E_C23260.pdf</text:p>
          </table:table-cell>
          <table:table-cell office:value-type="string" calcext:value-type="string">
            <text:p>20-180:0.000895522,200-580:0.000694030,600-1980:0.000588060,2000-9980:0.000538806,10000-10020:0.000474627,10040-:0.000474627</text:p>
          </table:table-cell>
          <table:table-cell office:value-type="float" office:value="100283" calcext:value-type="float">
            <text:p>10028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2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91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91k�� 0603 <text:s/>Chip Resistor - Surface Mount ROHS</text:p>
          </table:table-cell>
          <table:table-cell office:value-type="string" calcext:value-type="string">
            <text:p>https://datasheet.lcsc.com/lcsc/2206010100_UNI-ROYAL-Uniroyal-Elec-0603WAF9102T5E_C23265.pdf</text:p>
          </table:table-cell>
          <table:table-cell office:value-type="string" calcext:value-type="string">
            <text:p>20-180:0.000856716,200-580:0.000655224,600-1980:0.000547761,2000-9980:0.000500000,10000-10020:0.000435821,10040-:0.000435821</text:p>
          </table:table-cell>
          <table:table-cell office:value-type="float" office:value="33017" calcext:value-type="float">
            <text:p>33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34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2�� 0603 <text:s/>Chip Resistor - Surface Mount ROHS</text:p>
          </table:table-cell>
          <table:table-cell office:value-type="string" calcext:value-type="string">
            <text:p>https://datasheet.lcsc.com/lcsc/2206010100_UNI-ROYAL-Uniroyal-Elec-0603WAF220JT5E_C23345.pdf</text:p>
          </table:table-cell>
          <table:table-cell office:value-type="string" calcext:value-type="string">
            <text:p>20-180:0.000898507,200-580:0.000697015,600-1980:0.000589552,2000-9980:0.000541791,10000-10020:0.000476119,10040-:0.000476119</text:p>
          </table:table-cell>
          <table:table-cell office:value-type="float" office:value="1184651" calcext:value-type="float">
            <text:p>118465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3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4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40�� 0603 <text:s/>Chip Resistor - Surface Mount ROHS</text:p>
          </table:table-cell>
          <table:table-cell office:value-type="string" calcext:value-type="string">
            <text:p>https://datasheet.lcsc.com/lcsc/2206010100_UNI-ROYAL-Uniroyal-Elec-0603WAF2400T5E_C23350.pdf</text:p>
          </table:table-cell>
          <table:table-cell office:value-type="string" calcext:value-type="string">
            <text:p>20-180:0.001162687,200-580:0.000949254,600-1980:0.000837313,2000-9980:0.000785075,10000-10020:0.000717910,10040-:0.000717910</text:p>
          </table:table-cell>
          <table:table-cell office:value-type="float" office:value="108062" calcext:value-type="float">
            <text:p>10806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35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4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4k�� 0603 <text:s/>Chip Resistor - Surface Mount ROHS</text:p>
          </table:table-cell>
          <table:table-cell office:value-type="string" calcext:value-type="string">
            <text:p>https://datasheet.lcsc.com/lcsc/2206010100_UNI-ROYAL-Uniroyal-Elec-0603WAF2402T5E_C23352.pdf</text:p>
          </table:table-cell>
          <table:table-cell office:value-type="string" calcext:value-type="string">
            <text:p>20-180:0.000897015,200-580:0.000695522,600-1980:0.000588060,2000-9980:0.000540299,10000-10020:0.000476119,10040-:0.000476119</text:p>
          </table:table-cell>
          <table:table-cell office:value-type="float" office:value="247369" calcext:value-type="float">
            <text:p>24736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7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% ��200ppm/�� -55��~+155�� 100�� 0402 <text:s/>Chip Resistor - Surface Mount ROHS</text:p>
          </table:table-cell>
          <table:table-cell office:value-type="string" calcext:value-type="string">
            <text:p>https://datasheet.lcsc.com/lcsc/2205311900_UNI-ROYAL-Uniroyal-Elec-0402WGF1000TCE_C25076.pdf</text:p>
          </table:table-cell>
          <table:table-cell office:value-type="string" calcext:value-type="string">
            <text:p>600-1980:0.000283582,2000-9980:0.000259701,10000-10020:0.000228358,10040-:0.000228358,20-180:0.000431343,200-580:0.000334328</text:p>
          </table:table-cell>
          <table:table-cell office:value-type="float" office:value="1192848" calcext:value-type="float">
            <text:p>11928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7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% ��200ppm/�� -55��~+155�� 10�� 0402 <text:s/>Chip Resistor - Surface Mount ROHS</text:p>
          </table:table-cell>
          <table:table-cell office:value-type="string" calcext:value-type="string">
            <text:p>https://datasheet.lcsc.com/lcsc/2205311900_UNI-ROYAL-Uniroyal-Elec-0402WGF100JTCE_C25077.pdf</text:p>
          </table:table-cell>
          <table:table-cell office:value-type="string" calcext:value-type="string">
            <text:p>20-180:0.000435821,200-580:0.000335821,600-1980:0.000283582,2000-9980:0.000259701,10000-10020:0.000228358,10040-:0.000228358</text:p>
          </table:table-cell>
          <table:table-cell office:value-type="float" office:value="489378" calcext:value-type="float">
            <text:p>48937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2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20�� 0402 <text:s/>Chip Resistor - Surface Mount ROHS</text:p>
          </table:table-cell>
          <table:table-cell office:value-type="string" calcext:value-type="string">
            <text:p>https://datasheet.lcsc.com/lcsc/2205311900_UNI-ROYAL-Uniroyal-Elec-0402WGF1200TCE_C25079.pdf</text:p>
          </table:table-cell>
          <table:table-cell office:value-type="string" calcext:value-type="string">
            <text:p>20-180:0.000447761,200-580:0.000350746,600-1980:0.000300000,2000-9980:0.000276119,10000-10020:0.000246269,10040-:0.000246269</text:p>
          </table:table-cell>
          <table:table-cell office:value-type="float" office:value="106322" calcext:value-type="float">
            <text:p>1063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5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50�� 0402 <text:s/>Chip Resistor - Surface Mount ROHS</text:p>
          </table:table-cell>
          <table:table-cell office:value-type="string" calcext:value-type="string">
            <text:p>https://datasheet.lcsc.com/lcsc/2205311900_UNI-ROYAL-Uniroyal-Elec-0402WGF1500TCE_C25082.pdf</text:p>
          </table:table-cell>
          <table:table-cell office:value-type="string" calcext:value-type="string">
            <text:p>20-180:0.000438806,200-580:0.000340299,600-1980:0.000288060,2000-9980:0.000264179,10000-10020:0.000232836,10040-:0.000232836</text:p>
          </table:table-cell>
          <table:table-cell office:value-type="float" office:value="39870" calcext:value-type="float">
            <text:p>3987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8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K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% ��200ppm/�� -55��~+155�� 1�� 0402 <text:s/>Chip Resistor - Surface Mount ROHS</text:p>
          </table:table-cell>
          <table:table-cell office:value-type="string" calcext:value-type="string">
            <text:p>https://datasheet.lcsc.com/lcsc/2205311900_UNI-ROYAL-Uniroyal-Elec-0402WGF100KTCE_C25086.pdf</text:p>
          </table:table-cell>
          <table:table-cell office:value-type="string" calcext:value-type="string">
            <text:p>20-180:0.000683582,200-580:0.000532836,600-1980:0.000453731,2000-9980:0.000416418,10000-10020:0.000368657,10040-:0.000368657</text:p>
          </table:table-cell>
          <table:table-cell office:value-type="float" office:value="53406" calcext:value-type="float">
            <text:p>534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8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0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00�� 0402 <text:s/>Chip Resistor - Surface Mount ROHS</text:p>
          </table:table-cell>
          <table:table-cell office:value-type="string" calcext:value-type="string">
            <text:p>https://datasheet.lcsc.com/lcsc/2205311900_UNI-ROYAL-Uniroyal-Elec-0402WGF2000TCE_C25087.pdf</text:p>
          </table:table-cell>
          <table:table-cell office:value-type="string" calcext:value-type="string">
            <text:p>20-180:0.000600000,200-580:0.000489552,600-1980:0.000432836,2000-9980:0.000405970,10000-10020:0.000370149,10040-:0.000370149</text:p>
          </table:table-cell>
          <table:table-cell office:value-type="float" office:value="140966" calcext:value-type="float">
            <text:p>1409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9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2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20�� 0402 <text:s/>Chip Resistor - Surface Mount ROHS</text:p>
          </table:table-cell>
          <table:table-cell office:value-type="string" calcext:value-type="string">
            <text:p>https://datasheet.lcsc.com/lcsc/2205311900_UNI-ROYAL-Uniroyal-Elec-0402WGF2200TCE_C25091.pdf</text:p>
          </table:table-cell>
          <table:table-cell office:value-type="string" calcext:value-type="string">
            <text:p>20-180:0.000434328,200-580:0.000335821,600-1980:0.000285075,2000-9980:0.000261194,10000-10020:0.000229851,10040-:0.000229851</text:p>
          </table:table-cell>
          <table:table-cell office:value-type="float" office:value="230295" calcext:value-type="float">
            <text:p>23029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0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20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% ��200ppm/�� -55��~+155�� 22�� 0402 <text:s/>Chip Resistor - Surface Mount ROHS</text:p>
          </table:table-cell>
          <table:table-cell office:value-type="string" calcext:value-type="string">
            <text:p>https://datasheet.lcsc.com/lcsc/2205311900_UNI-ROYAL-Uniroyal-Elec-0402WGF220JTCE_C25092.pdf</text:p>
          </table:table-cell>
          <table:table-cell office:value-type="string" calcext:value-type="string">
            <text:p>20-180:0.000407463,200-580:0.000308955,600-1980:0.000258209,2000-9980:0.000234328,10000-10020:0.000202985,10040-:0.000202985</text:p>
          </table:table-cell>
          <table:table-cell office:value-type="float" office:value="945522" calcext:value-type="float">
            <text:p>94552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0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0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00�� 0402 <text:s/>Chip Resistor - Surface Mount ROHS</text:p>
          </table:table-cell>
          <table:table-cell office:value-type="string" calcext:value-type="string">
            <text:p>https://datasheet.lcsc.com/lcsc/2205311900_UNI-ROYAL-Uniroyal-Elec-0402WGF3000TCE_C25102.pdf</text:p>
          </table:table-cell>
          <table:table-cell office:value-type="string" calcext:value-type="string">
            <text:p>20-180:0.000638806,200-580:0.000520896,600-1980:0.000459701,2000-9980:0.000431343,10000-10020:0.000394030,10040-:0.000394030</text:p>
          </table:table-cell>
          <table:table-cell office:value-type="float" office:value="105828" calcext:value-type="float">
            <text:p>1058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3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30�� 0402 <text:s/>Chip Resistor - Surface Mount ROHS</text:p>
          </table:table-cell>
          <table:table-cell office:value-type="string" calcext:value-type="string">
            <text:p>https://datasheet.lcsc.com/lcsc/2205311900_UNI-ROYAL-Uniroyal-Elec-0402WGF3300TCE_C25104.pdf</text:p>
          </table:table-cell>
          <table:table-cell office:value-type="string" calcext:value-type="string">
            <text:p>20-180:0.000553731,200-580:0.000452239,600-1980:0.000398507,2000-9980:0.000374627,10000-10020:0.000341791,10040-:0.000341791</text:p>
          </table:table-cell>
          <table:table-cell office:value-type="float" office:value="293681" calcext:value-type="float">
            <text:p>2936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0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30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3�� 0402 <text:s/>Chip Resistor - Surface Mount ROHS</text:p>
          </table:table-cell>
          <table:table-cell office:value-type="string" calcext:value-type="string">
            <text:p>https://datasheet.lcsc.com/lcsc/2205311900_UNI-ROYAL-Uniroyal-Elec-0402WGF330JTCE_C25105.pdf</text:p>
          </table:table-cell>
          <table:table-cell office:value-type="string" calcext:value-type="string">
            <text:p>20-180:0.000434328,200-580:0.000335821,600-1980:0.000285075,2000-9980:0.000261194,10000-10020:0.000229851,10040-:0.000229851</text:p>
          </table:table-cell>
          <table:table-cell office:value-type="float" office:value="497936" calcext:value-type="float">
            <text:p>4979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7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470�� 0402 <text:s/>Chip Resistor - Surface Mount ROHS</text:p>
          </table:table-cell>
          <table:table-cell office:value-type="string" calcext:value-type="string">
            <text:p>https://datasheet.lcsc.com/lcsc/2205311900_UNI-ROYAL-Uniroyal-Elec-0402WGF4700TCE_C25117.pdf</text:p>
          </table:table-cell>
          <table:table-cell office:value-type="string" calcext:value-type="string">
            <text:p>20-180:0.000431343,200-580:0.000334328,600-1980:0.000283582,2000-9980:0.000259701,10000-10020:0.000228358,10040-:0.000228358</text:p>
          </table:table-cell>
          <table:table-cell office:value-type="float" office:value="441118" calcext:value-type="float">
            <text:p>4411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70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% ��200ppm/�� -55��~+155�� 47�� 0402 <text:s/>Chip Resistor - Surface Mount ROHS</text:p>
          </table:table-cell>
          <table:table-cell office:value-type="string" calcext:value-type="string">
            <text:p>https://datasheet.lcsc.com/lcsc/2205311900_UNI-ROYAL-Uniroyal-Elec-0402WGF470JTCE_C25118.pdf</text:p>
          </table:table-cell>
          <table:table-cell office:value-type="string" calcext:value-type="string">
            <text:p>20-180:0.000682090,200-580:0.000556716,600-1980:0.000491045,2000-9980:0.000461194,10000-10020:0.000420896,10040-:0.000420896</text:p>
          </table:table-cell>
          <table:table-cell office:value-type="float" office:value="119109" calcext:value-type="float">
            <text:p>1191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2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99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49.9�� 0402 <text:s/>Chip Resistor - Surface Mount ROHS</text:p>
          </table:table-cell>
          <table:table-cell office:value-type="string" calcext:value-type="string">
            <text:p>https://datasheet.lcsc.com/lcsc/2205311900_UNI-ROYAL-Uniroyal-Elec-0402WGF499JTCE_C25120.pdf</text:p>
          </table:table-cell>
          <table:table-cell office:value-type="string" calcext:value-type="string">
            <text:p>20-180:0.000432836,200-580:0.000335821,600-1980:0.000285075,2000-9980:0.000261194,10000-10020:0.000229851,10040-:0.000229851</text:p>
          </table:table-cell>
          <table:table-cell office:value-type="float" office:value="136896" calcext:value-type="float">
            <text:p>1368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2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1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10�� 0402 <text:s/>Chip Resistor - Surface Mount ROHS</text:p>
          </table:table-cell>
          <table:table-cell office:value-type="string" calcext:value-type="string">
            <text:p>https://datasheet.lcsc.com/lcsc/2205311900_UNI-ROYAL-Uniroyal-Elec-0402WGF5100TCE_C25123.pdf</text:p>
          </table:table-cell>
          <table:table-cell office:value-type="string" calcext:value-type="string">
            <text:p>20-180:0.000440299,200-580:0.000341791,600-1980:0.000289552,2000-9980:0.000265672,10000-10020:0.000234328,10040-:0.000234328</text:p>
          </table:table-cell>
          <table:table-cell office:value-type="float" office:value="273633" calcext:value-type="float">
            <text:p>27363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2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10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1�� 0402 <text:s/>Chip Resistor - Surface Mount ROHS</text:p>
          </table:table-cell>
          <table:table-cell office:value-type="string" calcext:value-type="string">
            <text:p>https://datasheet.lcsc.com/lcsc/2205311900_UNI-ROYAL-Uniroyal-Elec-0402WGF510JTCE_C25125.pdf</text:p>
          </table:table-cell>
          <table:table-cell office:value-type="string" calcext:value-type="string">
            <text:p>20-180:0.000435821,200-580:0.000338806,600-1980:0.000286567,2000-9980:0.000262687,10000-10020:0.000231343,10040-:0.000231343</text:p>
          </table:table-cell>
          <table:table-cell office:value-type="float" office:value="101816" calcext:value-type="float">
            <text:p>10181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3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6800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680�� 0402 <text:s/>Chip Resistor - Surface Mount ROHS</text:p>
          </table:table-cell>
          <table:table-cell office:value-type="string" calcext:value-type="string">
            <text:p>https://datasheet.lcsc.com/lcsc/2205311900_UNI-ROYAL-Uniroyal-Elec-0402WGF6800TCE_C25130.pdf</text:p>
          </table:table-cell>
          <table:table-cell office:value-type="string" calcext:value-type="string">
            <text:p>20-180:0.000438806,200-580:0.000338806,600-1980:0.000288060,2000-9980:0.000264179,10000-10020:0.000232836,10040-:0.000232836</text:p>
          </table:table-cell>
          <table:table-cell office:value-type="float" office:value="99903" calcext:value-type="float">
            <text:p>999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3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750J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75�� 0402 <text:s/>Chip Resistor - Surface Mount ROHS</text:p>
          </table:table-cell>
          <table:table-cell office:value-type="string" calcext:value-type="string">
            <text:p>https://datasheet.lcsc.com/lcsc/2205311900_UNI-ROYAL-Uniroyal-Elec-0402WGF750JTCE_C25133.pdf</text:p>
          </table:table-cell>
          <table:table-cell office:value-type="string" calcext:value-type="string">
            <text:p>20-180:0.000441791,200-580:0.000344776,600-1980:0.000292537,2000-9980:0.000270149,10000-10020:0.000238806,10040-:0.000238806</text:p>
          </table:table-cell>
          <table:table-cell office:value-type="float" office:value="111371" calcext:value-type="float">
            <text:p>111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7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200ppm/�� -55��~+155�� 27�� 0603 <text:s/>Chip Resistor - Surface Mount ROHS</text:p>
          </table:table-cell>
          <table:table-cell office:value-type="string" calcext:value-type="string">
            <text:p>https://datasheet.lcsc.com/lcsc/2205311845_UNI-ROYAL-Uniroyal-Elec-0603WAF270JT5E_C25190.pdf</text:p>
          </table:table-cell>
          <table:table-cell office:value-type="string" calcext:value-type="string">
            <text:p>20-180:0.000900000,200-580:0.000697015,600-1980:0.000591045,2000-9980:0.000541791,10000-10020:0.000477612,10040-:0.000477612</text:p>
          </table:table-cell>
          <table:table-cell office:value-type="float" office:value="99836" calcext:value-type="float">
            <text:p>9983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9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3600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360�� 0603 <text:s/>Chip Resistor - Surface Mount ROHS</text:p>
          </table:table-cell>
          <table:table-cell office:value-type="string" calcext:value-type="string">
            <text:p>https://datasheet.lcsc.com/lcsc/2205311845_UNI-ROYAL-Uniroyal-Elec-0603WAF3600T5E_C25194.pdf</text:p>
          </table:table-cell>
          <table:table-cell office:value-type="string" calcext:value-type="string">
            <text:p>20-180:0.000919403,200-580:0.000716418,600-1980:0.000608955,2000-9980:0.000561194,10000-10020:0.000497015,10040-:0.000497015</text:p>
          </table:table-cell>
          <table:table-cell office:value-type="float" office:value="95199" calcext:value-type="float">
            <text:p>951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6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200ppm/�� -55��~+155�� 56�� 0603 <text:s/>Chip Resistor - Surface Mount ROHS</text:p>
          </table:table-cell>
          <table:table-cell office:value-type="string" calcext:value-type="string">
            <text:p>https://datasheet.lcsc.com/lcsc/2205311845_UNI-ROYAL-Uniroyal-Elec-0603WAF560JT5E_C25196.pdf</text:p>
          </table:table-cell>
          <table:table-cell office:value-type="string" calcext:value-type="string">
            <text:p>20-180:0.000894030,200-580:0.000692537,600-1980:0.000586567,2000-9980:0.000538806,10000-10020:0.000474627,10040-:0.000474627</text:p>
          </table:table-cell>
          <table:table-cell office:value-type="float" office:value="34813" calcext:value-type="float">
            <text:p>348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510K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% ��200ppm/�� -55��~+155�� 5.1�� 0603 <text:s/>Chip Resistor - Surface Mount ROHS</text:p>
          </table:table-cell>
          <table:table-cell office:value-type="string" calcext:value-type="string">
            <text:p>https://datasheet.lcsc.com/lcsc/2205311845_UNI-ROYAL-Uniroyal-Elec-0603WAF510KT5E_C25197.pdf</text:p>
          </table:table-cell>
          <table:table-cell office:value-type="string" calcext:value-type="string">
            <text:p>20-180:0.001365672,200-580:0.001065672,600-1980:0.000905970,2000-9980:0.000834328,10000-10020:0.000737313,10040-:0.000737313</text:p>
          </table:table-cell>
          <table:table-cell office:value-type="float" office:value="169680" calcext:value-type="float">
            <text:p>1696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27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8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80�� 0805 <text:s/>Chip Resistor - Surface Mount ROHS</text:p>
          </table:table-cell>
          <table:table-cell office:value-type="string" calcext:value-type="string">
            <text:p>https://datasheet.lcsc.com/lcsc/2205311845_UNI-ROYAL-Uniroyal-Elec-0805W8F1800T5E_C25270.pdf</text:p>
          </table:table-cell>
          <table:table-cell office:value-type="string" calcext:value-type="string">
            <text:p>20-180:0.001641791,200-580:0.001283582,600-1980:0.001092537,2000-9980:0.001004478,10000-10020:0.000889552,10040-:0.000889552</text:p>
          </table:table-cell>
          <table:table-cell office:value-type="float" office:value="93012" calcext:value-type="float">
            <text:p>930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2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K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% ��400ppm/�� -55��~+155�� 1�� 0805 <text:s/>Chip Resistor - Surface Mount ROHS</text:p>
          </table:table-cell>
          <table:table-cell office:value-type="string" calcext:value-type="string">
            <text:p>https://datasheet.lcsc.com/lcsc/2205311845_UNI-ROYAL-Uniroyal-Elec-0805W8F100KT5E_C25271.pdf</text:p>
          </table:table-cell>
          <table:table-cell office:value-type="string" calcext:value-type="string">
            <text:p>20-180:0.002597015,200-580:0.002029851,600-1980:0.001731343,2000-9980:0.001582090,10000-10020:0.001404478,10040-:0.001404478</text:p>
          </table:table-cell>
          <table:table-cell office:value-type="float" office:value="217992" calcext:value-type="float">
            <text:p>2179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3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1206W4F100LT5E</text:p>
          </table:table-cell>
          <table:table-cell office:value-type="float" office:value="1206" calcext:value-type="float">
            <text:p>1206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50mW Thick Film Resistors 200V ��800ppm/�� ��1% -55��~+155�� 100m�� 1206 <text:s/>Chip Resistor - Surface Mount ROHS</text:p>
          </table:table-cell>
          <table:table-cell office:value-type="string" calcext:value-type="string">
            <text:p>https://datasheet.lcsc.com/lcsc/2205311900_UNI-ROYAL-Uniroyal-Elec-1206W4F100LT5E_C25334.pdf</text:p>
          </table:table-cell>
          <table:table-cell office:value-type="string" calcext:value-type="string">
            <text:p>15-135:0.007388060,150-435:0.005805970,450-1485:0.004925373,1500-7485:0.004388060,7500-14985:0.003940299,15000-:0.003686567</text:p>
          </table:table-cell>
          <table:table-cell office:value-type="float" office:value="132204" calcext:value-type="float">
            <text:p>1322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4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00k�� 0402 <text:s/>Chip Resistor - Surface Mount ROHS</text:p>
          </table:table-cell>
          <table:table-cell office:value-type="string" calcext:value-type="string">
            <text:p>https://datasheet.lcsc.com/lcsc/2206010100_UNI-ROYAL-Uniroyal-Elec-0402WGF1003TCE_C25741.pdf</text:p>
          </table:table-cell>
          <table:table-cell office:value-type="string" calcext:value-type="string">
            <text:p>20-180:0.000435821,200-580:0.000337313,600-1980:0.000286567,2000-9980:0.000262687,10000-10020:0.000231343,10040-:0.000231343</text:p>
          </table:table-cell>
          <table:table-cell office:value-type="float" office:value="2032225" calcext:value-type="float">
            <text:p>203222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4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0k�� 0402 <text:s/>Chip Resistor - Surface Mount ROHS</text:p>
          </table:table-cell>
          <table:table-cell office:value-type="string" calcext:value-type="string">
            <text:p>https://datasheet.lcsc.com/lcsc/2206010100_UNI-ROYAL-Uniroyal-Elec-0402WGF1002TCE_C25744.pdf</text:p>
          </table:table-cell>
          <table:table-cell office:value-type="string" calcext:value-type="string">
            <text:p>20-180:0.000532836,200-580:0.000434328,600-1980:0.000364179,2000-9980:0.000304478,10000-19980:0.000295522,20000-:0.000291045</text:p>
          </table:table-cell>
          <table:table-cell office:value-type="float" office:value="7188728" calcext:value-type="float">
            <text:p>71887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2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20k�� 0402 <text:s/>Chip Resistor - Surface Mount ROHS</text:p>
          </table:table-cell>
          <table:table-cell office:value-type="string" calcext:value-type="string">
            <text:p>https://datasheet.lcsc.com/lcsc/2206010100_UNI-ROYAL-Uniroyal-Elec-0402WGF1203TCE_C25750.pdf</text:p>
          </table:table-cell>
          <table:table-cell office:value-type="string" calcext:value-type="string">
            <text:p>20-180:0.000432836,200-580:0.000334328,600-1980:0.000283582,2000-9980:0.000259701,10000-10020:0.000228358,10040-:0.000228358</text:p>
          </table:table-cell>
          <table:table-cell office:value-type="float" office:value="79037" calcext:value-type="float">
            <text:p>790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5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2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2k�� 0402 <text:s/>Chip Resistor - Surface Mount ROHS</text:p>
          </table:table-cell>
          <table:table-cell office:value-type="string" calcext:value-type="string">
            <text:p>https://datasheet.lcsc.com/lcsc/2206010100_UNI-ROYAL-Uniroyal-Elec-0402WGF1202TCE_C25752.pdf</text:p>
          </table:table-cell>
          <table:table-cell office:value-type="string" calcext:value-type="string">
            <text:p>20-180:0.000429851,200-580:0.000332836,600-1980:0.000280597,2000-9980:0.000258209,10000-10020:0.000226866,10040-:0.000226866</text:p>
          </table:table-cell>
          <table:table-cell office:value-type="float" office:value="154835" calcext:value-type="float">
            <text:p>1548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5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5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50k�� 0402 <text:s/>Chip Resistor - Surface Mount ROHS</text:p>
          </table:table-cell>
          <table:table-cell office:value-type="string" calcext:value-type="string">
            <text:p>https://datasheet.lcsc.com/lcsc/2206010100_UNI-ROYAL-Uniroyal-Elec-0402WGF1503TCE_C25755.pdf</text:p>
          </table:table-cell>
          <table:table-cell office:value-type="string" calcext:value-type="string">
            <text:p>20-180:0.000431343,200-580:0.000334328,600-1980:0.000283582,2000-9980:0.000259701,10000-10020:0.000228358,10040-:0.000228358</text:p>
          </table:table-cell>
          <table:table-cell office:value-type="float" office:value="143748" calcext:value-type="float">
            <text:p>1437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5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5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5k�� 0402 <text:s/>Chip Resistor - Surface Mount ROHS</text:p>
          </table:table-cell>
          <table:table-cell office:value-type="string" calcext:value-type="string">
            <text:p>https://datasheet.lcsc.com/lcsc/2206010100_UNI-ROYAL-Uniroyal-Elec-0402WGF1502TCE_C25756.pdf</text:p>
          </table:table-cell>
          <table:table-cell office:value-type="string" calcext:value-type="string">
            <text:p>20-180:0.000432836,200-580:0.000334328,600-1980:0.000283582,2000-9980:0.000259701,10000-10020:0.000229851,10040-:0.000229851</text:p>
          </table:table-cell>
          <table:table-cell office:value-type="float" office:value="195782" calcext:value-type="float">
            <text:p>19578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8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8k�� 0402 <text:s/>Chip Resistor - Surface Mount ROHS</text:p>
          </table:table-cell>
          <table:table-cell office:value-type="string" calcext:value-type="string">
            <text:p>https://datasheet.lcsc.com/lcsc/2206010100_UNI-ROYAL-Uniroyal-Elec-0402WGF1802TCE_C25762.pdf</text:p>
          </table:table-cell>
          <table:table-cell office:value-type="string" calcext:value-type="string">
            <text:p>20-180:0.000397015,200-580:0.000298507,600-1980:0.000246269,2000-9980:0.000223881,10000-10020:0.000192537,10040-:0.000192537</text:p>
          </table:table-cell>
          <table:table-cell office:value-type="float" office:value="144830" calcext:value-type="float">
            <text:p>14483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6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0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00k�� 0402 <text:s/>Chip Resistor - Surface Mount ROHS</text:p>
          </table:table-cell>
          <table:table-cell office:value-type="string" calcext:value-type="string">
            <text:p>https://datasheet.lcsc.com/lcsc/2206010100_UNI-ROYAL-Uniroyal-Elec-0402WGF2003TCE_C25764.pdf</text:p>
          </table:table-cell>
          <table:table-cell office:value-type="string" calcext:value-type="string">
            <text:p>20-180:0.000432836,200-580:0.000334328,600-1980:0.000283582,2000-9980:0.000259701,10000-10020:0.000229851,10040-:0.000229851</text:p>
          </table:table-cell>
          <table:table-cell office:value-type="float" office:value="357673" calcext:value-type="float">
            <text:p>3576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6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0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0k�� 0402 <text:s/>Chip Resistor - Surface Mount ROHS</text:p>
          </table:table-cell>
          <table:table-cell office:value-type="string" calcext:value-type="string">
            <text:p>https://datasheet.lcsc.com/lcsc/2206010100_UNI-ROYAL-Uniroyal-Elec-0402WGF2002TCE_C25765.pdf</text:p>
          </table:table-cell>
          <table:table-cell office:value-type="string" calcext:value-type="string">
            <text:p>20-180:0.000432836,200-580:0.000334328,600-1980:0.000283582,2000-9980:0.000259701,10000-10020:0.000229851,10040-:0.000229851</text:p>
          </table:table-cell>
          <table:table-cell office:value-type="float" office:value="1033108" calcext:value-type="float">
            <text:p>10331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2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20k�� 0402 <text:s/>Chip Resistor - Surface Mount ROHS</text:p>
          </table:table-cell>
          <table:table-cell office:value-type="string" calcext:value-type="string">
            <text:p>https://datasheet.lcsc.com/lcsc/2206010100_UNI-ROYAL-Uniroyal-Elec-0402WGF2203TCE_C25767.pdf</text:p>
          </table:table-cell>
          <table:table-cell office:value-type="string" calcext:value-type="string">
            <text:p>20-180:0.000392537,200-580:0.000295522,600-1980:0.000244776,2000-9980:0.000220896,10000-10020:0.000189552,10040-:0.000189552</text:p>
          </table:table-cell>
          <table:table-cell office:value-type="float" office:value="44107" calcext:value-type="float">
            <text:p>441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6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2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2k�� 0402 <text:s/>Chip Resistor - Surface Mount ROHS</text:p>
          </table:table-cell>
          <table:table-cell office:value-type="string" calcext:value-type="string">
            <text:p>https://datasheet.lcsc.com/lcsc/2206010100_UNI-ROYAL-Uniroyal-Elec-0402WGF2202TCE_C25768.pdf</text:p>
          </table:table-cell>
          <table:table-cell office:value-type="string" calcext:value-type="string">
            <text:p>20-180:0.000392537,200-580:0.000295522,600-1980:0.000243284,2000-9980:0.000220896,10000-10020:0.000189552,10040-:0.000189552</text:p>
          </table:table-cell>
          <table:table-cell office:value-type="float" office:value="374300" calcext:value-type="float">
            <text:p>3743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6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4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4k�� 0402 <text:s/>Chip Resistor - Surface Mount ROHS</text:p>
          </table:table-cell>
          <table:table-cell office:value-type="string" calcext:value-type="string">
            <text:p>https://datasheet.lcsc.com/lcsc/2206010100_UNI-ROYAL-Uniroyal-Elec-0402WGF2402TCE_C25769.pdf</text:p>
          </table:table-cell>
          <table:table-cell office:value-type="string" calcext:value-type="string">
            <text:p>20-180:0.000437313,200-580:0.000340299,600-1980:0.000288060,2000-9980:0.000265672,10000-10020:0.000234328,10040-:0.000234328</text:p>
          </table:table-cell>
          <table:table-cell office:value-type="float" office:value="65956" calcext:value-type="float">
            <text:p>6595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7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7k�� 0402 <text:s/>Chip Resistor - Surface Mount ROHS</text:p>
          </table:table-cell>
          <table:table-cell office:value-type="string" calcext:value-type="string">
            <text:p>https://datasheet.lcsc.com/lcsc/2206010100_UNI-ROYAL-Uniroyal-Elec-0402WGF2702TCE_C25771.pdf</text:p>
          </table:table-cell>
          <table:table-cell office:value-type="string" calcext:value-type="string">
            <text:p>20-180:0.000461194,200-580:0.000359701,600-1980:0.000305970,2000-9980:0.000280597,10000-10020:0.000249254,10040-:0.000249254</text:p>
          </table:table-cell>
          <table:table-cell office:value-type="float" office:value="66644" calcext:value-type="float">
            <text:p>6664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7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0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00k�� 0402 <text:s/>Chip Resistor - Surface Mount ROHS</text:p>
          </table:table-cell>
          <table:table-cell office:value-type="string" calcext:value-type="string">
            <text:p>https://datasheet.lcsc.com/lcsc/2206010100_UNI-ROYAL-Uniroyal-Elec-0402WGF3003TCE_C25774.pdf</text:p>
          </table:table-cell>
          <table:table-cell office:value-type="string" calcext:value-type="string">
            <text:p>20-180:0.000388060,200-580:0.000291045,600-1980:0.000240299,2000-9980:0.000217910,10000-10020:0.000186567,10040-:0.000186567</text:p>
          </table:table-cell>
          <table:table-cell office:value-type="float" office:value="57353" calcext:value-type="float">
            <text:p>5735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7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3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30k�� 0402 <text:s/>Chip Resistor - Surface Mount ROHS</text:p>
          </table:table-cell>
          <table:table-cell office:value-type="string" calcext:value-type="string">
            <text:p>https://datasheet.lcsc.com/lcsc/2206010100_UNI-ROYAL-Uniroyal-Elec-0402WGF3303TCE_C25778.pdf</text:p>
          </table:table-cell>
          <table:table-cell office:value-type="string" calcext:value-type="string">
            <text:p>20-180:0.000386567,200-580:0.000291045,600-1980:0.000240299,2000-9980:0.000216418,10000-10020:0.000186567,10040-:0.000186567</text:p>
          </table:table-cell>
          <table:table-cell office:value-type="float" office:value="27385" calcext:value-type="float">
            <text:p>2738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3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3k�� 0402 <text:s/>Chip Resistor - Surface Mount ROHS</text:p>
          </table:table-cell>
          <table:table-cell office:value-type="string" calcext:value-type="string">
            <text:p>https://datasheet.lcsc.com/lcsc/2206010100_UNI-ROYAL-Uniroyal-Elec-0402WGF3302TCE_C25779.pdf</text:p>
          </table:table-cell>
          <table:table-cell office:value-type="string" calcext:value-type="string">
            <text:p>20-180:0.000423881,200-580:0.000325373,600-1980:0.000274627,2000-9980:0.000250746,10000-10020:0.000219403,10040-:0.000219403</text:p>
          </table:table-cell>
          <table:table-cell office:value-type="float" office:value="238902" calcext:value-type="float">
            <text:p>23890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8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9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9k�� 0402 <text:s/>Chip Resistor - Surface Mount ROHS</text:p>
          </table:table-cell>
          <table:table-cell office:value-type="string" calcext:value-type="string">
            <text:p>https://datasheet.lcsc.com/lcsc/2206010100_UNI-ROYAL-Uniroyal-Elec-0402WGF3902TCE_C25783.pdf</text:p>
          </table:table-cell>
          <table:table-cell office:value-type="string" calcext:value-type="string">
            <text:p>20-180:0.000404478,200-580:0.000304478,600-1980:0.000250746,2000-9980:0.000226866,10000-10020:0.000195522,10040-:0.000195522</text:p>
          </table:table-cell>
          <table:table-cell office:value-type="float" office:value="115694" calcext:value-type="float">
            <text:p>11569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703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470k�� 0402 <text:s/>Chip Resistor - Surface Mount ROHS</text:p>
          </table:table-cell>
          <table:table-cell office:value-type="string" calcext:value-type="string">
            <text:p>https://datasheet.lcsc.com/lcsc/2206010100_UNI-ROYAL-Uniroyal-Elec-0402WGF4703TCE_C25790.pdf</text:p>
          </table:table-cell>
          <table:table-cell office:value-type="string" calcext:value-type="string">
            <text:p>20-180:0.000441791,200-580:0.000344776,600-1980:0.000292537,2000-9980:0.000270149,10000-10020:0.000238806,10040-:0.000238806</text:p>
          </table:table-cell>
          <table:table-cell office:value-type="float" office:value="82045" calcext:value-type="float">
            <text:p>820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7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47k�� 0402 <text:s/>Chip Resistor - Surface Mount ROHS</text:p>
          </table:table-cell>
          <table:table-cell office:value-type="string" calcext:value-type="string">
            <text:p>https://datasheet.lcsc.com/lcsc/2206010100_UNI-ROYAL-Uniroyal-Elec-0402WGF4702TCE_C25792.pdf</text:p>
          </table:table-cell>
          <table:table-cell office:value-type="string" calcext:value-type="string">
            <text:p>20-180:0.000435821,200-580:0.000337313,600-1980:0.000286567,2000-9980:0.000262687,10000-10020:0.000231343,10040-:0.000231343</text:p>
          </table:table-cell>
          <table:table-cell office:value-type="float" office:value="334345" calcext:value-type="float">
            <text:p>3343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9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1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1k�� 0402 <text:s/>Chip Resistor - Surface Mount ROHS</text:p>
          </table:table-cell>
          <table:table-cell office:value-type="string" calcext:value-type="string">
            <text:p>https://datasheet.lcsc.com/lcsc/2206010100_UNI-ROYAL-Uniroyal-Elec-0402WGF5102TCE_C25794.pdf</text:p>
          </table:table-cell>
          <table:table-cell office:value-type="string" calcext:value-type="string">
            <text:p>20-180:0.000428358,200-580:0.000332836,600-1980:0.000282090,2000-9980:0.000258209,10000-10020:0.000226866,10040-:0.000226866</text:p>
          </table:table-cell>
          <table:table-cell office:value-type="float" office:value="224019" calcext:value-type="float">
            <text:p>2240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9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6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6k�� 0402 <text:s/>Chip Resistor - Surface Mount ROHS</text:p>
          </table:table-cell>
          <table:table-cell office:value-type="string" calcext:value-type="string">
            <text:p>https://datasheet.lcsc.com/lcsc/2206010100_UNI-ROYAL-Uniroyal-Elec-0402WGF5602TCE_C25796.pdf</text:p>
          </table:table-cell>
          <table:table-cell office:value-type="string" calcext:value-type="string">
            <text:p>20-180:0.000443284,200-580:0.000344776,600-1980:0.000294030,2000-9980:0.000270149,10000-10020:0.000238806,10040-:0.000238806</text:p>
          </table:table-cell>
          <table:table-cell office:value-type="float" office:value="64958" calcext:value-type="float">
            <text:p>64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9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75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75k�� 0402 <text:s/>Chip Resistor - Surface Mount ROHS</text:p>
          </table:table-cell>
          <table:table-cell office:value-type="string" calcext:value-type="string">
            <text:p>https://datasheet.lcsc.com/lcsc/2206010045_UNI-ROYAL-Uniroyal-Elec-0402WGF7502TCE_C25798.pdf</text:p>
          </table:table-cell>
          <table:table-cell office:value-type="string" calcext:value-type="string">
            <text:p>20-180:0.000413433,200-580:0.000316418,600-1980:0.000265672,2000-9980:0.000241791,10000-10020:0.000210448,10040-:0.000210448</text:p>
          </table:table-cell>
          <table:table-cell office:value-type="float" office:value="84932" calcext:value-type="float">
            <text:p>84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0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00k�� 0603 <text:s/>Chip Resistor - Surface Mount ROHS</text:p>
          </table:table-cell>
          <table:table-cell office:value-type="string" calcext:value-type="string">
            <text:p>https://datasheet.lcsc.com/lcsc/2206010045_UNI-ROYAL-Uniroyal-Elec-0603WAF1003T5E_C25803.pdf</text:p>
          </table:table-cell>
          <table:table-cell office:value-type="string" calcext:value-type="string">
            <text:p>20-180:0.001016418,200-580:0.000826866,600-1980:0.000691045,2000-9980:0.000577612,10000-19980:0.000558209,20000-:0.000547761</text:p>
          </table:table-cell>
          <table:table-cell office:value-type="float" office:value="3347217" calcext:value-type="float">
            <text:p>33472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0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0k�� 0603 <text:s/>Chip Resistor - Surface Mount ROHS</text:p>
          </table:table-cell>
          <table:table-cell office:value-type="string" calcext:value-type="string">
            <text:p>https://datasheet.lcsc.com/lcsc/2206010045_UNI-ROYAL-Uniroyal-Elec-0603WAF1002T5E_C25804.pdf</text:p>
          </table:table-cell>
          <table:table-cell office:value-type="string" calcext:value-type="string">
            <text:p>100-580:0.000434328,60-80:0.000434328,600-660:0.000414925,680-700:0.000414925,720-:0.000414925,20-40:0.000434328</text:p>
          </table:table-cell>
          <table:table-cell office:value-type="float" office:value="10628563" calcext:value-type="float">
            <text:p>106285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0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1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10k�� 0603 <text:s/>Chip Resistor - Surface Mount ROHS</text:p>
          </table:table-cell>
          <table:table-cell office:value-type="string" calcext:value-type="string">
            <text:p>https://datasheet.lcsc.com/lcsc/2206010045_UNI-ROYAL-Uniroyal-Elec-0603WAF1103T5E_C25805.pdf</text:p>
          </table:table-cell>
          <table:table-cell office:value-type="string" calcext:value-type="string">
            <text:p>20-180:0.001020896,200-580:0.000795522,600-1980:0.000677612,2000-9980:0.000622388,10000-10020:0.000550746,10040-:0.000550746</text:p>
          </table:table-cell>
          <table:table-cell office:value-type="float" office:value="43789" calcext:value-type="float">
            <text:p>4378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2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20k�� 0603 <text:s/>Chip Resistor - Surface Mount ROHS</text:p>
          </table:table-cell>
          <table:table-cell office:value-type="string" calcext:value-type="string">
            <text:p>https://datasheet.lcsc.com/lcsc/2206010045_UNI-ROYAL-Uniroyal-Elec-0603WAF1203T5E_C25808.pdf</text:p>
          </table:table-cell>
          <table:table-cell office:value-type="string" calcext:value-type="string">
            <text:p>20-180:0.000916418,200-580:0.000714925,600-1980:0.000607463,2000-9980:0.000559701,10000-10020:0.000495522,10040-:0.000495522</text:p>
          </table:table-cell>
          <table:table-cell office:value-type="float" office:value="145139" calcext:value-type="float">
            <text:p>1451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8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8k�� 0603 <text:s/>Chip Resistor - Surface Mount ROHS</text:p>
          </table:table-cell>
          <table:table-cell office:value-type="string" calcext:value-type="string">
            <text:p>https://datasheet.lcsc.com/lcsc/2206010045_UNI-ROYAL-Uniroyal-Elec-0603WAF1802T5E_C25810.pdf</text:p>
          </table:table-cell>
          <table:table-cell office:value-type="string" calcext:value-type="string">
            <text:p>20-180:0.001168657,200-580:0.000953731,600-1980:0.000841791,2000-9980:0.000789552,10000-10020:0.000720896,10040-:0.000720896</text:p>
          </table:table-cell>
          <table:table-cell office:value-type="float" office:value="139332" calcext:value-type="float">
            <text:p>1393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1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0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00k�� 0603 <text:s/>Chip Resistor - Surface Mount ROHS</text:p>
          </table:table-cell>
          <table:table-cell office:value-type="string" calcext:value-type="string">
            <text:p>https://datasheet.lcsc.com/lcsc/2206010045_UNI-ROYAL-Uniroyal-Elec-0603WAF2003T5E_C25811.pdf</text:p>
          </table:table-cell>
          <table:table-cell office:value-type="string" calcext:value-type="string">
            <text:p>20-180:0.000897015,200-580:0.000695522,600-1980:0.000588060,2000-9980:0.000540299,10000-10020:0.000476119,10040-:0.000476119</text:p>
          </table:table-cell>
          <table:table-cell office:value-type="float" office:value="398492" calcext:value-type="float">
            <text:p>39849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1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7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7k�� 0603 <text:s/>Chip Resistor - Surface Mount ROHS</text:p>
          </table:table-cell>
          <table:table-cell office:value-type="string" calcext:value-type="string">
            <text:p>https://datasheet.lcsc.com/lcsc/2206010045_UNI-ROYAL-Uniroyal-Elec-0603WAF4702T5E_C25819.pdf</text:p>
          </table:table-cell>
          <table:table-cell office:value-type="string" calcext:value-type="string">
            <text:p>20-180:0.000895522,200-580:0.000694030,600-1980:0.000588060,2000-9980:0.000538806,10000-10020:0.000474627,10040-:0.000474627</text:p>
          </table:table-cell>
          <table:table-cell office:value-type="float" office:value="714135" calcext:value-type="float">
            <text:p>71413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2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8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80k�� 0603 <text:s/>Chip Resistor - Surface Mount ROHS</text:p>
          </table:table-cell>
          <table:table-cell office:value-type="string" calcext:value-type="string">
            <text:p>https://datasheet.lcsc.com/lcsc/2206010045_UNI-ROYAL-Uniroyal-Elec-0603WAF6803T5E_C25822.pdf</text:p>
          </table:table-cell>
          <table:table-cell office:value-type="string" calcext:value-type="string">
            <text:p>20-180:0.000992537,200-580:0.000774627,600-1980:0.000658209,2000-9980:0.000605970,10000-10020:0.000535821,10040-:0.000535821</text:p>
          </table:table-cell>
          <table:table-cell office:value-type="float" office:value="95937" calcext:value-type="float">
            <text:p>959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2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902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9k�� 0805 <text:s/>Chip Resistor - Surface Mount ROHS</text:p>
          </table:table-cell>
          <table:table-cell office:value-type="string" calcext:value-type="string">
            <text:p>https://datasheet.lcsc.com/lcsc/2206010045_UNI-ROYAL-Uniroyal-Elec-0805W8F3902T5E_C25826.pdf</text:p>
          </table:table-cell>
          <table:table-cell office:value-type="string" calcext:value-type="string">
            <text:p>20-180:0.001473134,200-580:0.001107463,600-1980:0.000914925,2000-9980:0.000826866,10000-10020:0.000710448,10040-:0.000710448</text:p>
          </table:table-cell>
          <table:table-cell office:value-type="float" office:value="131567" calcext:value-type="float">
            <text:p>13156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6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2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.2k�� 0402 <text:s/>Chip Resistor - Surface Mount ROHS</text:p>
          </table:table-cell>
          <table:table-cell office:value-type="string" calcext:value-type="string">
            <text:p>https://datasheet.lcsc.com/lcsc/2206010045_UNI-ROYAL-Uniroyal-Elec-0402WGF1201TCE_C25862.pdf</text:p>
          </table:table-cell>
          <table:table-cell office:value-type="string" calcext:value-type="string">
            <text:p>20-180:0.000411940,200-580:0.000316418,600-1980:0.000265672,2000-9980:0.000241791,10000-10020:0.000210448,10040-:0.000210448</text:p>
          </table:table-cell>
          <table:table-cell office:value-type="float" office:value="118275" calcext:value-type="float">
            <text:p>1182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6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5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.5k�� 0402 <text:s/>Chip Resistor - Surface Mount ROHS</text:p>
          </table:table-cell>
          <table:table-cell office:value-type="string" calcext:value-type="string">
            <text:p>https://datasheet.lcsc.com/lcsc/2206010045_UNI-ROYAL-Uniroyal-Elec-0402WGF1501TCE_C25867.pdf</text:p>
          </table:table-cell>
          <table:table-cell office:value-type="string" calcext:value-type="string">
            <text:p>20-180:0.000401493,200-580:0.000301493,600-1980:0.000249254,2000-9980:0.000225373,10000-10020:0.000192537,10040-:0.000192537</text:p>
          </table:table-cell>
          <table:table-cell office:value-type="float" office:value="121061" calcext:value-type="float">
            <text:p>12106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7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2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.2k�� 0402 <text:s/>Chip Resistor - Surface Mount ROHS</text:p>
          </table:table-cell>
          <table:table-cell office:value-type="string" calcext:value-type="string">
            <text:p>https://datasheet.lcsc.com/lcsc/2206010045_UNI-ROYAL-Uniroyal-Elec-0402WGF2201TCE_C25879.pdf</text:p>
          </table:table-cell>
          <table:table-cell office:value-type="string" calcext:value-type="string">
            <text:p>20-180:0.000432836,200-580:0.000335821,600-1980:0.000285075,2000-9980:0.000261194,10000-10020:0.000229851,10040-:0.000229851</text:p>
          </table:table-cell>
          <table:table-cell office:value-type="float" office:value="202197" calcext:value-type="float">
            <text:p>202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24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2.4k�� 0402 <text:s/>Chip Resistor - Surface Mount ROHS</text:p>
          </table:table-cell>
          <table:table-cell office:value-type="string" calcext:value-type="string">
            <text:p>https://datasheet.lcsc.com/lcsc/2206010045_UNI-ROYAL-Uniroyal-Elec-0402WGF2401TCE_C25882.pdf</text:p>
          </table:table-cell>
          <table:table-cell office:value-type="string" calcext:value-type="string">
            <text:p>20-180:0.000395522,200-580:0.000298507,600-1980:0.000246269,2000-9980:0.000222388,10000-10020:0.000191045,10040-:0.000191045</text:p>
          </table:table-cell>
          <table:table-cell office:value-type="float" office:value="123841" calcext:value-type="float">
            <text:p>1238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9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3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.3k�� 0402 <text:s/>Chip Resistor - Surface Mount ROHS</text:p>
          </table:table-cell>
          <table:table-cell office:value-type="string" calcext:value-type="string">
            <text:p>https://datasheet.lcsc.com/lcsc/2206010045_UNI-ROYAL-Uniroyal-Elec-0402WGF3301TCE_C25890.pdf</text:p>
          </table:table-cell>
          <table:table-cell office:value-type="string" calcext:value-type="string">
            <text:p>20-180:0.000432836,200-580:0.000334328,600-1980:0.000283582,2000-9980:0.000259701,10000-10020:0.000228358,10040-:0.000228358</text:p>
          </table:table-cell>
          <table:table-cell office:value-type="float" office:value="380371" calcext:value-type="float">
            <text:p>38037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8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99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49.9k�� 0402 <text:s/>Chip Resistor - Surface Mount ROHS</text:p>
          </table:table-cell>
          <table:table-cell office:value-type="string" calcext:value-type="string">
            <text:p>https://datasheet.lcsc.com/lcsc/2206010045_UNI-ROYAL-Uniroyal-Elec-0402WGF4992TCE_C25897.pdf</text:p>
          </table:table-cell>
          <table:table-cell office:value-type="string" calcext:value-type="string">
            <text:p>20-180:0.000485075,200-580:0.000379104,600-1980:0.000322388,2000-9980:0.000297015,10000-10020:0.000262687,10040-:0.000262687</text:p>
          </table:table-cell>
          <table:table-cell office:value-type="float" office:value="130117" calcext:value-type="float">
            <text:p>1301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0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47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4.7k�� 0402 <text:s/>Chip Resistor - Surface Mount ROHS</text:p>
          </table:table-cell>
          <table:table-cell office:value-type="string" calcext:value-type="string">
            <text:p>https://datasheet.lcsc.com/lcsc/2206010045_UNI-ROYAL-Uniroyal-Elec-0402WGF4701TCE_C25900.pdf</text:p>
          </table:table-cell>
          <table:table-cell office:value-type="string" calcext:value-type="string">
            <text:p>20-180:0.000500000,200-580:0.000392537,600-1980:0.000335821,2000-9980:0.000310448,10000-10020:0.000276119,10040-:0.000276119</text:p>
          </table:table-cell>
          <table:table-cell office:value-type="float" office:value="1523932" calcext:value-type="float">
            <text:p>15239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0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1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.1k�� 0402 <text:s/>Chip Resistor - Surface Mount ROHS</text:p>
          </table:table-cell>
          <table:table-cell office:value-type="string" calcext:value-type="string">
            <text:p>https://datasheet.lcsc.com/lcsc/2206010045_UNI-ROYAL-Uniroyal-Elec-0402WGF5101TCE_C25905.pdf</text:p>
          </table:table-cell>
          <table:table-cell office:value-type="string" calcext:value-type="string">
            <text:p>20-180:0.000426866,200-580:0.000329851,600-1980:0.000279104,2000-9980:0.000256716,10000-10020:0.000225373,10040-:0.000225373</text:p>
          </table:table-cell>
          <table:table-cell office:value-type="float" office:value="612213" calcext:value-type="float">
            <text:p>6122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56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5.6k�� 0402 <text:s/>Chip Resistor - Surface Mount ROHS</text:p>
          </table:table-cell>
          <table:table-cell office:value-type="string" calcext:value-type="string">
            <text:p>https://datasheet.lcsc.com/lcsc/2206010045_UNI-ROYAL-Uniroyal-Elec-0402WGF5601TCE_C25908.pdf</text:p>
          </table:table-cell>
          <table:table-cell office:value-type="string" calcext:value-type="string">
            <text:p>20-180:0.000428358,200-580:0.000331343,600-1980:0.000280597,2000-9980:0.000258209,10000-10020:0.000226866,10040-:0.000226866</text:p>
          </table:table-cell>
          <table:table-cell office:value-type="float" office:value="54437" calcext:value-type="float">
            <text:p>544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1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68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6.8k�� 0402 <text:s/>Chip Resistor - Surface Mount ROHS</text:p>
          </table:table-cell>
          <table:table-cell office:value-type="string" calcext:value-type="string">
            <text:p>https://datasheet.lcsc.com/lcsc/2206010045_UNI-ROYAL-Uniroyal-Elec-0402WGF6801TCE_C25917.pdf</text:p>
          </table:table-cell>
          <table:table-cell office:value-type="string" calcext:value-type="string">
            <text:p>20-180:0.000449254,200-580:0.000350746,600-1980:0.000298507,2000-9980:0.000274627,10000-10020:0.000241791,10040-:0.000241791</text:p>
          </table:table-cell>
          <table:table-cell office:value-type="float" office:value="82906" calcext:value-type="float">
            <text:p>829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75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7.5k�� 0402 <text:s/>Chip Resistor - Surface Mount ROHS</text:p>
          </table:table-cell>
          <table:table-cell office:value-type="string" calcext:value-type="string">
            <text:p>https://datasheet.lcsc.com/lcsc/2206010045_UNI-ROYAL-Uniroyal-Elec-0402WGF7501TCE_C25918.pdf</text:p>
          </table:table-cell>
          <table:table-cell office:value-type="string" calcext:value-type="string">
            <text:p>20-180:0.000432836,200-580:0.000335821,600-1980:0.000285075,2000-9980:0.000261194,10000-10020:0.000229851,10040-:0.000229851</text:p>
          </table:table-cell>
          <table:table-cell office:value-type="float" office:value="37017" calcext:value-type="float">
            <text:p>3701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2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82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8.2k�� 0402 <text:s/>Chip Resistor - Surface Mount ROHS</text:p>
          </table:table-cell>
          <table:table-cell office:value-type="string" calcext:value-type="string">
            <text:p>https://datasheet.lcsc.com/lcsc/2206010045_UNI-ROYAL-Uniroyal-Elec-0402WGF8201TCE_C25924.pdf</text:p>
          </table:table-cell>
          <table:table-cell office:value-type="string" calcext:value-type="string">
            <text:p>20-180:0.000389552,200-580:0.000292537,600-1980:0.000241791,2000-9980:0.000219403,10000-10020:0.000188060,10040-:0.000188060</text:p>
          </table:table-cell>
          <table:table-cell office:value-type="float" office:value="57065" calcext:value-type="float">
            <text:p>570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11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11k�� 0603 <text:s/>Chip Resistor - Surface Mount ROHS</text:p>
          </table:table-cell>
          <table:table-cell office:value-type="string" calcext:value-type="string">
            <text:p>https://datasheet.lcsc.com/lcsc/2206010045_UNI-ROYAL-Uniroyal-Elec-0603WAF1102T5E_C25950.pdf</text:p>
          </table:table-cell>
          <table:table-cell office:value-type="string" calcext:value-type="string">
            <text:p>20-180:0.000908955,200-580:0.000705970,600-1980:0.000600000,2000-9980:0.000550746,10000-10020:0.000486567,10040-:0.000486567</text:p>
          </table:table-cell>
          <table:table-cell office:value-type="float" office:value="159105" calcext:value-type="float">
            <text:p>1591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69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4303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430k�� 0603 <text:s/>Chip Resistor - Surface Mount ROHS</text:p>
          </table:table-cell>
          <table:table-cell office:value-type="string" calcext:value-type="string">
            <text:p>https://datasheet.lcsc.com/lcsc/2206010045_UNI-ROYAL-Uniroyal-Elec-0603WAF4303T5E_C25969.pdf</text:p>
          </table:table-cell>
          <table:table-cell office:value-type="string" calcext:value-type="string">
            <text:p>20-180:0.000819403,200-580:0.000616418,600-1980:0.000508955,2000-9980:0.000461194,10000-10020:0.000397015,10040-:0.000397015</text:p>
          </table:table-cell>
          <table:table-cell office:value-type="float" office:value="43200" calcext:value-type="float">
            <text:p>43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98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8201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8.2k�� 0603 <text:s/>Chip Resistor - Surface Mount ROHS</text:p>
          </table:table-cell>
          <table:table-cell office:value-type="string" calcext:value-type="string">
            <text:p>https://datasheet.lcsc.com/lcsc/2206010045_UNI-ROYAL-Uniroyal-Elec-0603WAF8201T5E_C25981.pdf</text:p>
          </table:table-cell>
          <table:table-cell office:value-type="string" calcext:value-type="string">
            <text:p>20-180:0.000917910,200-580:0.000716418,600-1980:0.000608955,2000-9980:0.000559701,10000-10020:0.000495522,10040-:0.000495522</text:p>
          </table:table-cell>
          <table:table-cell office:value-type="float" office:value="147321" calcext:value-type="float">
            <text:p>1473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0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33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3.3k�� 0805 <text:s/>Chip Resistor - Surface Mount ROHS</text:p>
          </table:table-cell>
          <table:table-cell office:value-type="string" calcext:value-type="string">
            <text:p>https://datasheet.lcsc.com/lcsc/2206010045_UNI-ROYAL-Uniroyal-Elec-0805W8F3301T5E_C26010.pdf</text:p>
          </table:table-cell>
          <table:table-cell office:value-type="string" calcext:value-type="string">
            <text:p>20-180:0.001611940,200-580:0.001247761,600-1980:0.001056716,2000-9980:0.000970149,10000-10020:0.000853731,10040-:0.000853731</text:p>
          </table:table-cell>
          <table:table-cell office:value-type="float" office:value="707958" calcext:value-type="float">
            <text:p>7079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08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5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% ��200ppm/�� -55��~+155�� 10M�� 0402 <text:s/>Chip Resistor - Surface Mount ROHS</text:p>
          </table:table-cell>
          <table:table-cell office:value-type="string" calcext:value-type="string">
            <text:p>https://datasheet.lcsc.com/lcsc/2206010030_UNI-ROYAL-Uniroyal-Elec-0402WGF1005TCE_C26082.pdf</text:p>
          </table:table-cell>
          <table:table-cell office:value-type="string" calcext:value-type="string">
            <text:p>20-180:0.000588060,200-580:0.000455224,600-1980:0.000386567,2000-9980:0.000353731,10000-10020:0.000311940,10040-:0.000311940</text:p>
          </table:table-cell>
          <table:table-cell office:value-type="float" office:value="54863" calcext:value-type="float">
            <text:p>548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08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1004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1M�� 0402 <text:s/>Chip Resistor - Surface Mount ROHS</text:p>
          </table:table-cell>
          <table:table-cell office:value-type="string" calcext:value-type="string">
            <text:p>https://datasheet.lcsc.com/lcsc/2206010030_UNI-ROYAL-Uniroyal-Elec-0402WGF1004TCE_C26083.pdf</text:p>
          </table:table-cell>
          <table:table-cell office:value-type="string" calcext:value-type="string">
            <text:p>20-180:0.000411940,200-580:0.000314925,600-1980:0.000264179,2000-9980:0.000241791,10000-10020:0.000210448,10040-:0.000210448</text:p>
          </table:table-cell>
          <table:table-cell office:value-type="float" office:value="488177" calcext:value-type="float">
            <text:p>48817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10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5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0M�� 0805 <text:s/>Chip Resistor - Surface Mount ROHS</text:p>
          </table:table-cell>
          <table:table-cell office:value-type="string" calcext:value-type="string">
            <text:p>https://datasheet.lcsc.com/lcsc/2206010030_UNI-ROYAL-Uniroyal-Elec-0805W8F1005T5E_C26108.pdf</text:p>
          </table:table-cell>
          <table:table-cell office:value-type="string" calcext:value-type="string">
            <text:p>20-180:0.002044776,200-580:0.001537313,600-1980:0.001265672,2000-9980:0.001144776,10000-10020:0.000983582,10040-:0.000983582</text:p>
          </table:table-cell>
          <table:table-cell office:value-type="float" office:value="67918" calcext:value-type="float">
            <text:p>67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11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004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M�� 0805 <text:s/>Chip Resistor - Surface Mount ROHS</text:p>
          </table:table-cell>
          <table:table-cell office:value-type="string" calcext:value-type="string">
            <text:p>https://datasheet.lcsc.com/lcsc/2206010030_UNI-ROYAL-Uniroyal-Elec-0805W8F2004T5E_C26112.pdf</text:p>
          </table:table-cell>
          <table:table-cell office:value-type="string" calcext:value-type="string">
            <text:p>20-180:0.002179104,200-580:0.001686567,600-1980:0.001432836,2000-9980:0.001313433,10000-10020:0.001158209,10040-:0.001158209</text:p>
          </table:table-cell>
          <table:table-cell office:value-type="float" office:value="100790" calcext:value-type="float">
            <text:p>10079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6113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2204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2.2M�� 0805 <text:s/>Chip Resistor - Surface Mount ROHS</text:p>
          </table:table-cell>
          <table:table-cell office:value-type="string" calcext:value-type="string">
            <text:p>https://datasheet.lcsc.com/lcsc/2206010030_UNI-ROYAL-Uniroyal-Elec-0805W8F2204T5E_C26113.pdf</text:p>
          </table:table-cell>
          <table:table-cell office:value-type="string" calcext:value-type="string">
            <text:p>20-180:0.001970149,200-580:0.001482090,600-1980:0.001229851,2000-9980:0.001113433,10000-10020:0.000961194,10040-:0.000961194</text:p>
          </table:table-cell>
          <table:table-cell office:value-type="float" office:value="38138" calcext:value-type="float">
            <text:p>3813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592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680J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68�� 0603 <text:s/>Chip Resistor - Surface Mount ROHS</text:p>
          </table:table-cell>
          <table:table-cell office:value-type="string" calcext:value-type="string">
            <text:p>https://datasheet.lcsc.com/lcsc/2206010030_UNI-ROYAL-Uniroyal-Elec-0603WAF680JT5E_C27592.pdf</text:p>
          </table:table-cell>
          <table:table-cell office:value-type="string" calcext:value-type="string">
            <text:p>20-180:0.000902985,200-580:0.000700000,600-1980:0.000592537,2000-9980:0.000543284,10000-10020:0.000479104,10040-:0.000479104</text:p>
          </table:table-cell>
          <table:table-cell office:value-type="float" office:value="131949" calcext:value-type="float">
            <text:p>13194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783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101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.1k�� 0805 <text:s/>Chip Resistor - Surface Mount ROHS</text:p>
          </table:table-cell>
          <table:table-cell office:value-type="string" calcext:value-type="string">
            <text:p>https://datasheet.lcsc.com/lcsc/2206010030_UNI-ROYAL-Uniroyal-Elec-0805W8F5101T5E_C27834.pdf</text:p>
          </table:table-cell>
          <table:table-cell office:value-type="string" calcext:value-type="string">
            <text:p>20-180:0.001522388,200-580:0.001165672,600-1980:0.000976119,2000-9980:0.000889552,10000-10020:0.000776119,10040-:0.000776119</text:p>
          </table:table-cell>
          <table:table-cell office:value-type="float" office:value="852209" calcext:value-type="float">
            <text:p>8522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8636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5600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560�� 0805 <text:s/>Chip Resistor - Surface Mount ROHS</text:p>
          </table:table-cell>
          <table:table-cell office:value-type="string" calcext:value-type="string">
            <text:p>https://datasheet.lcsc.com/lcsc/2206010030_UNI-ROYAL-Uniroyal-Elec-0805W8F5600T5E_C28636.pdf</text:p>
          </table:table-cell>
          <table:table-cell office:value-type="string" calcext:value-type="string">
            <text:p>20-180:0.001582090,200-580:0.001220896,600-1980:0.001034328,2000-9980:0.000949254,10000-10020:0.000835821,10040-:0.000835821</text:p>
          </table:table-cell>
          <table:table-cell office:value-type="float" office:value="135928" calcext:value-type="float">
            <text:p>13592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185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603WAF2202T5E</text:p>
          </table:table-cell>
          <table:table-cell office:value-type="float" office:value="603" calcext:value-type="float">
            <text:p>6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mW Thick Film Resistors 75V ��100ppm/�� ��1% -55��~+155�� 22k�� 0603 <text:s/>Chip Resistor - Surface Mount ROHS</text:p>
          </table:table-cell>
          <table:table-cell office:value-type="string" calcext:value-type="string">
            <text:p>https://datasheet.lcsc.com/lcsc/2206010030_UNI-ROYAL-Uniroyal-Elec-0603WAF2202T5E_C31850.pdf</text:p>
          </table:table-cell>
          <table:table-cell office:value-type="string" calcext:value-type="string">
            <text:p>20-180:0.000894030,200-580:0.000694030,600-1980:0.000586567,2000-9980:0.000538806,10000-10020:0.000474627,10040-:0.000474627</text:p>
          </table:table-cell>
          <table:table-cell office:value-type="float" office:value="550166" calcext:value-type="float">
            <text:p>55016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687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6802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68k�� 0402 <text:s/>Chip Resistor - Surface Mount ROHS</text:p>
          </table:table-cell>
          <table:table-cell office:value-type="string" calcext:value-type="string">
            <text:p>https://datasheet.lcsc.com/lcsc/2206010030_UNI-ROYAL-Uniroyal-Elec-0402WGF6802TCE_C36871.pdf</text:p>
          </table:table-cell>
          <table:table-cell office:value-type="string" calcext:value-type="string">
            <text:p>20-180:0.000443284,200-580:0.000346269,600-1980:0.000294030,2000-9980:0.000270149,10000-10020:0.000240299,10040-:0.000240299</text:p>
          </table:table-cell>
          <table:table-cell office:value-type="float" office:value="60707" calcext:value-type="float">
            <text:p>607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1721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402WGF3901TCE</text:p>
          </table:table-cell>
          <table:table-cell office:value-type="float" office:value="402" calcext:value-type="float">
            <text:p>4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2.5mW Thick Film Resistors 50V ��100ppm/�� ��1% -55��~+155�� 3.9k�� 0402 <text:s/>Chip Resistor - Surface Mount ROHS</text:p>
          </table:table-cell>
          <table:table-cell office:value-type="string" calcext:value-type="string">
            <text:p>https://datasheet.lcsc.com/lcsc/2206010000_UNI-ROYAL-Uniroyal-Elec-0402WGF3901TCE_C51721.pdf</text:p>
          </table:table-cell>
          <table:table-cell office:value-type="string" calcext:value-type="string">
            <text:p>20-180:0.000497015,200-580:0.000398507,600-1980:0.000346269,2000-9980:0.000322388,10000-10020:0.000291045,10040-:0.000291045</text:p>
          </table:table-cell>
          <table:table-cell office:value-type="float" office:value="76119" calcext:value-type="float">
            <text:p>7611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9504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Chip Resistor - Surface Mount</text:p>
          </table:table-cell>
          <table:table-cell office:value-type="string" calcext:value-type="string">
            <text:p>0805W8F1003T5E</text:p>
          </table:table-cell>
          <table:table-cell office:value-type="float" office:value="805" calcext:value-type="float">
            <text:p>8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25mW Thick Film Resistors 150V ��100ppm/�� ��1% -55��~+155�� 100k�� 0805 <text:s/>Chip Resistor - Surface Mount ROHS</text:p>
          </table:table-cell>
          <table:table-cell office:value-type="string" calcext:value-type="string">
            <text:p>https://datasheet.lcsc.com/lcsc/2205312316_UNI-ROYAL-Uniroyal-Elec-0805W8F1003T5E_C149504.pdf</text:p>
          </table:table-cell>
          <table:table-cell office:value-type="string" calcext:value-type="string">
            <text:p>20-180:0.001567164,200-580:0.001208955,600-1980:0.001022388,2000-9980:0.000937313,10000-10020:0.000825373,10040-:0.000825373</text:p>
          </table:table-cell>
          <table:table-cell office:value-type="float" office:value="865981" calcext:value-type="float">
            <text:p>8659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98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4D03WGJ0472T5E</text:p>
          </table:table-cell>
          <table:table-cell office:value-type="string" calcext:value-type="string">
            <text:p>0603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 8 ��5% 4.7k�� 62.5mW ��200ppm/�� 0603x4 <text:s/>Resistor Networks &amp; Arrays ROHS</text:p>
          </table:table-cell>
          <table:table-cell office:value-type="string" calcext:value-type="string">
            <text:p>https://datasheet.lcsc.com/lcsc/1810170913_UNI-ROYAL-Uniroyal-Elec-4D03WGJ0472T5E_C1980.pdf</text:p>
          </table:table-cell>
          <table:table-cell office:value-type="string" calcext:value-type="string">
            <text:p>1-9:0.006044776,10-29:0.004880597,30-99:0.004223881,100-499:0.003835821,500-999:0.003492537,1000-:0.003313433</text:p>
          </table:table-cell>
          <table:table-cell office:value-type="float" office:value="139752" calcext:value-type="float">
            <text:p>13975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197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4D03WGJ0102T5E</text:p>
          </table:table-cell>
          <table:table-cell office:value-type="string" calcext:value-type="string">
            <text:p>0603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 8 ��5% 1k�� 62.5mW ��200ppm/�� 0603x4 <text:s/>Resistor Networks &amp; Arrays ROHS</text:p>
          </table:table-cell>
          <table:table-cell office:value-type="string" calcext:value-type="string">
            <text:p>https://datasheet.lcsc.com/lcsc/1810311812_UNI-ROYAL-Uniroyal-Elec-4D03WGJ0102T5E_C20197.pdf</text:p>
          </table:table-cell>
          <table:table-cell office:value-type="string" calcext:value-type="string">
            <text:p>1-9:0.006059701,10-29:0.004895522,30-99:0.004238806,100-499:0.003850746,500-999:0.003522388,1000-:0.003328358</text:p>
          </table:table-cell>
          <table:table-cell office:value-type="float" office:value="176073" calcext:value-type="float">
            <text:p>17607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510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4D03WGJ0471T5E</text:p>
          </table:table-cell>
          <table:table-cell office:value-type="string" calcext:value-type="string">
            <text:p>0603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 8 ��5% 470�� 62.5mW ��200ppm/�� 0603x4 <text:s/>Resistor Networks &amp; Arrays ROHS</text:p>
          </table:table-cell>
          <table:table-cell office:value-type="string" calcext:value-type="string">
            <text:p>https://datasheet.lcsc.com/lcsc/1809301140_UNI-ROYAL-Uniroyal-Elec-4D03WGJ0471T5E_C25510.pdf</text:p>
          </table:table-cell>
          <table:table-cell office:value-type="string" calcext:value-type="string">
            <text:p>1-9:0.005925373,10-29:0.004791045,30-99:0.004149254,100-499:0.003761194,500-999:0.003432836,1000-:0.003253731</text:p>
          </table:table-cell>
          <table:table-cell office:value-type="float" office:value="68854" calcext:value-type="float">
            <text:p>688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5725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4D02WGJ0103TCE</text:p>
          </table:table-cell>
          <table:table-cell office:value-type="string" calcext:value-type="string">
            <text:p>040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 8 ��5% 10k�� 62.5mW ��200ppm/�� 0402x4 <text:s/>Resistor Networks &amp; Arrays ROHS</text:p>
          </table:table-cell>
          <table:table-cell office:value-type="string" calcext:value-type="string">
            <text:p>https://datasheet.lcsc.com/lcsc/1810170420_UNI-ROYAL-Uniroyal-Elec-4D02WGJ0103TCE_C25725.pdf</text:p>
          </table:table-cell>
          <table:table-cell office:value-type="string" calcext:value-type="string">
            <text:p>20-180:0.004582090,200-580:0.003701493,600-1980:0.003208955,2000-9980:0.002910448,10000-19980:0.002656716,20000-:0.002522388</text:p>
          </table:table-cell>
          <table:table-cell office:value-type="float" office:value="26650" calcext:value-type="float">
            <text:p>266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9718</text:p>
          </table:table-cell>
          <table:table-cell office:value-type="string" calcext:value-type="string">
            <text:p>Resistors</text:p>
          </table:table-cell>
          <table:table-cell office:value-type="string" calcext:value-type="string">
            <text:p>Resistor Networks &amp; Arrays</text:p>
          </table:table-cell>
          <table:table-cell office:value-type="string" calcext:value-type="string">
            <text:p>4D03WGJ0103T5E</text:p>
          </table:table-cell>
          <table:table-cell office:value-type="string" calcext:value-type="string">
            <text:p>0603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UNI-ROYAL(Uniroyal Elec)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 8 ��5% 10k�� 62.5mW ��200ppm/�� 0603x4 <text:s/>Resistor Networks &amp; Arrays ROHS</text:p>
          </table:table-cell>
          <table:table-cell office:value-type="string" calcext:value-type="string">
            <text:p>https://datasheet.lcsc.com/lcsc/1810191515_UNI-ROYAL-Uniroyal-Elec-4D03WGJ0103T5E_C29718.pdf</text:p>
          </table:table-cell>
          <table:table-cell office:value-type="string" calcext:value-type="string">
            <text:p>1-9:0.006059701,10-29:0.004940299,30-99:0.004119403,100-499:0.003432836,500-999:0.003328358,1000-:0.003268657</text:p>
          </table:table-cell>
          <table:table-cell office:value-type="float" office:value="220850" calcext:value-type="float">
            <text:p>22085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440</text:p>
          </table:table-cell>
          <table:table-cell office:value-type="string" calcext:value-type="string">
            <text:p>RTC/Clock Chip</text:p>
          </table:table-cell>
          <table:table-cell office:value-type="string" calcext:value-type="string">
            <text:p>Real-time Clocks (RTC)</text:p>
          </table:table-cell>
          <table:table-cell office:value-type="string" calcext:value-type="string">
            <text:p>PCF8563T/5,518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NXP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150mil <text:s/>Real-time Clocks (RTC) ROHS</text:p>
          </table:table-cell>
          <table:table-cell office:value-type="string" calcext:value-type="string">
            <text:p>https://datasheet.lcsc.com/lcsc/1809141212_NXP-Semicon-PCF8563T-5-518_C7440.pdf</text:p>
          </table:table-cell>
          <table:table-cell office:value-type="string" calcext:value-type="string">
            <text:p>1-9:0.680597015,10-29:0.579104478,30-99:0.507462687,100-499:0.449253731,500-999:0.429850746,1000-:0.419402985</text:p>
          </table:table-cell>
          <table:table-cell office:value-type="float" office:value="20205" calcext:value-type="float">
            <text:p>2020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959</text:p>
          </table:table-cell>
          <table:table-cell office:value-type="string" calcext:value-type="string">
            <text:p>RTC/Clock Chip</text:p>
          </table:table-cell>
          <table:table-cell office:value-type="string" calcext:value-type="string">
            <text:p>Real-time Clocks (RTC)</text:p>
          </table:table-cell>
          <table:table-cell office:value-type="string" calcext:value-type="string">
            <text:p>DS1302Z+T&amp;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axim Integrated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8_150mil <text:s/>Real-time Clocks (RTC) ROHS</text:p>
          </table:table-cell>
          <table:table-cell office:value-type="string" calcext:value-type="string">
            <text:p>https://datasheet.lcsc.com/lcsc/1811071513_Maxim-Integrated-DS1302Z-T-R_C8959.pdf</text:p>
          </table:table-cell>
          <table:table-cell office:value-type="string" calcext:value-type="string">
            <text:p>2000-3999:0.938805970,500-999:0.965671642,30-99:1.113432836,100-499:1.013432836,10-29:1.225373134,4000-:0.931343284,1-9:1.382089552,1000-1999:0.947761194</text:p>
          </table:table-cell>
          <table:table-cell office:value-type="float" office:value="5763" calcext:value-type="float">
            <text:p>576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93</text:p>
          </table:table-cell>
          <table:table-cell office:value-type="string" calcext:value-type="string">
            <text:p>RTC/Clock Chip</text:p>
          </table:table-cell>
          <table:table-cell office:value-type="string" calcext:value-type="string">
            <text:p>Timers / Clock Oscillators</text:p>
          </table:table-cell>
          <table:table-cell office:value-type="string" calcext:value-type="string">
            <text:p>NE555DR</text:p>
          </table:table-cell>
          <table:table-cell office:value-type="string" calcext:value-type="string">
            <text:p>SOIC-8_150mi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4.5V~16V 100kHz 0��~+70�� 555 Type, Timer/Oscillator (Single) 10mA SOIC-8_150mil <text:s/>Timers / Clock Oscillators ROHS</text:p>
          </table:table-cell>
          <table:table-cell office:value-type="string" calcext:value-type="string">
            <text:p>http://www.ti.com/cn/lit/gpn/ne555</text:p>
          </table:table-cell>
          <table:table-cell office:value-type="string" calcext:value-type="string">
            <text:p>1-9:0.118059701,10-29:0.094925373,30-99:0.083283582,100-499:0.074626866,500-999:0.067611940,1000-:0.064179104</text:p>
          </table:table-cell>
          <table:table-cell office:value-type="float" office:value="84554" calcext:value-type="float">
            <text:p>845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254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Microcontroller Units (MCUs/MPUs/SOCs)</text:p>
          </table:table-cell>
          <table:table-cell office:value-type="string" calcext:value-type="string">
            <text:p>STM8S105K6T6C</text:p>
          </table:table-cell>
          <table:table-cell office:value-type="string" calcext:value-type="string">
            <text:p>LQFP-32_7x7x08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KB 32K@x8bit 2.95V~5.5V -40��~+85�� STM8 1@x7ch/10bit Internal oscillator included <text:s/>16MHz 25 1KB LQFP-32_7x7x08P <text:s/>Microcontroller Units (MCUs/MPUs/SOCs) ROHS</text:p>
          </table:table-cell>
          <table:table-cell office:value-type="string" calcext:value-type="string">
            <text:p>https://datasheet.lcsc.com/lcsc/1809301523_STMicroelectronics-STM8S105K6T6C_C8254.pdf</text:p>
          </table:table-cell>
          <table:table-cell office:value-type="string" calcext:value-type="string">
            <text:p>1-9:4.607462687,10-29:4.477611940,30-99:4.477611940,500-999:4.477611940,100-499:4.477611940,1000-:4.477611940</text:p>
          </table:table-cell>
          <table:table-cell office:value-type="float" office:value="2380" calcext:value-type="float">
            <text:p>238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734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Microcontroller Units (MCUs/MPUs/SOCs)</text:p>
          </table:table-cell>
          <table:table-cell office:value-type="string" calcext:value-type="string">
            <text:p>STM32F103C8T6</text:p>
          </table:table-cell>
          <table:table-cell office:value-type="string" calcext:value-type="string">
            <text:p>LQFP-48_7x7x05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0KB 64K@x8bit 2V~3.6V -40��~+85�� ARM Cortex-M3 1@x10ch/12bit Internal oscillator included <text:s/>72MHz 37 LQFP-48_7x7x05P <text:s/>Microcontroller Units (MCUs/MPUs/SOCs) ROHS</text:p>
          </table:table-cell>
          <table:table-cell office:value-type="string" calcext:value-type="string">
            <text:p>https://datasheet.lcsc.com/lcsc/1811151642_STMicroelectronics-STM32F103C8T6_C8734.pdf</text:p>
          </table:table-cell>
          <table:table-cell office:value-type="string" calcext:value-type="string">
            <text:p>1-9:2.895522388,10-29:2.549253731,30-99:2.371641791,500-999:2.049253731,100-499:2.134328358,1000-:2.013432836</text:p>
          </table:table-cell>
          <table:table-cell office:value-type="float" office:value="28612" calcext:value-type="float">
            <text:p>28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861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Microcontroller Units (MCUs/MPUs/SOCs)</text:p>
          </table:table-cell>
          <table:table-cell office:value-type="string" calcext:value-type="string">
            <text:p>STM32L151C8T6</text:p>
          </table:table-cell>
          <table:table-cell office:value-type="string" calcext:value-type="string">
            <text:p>LQFP-48_7x7x05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KB 64K@x8bit 1.8V~3.6V -40��~+85�� ARM Cortex-M3 1@x2ch/12bit 1@x16ch/12bit Internal oscillator included <text:s/>32MHz 37 4KB LQFP-48_7x7x05P <text:s/>Microcontroller Units (MCUs/MPUs/SOCs) ROHS</text:p>
          </table:table-cell>
          <table:table-cell office:value-type="string" calcext:value-type="string">
            <text:p>https://datasheet.lcsc.com/lcsc/1810251030_STMicroelectronics-STM32L151C8T6_C9861.pdf</text:p>
          </table:table-cell>
          <table:table-cell office:value-type="string" calcext:value-type="string">
            <text:p>1-9:3.426865672,10-29:3.020895522,30-99:2.814925373,100-499:2.537313433,500-999:2.438805970,4000-:2.353731343,2000-3999:2.373134328,1000-1999:2.395522388</text:p>
          </table:table-cell>
          <table:table-cell office:value-type="float" office:value="2339" calcext:value-type="float">
            <text:p>233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4877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Microcontroller Units (MCUs/MPUs/SOCs)</text:p>
          </table:table-cell>
          <table:table-cell office:value-type="string" calcext:value-type="string">
            <text:p>ATMEGA328P-AU</text:p>
          </table:table-cell>
          <table:table-cell office:value-type="string" calcext:value-type="string">
            <text:p>TQFP-32_7x7x08P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Microchip 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KB 16K@x16bit -40��~+85�� 1.8V~5.5V AVR 1@x8ch/10bit Internal oscillator included <text:s/>20MHz 23 1KB TQFP-32_7x7x08P <text:s/>Microcontroller Units (MCUs/MPUs/SOCs) ROHS</text:p>
          </table:table-cell>
          <table:table-cell office:value-type="string" calcext:value-type="string">
            <text:p>https://datasheet.lcsc.com/lcsc/1809101618_Microchip-Tech-ATMEGA328P-AU_C14877.pdf</text:p>
          </table:table-cell>
          <table:table-cell office:value-type="string" calcext:value-type="string">
            <text:p>1-9:3.568656716,4000-:2.470149254,2000-3999:2.489552239,30-99:2.941791045,500-999:2.556716418,1000-1999:2.513432836,10-29:3.153731343,100-499:2.658208955</text:p>
          </table:table-cell>
          <table:table-cell office:value-type="float" office:value="11787" calcext:value-type="float">
            <text:p>117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2717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Microcontroller Units (MCUs/MPUs/SOCs)</text:p>
          </table:table-cell>
          <table:table-cell office:value-type="string" calcext:value-type="string">
            <text:p>STM8S003F3P6TR</text:p>
          </table:table-cell>
          <table:table-cell office:value-type="string" calcext:value-type="string">
            <text:p>TSSOP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KB 8K@x8bit 2.95V~5.5V -40��~+85�� STM8 1@x5ch/10bit Internal oscillator included <text:s/>16MHz 16 128Byte TSSOP-20 <text:s/>Microcontroller Units (MCUs/MPUs/SOCs) ROHS</text:p>
          </table:table-cell>
          <table:table-cell office:value-type="string" calcext:value-type="string">
            <text:p>https://datasheet.lcsc.com/lcsc/1811121205_STMicroelectronics-STM8S003F3P6TR_C52717.pdf</text:p>
          </table:table-cell>
          <table:table-cell office:value-type="string" calcext:value-type="string">
            <text:p>1-9:0.974626866,10-29:0.867164179,30-99:0.767164179,100-499:0.692537313,500-999:0.662686567,1000-:0.646268657</text:p>
          </table:table-cell>
          <table:table-cell office:value-type="float" office:value="17912" calcext:value-type="float">
            <text:p>179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3922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32F030C8T6</text:p>
          </table:table-cell>
          <table:table-cell office:value-type="string" calcext:value-type="string">
            <text:p>LQFP-48_7x7x05P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ARM? Cortex?-M0 48MHz FLASH 2.4V ~ 3.6V 32-Bit LQFP-48_7x7x05P <text:s/>ST Microelectronics ROHS</text:p>
          </table:table-cell>
          <table:table-cell office:value-type="string" calcext:value-type="string">
            <text:p>https://datasheet.lcsc.com/lcsc/1811061717_STMicroelectronics-STM32F030C8T6_C23922.pdf</text:p>
          </table:table-cell>
          <table:table-cell office:value-type="string" calcext:value-type="string">
            <text:p>1-9:1.192537313,10-29:1.050746269,30-99:0.952238806,100-499:0.861194030,500-999:0.819402985,1000-:0.801492537</text:p>
          </table:table-cell>
          <table:table-cell office:value-type="float" office:value="55075" calcext:value-type="float">
            <text:p>5507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55961</text:p>
          </table:table-cell>
          <table:table-cell office:value-type="string" calcext:value-type="string">
            <text:p>Single Chip Microcomputer/Microcontroller</text:p>
          </table:table-cell>
          <table:table-cell office:value-type="string" calcext:value-type="string">
            <text:p>ST Microelectronics</text:p>
          </table:table-cell>
          <table:table-cell office:value-type="string" calcext:value-type="string">
            <text:p>STM8S103F3P6</text:p>
          </table:table-cell>
          <table:table-cell office:value-type="string" calcext:value-type="string">
            <text:p>TSSOP-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TM8 16MHz FLASH 2.95V~ 5.5V 8-Bit TSSOP-20 <text:s/>ST Microelectronics ROHS</text:p>
          </table:table-cell>
          <table:table-cell office:value-type="string" calcext:value-type="string">
            <text:p>https://datasheet.lcsc.com/lcsc/1809192122_STMicroelectronics-STM8S103F3P6_C55961.pdf</text:p>
          </table:table-cell>
          <table:table-cell office:value-type="string" calcext:value-type="string">
            <text:p>1-9:2.744776119,10-29:2.386567164,30-99:2.173134328,100-499:1.958208955,500-999:1.859701493,4000-:1.791044776,2000-3999:1.791044776,1000-1999:1.814925373</text:p>
          </table:table-cell>
          <table:table-cell office:value-type="float" office:value="1165" calcext:value-type="float">
            <text:p>11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45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MMBT5551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nA 160V 300mW 600mA 200@10mA,5V 100MHz 200mV@50mA,5mA NPN +150��@(Tj) SOT-23(SOT-23-3) <text:s/>Bipolar Transistors - BJT ROHS</text:p>
          </table:table-cell>
          <table:table-cell office:value-type="string" calcext:value-type="string">
            <text:p>https://datasheet.lcsc.com/lcsc/1810190020_Jiangsu-Changjing-Electronics-Technology-Co---Ltd--MMBT5551_C2145.pdf</text:p>
          </table:table-cell>
          <table:table-cell office:value-type="string" calcext:value-type="string">
            <text:p>15-135:0.014731343,150-435:0.011582090,450-1485:0.010194030,1500-7485:0.009134328,7500-14985:0.008716418,60000-:0.008313433,30000-59985:0.008373134,15000-29985:0.008447761</text:p>
          </table:table-cell>
          <table:table-cell office:value-type="float" office:value="795865" calcext:value-type="float">
            <text:p>79586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46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8050 J3Y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25V 300mW 500mA 200@50mA,1V 150MHz 600mV@500mA,50mA NPN +150��@(Tj) SOT-23(SOT-23-3) <text:s/>Bipolar Transistors - BJT ROHS</text:p>
          </table:table-cell>
          <table:table-cell office:value-type="string" calcext:value-type="string">
            <text:p>https://datasheet.lcsc.com/lcsc/1810161230_Jiangsu-Changjing-Electronics-Technology-Co---Ltd--S8050-J3Y_C2146.pdf</text:p>
          </table:table-cell>
          <table:table-cell office:value-type="string" calcext:value-type="string">
            <text:p>15-135:0.013686567,150-435:0.010656716,450-1485:0.009298507,1500-7485:0.008298507,7500-14985:0.007880597,15000-:0.007611940</text:p>
          </table:table-cell>
          <table:table-cell office:value-type="float" office:value="907999" calcext:value-type="float">
            <text:p>90799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49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9015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45V 200mW 100mA 300@1mA,5V 150MHz 300mV@100mA,10mA PNP +150��@(Tj) SOT-23(SOT-23-3) <text:s/>Bipolar Transistors - BJT ROHS</text:p>
          </table:table-cell>
          <table:table-cell office:value-type="string" calcext:value-type="string">
            <text:p>https://datasheet.lcsc.com/lcsc/1809211021_Jiangsu-Changjing-Electronics-Technology-Co---Ltd--S9015_C2149.pdf</text:p>
          </table:table-cell>
          <table:table-cell office:value-type="string" calcext:value-type="string">
            <text:p>15-135:0.014432836,150-435:0.011970149,450-1485:0.010597015,1500-7485:0.009776119,7500-14985:0.009074627,15000-:0.008686567</text:p>
          </table:table-cell>
          <table:table-cell office:value-type="float" office:value="107396" calcext:value-type="float">
            <text:p>10739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150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S8050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25V 300mW 1.5A 200@100mA,1V 100MHz 500mV@800mA,80mA NPN +150��@(Tj) SOT-23(SOT-23-3) <text:s/>Bipolar Transistors - BJT ROHS</text:p>
          </table:table-cell>
          <table:table-cell office:value-type="string" calcext:value-type="string">
            <text:p>https://datasheet.lcsc.com/lcsc/1811052004_Jiangsu-Changjing-Electronics-Technology-Co---Ltd--SS8050_C2150.pdf</text:p>
          </table:table-cell>
          <table:table-cell office:value-type="string" calcext:value-type="string">
            <text:p>15-135:0.014328358,150-435:0.011194030,450-1485:0.009805970,1500-7485:0.008761194,7500-14985:0.008343284,60000-:0.007925373,30000-59985:0.008000000,15000-29985:0.008059701</text:p>
          </table:table-cell>
          <table:table-cell office:value-type="float" office:value="2156048" calcext:value-type="float">
            <text:p>215604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6749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9013 J3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25V 300mW 500mA 200@50mA,1V 150MHz 600mV@500mA,50mA NPN +150��@(Tj) SOT-23(SOT-23-3) <text:s/>Bipolar Transistors - BJT ROHS</text:p>
          </table:table-cell>
          <table:table-cell office:value-type="string" calcext:value-type="string">
            <text:p>https://datasheet.lcsc.com/lcsc/1810051504_Jiangsu-Changjing-Electronics-Technology-Co---Ltd--S9013-J3_C6749.pdf</text:p>
          </table:table-cell>
          <table:table-cell office:value-type="string" calcext:value-type="string">
            <text:p>15-135:0.013462687,150-435:0.010432836,450-1485:0.009074627,1500-7485:0.008059701,7500-14985:0.007656716,60000-:0.007253731,30000-59985:0.007328358,15000-29985:0.007388060</text:p>
          </table:table-cell>
          <table:table-cell office:value-type="float" office:value="677460" calcext:value-type="float">
            <text:p>6774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326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MMBT5401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150V 300mW 600mA 200@10mA,5V 100MHz 500mV@50mA,5mA PNP +150��@(Tj) SOT-23(SOT-23-3) <text:s/>Bipolar Transistors - BJT ROHS</text:p>
          </table:table-cell>
          <table:table-cell office:value-type="string" calcext:value-type="string">
            <text:p>https://datasheet.lcsc.com/lcsc/1809140241_Jiangsu-Changjing-Electronics-Technology-Co---Ltd--MMBT5401_C8326.pdf</text:p>
          </table:table-cell>
          <table:table-cell office:value-type="string" calcext:value-type="string">
            <text:p>15-135:0.015373134,150-435:0.012298507,450-1485:0.010567164,1500-7485:0.009522388,7500-14985:0.008611940,15000-:0.008134328</text:p>
          </table:table-cell>
          <table:table-cell office:value-type="float" office:value="471918" calcext:value-type="float">
            <text:p>47191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12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MMBT2222A 1P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nA 40V 300mW 600mA 300MHz 1V@500mA,50mA NPN +150��@(Tj) SOT-23(SOT-23-3) <text:s/>Bipolar Transistors - BJT ROHS</text:p>
          </table:table-cell>
          <table:table-cell office:value-type="string" calcext:value-type="string">
            <text:p>https://datasheet.lcsc.com/lcsc/1811081957_Jiangsu-Changjing-Electronics-Technology-Co---Ltd--MMBT2222A-1P_C8512.pdf</text:p>
          </table:table-cell>
          <table:table-cell office:value-type="string" calcext:value-type="string">
            <text:p>10-90:0.017611940,100-290:0.014223881,300-990:0.012298507,1000-4990:0.011134328,5000-9990:0.010134328,10000-:0.009597015</text:p>
          </table:table-cell>
          <table:table-cell office:value-type="float" office:value="109197" calcext:value-type="float">
            <text:p>1091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42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S8550 Y2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25V 300mW 1.5A 200@100mA,1V 100MHz 500mV@800mA,80mA PNP +150��@(Tj) SOT-23(SOT-23-3) <text:s/>Bipolar Transistors - BJT ROHS</text:p>
          </table:table-cell>
          <table:table-cell office:value-type="string" calcext:value-type="string">
            <text:p>https://datasheet.lcsc.com/lcsc/1810161212_Jiangsu-Changjing-Electronics-Technology-Co---Ltd--SS8550-Y2_C8542.pdf</text:p>
          </table:table-cell>
          <table:table-cell office:value-type="string" calcext:value-type="string">
            <text:p>15-135:0.014611940,150-435:0.011492537,450-1485:0.010104478,1500-7485:0.009074627,7500-14985:0.008656716,15000-:0.008373134</text:p>
          </table:table-cell>
          <table:table-cell office:value-type="float" office:value="657241" calcext:value-type="float">
            <text:p>65724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43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9012 2T1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25V 300mW 500mA 200@50mA,1V 150MHz 600mV@500mA,50mA PNP +150��@(Tj) SOT-23(SOT-23-3) <text:s/>Bipolar Transistors - BJT ROHS</text:p>
          </table:table-cell>
          <table:table-cell office:value-type="string" calcext:value-type="string">
            <text:p>https://datasheet.lcsc.com/lcsc/1809181212_Jiangsu-Changjing-Electronics-Technology-Co---Ltd--S9012-2T1_C8543.pdf</text:p>
          </table:table-cell>
          <table:table-cell office:value-type="string" calcext:value-type="string">
            <text:p>10-90:0.017014925,100-290:0.014029851,300-990:0.012343284,1000-4990:0.011328358,5000-9990:0.010462687,10000-:0.009985075</text:p>
          </table:table-cell>
          <table:table-cell office:value-type="float" office:value="378954" calcext:value-type="float">
            <text:p>37895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634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C9634</text:p>
          </table:table-cell>
          <table:table-cell office:value-type="string" calcext:value-type="string">
            <text:p>SOT-89(SOT-89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V 500mW 3A NPN SOT-89(SOT-89-3) <text:s/>Bipolar Transistors - BJT ROHS</text:p>
          </table:table-cell>
          <table:table-cell office:value-type="string" calcext:value-type="string">
            <text:p>https://datasheet.lcsc.com/lcsc/1809192311_Jiangsu-Changjing-Electronics-Technology-Co---Ltd--C9634_C9634.pdf</text:p>
          </table:table-cell>
          <table:table-cell office:value-type="string" calcext:value-type="string">
            <text:p>5-45:0.062985075,50-145:0.051343284,150-495:0.045671642,500-2495:0.041343284,2500-4995:0.037910448,5000-:0.036119403</text:p>
          </table:table-cell>
          <table:table-cell office:value-type="float" office:value="191768" calcext:value-type="float">
            <text:p>1917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526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MMBT3904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40V 200mW 200mA 100@10mA,1V 300MHz 300mV@50mA,5mA NPN +150��@(Tj) SOT-23(SOT-23-3) <text:s/>Bipolar Transistors - BJT ROHS</text:p>
          </table:table-cell>
          <table:table-cell office:value-type="string" calcext:value-type="string">
            <text:p>https://datasheet.lcsc.com/lcsc/2207041900_Jiangsu-Changjing-Electronics-Technology-Co---Ltd--MMBT3904_C20526.pdf</text:p>
          </table:table-cell>
          <table:table-cell office:value-type="string" calcext:value-type="string">
            <text:p>15-135:0.010298507,150-435:0.007985075,450-1485:0.006970149,1500-7485:0.006194030,7500-14985:0.005895522,15000-:0.005686567</text:p>
          </table:table-cell>
          <table:table-cell office:value-type="float" office:value="1091397" calcext:value-type="float">
            <text:p>109139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4278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B772</text:p>
          </table:table-cell>
          <table:table-cell office:value-type="string" calcext:value-type="string">
            <text:p>SOT-89(SOT-89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V 500mW 3A PNP SOT-89(SOT-89-3) <text:s/>Bipolar Transistors - BJT ROHS</text:p>
          </table:table-cell>
          <table:table-cell office:value-type="string" calcext:value-type="string">
            <text:p>https://datasheet.lcsc.com/lcsc/1809211023_Jiangsu-Changjing-Electronics-Technology-Co---Ltd--B772_C24278.pdf</text:p>
          </table:table-cell>
          <table:table-cell office:value-type="string" calcext:value-type="string">
            <text:p>5-45:0.059701493,50-145:0.048358209,150-495:0.042686567,500-2495:0.038507463,2500-4995:0.035074627,5000-:0.033432836</text:p>
          </table:table-cell>
          <table:table-cell office:value-type="float" office:value="117612" calcext:value-type="float">
            <text:p>11761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5432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Bipolar Transistors - BJT</text:p>
          </table:table-cell>
          <table:table-cell office:value-type="string" calcext:value-type="string">
            <text:p>S8550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00nA 25V 300mW 500mA 120@50mA,1V 150MHz 600mV@500mA,50mA PNP +150��@(Tj) SOT-23(SOT-23-3) <text:s/>Bipolar Transistors - BJT ROHS</text:p>
          </table:table-cell>
          <table:table-cell office:value-type="string" calcext:value-type="string">
            <text:p>https://datasheet.lcsc.com/lcsc/1810010612_Jiangsu-Changjing-Electronics-Technology-Co---Ltd--S8550_C105432.pdf</text:p>
          </table:table-cell>
          <table:table-cell office:value-type="string" calcext:value-type="string">
            <text:p>10-90:0.016119403,100-290:0.012940299,300-990:0.011134328,1000-4990:0.010044776,5000-9990:0.009104478,10000-:0.008597015</text:p>
          </table:table-cell>
          <table:table-cell office:value-type="float" office:value="189668" calcext:value-type="float">
            <text:p>18966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512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Darlington Transistor Arrays</text:p>
          </table:table-cell>
          <table:table-cell office:value-type="string" calcext:value-type="string">
            <text:p>ULN2003ADR</text:p>
          </table:table-cell>
          <table:table-cell office:value-type="string" calcext:value-type="string">
            <text:p>SOIC-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16 <text:s/>Darlington Transistor Arrays ROHS</text:p>
          </table:table-cell>
          <table:table-cell office:value-type="string" calcext:value-type="string">
            <text:p>http://www.ti.com/cn/lit/gpn/uln2003a</text:p>
          </table:table-cell>
          <table:table-cell office:value-type="string" calcext:value-type="string">
            <text:p>1-9:0.157000000,10-29:0.124477612,30-99:0.108507463,100-499:0.094328358,500-999:0.090447761,1000-:0.088059701</text:p>
          </table:table-cell>
          <table:table-cell office:value-type="float" office:value="59434" calcext:value-type="float">
            <text:p>5943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9683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Darlington Transistor Arrays</text:p>
          </table:table-cell>
          <table:table-cell office:value-type="string" calcext:value-type="string">
            <text:p>ULN2803ADWR</text:p>
          </table:table-cell>
          <table:table-cell office:value-type="string" calcext:value-type="string">
            <text:p>SOIC-18_300mil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Texas Instrument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OIC-18_300mil <text:s/>Darlington Transistor Arrays ROHS</text:p>
          </table:table-cell>
          <table:table-cell office:value-type="string" calcext:value-type="string">
            <text:p>http://www.ti.com/cn/lit/gpn/uln2803a</text:p>
          </table:table-cell>
          <table:table-cell office:value-type="string" calcext:value-type="string">
            <text:p>1-9:0.776119403,10-29:0.659701493,30-99:0.577611940,100-499:0.510447761,500-999:0.489552239,1000-:0.477611940</text:p>
          </table:table-cell>
          <table:table-cell office:value-type="float" office:value="12915" calcext:value-type="float">
            <text:p>129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492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MOSFETs</text:p>
          </table:table-cell>
          <table:table-cell office:value-type="string" calcext:value-type="string">
            <text:p>LBSS84LT1G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LRC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0V 130mA 225mW 10��@5V,100mA 2V@250uA P Channel SOT-23(SOT-23-3) <text:s/>MOSFETs ROHS</text:p>
          </table:table-cell>
          <table:table-cell office:value-type="string" calcext:value-type="string">
            <text:p>https://datasheet.lcsc.com/lcsc/1811031711_LRC-LBSS84LT1G_C8492.pdf</text:p>
          </table:table-cell>
          <table:table-cell office:value-type="string" calcext:value-type="string">
            <text:p>10-90:0.021194030,100-290:0.016716418,300-990:0.014358209,1000-4990:0.012895522,5000-9990:0.011641791,10000-19990:0.010955224,20000-39990:0.010820896,40000-:0.010716418</text:p>
          </table:table-cell>
          <table:table-cell office:value-type="float" office:value="75381" calcext:value-type="float">
            <text:p>7538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45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MOSFETs</text:p>
          </table:table-cell>
          <table:table-cell office:value-type="string" calcext:value-type="string">
            <text:p>2N7002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iangsu Changjing Electronics Technology Co., Ltd.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60V 115mA 200mW 7.5��@10V,500mA 2.5V@250uA N Channel SOT-23(SOT-23-3) <text:s/>MOSFETs ROHS</text:p>
          </table:table-cell>
          <table:table-cell office:value-type="string" calcext:value-type="string">
            <text:p>https://datasheet.lcsc.com/lcsc/1810151612_Jiangsu-Changjing-Electronics-Technology-Co---Ltd--2N7002_C8545.pdf</text:p>
          </table:table-cell>
          <table:table-cell office:value-type="string" calcext:value-type="string">
            <text:p>10-90:0.015522388,100-290:0.012208955,300-990:0.010731343,1000-4990:0.009626866,5000-9990:0.009179104,10000-:0.008880597</text:p>
          </table:table-cell>
          <table:table-cell office:value-type="float" office:value="729891" calcext:value-type="float">
            <text:p>72989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0487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MOSFETs</text:p>
          </table:table-cell>
          <table:table-cell office:value-type="string" calcext:value-type="string">
            <text:p>SI2301CDS-T1-GE3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Vishay Intertech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20V 3.1A 860mW 112m��@4.5V,2.8A 1V@250uA P Channel SOT-23(SOT-23-3) <text:s/>MOSFETs ROHS</text:p>
          </table:table-cell>
          <table:table-cell office:value-type="string" calcext:value-type="string">
            <text:p>https://datasheet.lcsc.com/lcsc/1808272021_Vishay-Intertech-SI2301CDS-T1-GE3_C10487.pdf</text:p>
          </table:table-cell>
          <table:table-cell office:value-type="string" calcext:value-type="string">
            <text:p>5-45:0.061343284,50-145:0.045223881,150-495:0.042388060,2500-9995:0.037761194,500-2450:0.039402985,2455-2475:0.039402985,2480-2495:0.039402985,10000-:0.037014925</text:p>
          </table:table-cell>
          <table:table-cell office:value-type="float" office:value="87358" calcext:value-type="float">
            <text:p>8735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127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MOSFETs</text:p>
          </table:table-cell>
          <table:table-cell office:value-type="string" calcext:value-type="string">
            <text:p>AO3401A</text:p>
          </table:table-cell>
          <table:table-cell office:value-type="string" calcext:value-type="string">
            <text:p>SOT-23-3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 &amp; Omega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V 4A 44m��@10V,4.3A 1.4W 1.3V@250uA P Channel SOT-23-3L <text:s/>MOSFETs ROHS</text:p>
          </table:table-cell>
          <table:table-cell office:value-type="string" calcext:value-type="string">
            <text:p>https://datasheet.lcsc.com/lcsc/1810171817_Alpha---Omega-Semicon-AO3401A_C15127.pdf</text:p>
          </table:table-cell>
          <table:table-cell office:value-type="string" calcext:value-type="string">
            <text:p>5-45:0.085970149,50-145:0.069701493,150-495:0.061343284,500-2495:0.054626866,2500-4995:0.052089552,5000-9995:0.050597015,10000-19995:0.050149254,20000-:0.049701493</text:p>
          </table:table-cell>
          <table:table-cell office:value-type="float" office:value="250215" calcext:value-type="float">
            <text:p>25021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20917</text:p>
          </table:table-cell>
          <table:table-cell office:value-type="string" calcext:value-type="string">
            <text:p>Triode/MOS Tube/Transistor</text:p>
          </table:table-cell>
          <table:table-cell office:value-type="string" calcext:value-type="string">
            <text:p>MOSFETs</text:p>
          </table:table-cell>
          <table:table-cell office:value-type="string" calcext:value-type="string">
            <text:p>AO3400A</text:p>
          </table:table-cell>
          <table:table-cell office:value-type="string" calcext:value-type="string">
            <text:p>SOT-23-3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pha &amp; Omega Semicon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30V 5.7A 26.5m��@10V,5.7A 1.4W 1.5V@250uA N Channel SOT-23-3L <text:s/>MOSFETs ROHS</text:p>
          </table:table-cell>
          <table:table-cell office:value-type="string" calcext:value-type="string">
            <text:p>https://datasheet.lcsc.com/lcsc/1811081213_Alpha---Omega-Semicon-AO3400A_C20917.pdf</text:p>
          </table:table-cell>
          <table:table-cell office:value-type="string" calcext:value-type="string">
            <text:p>5-45:0.156776119,50-145:0.126716418,150-495:0.113731343,500-2495:0.097611940,2500-4995:0.090447761,5000-:0.086119403</text:p>
          </table:table-cell>
          <table:table-cell office:value-type="float" office:value="269237" calcext:value-type="float">
            <text:p>26923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15879</text:p>
          </table:table-cell>
          <table:table-cell office:value-type="string" calcext:value-type="string">
            <text:p>TVS/Fuse/Board Level Protection</text:p>
          </table:table-cell>
          <table:table-cell office:value-type="string" calcext:value-type="string">
            <text:p>ESD Protection Devices</text:p>
          </table:table-cell>
          <table:table-cell office:value-type="string" calcext:value-type="string">
            <text:p>SMF05CT1G</text:p>
          </table:table-cell>
          <table:table-cell office:value-type="string" calcext:value-type="string">
            <text:p>SC-70-6(SOT-363)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SC-70-6(SOT-363) <text:s/>ESD Protection Devices ROHS</text:p>
          </table:table-cell>
          <table:table-cell office:value-type="string" calcext:value-type="string">
            <text:p>https://datasheet.lcsc.com/lcsc/1810311712_onsemi-SMF05CT1G_C15879.pdf</text:p>
          </table:table-cell>
          <table:table-cell office:value-type="string" calcext:value-type="string">
            <text:p>5-45:0.277761194,50-145:0.222388060,150-495:0.198656716,500-2495:0.169104478,2500-4995:0.155925373,5000-:0.148059701</text:p>
          </table:table-cell>
          <table:table-cell office:value-type="float" office:value="18701" calcext:value-type="float">
            <text:p>1870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32677</text:p>
          </table:table-cell>
          <table:table-cell office:value-type="string" calcext:value-type="string">
            <text:p>TVS/Fuse/Board Level Protection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SM712-LF-T7</text:p>
          </table:table-cell>
          <table:table-cell office:value-type="string" calcext:value-type="string">
            <text:p>SOT-23(SOT-23-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roTek Device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9V 13.3V 12V Bi-Directional SOT-23(SOT-23-3) <text:s/>TVS ROHS</text:p>
          </table:table-cell>
          <table:table-cell office:value-type="string" calcext:value-type="string">
            <text:p>https://datasheet.lcsc.com/lcsc/1811061632_ProTek-Devices-PSM712-LF-T7_C32677.pdf</text:p>
          </table:table-cell>
          <table:table-cell office:value-type="string" calcext:value-type="string">
            <text:p>10000-19995:0.177611940,2500-4995:0.183582090,150-495:0.220895522,500-2495:0.192537313,50-145:0.253731343,20000-:0.176119403,5-45:0.320895522,5000-9995:0.179104478</text:p>
          </table:table-cell>
          <table:table-cell office:value-type="float" office:value="269487" calcext:value-type="float">
            <text:p>2694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78395</text:p>
          </table:table-cell>
          <table:table-cell office:value-type="string" calcext:value-type="string">
            <text:p>TVS/Fuse/Board Level Protection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P6SMB6.8CA/TR13</text:p>
          </table:table-cell>
          <table:table-cell office:value-type="string" calcext:value-type="string">
            <text:p>SMB(DO-214AA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rightking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58.1A 10.5V 6.45V 5.8V Bi-Directional SMB(DO-214AA) <text:s/>TVS ROHS</text:p>
          </table:table-cell>
          <table:table-cell office:value-type="string" calcext:value-type="string">
            <text:p>https://datasheet.lcsc.com/lcsc/1810181007_Brightking-P6SMB6-8CA-TR13_C78395.pdf</text:p>
          </table:table-cell>
          <table:table-cell office:value-type="string" calcext:value-type="string">
            <text:p>5-45:0.046119403,50-145:0.037611940,150-495:0.033283582,10000-19995:0.027313433,500-2495:0.029701493,20000-:0.027014925,2500-4995:0.028358209,5000-9995:0.027611940</text:p>
          </table:table-cell>
          <table:table-cell office:value-type="float" office:value="302503" calcext:value-type="float">
            <text:p>3025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85364</text:p>
          </table:table-cell>
          <table:table-cell office:value-type="string" calcext:value-type="string">
            <text:p>TVS/Fuse/Board Level Protection</text:p>
          </table:table-cell>
          <table:table-cell office:value-type="string" calcext:value-type="string">
            <text:p>TVS</text:p>
          </table:table-cell>
          <table:table-cell office:value-type="string" calcext:value-type="string">
            <text:p>SRV05-4-P-T7</text:p>
          </table:table-cell>
          <table:table-cell office:value-type="string" calcext:value-type="string">
            <text:p>SOT-23-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ProTek Devices</text:p>
          </table:table-cell>
          <table:table-cell office:value-type="string" calcext:value-type="string">
            <text:p>Basic</text:p>
          </table:table-cell>
          <table:table-cell office:value-type="string" calcext:value-type="string">
            <text:p>1A@8/20us 12V 6V 5V SOT-23-6 <text:s/>TVS ROHS</text:p>
          </table:table-cell>
          <table:table-cell office:value-type="string" calcext:value-type="string">
            <text:p>https://datasheet.lcsc.com/lcsc/1809192313_ProTek-Devices-SRV05-4-P-T7_C85364.pdf</text:p>
          </table:table-cell>
          <table:table-cell office:value-type="string" calcext:value-type="string">
            <text:p>5-45:0.117462687,50-145:0.094029851,150-495:0.082238806,500-2495:0.073432836,2500-4995:0.066268657,5000-9995:0.062835821,10000-19995:0.061940299,20000-:0.061343284</text:p>
          </table:table-cell>
          <table:table-cell office:value-type="float" office:value="39961" calcext:value-type="float">
            <text:p>39961</text:p>
          </table:table-cell>
          <table:table-cell table:number-columns-repeated="2"/>
        </table:table-row>
        <table:table-row table:style-name="ro1" table:number-rows-repeated="209934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10322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567677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2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490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3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4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5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13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32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8">
          <table:table-cell table:number-columns-repeated="14"/>
        </table:table-row>
        <table:table-row table:style-name="ro1" table:number-rows-repeated="3">
          <table:table-cell table:number-columns-repeated="3"/>
          <table:table-cell table:style-name="ce1"/>
          <table:table-cell table:number-columns-repeated="10"/>
        </table:table-row>
        <table:table-row table:style-name="ro1" table:number-rows-repeated="11">
          <table:table-cell table:number-columns-repeated="14"/>
        </table:table-row>
        <table:table-row table:style-name="ro1">
          <table:table-cell table:number-columns-repeated="3"/>
          <table:table-cell table:style-name="ce1"/>
          <table:table-cell table:number-columns-repeated="10"/>
        </table:table-row>
      </table:table>
      <table:named-expressions/>
      <table:database-ranges>
        <table:database-range table:name="__Anonymous_Sheet_DB__0" table:target-range-address="'JLCPCB SMT Parts Library(20220924)'.A2:'JLCPCB SMT Parts Library(20220924)'.L588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15">00/00/0000</text:date>, <text:time style:data-style-name="N2" text:time-value="18:11:29.42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9-25T15:38:24.223000000</dc:date>
    <meta:editing-duration>PT11M</meta:editing-duration>
    <meta:editing-cycles>2</meta:editing-cycles>
    <meta:generator>LibreOffice/6.2.8.2$Windows_X86_64 LibreOffice_project/f82ddfca21ebc1e222a662a32b25c0c9d20169ee</meta:generator>
    <meta:document-statistic meta:table-count="1" meta:cell-count="7056" meta:object-count="0"/>
  </office:meta>
</office:document-meta>
</file>